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2" svg:font-family="'Liberation Serif'" style:font-family-generic="roman"/>
    <style:font-face style:name="Liberation Serif5" svg:font-family="'Liberation Serif'" style:font-adornments="Regular" style:font-family-generic="roman"/>
    <style:font-face style:name="Liberation Serif1" svg:font-family="'Liberation Serif'" style:font-adornments="Standard" style:font-family-generic="roman"/>
    <style:font-face style:name="Liberation Sans5" svg:font-family="'Liberation Sans'" style:font-adornments="Regular" style:font-family-generic="swiss"/>
    <style:font-face style:name="Liberation Sans3" svg:font-family="'Liberation Sans'" style:font-adornments="Standar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4" svg:font-family="'Liberation Sans'" style:font-pitch="variable"/>
    <style:font-face style:name="Liberation Sans2"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erif4"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5" style:family="table">
      <style:table-properties style:width="16.002cm" fo:margin-top="0cm" fo:margin-bottom="0cm" table:align="margins" fo:keep-with-next="always" style:may-break-between-rows="false"/>
    </style:style>
    <style:style style:name="Table15.A" style:family="table-column">
      <style:table-column-properties style:column-width="2.499cm" style:rel-column-width="10236*"/>
    </style:style>
    <style:style style:name="Table15.B" style:family="table-column">
      <style:table-column-properties style:column-width="13.503cm" style:rel-column-width="55299*"/>
    </style:style>
    <style:style style:name="Table15.1" style:family="table-row">
      <style:table-row-properties fo:keep-together="always"/>
    </style:style>
    <style:style style:name="Table1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5.B1" style:family="table-cell">
      <style:table-cell-properties style:vertical-align="middle" fo:background-color="#dddddd" fo:padding="0.097cm" fo:border="0.25pt solid #000000" style:writing-mode="page">
        <style:background-image/>
      </style:table-cell-properties>
    </style:style>
    <style:style style:name="Table1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5.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5" style:family="table">
      <style:table-properties style:width="16.002cm" fo:margin-top="0cm" fo:margin-bottom="0cm" table:align="margins" fo:keep-with-next="always" style:may-break-between-rows="false"/>
    </style:style>
    <style:style style:name="Tabella15.A" style:family="table-column">
      <style:table-column-properties style:column-width="2.501cm" style:rel-column-width="10243*"/>
    </style:style>
    <style:style style:name="Tabella15.B" style:family="table-column">
      <style:table-column-properties style:column-width="13.501cm" style:rel-column-width="55292*"/>
    </style:style>
    <style:style style:name="Tabella1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5.B1" style:family="table-cell">
      <style:table-cell-properties style:vertical-align="middle" fo:background-color="#dddddd" fo:padding="0.097cm" fo:border="0.25pt solid #000000">
        <style:background-image/>
      </style:table-cell-properties>
    </style:style>
    <style:style style:name="Tabella15.A2" style:family="table-cell">
      <style:table-cell-properties fo:padding="0.097cm" fo:border-left="0.25pt solid #000000" fo:border-right="none" fo:border-top="none" fo:border-bottom="0.25pt solid #000000"/>
    </style:style>
    <style:style style:name="Tabella15.B2" style:family="table-cell">
      <style:table-cell-properties fo:padding="0.097cm" fo:border-left="0.25pt solid #000000" fo:border-right="0.25pt solid #000000" fo:border-top="none" fo:border-bottom="0.25pt solid #000000"/>
    </style:style>
    <style:style style:name="Tabella15.A3" style:family="table-cell">
      <style:table-cell-properties fo:padding="0.097cm" fo:border-left="0.25pt solid #000000" fo:border-right="none" fo:border-top="none" fo:border-bottom="0.25pt solid #000000"/>
    </style:style>
    <style:style style:name="Tabella15.B3" style:family="table-cell">
      <style:table-cell-properties fo:padding="0.097cm" fo:border-left="0.25pt solid #000000" fo:border-right="0.25pt solid #000000" fo:border-top="none" fo:border-bottom="0.25pt solid #000000"/>
    </style:style>
    <style:style style:name="Tabella15.A4" style:family="table-cell">
      <style:table-cell-properties fo:padding="0.097cm" fo:border-left="0.25pt solid #000000" fo:border-right="none" fo:border-top="none" fo:border-bottom="0.25pt solid #000000"/>
    </style:style>
    <style:style style:name="Tabella15.B4" style:family="table-cell">
      <style:table-cell-properties fo:padding="0.097cm" fo:border-left="0.25pt solid #000000" fo:border-right="0.25pt solid #000000" fo:border-top="none" fo:border-bottom="0.25pt solid #000000"/>
    </style:style>
    <style:style style:name="Tabella15.5" style:family="table-row">
      <style:table-row-properties style:min-row-height="0.979cm"/>
    </style:style>
    <style:style style:name="Tabella15.A5" style:family="table-cell">
      <style:table-cell-properties fo:padding="0.097cm" fo:border-left="0.25pt solid #000000" fo:border-right="none" fo:border-top="none" fo:border-bottom="0.25pt solid #000000"/>
    </style:style>
    <style:style style:name="Tabella15.B5" style:family="table-cell">
      <style:table-cell-properties fo:padding="0.097cm" fo:border-left="0.25pt solid #000000" fo:border-right="0.25pt solid #000000" fo:border-top="none" fo:border-bottom="0.25pt solid #000000"/>
    </style:style>
    <style:style style:name="Tabella41" style:family="table">
      <style:table-properties style:width="16.002cm" fo:margin-top="0cm" fo:margin-bottom="0cm" table:align="margins" fo:keep-with-next="always" style:may-break-between-rows="false"/>
    </style:style>
    <style:style style:name="Tabella41.A" style:family="table-column">
      <style:table-column-properties style:column-width="8.001cm" style:rel-column-width="32767*"/>
    </style:style>
    <style:style style:name="Tabella41.B" style:family="table-column">
      <style:table-column-properties style:column-width="8.001cm" style:rel-column-width="32768*"/>
    </style:style>
    <style:style style:name="Tabella41.1" style:family="table-row">
      <style:table-row-properties fo:keep-together="always"/>
    </style:style>
    <style:style style:name="Tabella4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1.B1" style:family="table-cell">
      <style:table-cell-properties style:vertical-align="middle" fo:background-color="#dddddd" fo:padding="0.097cm" fo:border="0.25pt solid #000000" style:writing-mode="page">
        <style:background-image/>
      </style:table-cell-properties>
    </style:style>
    <style:style style:name="Tabella4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41.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5.001cm" style:rel-column-width="20479*"/>
    </style:style>
    <style:style style:name="Table2.B" style:family="table-column">
      <style:table-column-properties style:column-width="11.001cm" style:rel-column-width="45056*"/>
    </style:style>
    <style:style style:name="Table2.1" style:family="table-row">
      <style:table-row-properties fo:keep-together="always"/>
    </style:style>
    <style:style style:name="Table2.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fo:background-color="#dddddd" fo:padding="0.097cm" fo:border="0.25pt solid #000000" style:writing-mode="page">
        <style:background-image/>
      </style:table-cell-properties>
    </style:style>
    <style:style style:name="Table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5.001cm" style:rel-column-width="20479*"/>
    </style:style>
    <style:style style:name="Table3.B" style:family="table-column">
      <style:table-column-properties style:column-width="11.001cm" style:rel-column-width="45056*"/>
    </style:style>
    <style:style style:name="Table3.1" style:family="table-row">
      <style:table-row-properties fo:keep-together="always"/>
    </style:style>
    <style:style style:name="Table3.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3.B1" style:family="table-cell">
      <style:table-cell-properties fo:background-color="#dddddd" fo:padding="0.097cm" fo:border="0.25pt solid #000000" style:writing-mode="page">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6.585cm" style:rel-column-width="26968*"/>
    </style:style>
    <style:style style:name="Table4.B" style:family="table-column">
      <style:table-column-properties style:column-width="1.409cm" style:rel-column-width="5775*"/>
    </style:style>
    <style:style style:name="Table4.D" style:family="table-column">
      <style:table-column-properties style:column-width="1.422cm" style:rel-column-width="5824*"/>
    </style:style>
    <style:style style:name="Table4.1" style:family="table-row">
      <style:table-row-properties fo:keep-together="always"/>
    </style:style>
    <style:style style:name="Table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D1" style:family="table-cell">
      <style:table-cell-properties style:vertical-align="middle" fo:background-color="#dddddd" fo:padding="0.097cm" fo:border="0.25pt solid #000000" style:writing-mode="page">
        <style:background-image/>
      </style:table-cell-properties>
    </style:style>
    <style:style style:name="Table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D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2.439cm" style:rel-column-width="9988*"/>
    </style:style>
    <style:style style:name="Table5.B" style:family="table-column">
      <style:table-column-properties style:column-width="11.822cm" style:rel-column-width="48412*"/>
    </style:style>
    <style:style style:name="Table5.C" style:family="table-column">
      <style:table-column-properties style:column-width="1.743cm" style:rel-column-width="7135*"/>
    </style:style>
    <style:style style:name="Table5.1" style:family="table-row">
      <style:table-row-properties fo:keep-together="always"/>
    </style:style>
    <style:style style:name="Table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C1" style:family="table-cell">
      <style:table-cell-properties style:vertical-align="middle" fo:background-color="#dddddd" fo:padding="0.097cm" fo:border="0.25pt solid #000000" style:writing-mode="page">
        <style:background-image/>
      </style:table-cell-properties>
    </style:style>
    <style:style style:name="Table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6.A" style:family="table-column">
      <style:table-column-properties style:column-width="6.87cm" style:rel-column-width="28136*"/>
    </style:style>
    <style:style style:name="Table6.B" style:family="table-column">
      <style:table-column-properties style:column-width="6.86cm" style:rel-column-width="28093*"/>
    </style:style>
    <style:style style:name="Table6.C" style:family="table-column">
      <style:table-column-properties style:column-width="1.148cm" style:rel-column-width="4702*"/>
    </style:style>
    <style:style style:name="Table6.D" style:family="table-column">
      <style:table-column-properties style:column-width="1.124cm" style:rel-column-width="4604*"/>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6.C1" style:family="table-cell">
      <style:table-cell-properties style:vertical-align="" fo:background-color="#dddddd" fo:padding="0.097cm" fo:border="0.25pt solid #000000" style:writing-mode="page">
        <style:background-image/>
      </style:table-cell-properties>
    </style:style>
    <style:style style:name="Table6.2" style:family="table-row">
      <style:table-row-properties fo:keep-together="always"/>
    </style:style>
    <style:style style:name="Table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6.C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6.D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1" style:family="table">
      <style:table-properties style:width="16.002cm" fo:margin-top="0cm" fo:margin-bottom="0cm" fo:break-before="column" table:align="margins" fo:keep-with-next="always" style:may-break-between-rows="false"/>
    </style:style>
    <style:style style:name="Table1.A" style:family="table-column">
      <style:table-column-properties style:column-width="7.408cm" style:rel-column-width="30340*"/>
    </style:style>
    <style:style style:name="Table1.B" style:family="table-column">
      <style:table-column-properties style:column-width="8.594cm" style:rel-column-width="35195*"/>
    </style:style>
    <style:style style:name="Table1.1" style:family="table-row">
      <style:table-row-properties style:min-row-height="1.614cm"/>
    </style:style>
    <style:style style:name="Table1.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8" style:family="table">
      <style:table-properties style:width="16.002cm" fo:margin-top="0cm" fo:margin-bottom="0cm" table:align="margins" fo:keep-with-next="always" style:may-break-between-rows="false"/>
    </style:style>
    <style:style style:name="Table18.A" style:family="table-column">
      <style:table-column-properties style:column-width="5.334cm" style:rel-column-width="21845*"/>
    </style:style>
    <style:style style:name="Table18.1" style:family="table-row">
      <style:table-row-properties fo:keep-together="always"/>
    </style:style>
    <style:style style:name="Table1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18.C1" style:family="table-cell">
      <style:table-cell-properties style:vertical-align="" fo:background-color="#dddddd" fo:padding="0.097cm" fo:border="0.25pt solid #000000" style:writing-mode="page">
        <style:background-image/>
      </style:table-cell-properties>
    </style:style>
    <style:style style:name="Table1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8.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7" style:family="table">
      <style:table-properties style:width="16.002cm" fo:margin-top="0cm" fo:margin-bottom="0cm" table:align="margins" fo:keep-with-next="always" style:may-break-between-rows="false"/>
    </style:style>
    <style:style style:name="Table7.A" style:family="table-column">
      <style:table-column-properties style:column-width="4.313cm" style:rel-column-width="17662*"/>
    </style:style>
    <style:style style:name="Table7.B" style:family="table-column">
      <style:table-column-properties style:column-width="9.449cm" style:rel-column-width="38698*"/>
    </style:style>
    <style:style style:name="Table7.C" style:family="table-column">
      <style:table-column-properties style:column-width="2.24cm" style:rel-column-width="9175*"/>
    </style:style>
    <style:style style:name="Table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C1" style:family="table-cell">
      <style:table-cell-properties style:vertical-align="middle" fo:background-color="#dddddd" fo:padding="0.097cm" fo:border="0.25pt solid #000000" style:writing-mode="page">
        <style:background-image/>
      </style:table-cell-properties>
    </style:style>
    <style:style style:name="Table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7.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0" style:family="table">
      <style:table-properties style:width="16.002cm" fo:margin-top="0cm" fo:margin-bottom="0cm" table:align="margins" fo:keep-with-next="always" style:may-break-between-rows="false"/>
    </style:style>
    <style:style style:name="Table20.A" style:family="table-column">
      <style:table-column-properties style:column-width="1.693cm" style:rel-column-width="6934*"/>
    </style:style>
    <style:style style:name="Table20.B" style:family="table-column">
      <style:table-column-properties style:column-width="4.604cm" style:rel-column-width="18854*"/>
    </style:style>
    <style:style style:name="Table20.C" style:family="table-column">
      <style:table-column-properties style:column-width="9.705cm" style:rel-column-width="39747*"/>
    </style:style>
    <style:style style:name="Table20.1" style:family="table-row">
      <style:table-row-properties fo:keep-together="always"/>
    </style:style>
    <style:style style:name="Table20.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20.C1" style:family="table-cell">
      <style:table-cell-properties fo:background-color="#dddddd" fo:padding="0.097cm" fo:border="0.25pt solid #000000">
        <style:background-image/>
      </style:table-cell-properties>
    </style:style>
    <style:style style:name="Table20.A2" style:family="table-cell">
      <style:table-cell-properties fo:padding="0.097cm" fo:border-left="0.25pt solid #000000" fo:border-right="none" fo:border-top="none" fo:border-bottom="0.25pt solid #000000"/>
    </style:style>
    <style:style style:name="Table20.B2" style:family="table-cell">
      <style:table-cell-properties fo:padding="0.097cm" fo:border-left="0.25pt solid #000000" fo:border-right="none" fo:border-top="none" fo:border-bottom="0.25pt solid #000000"/>
    </style:style>
    <style:style style:name="Table20.C2" style:family="table-cell">
      <style:table-cell-properties fo:padding="0.097cm" fo:border-left="0.25pt solid #000000" fo:border-right="0.25pt solid #000000" fo:border-top="none" fo:border-bottom="0.25pt solid #000000"/>
    </style:style>
    <style:style style:name="Table20.A3" style:family="table-cell">
      <style:table-cell-properties fo:padding="0.097cm" fo:border-left="0.25pt solid #000000" fo:border-right="none" fo:border-top="none" fo:border-bottom="0.25pt solid #000000"/>
    </style:style>
    <style:style style:name="Table20.B3" style:family="table-cell">
      <style:table-cell-properties fo:padding="0.097cm" fo:border-left="0.25pt solid #000000" fo:border-right="none" fo:border-top="none" fo:border-bottom="0.25pt solid #000000"/>
    </style:style>
    <style:style style:name="Table20.C3" style:family="table-cell">
      <style:table-cell-properties fo:padding="0.097cm" fo:border-left="0.25pt solid #000000" fo:border-right="0.25pt solid #000000" fo:border-top="none" fo:border-bottom="0.25pt solid #000000"/>
    </style:style>
    <style:style style:name="Table20.A4" style:family="table-cell">
      <style:table-cell-properties fo:padding="0.097cm" fo:border-left="0.25pt solid #000000" fo:border-right="none" fo:border-top="none" fo:border-bottom="0.25pt solid #000000"/>
    </style:style>
    <style:style style:name="Table20.B4" style:family="table-cell">
      <style:table-cell-properties fo:padding="0.097cm" fo:border-left="0.25pt solid #000000" fo:border-right="none" fo:border-top="none" fo:border-bottom="0.25pt solid #000000"/>
    </style:style>
    <style:style style:name="Table20.C4" style:family="table-cell">
      <style:table-cell-properties fo:padding="0.097cm" fo:border-left="0.25pt solid #000000" fo:border-right="0.25pt solid #000000" fo:border-top="none" fo:border-bottom="0.25pt solid #000000"/>
    </style:style>
    <style:style style:name="Table20.A5" style:family="table-cell">
      <style:table-cell-properties fo:padding="0.097cm" fo:border-left="0.25pt solid #000000" fo:border-right="none" fo:border-top="none" fo:border-bottom="0.25pt solid #000000"/>
    </style:style>
    <style:style style:name="Table20.B5" style:family="table-cell">
      <style:table-cell-properties fo:padding="0.097cm" fo:border-left="0.25pt solid #000000" fo:border-right="none" fo:border-top="none" fo:border-bottom="0.25pt solid #000000"/>
    </style:style>
    <style:style style:name="Table20.C5" style:family="table-cell">
      <style:table-cell-properties fo:padding="0.097cm" fo:border-left="0.25pt solid #000000" fo:border-right="0.25pt solid #000000" fo:border-top="none" fo:border-bottom="0.25pt solid #000000"/>
    </style:style>
    <style:style style:name="Table20.A6" style:family="table-cell">
      <style:table-cell-properties fo:padding="0.097cm" fo:border-left="0.25pt solid #000000" fo:border-right="none" fo:border-top="none" fo:border-bottom="0.25pt solid #000000"/>
    </style:style>
    <style:style style:name="Table20.B6" style:family="table-cell">
      <style:table-cell-properties fo:padding="0.097cm" fo:border-left="0.25pt solid #000000" fo:border-right="none" fo:border-top="none" fo:border-bottom="0.25pt solid #000000"/>
    </style:style>
    <style:style style:name="Table20.C6" style:family="table-cell">
      <style:table-cell-properties fo:padding="0.097cm" fo:border-left="0.25pt solid #000000" fo:border-right="0.25pt solid #000000" fo:border-top="none" fo:border-bottom="0.25pt solid #000000"/>
    </style:style>
    <style:style style:name="Table20.A7" style:family="table-cell">
      <style:table-cell-properties fo:padding="0.097cm" fo:border-left="0.25pt solid #000000" fo:border-right="none" fo:border-top="none" fo:border-bottom="0.25pt solid #000000"/>
    </style:style>
    <style:style style:name="Table20.B7" style:family="table-cell">
      <style:table-cell-properties fo:padding="0.097cm" fo:border-left="0.25pt solid #000000" fo:border-right="none" fo:border-top="none" fo:border-bottom="0.25pt solid #000000"/>
    </style:style>
    <style:style style:name="Table20.C7" style:family="table-cell">
      <style:table-cell-properties fo:padding="0.097cm" fo:border-left="0.25pt solid #000000" fo:border-right="0.25pt solid #000000" fo:border-top="none" fo:border-bottom="0.25pt solid #000000"/>
    </style:style>
    <style:style style:name="Table20.A8" style:family="table-cell">
      <style:table-cell-properties fo:padding="0.097cm" fo:border-left="0.25pt solid #000000" fo:border-right="none" fo:border-top="none" fo:border-bottom="0.25pt solid #000000"/>
    </style:style>
    <style:style style:name="Table20.B8" style:family="table-cell">
      <style:table-cell-properties fo:padding="0.097cm" fo:border-left="0.25pt solid #000000" fo:border-right="none" fo:border-top="none" fo:border-bottom="0.25pt solid #000000"/>
    </style:style>
    <style:style style:name="Table20.C8" style:family="table-cell">
      <style:table-cell-properties fo:padding="0.097cm" fo:border-left="0.25pt solid #000000" fo:border-right="0.25pt solid #000000" fo:border-top="none" fo:border-bottom="0.25pt solid #000000"/>
    </style:style>
    <style:style style:name="Table20.A9" style:family="table-cell">
      <style:table-cell-properties fo:padding="0.097cm" fo:border-left="0.25pt solid #000000" fo:border-right="none" fo:border-top="none" fo:border-bottom="0.25pt solid #000000"/>
    </style:style>
    <style:style style:name="Table20.B9" style:family="table-cell">
      <style:table-cell-properties fo:padding="0.097cm" fo:border-left="0.25pt solid #000000" fo:border-right="none" fo:border-top="none" fo:border-bottom="0.25pt solid #000000"/>
    </style:style>
    <style:style style:name="Table20.C9" style:family="table-cell">
      <style:table-cell-properties fo:padding="0.097cm" fo:border-left="0.25pt solid #000000" fo:border-right="0.25pt solid #000000" fo:border-top="none" fo:border-bottom="0.25pt solid #000000"/>
    </style:style>
    <style:style style:name="Table20.A10" style:family="table-cell">
      <style:table-cell-properties fo:padding="0.097cm" fo:border-left="0.25pt solid #000000" fo:border-right="none" fo:border-top="none" fo:border-bottom="0.25pt solid #000000"/>
    </style:style>
    <style:style style:name="Table20.B10" style:family="table-cell">
      <style:table-cell-properties fo:padding="0.097cm" fo:border-left="0.25pt solid #000000" fo:border-right="none" fo:border-top="none" fo:border-bottom="0.25pt solid #000000"/>
    </style:style>
    <style:style style:name="Table20.C10" style:family="table-cell">
      <style:table-cell-properties fo:padding="0.097cm" fo:border-left="0.25pt solid #000000" fo:border-right="0.25pt solid #000000" fo:border-top="none" fo:border-bottom="0.25pt solid #000000"/>
    </style:style>
    <style:style style:name="Table20.A11" style:family="table-cell">
      <style:table-cell-properties fo:padding="0.097cm" fo:border-left="0.25pt solid #000000" fo:border-right="none" fo:border-top="none" fo:border-bottom="0.25pt solid #000000"/>
    </style:style>
    <style:style style:name="Table20.B11" style:family="table-cell">
      <style:table-cell-properties fo:padding="0.097cm" fo:border-left="0.25pt solid #000000" fo:border-right="none" fo:border-top="none" fo:border-bottom="0.25pt solid #000000"/>
    </style:style>
    <style:style style:name="Table20.C11" style:family="table-cell">
      <style:table-cell-properties fo:padding="0.097cm" fo:border-left="0.25pt solid #000000" fo:border-right="0.25pt solid #000000" fo:border-top="none" fo:border-bottom="0.25pt solid #000000"/>
    </style:style>
    <style:style style:name="Table20.A12" style:family="table-cell">
      <style:table-cell-properties fo:padding="0.097cm" fo:border-left="0.25pt solid #000000" fo:border-right="none" fo:border-top="none" fo:border-bottom="0.25pt solid #000000"/>
    </style:style>
    <style:style style:name="Table20.B12" style:family="table-cell">
      <style:table-cell-properties fo:padding="0.097cm" fo:border-left="0.25pt solid #000000" fo:border-right="none" fo:border-top="none" fo:border-bottom="0.25pt solid #000000"/>
    </style:style>
    <style:style style:name="Table20.C12" style:family="table-cell">
      <style:table-cell-properties fo:padding="0.097cm" fo:border-left="0.25pt solid #000000" fo:border-right="0.25pt solid #000000" fo:border-top="none" fo:border-bottom="0.25pt solid #000000"/>
    </style:style>
    <style:style style:name="Table20.A13" style:family="table-cell">
      <style:table-cell-properties fo:padding="0.097cm" fo:border-left="0.25pt solid #000000" fo:border-right="none" fo:border-top="none" fo:border-bottom="0.25pt solid #000000"/>
    </style:style>
    <style:style style:name="Table20.B13" style:family="table-cell">
      <style:table-cell-properties fo:padding="0.097cm" fo:border-left="0.25pt solid #000000" fo:border-right="none" fo:border-top="none" fo:border-bottom="0.25pt solid #000000"/>
    </style:style>
    <style:style style:name="Table20.C13" style:family="table-cell">
      <style:table-cell-properties fo:padding="0.097cm" fo:border-left="0.25pt solid #000000" fo:border-right="0.25pt solid #000000" fo:border-top="none" fo:border-bottom="0.25pt solid #000000"/>
    </style:style>
    <style:style style:name="Table20.A14" style:family="table-cell">
      <style:table-cell-properties fo:padding="0.097cm" fo:border-left="0.25pt solid #000000" fo:border-right="none" fo:border-top="none" fo:border-bottom="0.25pt solid #000000"/>
    </style:style>
    <style:style style:name="Table20.B14" style:family="table-cell">
      <style:table-cell-properties fo:padding="0.097cm" fo:border-left="0.25pt solid #000000" fo:border-right="none" fo:border-top="none" fo:border-bottom="0.25pt solid #000000"/>
    </style:style>
    <style:style style:name="Table20.C14" style:family="table-cell">
      <style:table-cell-properties fo:padding="0.097cm" fo:border-left="0.25pt solid #000000" fo:border-right="0.25pt solid #000000" fo:border-top="none" fo:border-bottom="0.25pt solid #000000"/>
    </style:style>
    <style:style style:name="Table20.A15" style:family="table-cell">
      <style:table-cell-properties fo:padding="0.097cm" fo:border-left="0.25pt solid #000000" fo:border-right="none" fo:border-top="none" fo:border-bottom="0.25pt solid #000000"/>
    </style:style>
    <style:style style:name="Table20.B15" style:family="table-cell">
      <style:table-cell-properties fo:padding="0.097cm" fo:border-left="0.25pt solid #000000" fo:border-right="none" fo:border-top="none" fo:border-bottom="0.25pt solid #000000"/>
    </style:style>
    <style:style style:name="Table20.C15" style:family="table-cell">
      <style:table-cell-properties fo:padding="0.097cm" fo:border-left="0.25pt solid #000000" fo:border-right="0.25pt solid #000000" fo:border-top="none" fo:border-bottom="0.25pt solid #000000"/>
    </style:style>
    <style:style style:name="Tabella8"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8.A" style:family="table-column">
      <style:table-column-properties style:column-width="3.715cm" style:rel-column-width="15212*"/>
    </style:style>
    <style:style style:name="Tabella8.B" style:family="table-column">
      <style:table-column-properties style:column-width="1.226cm" style:rel-column-width="5018*"/>
    </style:style>
    <style:style style:name="Tabella8.C" style:family="table-column">
      <style:table-column-properties style:column-width="1.229cm" style:rel-column-width="5033*"/>
    </style:style>
    <style:style style:name="Tabella8.K" style:family="table-column">
      <style:table-column-properties style:column-width="1.238cm" style:rel-column-width="5071*"/>
    </style:style>
    <style:style style:name="Tabella8.1" style:family="table-row">
      <style:table-row-properties fo:keep-together="always"/>
    </style:style>
    <style:style style:name="Tabella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8.B1" style:family="table-cell">
      <style:table-cell-properties style:vertical-align="" fo:background-color="#dddddd" fo:padding="0.097cm" fo:border="0.25pt solid #000000" style:writing-mode="page">
        <style:background-image/>
      </style:table-cell-properties>
    </style:style>
    <style:style style:name="Tabella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1" style:family="table">
      <style:table-properties style:width="16.002cm" fo:margin-top="0cm" fo:margin-bottom="0cm" fo:break-before="auto" fo:break-after="auto" table:align="margins" fo:keep-with-next="always" style:may-break-between-rows="false" style:writing-mode="lr-tb" table:border-model="collapsing"/>
    </style:style>
    <style:style style:name="Table21.A" style:family="table-column">
      <style:table-column-properties style:column-width="3.715cm" style:rel-column-width="15212*"/>
    </style:style>
    <style:style style:name="Table21.B" style:family="table-column">
      <style:table-column-properties style:column-width="1.226cm" style:rel-column-width="5018*"/>
    </style:style>
    <style:style style:name="Table21.C" style:family="table-column">
      <style:table-column-properties style:column-width="1.229cm" style:rel-column-width="5033*"/>
    </style:style>
    <style:style style:name="Table21.K" style:family="table-column">
      <style:table-column-properties style:column-width="1.238cm" style:rel-column-width="5071*"/>
    </style:style>
    <style:style style:name="Table21.1" style:family="table-row">
      <style:table-row-properties fo:keep-together="always"/>
    </style:style>
    <style:style style:name="Table2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21.B1" style:family="table-cell">
      <style:table-cell-properties style:vertical-align="" fo:background-color="#dddddd" fo:padding="0.097cm" fo:border="0.25pt solid #000000" style:writing-mode="page">
        <style:background-image/>
      </style:table-cell-properties>
    </style:style>
    <style:style style:name="Table2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2"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2.A" style:family="table-column">
      <style:table-column-properties style:column-width="3.715cm" style:rel-column-width="15212*"/>
    </style:style>
    <style:style style:name="Tabella12.B" style:family="table-column">
      <style:table-column-properties style:column-width="1.226cm" style:rel-column-width="5018*"/>
    </style:style>
    <style:style style:name="Tabella12.C" style:family="table-column">
      <style:table-column-properties style:column-width="1.229cm" style:rel-column-width="5033*"/>
    </style:style>
    <style:style style:name="Tabella12.K" style:family="table-column">
      <style:table-column-properties style:column-width="1.238cm" style:rel-column-width="5071*"/>
    </style:style>
    <style:style style:name="Tabella12.1" style:family="table-row">
      <style:table-row-properties fo:keep-together="always"/>
    </style:style>
    <style:style style:name="Tabella1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2.B1" style:family="table-cell">
      <style:table-cell-properties style:vertical-align="" fo:background-color="#dddddd" fo:padding="0.097cm" fo:border="0.25pt solid #000000" style:writing-mode="page">
        <style:background-image/>
      </style:table-cell-properties>
    </style:style>
    <style:style style:name="Tabella1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9"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9.A" style:family="table-column">
      <style:table-column-properties style:column-width="3.715cm" style:rel-column-width="15212*"/>
    </style:style>
    <style:style style:name="Tabella9.B" style:family="table-column">
      <style:table-column-properties style:column-width="12.287cm" style:rel-column-width="50323*"/>
    </style:style>
    <style:style style:name="Tabella9.1" style:family="table-row">
      <style:table-row-properties fo:keep-together="always"/>
    </style:style>
    <style:style style:name="Tabella9.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9.B1" style:family="table-cell">
      <style:table-cell-properties style:vertical-align="" fo:background-color="#dddddd" fo:padding="0.097cm" fo:border="0.25pt solid #000000" style:writing-mode="page">
        <style:background-image/>
      </style:table-cell-properties>
    </style:style>
    <style:style style:name="Tabella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4"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4.A" style:family="table-column">
      <style:table-column-properties style:column-width="3.715cm" style:rel-column-width="15212*"/>
    </style:style>
    <style:style style:name="Tabella14.B" style:family="table-column">
      <style:table-column-properties style:column-width="12.287cm" style:rel-column-width="50323*"/>
    </style:style>
    <style:style style:name="Tabella14.1" style:family="table-row">
      <style:table-row-properties fo:keep-together="always"/>
    </style:style>
    <style:style style:name="Tabella1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4.B1" style:family="table-cell">
      <style:table-cell-properties style:vertical-align="" fo:background-color="#dddddd" fo:padding="0.097cm" fo:border="0.25pt solid #000000" style:writing-mode="page">
        <style:background-image/>
      </style:table-cell-properties>
    </style:style>
    <style:style style:name="Tabella1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2" style:family="table">
      <style:table-properties style:width="16.002cm" fo:margin-top="0cm" fo:margin-bottom="0cm" fo:break-before="auto" fo:break-after="auto" table:align="margins" fo:keep-with-next="always" style:may-break-between-rows="false" style:writing-mode="lr-tb" table:border-model="collapsing"/>
    </style:style>
    <style:style style:name="Table22.A" style:family="table-column">
      <style:table-column-properties style:column-width="3.715cm" style:rel-column-width="15212*"/>
    </style:style>
    <style:style style:name="Table22.B" style:family="table-column">
      <style:table-column-properties style:column-width="1.226cm" style:rel-column-width="5018*"/>
    </style:style>
    <style:style style:name="Table22.C" style:family="table-column">
      <style:table-column-properties style:column-width="1.229cm" style:rel-column-width="5033*"/>
    </style:style>
    <style:style style:name="Table22.K" style:family="table-column">
      <style:table-column-properties style:column-width="1.238cm" style:rel-column-width="5071*"/>
    </style:style>
    <style:style style:name="Table22.1" style:family="table-row">
      <style:table-row-properties fo:keep-together="always"/>
    </style:style>
    <style:style style:name="Table2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22.B1" style:family="table-cell">
      <style:table-cell-properties style:vertical-align="" fo:background-color="#dddddd" fo:padding="0.097cm" fo:border="0.25pt solid #000000" style:writing-mode="page">
        <style:background-image/>
      </style:table-cell-properties>
    </style:style>
    <style:style style:name="Table2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6"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6.A" style:family="table-column">
      <style:table-column-properties style:column-width="3.715cm" style:rel-column-width="15212*"/>
    </style:style>
    <style:style style:name="Tabella16.B" style:family="table-column">
      <style:table-column-properties style:column-width="1.226cm" style:rel-column-width="5018*"/>
    </style:style>
    <style:style style:name="Tabella16.C" style:family="table-column">
      <style:table-column-properties style:column-width="1.229cm" style:rel-column-width="5033*"/>
    </style:style>
    <style:style style:name="Tabella16.K" style:family="table-column">
      <style:table-column-properties style:column-width="1.238cm" style:rel-column-width="5071*"/>
    </style:style>
    <style:style style:name="Tabella16.1" style:family="table-row">
      <style:table-row-properties fo:keep-together="always"/>
    </style:style>
    <style:style style:name="Tabella1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6.B1" style:family="table-cell">
      <style:table-cell-properties style:vertical-align="" fo:background-color="#dddddd" fo:padding="0.097cm" fo:border="0.25pt solid #000000" style:writing-mode="page">
        <style:background-image/>
      </style:table-cell-properties>
    </style:style>
    <style:style style:name="Tabella1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7"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7.A" style:family="table-column">
      <style:table-column-properties style:column-width="3.715cm" style:rel-column-width="15212*"/>
    </style:style>
    <style:style style:name="Tabella17.B" style:family="table-column">
      <style:table-column-properties style:column-width="1.226cm" style:rel-column-width="5018*"/>
    </style:style>
    <style:style style:name="Tabella17.C" style:family="table-column">
      <style:table-column-properties style:column-width="1.229cm" style:rel-column-width="5033*"/>
    </style:style>
    <style:style style:name="Tabella17.K" style:family="table-column">
      <style:table-column-properties style:column-width="1.238cm" style:rel-column-width="5071*"/>
    </style:style>
    <style:style style:name="Tabella17.1" style:family="table-row">
      <style:table-row-properties fo:keep-together="always"/>
    </style:style>
    <style:style style:name="Tabella17.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7.B1" style:family="table-cell">
      <style:table-cell-properties style:vertical-align="" fo:background-color="#dddddd" fo:padding="0.097cm" fo:border="0.25pt solid #000000" style:writing-mode="page">
        <style:background-image/>
      </style:table-cell-properties>
    </style:style>
    <style:style style:name="Tabella17.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7.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8"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8.A" style:family="table-column">
      <style:table-column-properties style:column-width="3.715cm" style:rel-column-width="15212*"/>
    </style:style>
    <style:style style:name="Tabella18.B" style:family="table-column">
      <style:table-column-properties style:column-width="1.226cm" style:rel-column-width="5018*"/>
    </style:style>
    <style:style style:name="Tabella18.C" style:family="table-column">
      <style:table-column-properties style:column-width="1.229cm" style:rel-column-width="5033*"/>
    </style:style>
    <style:style style:name="Tabella18.K" style:family="table-column">
      <style:table-column-properties style:column-width="1.238cm" style:rel-column-width="5071*"/>
    </style:style>
    <style:style style:name="Tabella18.1" style:family="table-row">
      <style:table-row-properties fo:keep-together="always"/>
    </style:style>
    <style:style style:name="Tabella1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8.B1" style:family="table-cell">
      <style:table-cell-properties style:vertical-align="" fo:background-color="#dddddd" fo:padding="0.097cm" fo:border="0.25pt solid #000000" style:writing-mode="page">
        <style:background-image/>
      </style:table-cell-properties>
    </style:style>
    <style:style style:name="Tabella1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9"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9.A" style:family="table-column">
      <style:table-column-properties style:column-width="3.715cm" style:rel-column-width="15212*"/>
    </style:style>
    <style:style style:name="Tabella19.B" style:family="table-column">
      <style:table-column-properties style:column-width="1.226cm" style:rel-column-width="5018*"/>
    </style:style>
    <style:style style:name="Tabella19.C" style:family="table-column">
      <style:table-column-properties style:column-width="1.229cm" style:rel-column-width="5033*"/>
    </style:style>
    <style:style style:name="Tabella19.K" style:family="table-column">
      <style:table-column-properties style:column-width="1.238cm" style:rel-column-width="5071*"/>
    </style:style>
    <style:style style:name="Tabella19.1" style:family="table-row">
      <style:table-row-properties fo:keep-together="always"/>
    </style:style>
    <style:style style:name="Tabella19.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9.B1" style:family="table-cell">
      <style:table-cell-properties style:vertical-align="" fo:background-color="#dddddd" fo:padding="0.097cm" fo:border="0.25pt solid #000000" style:writing-mode="page">
        <style:background-image/>
      </style:table-cell-properties>
    </style:style>
    <style:style style:name="Tabella1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0"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0.A" style:family="table-column">
      <style:table-column-properties style:column-width="3.715cm" style:rel-column-width="15212*"/>
    </style:style>
    <style:style style:name="Tabella20.B" style:family="table-column">
      <style:table-column-properties style:column-width="1.226cm" style:rel-column-width="5018*"/>
    </style:style>
    <style:style style:name="Tabella20.C" style:family="table-column">
      <style:table-column-properties style:column-width="1.229cm" style:rel-column-width="5033*"/>
    </style:style>
    <style:style style:name="Tabella20.K" style:family="table-column">
      <style:table-column-properties style:column-width="1.238cm" style:rel-column-width="5071*"/>
    </style:style>
    <style:style style:name="Tabella20.1" style:family="table-row">
      <style:table-row-properties fo:keep-together="always"/>
    </style:style>
    <style:style style:name="Tabella20.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0.B1" style:family="table-cell">
      <style:table-cell-properties style:vertical-align="" fo:background-color="#dddddd" fo:padding="0.097cm" fo:border="0.25pt solid #000000" style:writing-mode="page">
        <style:background-image/>
      </style:table-cell-properties>
    </style:style>
    <style:style style:name="Tabella20.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0.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1"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1.A" style:family="table-column">
      <style:table-column-properties style:column-width="3.715cm" style:rel-column-width="15212*"/>
    </style:style>
    <style:style style:name="Tabella21.B" style:family="table-column">
      <style:table-column-properties style:column-width="12.287cm" style:rel-column-width="50323*"/>
    </style:style>
    <style:style style:name="Tabella21.1" style:family="table-row">
      <style:table-row-properties fo:keep-together="always"/>
    </style:style>
    <style:style style:name="Tabella2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1.B1" style:family="table-cell">
      <style:table-cell-properties style:vertical-align="" fo:background-color="#dddddd" fo:padding="0.097cm" fo:border="0.25pt solid #000000" style:writing-mode="page">
        <style:background-image/>
      </style:table-cell-properties>
    </style:style>
    <style:style style:name="Tabella2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2"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2.A" style:family="table-column">
      <style:table-column-properties style:column-width="3.715cm" style:rel-column-width="15212*"/>
    </style:style>
    <style:style style:name="Tabella22.B" style:family="table-column">
      <style:table-column-properties style:column-width="1.226cm" style:rel-column-width="5018*"/>
    </style:style>
    <style:style style:name="Tabella22.C" style:family="table-column">
      <style:table-column-properties style:column-width="1.229cm" style:rel-column-width="5033*"/>
    </style:style>
    <style:style style:name="Tabella22.K" style:family="table-column">
      <style:table-column-properties style:column-width="1.238cm" style:rel-column-width="5071*"/>
    </style:style>
    <style:style style:name="Tabella22.1" style:family="table-row">
      <style:table-row-properties fo:keep-together="always"/>
    </style:style>
    <style:style style:name="Tabella2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2.B1" style:family="table-cell">
      <style:table-cell-properties style:vertical-align="" fo:background-color="#dddddd" fo:padding="0.097cm" fo:border="0.25pt solid #000000" style:writing-mode="page">
        <style:background-image/>
      </style:table-cell-properties>
    </style:style>
    <style:style style:name="Tabella2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3"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3.A" style:family="table-column">
      <style:table-column-properties style:column-width="3.715cm" style:rel-column-width="15212*"/>
    </style:style>
    <style:style style:name="Tabella23.B" style:family="table-column">
      <style:table-column-properties style:column-width="1.226cm" style:rel-column-width="5018*"/>
    </style:style>
    <style:style style:name="Tabella23.C" style:family="table-column">
      <style:table-column-properties style:column-width="1.229cm" style:rel-column-width="5033*"/>
    </style:style>
    <style:style style:name="Tabella23.K" style:family="table-column">
      <style:table-column-properties style:column-width="1.238cm" style:rel-column-width="5071*"/>
    </style:style>
    <style:style style:name="Tabella23.1" style:family="table-row">
      <style:table-row-properties fo:keep-together="always"/>
    </style:style>
    <style:style style:name="Tabella2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3.B1" style:family="table-cell">
      <style:table-cell-properties style:vertical-align="" fo:background-color="#dddddd" fo:padding="0.097cm" fo:border="0.25pt solid #000000" style:writing-mode="page">
        <style:background-image/>
      </style:table-cell-properties>
    </style:style>
    <style:style style:name="Tabella2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4"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4.A" style:family="table-column">
      <style:table-column-properties style:column-width="3.715cm" style:rel-column-width="15212*"/>
    </style:style>
    <style:style style:name="Tabella24.B" style:family="table-column">
      <style:table-column-properties style:column-width="12.287cm" style:rel-column-width="50323*"/>
    </style:style>
    <style:style style:name="Tabella24.1" style:family="table-row">
      <style:table-row-properties fo:keep-together="always"/>
    </style:style>
    <style:style style:name="Tabella2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4.B1" style:family="table-cell">
      <style:table-cell-properties style:vertical-align="" fo:background-color="#dddddd" fo:padding="0.097cm" fo:border="0.25pt solid #000000" style:writing-mode="page">
        <style:background-image/>
      </style:table-cell-properties>
    </style:style>
    <style:style style:name="Tabella2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5.A" style:family="table-column">
      <style:table-column-properties style:column-width="3.715cm" style:rel-column-width="15212*"/>
    </style:style>
    <style:style style:name="Tabella25.B" style:family="table-column">
      <style:table-column-properties style:column-width="1.226cm" style:rel-column-width="5018*"/>
    </style:style>
    <style:style style:name="Tabella25.C" style:family="table-column">
      <style:table-column-properties style:column-width="1.229cm" style:rel-column-width="5033*"/>
    </style:style>
    <style:style style:name="Tabella25.K" style:family="table-column">
      <style:table-column-properties style:column-width="1.238cm" style:rel-column-width="5071*"/>
    </style:style>
    <style:style style:name="Tabella25.1" style:family="table-row">
      <style:table-row-properties fo:keep-together="always"/>
    </style:style>
    <style:style style:name="Tabella2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5.B1" style:family="table-cell">
      <style:table-cell-properties style:vertical-align="" fo:background-color="#dddddd" fo:padding="0.097cm" fo:border="0.25pt solid #000000" style:writing-mode="page">
        <style:background-image/>
      </style:table-cell-properties>
    </style:style>
    <style:style style:name="Tabella2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5.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6"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6.A" style:family="table-column">
      <style:table-column-properties style:column-width="3.715cm" style:rel-column-width="15212*"/>
    </style:style>
    <style:style style:name="Tabella26.B" style:family="table-column">
      <style:table-column-properties style:column-width="1.226cm" style:rel-column-width="5018*"/>
    </style:style>
    <style:style style:name="Tabella26.C" style:family="table-column">
      <style:table-column-properties style:column-width="1.229cm" style:rel-column-width="5033*"/>
    </style:style>
    <style:style style:name="Tabella26.K" style:family="table-column">
      <style:table-column-properties style:column-width="1.238cm" style:rel-column-width="5071*"/>
    </style:style>
    <style:style style:name="Tabella26.1" style:family="table-row">
      <style:table-row-properties fo:keep-together="always"/>
    </style:style>
    <style:style style:name="Tabella2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6.B1" style:family="table-cell">
      <style:table-cell-properties style:vertical-align="" fo:background-color="#dddddd" fo:padding="0.097cm" fo:border="0.25pt solid #000000" style:writing-mode="page">
        <style:background-image/>
      </style:table-cell-properties>
    </style:style>
    <style:style style:name="Tabella2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7"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7.A" style:family="table-column">
      <style:table-column-properties style:column-width="3.715cm" style:rel-column-width="15212*"/>
    </style:style>
    <style:style style:name="Tabella27.B" style:family="table-column">
      <style:table-column-properties style:column-width="1.226cm" style:rel-column-width="5018*"/>
    </style:style>
    <style:style style:name="Tabella27.C" style:family="table-column">
      <style:table-column-properties style:column-width="1.229cm" style:rel-column-width="5033*"/>
    </style:style>
    <style:style style:name="Tabella27.K" style:family="table-column">
      <style:table-column-properties style:column-width="1.238cm" style:rel-column-width="5071*"/>
    </style:style>
    <style:style style:name="Tabella27.1" style:family="table-row">
      <style:table-row-properties fo:keep-together="always"/>
    </style:style>
    <style:style style:name="Tabella27.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7.B1" style:family="table-cell">
      <style:table-cell-properties style:vertical-align="" fo:background-color="#dddddd" fo:padding="0.097cm" fo:border="0.25pt solid #000000" style:writing-mode="page">
        <style:background-image/>
      </style:table-cell-properties>
    </style:style>
    <style:style style:name="Tabella27.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7.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8"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8.A" style:family="table-column">
      <style:table-column-properties style:column-width="3.715cm" style:rel-column-width="15212*"/>
    </style:style>
    <style:style style:name="Tabella28.B" style:family="table-column">
      <style:table-column-properties style:column-width="1.226cm" style:rel-column-width="5018*"/>
    </style:style>
    <style:style style:name="Tabella28.C" style:family="table-column">
      <style:table-column-properties style:column-width="1.229cm" style:rel-column-width="5033*"/>
    </style:style>
    <style:style style:name="Tabella28.K" style:family="table-column">
      <style:table-column-properties style:column-width="1.238cm" style:rel-column-width="5071*"/>
    </style:style>
    <style:style style:name="Tabella28.1" style:family="table-row">
      <style:table-row-properties fo:keep-together="always"/>
    </style:style>
    <style:style style:name="Tabella2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8.B1" style:family="table-cell">
      <style:table-cell-properties style:vertical-align="" fo:background-color="#dddddd" fo:padding="0.097cm" fo:border="0.25pt solid #000000" style:writing-mode="page">
        <style:background-image/>
      </style:table-cell-properties>
    </style:style>
    <style:style style:name="Tabella2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9"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9.A" style:family="table-column">
      <style:table-column-properties style:column-width="3.715cm" style:rel-column-width="15212*"/>
    </style:style>
    <style:style style:name="Tabella29.B" style:family="table-column">
      <style:table-column-properties style:column-width="1.226cm" style:rel-column-width="5018*"/>
    </style:style>
    <style:style style:name="Tabella29.C" style:family="table-column">
      <style:table-column-properties style:column-width="1.229cm" style:rel-column-width="5033*"/>
    </style:style>
    <style:style style:name="Tabella29.K" style:family="table-column">
      <style:table-column-properties style:column-width="1.238cm" style:rel-column-width="5071*"/>
    </style:style>
    <style:style style:name="Tabella29.1" style:family="table-row">
      <style:table-row-properties fo:keep-together="always"/>
    </style:style>
    <style:style style:name="Tabella29.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9.B1" style:family="table-cell">
      <style:table-cell-properties style:vertical-align="" fo:background-color="#dddddd" fo:padding="0.097cm" fo:border="0.25pt solid #000000" style:writing-mode="page">
        <style:background-image/>
      </style:table-cell-properties>
    </style:style>
    <style:style style:name="Tabella2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0"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0.A" style:family="table-column">
      <style:table-column-properties style:column-width="3.715cm" style:rel-column-width="15212*"/>
    </style:style>
    <style:style style:name="Tabella30.B" style:family="table-column">
      <style:table-column-properties style:column-width="1.226cm" style:rel-column-width="5018*"/>
    </style:style>
    <style:style style:name="Tabella30.C" style:family="table-column">
      <style:table-column-properties style:column-width="1.229cm" style:rel-column-width="5033*"/>
    </style:style>
    <style:style style:name="Tabella30.K" style:family="table-column">
      <style:table-column-properties style:column-width="1.238cm" style:rel-column-width="5071*"/>
    </style:style>
    <style:style style:name="Tabella30.1" style:family="table-row">
      <style:table-row-properties fo:keep-together="always"/>
    </style:style>
    <style:style style:name="Tabella30.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0.B1" style:family="table-cell">
      <style:table-cell-properties style:vertical-align="" fo:background-color="#dddddd" fo:padding="0.097cm" fo:border="0.25pt solid #000000" style:writing-mode="page">
        <style:background-image/>
      </style:table-cell-properties>
    </style:style>
    <style:style style:name="Tabella30.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0.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1"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1.A" style:family="table-column">
      <style:table-column-properties style:column-width="3.715cm" style:rel-column-width="15212*"/>
    </style:style>
    <style:style style:name="Tabella31.B" style:family="table-column">
      <style:table-column-properties style:column-width="1.226cm" style:rel-column-width="5018*"/>
    </style:style>
    <style:style style:name="Tabella31.C" style:family="table-column">
      <style:table-column-properties style:column-width="1.229cm" style:rel-column-width="5033*"/>
    </style:style>
    <style:style style:name="Tabella31.K" style:family="table-column">
      <style:table-column-properties style:column-width="1.238cm" style:rel-column-width="5071*"/>
    </style:style>
    <style:style style:name="Tabella31.1" style:family="table-row">
      <style:table-row-properties fo:keep-together="always"/>
    </style:style>
    <style:style style:name="Tabella3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1.B1" style:family="table-cell">
      <style:table-cell-properties style:vertical-align="" fo:background-color="#dddddd" fo:padding="0.097cm" fo:border="0.25pt solid #000000" style:writing-mode="page">
        <style:background-image/>
      </style:table-cell-properties>
    </style:style>
    <style:style style:name="Tabella3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2"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2.A" style:family="table-column">
      <style:table-column-properties style:column-width="3.715cm" style:rel-column-width="15212*"/>
    </style:style>
    <style:style style:name="Tabella32.B" style:family="table-column">
      <style:table-column-properties style:column-width="1.226cm" style:rel-column-width="5018*"/>
    </style:style>
    <style:style style:name="Tabella32.C" style:family="table-column">
      <style:table-column-properties style:column-width="1.229cm" style:rel-column-width="5033*"/>
    </style:style>
    <style:style style:name="Tabella32.K" style:family="table-column">
      <style:table-column-properties style:column-width="1.238cm" style:rel-column-width="5071*"/>
    </style:style>
    <style:style style:name="Tabella32.1" style:family="table-row">
      <style:table-row-properties fo:keep-together="always"/>
    </style:style>
    <style:style style:name="Tabella3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2.B1" style:family="table-cell">
      <style:table-cell-properties style:vertical-align="" fo:background-color="#dddddd" fo:padding="0.097cm" fo:border="0.25pt solid #000000" style:writing-mode="page">
        <style:background-image/>
      </style:table-cell-properties>
    </style:style>
    <style:style style:name="Tabella3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3"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3.A" style:family="table-column">
      <style:table-column-properties style:column-width="3.715cm" style:rel-column-width="15212*"/>
    </style:style>
    <style:style style:name="Tabella33.B" style:family="table-column">
      <style:table-column-properties style:column-width="1.226cm" style:rel-column-width="5018*"/>
    </style:style>
    <style:style style:name="Tabella33.C" style:family="table-column">
      <style:table-column-properties style:column-width="1.229cm" style:rel-column-width="5033*"/>
    </style:style>
    <style:style style:name="Tabella33.K" style:family="table-column">
      <style:table-column-properties style:column-width="1.238cm" style:rel-column-width="5071*"/>
    </style:style>
    <style:style style:name="Tabella33.1" style:family="table-row">
      <style:table-row-properties fo:keep-together="always"/>
    </style:style>
    <style:style style:name="Tabella3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3.B1" style:family="table-cell">
      <style:table-cell-properties style:vertical-align="" fo:background-color="#dddddd" fo:padding="0.097cm" fo:border="0.25pt solid #000000" style:writing-mode="page">
        <style:background-image/>
      </style:table-cell-properties>
    </style:style>
    <style:style style:name="Tabella3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4"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4.A" style:family="table-column">
      <style:table-column-properties style:column-width="3.715cm" style:rel-column-width="15212*"/>
    </style:style>
    <style:style style:name="Tabella34.B" style:family="table-column">
      <style:table-column-properties style:column-width="1.226cm" style:rel-column-width="5018*"/>
    </style:style>
    <style:style style:name="Tabella34.C" style:family="table-column">
      <style:table-column-properties style:column-width="1.229cm" style:rel-column-width="5033*"/>
    </style:style>
    <style:style style:name="Tabella34.K" style:family="table-column">
      <style:table-column-properties style:column-width="1.238cm" style:rel-column-width="5071*"/>
    </style:style>
    <style:style style:name="Tabella34.1" style:family="table-row">
      <style:table-row-properties fo:keep-together="always"/>
    </style:style>
    <style:style style:name="Tabella3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4.B1" style:family="table-cell">
      <style:table-cell-properties style:vertical-align="" fo:background-color="#dddddd" fo:padding="0.097cm" fo:border="0.25pt solid #000000" style:writing-mode="page">
        <style:background-image/>
      </style:table-cell-properties>
    </style:style>
    <style:style style:name="Tabella3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5.A" style:family="table-column">
      <style:table-column-properties style:column-width="3.715cm" style:rel-column-width="15212*"/>
    </style:style>
    <style:style style:name="Tabella35.B" style:family="table-column">
      <style:table-column-properties style:column-width="1.226cm" style:rel-column-width="5018*"/>
    </style:style>
    <style:style style:name="Tabella35.C" style:family="table-column">
      <style:table-column-properties style:column-width="1.229cm" style:rel-column-width="5033*"/>
    </style:style>
    <style:style style:name="Tabella35.K" style:family="table-column">
      <style:table-column-properties style:column-width="1.238cm" style:rel-column-width="5071*"/>
    </style:style>
    <style:style style:name="Tabella35.1" style:family="table-row">
      <style:table-row-properties fo:keep-together="always"/>
    </style:style>
    <style:style style:name="Tabella3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5.B1" style:family="table-cell">
      <style:table-cell-properties style:vertical-align="" fo:background-color="#dddddd" fo:padding="0.097cm" fo:border="0.25pt solid #000000" style:writing-mode="page">
        <style:background-image/>
      </style:table-cell-properties>
    </style:style>
    <style:style style:name="Tabella3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5.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6"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6.A" style:family="table-column">
      <style:table-column-properties style:column-width="3.715cm" style:rel-column-width="15212*"/>
    </style:style>
    <style:style style:name="Tabella36.B" style:family="table-column">
      <style:table-column-properties style:column-width="1.226cm" style:rel-column-width="5018*"/>
    </style:style>
    <style:style style:name="Tabella36.C" style:family="table-column">
      <style:table-column-properties style:column-width="1.229cm" style:rel-column-width="5033*"/>
    </style:style>
    <style:style style:name="Tabella36.K" style:family="table-column">
      <style:table-column-properties style:column-width="1.238cm" style:rel-column-width="5071*"/>
    </style:style>
    <style:style style:name="Tabella36.1" style:family="table-row">
      <style:table-row-properties fo:keep-together="always"/>
    </style:style>
    <style:style style:name="Tabella3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6.B1" style:family="table-cell">
      <style:table-cell-properties style:vertical-align="" fo:background-color="#dddddd" fo:padding="0.097cm" fo:border="0.25pt solid #000000" style:writing-mode="page">
        <style:background-image/>
      </style:table-cell-properties>
    </style:style>
    <style:style style:name="Tabella3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8" style:family="table">
      <style:table-properties style:width="16.002cm" fo:margin-top="0cm" fo:margin-bottom="0cm" fo:break-before="auto" fo:break-after="auto" table:align="margins" fo:keep-with-next="always" style:may-break-between-rows="false" table:border-model="collapsing"/>
    </style:style>
    <style:style style:name="Table8.A" style:family="table-column">
      <style:table-column-properties style:column-width="1.882cm" style:rel-column-width="7710*"/>
    </style:style>
    <style:style style:name="Table8.B" style:family="table-column">
      <style:table-column-properties style:column-width="3.53cm" style:rel-column-width="14456*"/>
    </style:style>
    <style:style style:name="Table8.E" style:family="table-column">
      <style:table-column-properties style:column-width="3.53cm" style:rel-column-width="14457*"/>
    </style:style>
    <style:style style:name="Table8.1" style:family="table-row">
      <style:table-row-properties fo:keep-together="always"/>
    </style:style>
    <style:style style:name="Table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8.D1" style:family="table-cell">
      <style:table-cell-properties style:vertical-align="middle" fo:background-color="#dddddd" fo:padding="0.097cm" fo:border="0.25pt solid #000000" style:writing-mode="page">
        <style:background-image/>
      </style:table-cell-properties>
    </style:style>
    <style:style style:name="Table8.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8.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8.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8.E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8.C9" style:family="table-cell" style:data-style-name="N0">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7" style:family="table">
      <style:table-properties style:width="16.002cm" fo:margin-top="0cm" fo:margin-bottom="0cm" fo:break-before="auto" fo:break-after="auto" table:align="margins" fo:keep-with-next="always" style:may-break-between-rows="false" table:border-model="collapsing"/>
    </style:style>
    <style:style style:name="Tabella47.A" style:family="table-column">
      <style:table-column-properties style:column-width="1.882cm" style:rel-column-width="7708*"/>
    </style:style>
    <style:style style:name="Tabella47.B" style:family="table-column">
      <style:table-column-properties style:column-width="2.762cm" style:rel-column-width="11313*"/>
    </style:style>
    <style:style style:name="Tabella47.D" style:family="table-column">
      <style:table-column-properties style:column-width="3.395cm" style:rel-column-width="13907*"/>
    </style:style>
    <style:style style:name="Tabella47.E" style:family="table-column">
      <style:table-column-properties style:column-width="5.2cm" style:rel-column-width="21294*"/>
    </style:style>
    <style:style style:name="Tabella47.1" style:family="table-row">
      <style:table-row-properties fo:keep-together="always"/>
    </style:style>
    <style:style style:name="Tabella4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7.D1" style:family="table-cell">
      <style:table-cell-properties style:vertical-align="middle" fo:background-color="#dddddd" fo:padding="0.097cm" fo:border="0.25pt solid #000000" style:writing-mode="page">
        <style:background-image/>
      </style:table-cell-properties>
    </style:style>
    <style:style style:name="Tabella47.2" style:family="table-row">
      <style:table-row-properties style:min-row-height="0.623cm" fo:keep-together="always"/>
    </style:style>
    <style:style style:name="Tabella47.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47.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47.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7.E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7.C9" style:family="table-cell" style:data-style-name="N0">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7.E9" style:family="table-cell" style:data-style-name="N0">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9" style:family="table">
      <style:table-properties style:width="16.002cm" fo:margin-top="0cm" fo:margin-bottom="0cm" fo:break-before="auto" fo:break-after="auto" table:align="margins" fo:keep-with-next="always" style:may-break-between-rows="false" table:border-model="collapsing"/>
    </style:style>
    <style:style style:name="Tabella39.A" style:family="table-column">
      <style:table-column-properties style:column-width="1.882cm" style:rel-column-width="7706*"/>
    </style:style>
    <style:style style:name="Tabella39.B" style:family="table-column">
      <style:table-column-properties style:column-width="7.061cm" style:rel-column-width="28914*"/>
    </style:style>
    <style:style style:name="Tabella39.C" style:family="table-column">
      <style:table-column-properties style:column-width="7.061cm" style:rel-column-width="28915*"/>
    </style:style>
    <style:style style:name="Tabella39.1" style:family="table-row">
      <style:table-row-properties fo:keep-together="always"/>
    </style:style>
    <style:style style:name="Tabella3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9.C1" style:family="table-cell">
      <style:table-cell-properties style:vertical-align="middle" fo:background-color="#dddddd" fo:padding="0.097cm" fo:border="0.25pt solid #000000" style:writing-mode="page">
        <style:background-image/>
      </style:table-cell-properties>
    </style:style>
    <style:style style:name="Tabella3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9.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0" style:family="table">
      <style:table-properties style:width="16.002cm" fo:margin-top="0cm" fo:margin-bottom="0cm" fo:break-before="auto" fo:break-after="auto" table:align="margins" fo:keep-with-next="always" style:may-break-between-rows="false" table:border-model="collapsing"/>
    </style:style>
    <style:style style:name="Tabella40.A" style:family="table-column">
      <style:table-column-properties style:column-width="4.295cm" style:rel-column-width="17587*"/>
    </style:style>
    <style:style style:name="Tabella40.B" style:family="table-column">
      <style:table-column-properties style:column-width="11.707cm" style:rel-column-width="47948*"/>
    </style:style>
    <style:style style:name="Tabella40.1" style:family="table-row">
      <style:table-row-properties fo:keep-together="always"/>
    </style:style>
    <style:style style:name="Tabella40.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0.B1" style:family="table-cell">
      <style:table-cell-properties style:vertical-align="" fo:background-color="#dddddd" fo:padding="0.097cm" fo:border="0.25pt solid #000000" style:writing-mode="page">
        <style:background-image/>
      </style:table-cell-properties>
    </style:style>
    <style:style style:name="Tabella40.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0.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8" style:family="table">
      <style:table-properties style:width="16.002cm" fo:margin-top="0cm" fo:margin-bottom="0cm" fo:break-before="auto" fo:break-after="auto" table:align="margins" fo:keep-with-next="always" style:may-break-between-rows="false" table:border-model="collapsing"/>
    </style:style>
    <style:style style:name="Tabella38.A" style:family="table-column">
      <style:table-column-properties style:column-width="2.293cm" style:rel-column-width="9391*"/>
    </style:style>
    <style:style style:name="Tabella38.B" style:family="table-column">
      <style:table-column-properties style:column-width="3.909cm" style:rel-column-width="16008*"/>
    </style:style>
    <style:style style:name="Tabella38.C" style:family="table-column">
      <style:table-column-properties style:column-width="0.981cm" style:rel-column-width="4016*"/>
    </style:style>
    <style:style style:name="Tabella38.D" style:family="table-column">
      <style:table-column-properties style:column-width="0.979cm" style:rel-column-width="4009*"/>
    </style:style>
    <style:style style:name="Tabella38.L" style:family="table-column">
      <style:table-column-properties style:column-width="0.981cm" style:rel-column-width="4020*"/>
    </style:style>
    <style:style style:name="Tabella38.1" style:family="table-row">
      <style:table-row-properties fo:keep-together="always"/>
    </style:style>
    <style:style style:name="Tabella3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8.L1" style:family="table-cell">
      <style:table-cell-properties style:vertical-align="middle" fo:background-color="#dddddd" fo:padding="0.097cm" fo:border="0.25pt solid #000000" style:writing-mode="page">
        <style:background-image/>
      </style:table-cell-properties>
    </style:style>
    <style:style style:name="Tabella3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8.C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8.I2" style:family="table-cell" style:data-style-name="N0">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8.L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A8"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3" style:family="table">
      <style:table-properties style:width="16.002cm" fo:margin-top="0cm" fo:margin-bottom="0cm" fo:break-before="auto" fo:break-after="auto" table:align="margins" fo:keep-with-next="always" style:may-break-between-rows="false" table:border-model="collapsing"/>
    </style:style>
    <style:style style:name="Tabella13.A" style:family="table-column">
      <style:table-column-properties style:column-width="5.713cm" style:rel-column-width="23396*"/>
    </style:style>
    <style:style style:name="Tabella13.B" style:family="table-column">
      <style:table-column-properties style:column-width="0.857cm" style:rel-column-width="3511*"/>
    </style:style>
    <style:style style:name="Tabella13.M" style:family="table-column">
      <style:table-column-properties style:column-width="0.859cm" style:rel-column-width="3518*"/>
    </style:style>
    <style:style style:name="Tabella13.1" style:family="table-row">
      <style:table-row-properties fo:keep-together="always"/>
    </style:style>
    <style:style style:name="Tabella1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13.B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3.L1" style:family="table-cell">
      <style:table-cell-properties style:vertical-align="" fo:background-color="#dddddd" fo:padding="0.097cm" fo:border="0.25pt solid #000000" style:writing-mode="page">
        <style:background-image/>
      </style:table-cell-properties>
    </style:style>
    <style:style style:name="Tabella1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13.B2"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13.M2"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ella13.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3.B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13.M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13.A7"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2" style:family="table">
      <style:table-properties style:width="16.002cm" fo:margin-top="0cm" fo:margin-bottom="0cm" fo:break-before="auto" fo:break-after="auto" table:align="margins" fo:keep-with-next="always" style:may-break-between-rows="false" table:border-model="collapsing"/>
    </style:style>
    <style:style style:name="Tabella42.A" style:family="table-column">
      <style:table-column-properties style:column-width="5.495cm" style:rel-column-width="22505*"/>
    </style:style>
    <style:style style:name="Tabella42.B" style:family="table-column">
      <style:table-column-properties style:column-width="0.875cm" style:rel-column-width="3585*"/>
    </style:style>
    <style:style style:name="Tabella42.M" style:family="table-column">
      <style:table-column-properties style:column-width="0.878cm" style:rel-column-width="3595*"/>
    </style:style>
    <style:style style:name="Tabella42.1" style:family="table-row">
      <style:table-row-properties fo:keep-together="always"/>
    </style:style>
    <style:style style:name="Tabella4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2.B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2.L1" style:family="table-cell">
      <style:table-cell-properties style:vertical-align="" fo:background-color="#dddddd" fo:padding="0.097cm" fo:border="0.25pt solid #000000" style:writing-mode="page">
        <style:background-image/>
      </style:table-cell-properties>
    </style:style>
    <style:style style:name="Tabella4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42.B2"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42.M2"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ella42.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2.M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3" style:family="table">
      <style:table-properties style:width="16.002cm" fo:margin-top="0cm" fo:margin-bottom="0cm" fo:break-before="auto" fo:break-after="auto" table:align="margins" fo:keep-with-next="always" style:may-break-between-rows="false" table:border-model="collapsing"/>
    </style:style>
    <style:style style:name="Tabella43.A" style:family="table-column">
      <style:table-column-properties style:column-width="1.769cm" style:rel-column-width="7246*"/>
    </style:style>
    <style:style style:name="Tabella43.B" style:family="table-column">
      <style:table-column-properties style:column-width="3.228cm" style:rel-column-width="13221*"/>
    </style:style>
    <style:style style:name="Tabella43.F" style:family="table-column">
      <style:table-column-properties style:column-width="1.319cm" style:rel-column-width="5405*"/>
    </style:style>
    <style:style style:name="Tabella43.1" style:family="table-row">
      <style:table-row-properties fo:keep-together="always"/>
    </style:style>
    <style:style style:name="Tabella4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3.F1" style:family="table-cell">
      <style:table-cell-properties style:vertical-align="middle" fo:background-color="#dddddd" fo:padding="0.097cm" fo:border="0.25pt solid #000000" style:writing-mode="page">
        <style:background-image/>
      </style:table-cell-properties>
    </style:style>
    <style:style style:name="Tabella4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3.F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4" style:family="table">
      <style:table-properties style:width="16.002cm" fo:margin-top="0cm" fo:margin-bottom="0cm" fo:break-before="auto" fo:break-after="auto" table:align="margins" fo:keep-with-next="always" style:may-break-between-rows="false" table:border-model="collapsing"/>
    </style:style>
    <style:style style:name="Tabella44.A" style:family="table-column">
      <style:table-column-properties style:column-width="1.88cm" style:rel-column-width="7702*"/>
    </style:style>
    <style:style style:name="Tabella44.B" style:family="table-column">
      <style:table-column-properties style:column-width="4.708cm" style:rel-column-width="19277*"/>
    </style:style>
    <style:style style:name="Tabella44.D" style:family="table-column">
      <style:table-column-properties style:column-width="4.708cm" style:rel-column-width="19279*"/>
    </style:style>
    <style:style style:name="Tabella44.1" style:family="table-row">
      <style:table-row-properties fo:keep-together="always"/>
    </style:style>
    <style:style style:name="Tabella4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4.D1" style:family="table-cell">
      <style:table-cell-properties style:vertical-align="" fo:background-color="#dddddd" fo:padding="0.097cm" fo:border="0.25pt solid #000000" style:writing-mode="page">
        <style:background-image/>
      </style:table-cell-properties>
    </style:style>
    <style:style style:name="Tabella4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4.D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5" style:family="table">
      <style:table-properties style:width="16.002cm" fo:margin-top="0cm" fo:margin-bottom="0cm" fo:break-before="auto" fo:break-after="auto" table:align="margins" fo:keep-with-next="always" style:may-break-between-rows="false" table:border-model="collapsing"/>
    </style:style>
    <style:style style:name="Tabella45.A" style:family="table-column">
      <style:table-column-properties style:column-width="1.769cm" style:rel-column-width="7243*"/>
    </style:style>
    <style:style style:name="Tabella45.B" style:family="table-column">
      <style:table-column-properties style:column-width="7.117cm" style:rel-column-width="29145*"/>
    </style:style>
    <style:style style:name="Tabella45.C" style:family="table-column">
      <style:table-column-properties style:column-width="7.117cm" style:rel-column-width="29147*"/>
    </style:style>
    <style:style style:name="Tabella45.1" style:family="table-row">
      <style:table-row-properties fo:keep-together="always"/>
    </style:style>
    <style:style style:name="Tabella4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5.C1" style:family="table-cell">
      <style:table-cell-properties style:vertical-align="" fo:background-color="#dddddd" fo:padding="0.097cm" fo:border="0.25pt solid #000000" style:writing-mode="page">
        <style:background-image/>
      </style:table-cell-properties>
    </style:style>
    <style:style style:name="Tabella4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5.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6" style:family="table">
      <style:table-properties style:width="16.002cm" fo:margin-top="0cm" fo:margin-bottom="0cm" fo:break-before="auto" fo:break-after="auto" table:align="margins" fo:keep-with-next="always" style:may-break-between-rows="false" table:border-model="collapsing"/>
    </style:style>
    <style:style style:name="Tabella46.A" style:family="table-column">
      <style:table-column-properties style:column-width="1.88cm" style:rel-column-width="7700*"/>
    </style:style>
    <style:style style:name="Tabella46.B" style:family="table-column">
      <style:table-column-properties style:column-width="14.122cm" style:rel-column-width="57835*"/>
    </style:style>
    <style:style style:name="Tabella46.1" style:family="table-row">
      <style:table-row-properties fo:keep-together="always"/>
    </style:style>
    <style:style style:name="Tabella4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6.B1" style:family="table-cell">
      <style:table-cell-properties style:vertical-align="" fo:background-color="#dddddd" fo:padding="0.097cm" fo:border="0.25pt solid #000000" style:writing-mode="page">
        <style:background-image/>
      </style:table-cell-properties>
    </style:style>
    <style:style style:name="Tabella4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paragraph-rsid="005ec8ee"/>
    </style:style>
    <style:style style:name="P3" style:family="paragraph" style:parent-style-name="Table_20_Heading">
      <style:text-properties officeooo:rsid="02e27850" officeooo:paragraph-rsid="0077e66c"/>
    </style:style>
    <style:style style:name="P4" style:family="paragraph" style:parent-style-name="Table_20_Heading">
      <style:text-properties officeooo:rsid="02e27850" officeooo:paragraph-rsid="007a73ff"/>
    </style:style>
    <style:style style:name="P5" style:family="paragraph" style:parent-style-name="Table_20_Heading">
      <style:text-properties officeooo:rsid="0116f267" officeooo:paragraph-rsid="0077e66c"/>
    </style:style>
    <style:style style:name="P6" style:family="paragraph" style:parent-style-name="Table_20_Heading">
      <style:text-properties officeooo:rsid="0116f267" officeooo:paragraph-rsid="007a73ff"/>
    </style:style>
    <style:style style:name="P7" style:family="paragraph" style:parent-style-name="Table_20_Heading">
      <style:paragraph-properties fo:text-align="center" style:justify-single-word="false"/>
      <style:text-properties officeooo:rsid="008f220a" officeooo:paragraph-rsid="009a14cb"/>
    </style:style>
    <style:style style:name="P8" style:family="paragraph" style:parent-style-name="Table_20_Heading">
      <style:text-properties officeooo:paragraph-rsid="0098d832"/>
    </style:style>
    <style:style style:name="P9" style:family="paragraph" style:parent-style-name="Table_20_Heading">
      <style:text-properties officeooo:paragraph-rsid="009a14cb"/>
    </style:style>
    <style:style style:name="P10" style:family="paragraph" style:parent-style-name="Table_20_Heading">
      <style:text-properties fo:font-size="7pt" officeooo:paragraph-rsid="005ec8ee" style:font-size-asian="7pt" style:font-size-complex="7pt"/>
    </style:style>
    <style:style style:name="P11" style:family="paragraph" style:parent-style-name="Table">
      <style:paragraph-properties fo:text-align="justify" style:justify-single-word="false"/>
      <style:text-properties officeooo:paragraph-rsid="005ec8ee"/>
    </style:style>
    <style:style style:name="P12" style:family="paragraph" style:parent-style-name="Table">
      <style:text-properties officeooo:paragraph-rsid="005ec8ee"/>
    </style:style>
    <style:style style:name="P13" style:family="paragraph" style:parent-style-name="Table">
      <style:text-properties officeooo:paragraph-rsid="0098d832"/>
    </style:style>
    <style:style style:name="P14" style:family="paragraph" style:parent-style-name="Table">
      <style:text-properties officeooo:paragraph-rsid="009a14cb"/>
    </style:style>
    <style:style style:name="P15" style:family="paragraph" style:parent-style-name="Contenuto_20_tabella_20_centrato">
      <style:text-properties officeooo:paragraph-rsid="005ec8ee"/>
    </style:style>
    <style:style style:name="P16" style:family="paragraph" style:parent-style-name="Contenuto_20_tabella_20_centrato">
      <style:text-properties officeooo:paragraph-rsid="0098d832"/>
    </style:style>
    <style:style style:name="P17" style:family="paragraph" style:parent-style-name="Contenuto_20_tabella_20_centrato">
      <style:text-properties officeooo:paragraph-rsid="009a14cb"/>
    </style:style>
    <style:style style:name="P18" style:family="paragraph" style:parent-style-name="Table_20_Contents">
      <style:text-properties officeooo:paragraph-rsid="005ec8ee"/>
    </style:style>
    <style:style style:name="P19" style:family="paragraph" style:parent-style-name="Table_20_Contents">
      <style:text-properties fo:language="fr" fo:country="FR" officeooo:paragraph-rsid="005ec8ee"/>
    </style:style>
    <style:style style:name="P20" style:family="paragraph" style:parent-style-name="Table_20_Contents">
      <style:paragraph-properties fo:text-align="justify" style:justify-single-word="false"/>
      <style:text-properties officeooo:paragraph-rsid="005ec8ee"/>
    </style:style>
    <style:style style:name="P21" style:family="paragraph" style:parent-style-name="Table_20_Contents">
      <style:paragraph-properties fo:text-align="justify" style:justify-single-word="false"/>
      <style:text-properties officeooo:paragraph-rsid="00804c48"/>
    </style:style>
    <style:style style:name="P22" style:family="paragraph" style:parent-style-name="Table_20_Contents">
      <style:text-properties officeooo:rsid="005dfce5" officeooo:paragraph-rsid="005ec8ee"/>
    </style:style>
    <style:style style:name="P23" style:family="paragraph" style:parent-style-name="Table_20_Contents">
      <style:text-properties officeooo:rsid="00da5bb0" officeooo:paragraph-rsid="0077e66c"/>
    </style:style>
    <style:style style:name="P24" style:family="paragraph" style:parent-style-name="Table_20_Contents">
      <style:text-properties officeooo:rsid="00da5bb0" officeooo:paragraph-rsid="007a73ff"/>
    </style:style>
    <style:style style:name="P25" style:family="paragraph" style:parent-style-name="Table_20_Contents">
      <style:text-properties officeooo:paragraph-rsid="00804c48"/>
    </style:style>
    <style:style style:name="P26" style:family="paragraph" style:parent-style-name="Table_20_Contents">
      <style:text-properties officeooo:paragraph-rsid="0098d832"/>
    </style:style>
    <style:style style:name="P27" style:family="paragraph" style:parent-style-name="Table_20_Contents">
      <style:text-properties officeooo:paragraph-rsid="009a14cb"/>
    </style:style>
    <style:style style:name="P28" style:family="paragraph" style:parent-style-name="EG_20_Formula">
      <style:text-properties officeooo:paragraph-rsid="005ec8ee"/>
    </style:style>
    <style:style style:name="P29" style:family="paragraph" style:parent-style-name="Contenuto_20_tabella_20_lungo">
      <style:text-properties officeooo:paragraph-rsid="005ec8ee"/>
    </style:style>
    <style:style style:name="P30" style:family="paragraph" style:parent-style-name="Contenuto_20_tabella_20_lungo">
      <style:text-properties officeooo:rsid="0195c765" officeooo:paragraph-rsid="0098d832"/>
    </style:style>
    <style:style style:name="P31" style:family="paragraph" style:parent-style-name="Contenuto_20_tabella_20_lungo">
      <style:text-properties officeooo:rsid="00da5bb0" officeooo:paragraph-rsid="0077e66c"/>
    </style:style>
    <style:style style:name="P32" style:family="paragraph" style:parent-style-name="Contenuto_20_tabella_20_lungo">
      <style:text-properties officeooo:rsid="00da5bb0" officeooo:paragraph-rsid="007a73ff"/>
    </style:style>
    <style:style style:name="P33" style:family="paragraph" style:parent-style-name="Contenuto_20_tabella_20_lungo">
      <style:text-properties officeooo:paragraph-rsid="00804c48"/>
    </style:style>
    <style:style style:name="P34" style:family="paragraph" style:parent-style-name="Caption">
      <style:text-properties officeooo:paragraph-rsid="005ec8ee"/>
    </style:style>
    <style:style style:name="P35" style:family="paragraph" style:parent-style-name="Table">
      <style:paragraph-properties fo:keep-with-next="always"/>
      <style:text-properties officeooo:paragraph-rsid="0077e66c"/>
    </style:style>
    <style:style style:name="P36" style:family="paragraph" style:parent-style-name="Table">
      <style:paragraph-properties fo:keep-with-next="always"/>
      <style:text-properties officeooo:paragraph-rsid="007a73ff"/>
    </style:style>
    <style:style style:name="P37" style:family="paragraph" style:parent-style-name="EG_20_Formula" style:master-page-name="">
      <style:paragraph-properties style:page-number="auto" fo:keep-with-next="always"/>
      <style:text-properties officeooo:paragraph-rsid="005ec8ee"/>
    </style:style>
    <style:style style:name="P38" style:family="paragraph" style:parent-style-name="Contents_20_2">
      <style:paragraph-properties>
        <style:tab-stops/>
      </style:paragraph-properties>
    </style:style>
    <style:style style:name="P39" style:family="paragraph" style:parent-style-name="Contents_20_3">
      <style:paragraph-properties>
        <style:tab-stops/>
      </style:paragraph-properties>
    </style:style>
    <style:style style:name="P40" style:family="paragraph" style:parent-style-name="Contents_20_4">
      <style:paragraph-properties>
        <style:tab-stops/>
      </style:paragraph-properties>
    </style:style>
    <style:style style:name="P41" style:family="paragraph" style:parent-style-name="Contents_20_2">
      <style:paragraph-properties>
        <style:tab-stops/>
      </style:paragraph-properties>
    </style:style>
    <style:style style:name="P42" style:family="paragraph" style:parent-style-name="Contents_20_3">
      <style:paragraph-properties>
        <style:tab-stops/>
      </style:paragraph-properties>
    </style:style>
    <style:style style:name="P43" style:family="paragraph" style:parent-style-name="Contents_20_4">
      <style:paragraph-properties>
        <style:tab-stops/>
      </style:paragraph-properties>
    </style:style>
    <style:style style:name="P44" style:family="paragraph" style:parent-style-name="Contenuto_20_tabella_20_lungo" style:list-style-name="EG_20_Elenco_20_semplice">
      <style:text-properties officeooo:paragraph-rsid="005ec8ee"/>
    </style:style>
    <style:style style:name="P45" style:family="paragraph" style:parent-style-name="Contenuto_20_tabella_20_lungo" style:list-style-name="EG_20_Elenco_20_semplice">
      <style:text-properties officeooo:rsid="00da5bb0" officeooo:paragraph-rsid="0077e66c"/>
    </style:style>
    <style:style style:name="P46" style:family="paragraph" style:parent-style-name="EG_20_Nota">
      <style:text-properties officeooo:paragraph-rsid="005ec8ee"/>
    </style:style>
    <style:style style:name="P47" style:family="paragraph" style:parent-style-name="EG_20_Nota" style:list-style-name="EG_20_All_20_nota_20_auto">
      <style:text-properties officeooo:paragraph-rsid="007dbd64"/>
    </style:style>
    <style:style style:name="P48" style:family="paragraph" style:parent-style-name="Heading_20_2" style:master-page-name="EG_20_Capitoli_20_prima">
      <style:paragraph-properties style:page-number="auto"/>
      <style:text-properties officeooo:paragraph-rsid="00a87066"/>
    </style:style>
    <style:style style:name="P49" style:family="paragraph" style:parent-style-name="Heading_20_3">
      <style:text-properties officeooo:paragraph-rsid="005ec8ee"/>
    </style:style>
    <style:style style:name="P50" style:family="paragraph" style:parent-style-name="Heading_20_3">
      <style:paragraph-properties fo:break-before="page"/>
    </style:style>
    <style:style style:name="P51" style:family="paragraph" style:parent-style-name="Heading_20_3" style:master-page-name="">
      <style:paragraph-properties style:page-number="auto" fo:break-before="page"/>
      <style:text-properties officeooo:paragraph-rsid="005ec8ee"/>
    </style:style>
    <style:style style:name="P52" style:family="paragraph" style:parent-style-name="Heading_20_3" style:master-page-name="">
      <style:paragraph-properties style:page-number="auto" fo:break-before="auto" fo:break-after="auto"/>
      <style:text-properties officeooo:paragraph-rsid="005ec8ee"/>
    </style:style>
    <style:style style:name="P53" style:family="paragraph" style:parent-style-name="Heading_20_4">
      <style:text-properties officeooo:paragraph-rsid="005ec8ee"/>
    </style:style>
    <style:style style:name="P54" style:family="paragraph" style:parent-style-name="Heading_20_4">
      <style:text-properties officeooo:paragraph-rsid="0077e66c"/>
    </style:style>
    <style:style style:name="P55" style:family="paragraph" style:parent-style-name="Heading_20_4" style:master-page-name="">
      <style:paragraph-properties style:page-number="auto" fo:break-before="page"/>
      <style:text-properties officeooo:paragraph-rsid="005ec8ee"/>
    </style:style>
    <style:style style:name="P56" style:family="paragraph" style:parent-style-name="Heading_20_4" style:master-page-name="">
      <style:paragraph-properties style:page-number="auto" fo:break-before="auto" fo:break-after="auto"/>
      <style:text-properties officeooo:paragraph-rsid="005ec8ee"/>
    </style:style>
    <style:style style:name="P57" style:family="paragraph" style:parent-style-name="Table_20_Contents" style:list-style-name="EG_20_Elenco_20_semplice">
      <style:text-properties officeooo:paragraph-rsid="005ec8ee"/>
    </style:style>
    <style:style style:name="P58" style:family="paragraph" style:parent-style-name="Text_20_body" style:list-style-name="EG_20_All_20_commi">
      <style:text-properties officeooo:paragraph-rsid="005f44fa"/>
    </style:style>
    <style:style style:name="P59" style:family="paragraph" style:parent-style-name="Text_20_body" style:list-style-name="EG_20_All_20_commi">
      <style:text-properties officeooo:paragraph-rsid="00676461"/>
    </style:style>
    <style:style style:name="P60" style:family="paragraph" style:parent-style-name="Text_20_body" style:list-style-name="EG_20_All_20_commi">
      <style:text-properties officeooo:paragraph-rsid="005ec8ee"/>
    </style:style>
    <style:style style:name="P61" style:family="paragraph" style:parent-style-name="Text_20_body" style:list-style-name="EG_20_All_20_commi">
      <loext:graphic-properties draw:fill="none" draw:fill-color="#ffffff"/>
      <style:paragraph-properties fo:background-color="transparent"/>
      <style:text-properties officeooo:paragraph-rsid="005ec8ee"/>
    </style:style>
    <style:style style:name="P62" style:family="paragraph" style:parent-style-name="Text_20_body" style:list-style-name="EG_20_All_20_commi">
      <style:text-properties officeooo:paragraph-rsid="0077e66c"/>
    </style:style>
    <style:style style:name="P63" style:family="paragraph" style:parent-style-name="Text_20_body" style:list-style-name="EG_20_All_20_commi">
      <style:text-properties officeooo:paragraph-rsid="00b12610"/>
    </style:style>
    <style:style style:name="P64" style:family="paragraph" style:parent-style-name="Text_20_body" style:list-style-name="EG_20_All_20_commi">
      <style:text-properties officeooo:paragraph-rsid="00804c48"/>
    </style:style>
    <style:style style:name="P65" style:family="paragraph" style:parent-style-name="Text_20_body" style:list-style-name="EG_20_All_20_commi">
      <style:text-properties officeooo:paragraph-rsid="007a73ff"/>
    </style:style>
    <style:style style:name="P66" style:family="paragraph" style:parent-style-name="Text_20_body" style:list-style-name="EG_20_All_20_commi">
      <style:text-properties officeooo:paragraph-rsid="00aff386"/>
    </style:style>
    <style:style style:name="P67" style:family="paragraph" style:parent-style-name="Text_20_body" style:list-style-name="EG_20_All_20_commi">
      <style:text-properties officeooo:paragraph-rsid="00bdf3a7"/>
    </style:style>
    <style:style style:name="P68" style:family="paragraph" style:parent-style-name="Text_20_body" style:list-style-name="EG_20_All_20_commi">
      <style:text-properties officeooo:paragraph-rsid="0093f425"/>
    </style:style>
    <style:style style:name="P69" style:family="paragraph" style:parent-style-name="Text_20_body" style:list-style-name="EG_20_All_20_elenco">
      <style:text-properties officeooo:paragraph-rsid="005ec8ee"/>
    </style:style>
    <style:style style:name="P70" style:family="paragraph" style:parent-style-name="Text_20_body">
      <style:text-properties officeooo:paragraph-rsid="005ec8ee"/>
    </style:style>
    <style:style style:name="P71" style:family="paragraph" style:parent-style-name="Text_20_body" style:list-style-name="EG_20_All_20_commi">
      <style:text-properties officeooo:paragraph-rsid="005ec8ee" style:font-size-asian="10.5pt" style:font-weight-asian="normal"/>
    </style:style>
    <style:style style:name="P72" style:family="paragraph" style:parent-style-name="Text_20_body" style:list-style-name="EG_20_All_20_commi">
      <style:text-properties officeooo:rsid="006e461b" officeooo:paragraph-rsid="005ec8ee"/>
    </style:style>
    <style:style style:name="P73" style:family="paragraph" style:parent-style-name="Text_20_body" style:list-style-name="EG_20_All_20_commi">
      <style:text-properties officeooo:rsid="005b6ff7" officeooo:paragraph-rsid="0093f425"/>
    </style:style>
    <style:style style:name="P74" style:family="paragraph" style:parent-style-name="Text_20_body" style:list-style-name="EG_20_All_20_commi">
      <style:paragraph-properties fo:text-align="justify" style:justify-single-word="false"/>
      <style:text-properties officeooo:paragraph-rsid="005ec8ee"/>
    </style:style>
    <style:style style:name="P75" style:family="paragraph" style:parent-style-name="Text_20_body" style:list-style-name="EG_20_All_20_commi" style:master-page-name="">
      <style:paragraph-properties style:page-number="auto" fo:break-before="auto" fo:break-after="auto"/>
      <style:text-properties officeooo:paragraph-rsid="00bdf3a7"/>
    </style:style>
    <style:style style:name="P76" style:family="paragraph">
      <loext:graphic-properties draw:fill="solid" draw:fill-color="#dddddd" draw:fill-gradient-name="Gradient_20_7" draw:fill-hatch-name="Hatching_20_46" draw:fill-image-width="0cm" draw:fill-image-height="0cm"/>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729fcf" draw:fill-gradient-name="Gradient_20_10" draw:fill-hatch-name="Hatching_20_47"/>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8" style:family="paragraph">
      <loext:graphic-properties draw:fill="none" draw:fill-color="#729fcf" draw:fill-gradient-name="Gradient_20_7" draw:fill-hatch-name="Hatching_20_46"/>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2" fo:font-size="9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79"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0" style:family="paragraph">
      <style:paragraph-properties fo:margin-left="0cm" fo:margin-right="0cm" fo:margin-top="0cm" fo:margin-bottom="0cm" fo:line-height="100%" fo:text-align="center" fo:text-indent="0cm"/>
    </style:style>
    <style:style style:name="P81"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P82" style:family="paragraph">
      <style:paragraph-properties fo:margin-left="0cm" fo:margin-right="0cm" fo:margin-top="0cm" fo:margin-bottom="0cm" fo:line-height="100%" fo:text-align="end" fo:text-indent="0cm"/>
    </style:style>
    <style:style style:name="P83" style:family="paragraph">
      <loext:graphic-properties draw:fill="none" draw:fill-color="#729fcf" draw:fill-gradient-name="Gradient_20_17" draw:fill-hatch-name="Hatching_20_47"/>
      <style:paragraph-properties fo:margin-left="0cm" fo:margin-right="0cm" fo:margin-top="0cm" fo:margin-bottom="0cm" fo:line-height="100%" fo:text-align="end" fo:text-indent="0cm" style:writing-mode="lr-tb"/>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P84"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85" style:family="paragraph">
      <loext:graphic-properties draw:fill="none" draw:fill-color="#729fcf" draw:fill-gradient-name="Gradient_20_17" draw:fill-hatch-name="Hatching_20_47"/>
      <style:paragraph-properties fo:margin-left="0cm" fo:margin-right="0cm" fo:margin-top="0cm" fo:margin-bottom="0cm" fo:line-height="100%" fo:text-align="center" fo:text-indent="0cm" style:writing-mode="lr-tb"/>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officeooo:rsid="006f2251"/>
    </style:style>
    <style:style style:name="T3" style:family="text">
      <style:text-properties style:use-window-font-color="true" fo:font-size="11pt" style:font-size-asian="10.5pt"/>
    </style:style>
    <style:style style:name="T4" style:family="text">
      <style:text-properties style:use-window-font-color="true" style:font-name="Liberation Sans" fo:font-size="9pt" style:font-size-asian="10.5pt"/>
    </style:style>
    <style:style style:name="T5" style:family="text">
      <style:text-properties style:use-window-font-color="true" style:font-name="Liberation Sans" fo:font-size="9pt" fo:font-style="italic" style:font-size-asian="10.5pt" style:font-style-asian="italic" style:font-style-complex="italic"/>
    </style:style>
    <style:style style:name="T6" style:family="text">
      <style:text-properties officeooo:rsid="0065b766"/>
    </style:style>
    <style:style style:name="T7" style:family="text">
      <style:text-properties style:language-complex="ar" style:country-complex="SA"/>
    </style:style>
    <style:style style:name="T8" style:family="text">
      <style:text-properties officeooo:rsid="00b37179" style:language-complex="ar" style:country-complex="SA"/>
    </style:style>
    <style:style style:name="T9" style:family="text">
      <style:text-properties officeooo:rsid="0064ea0a"/>
    </style:style>
    <style:style style:name="T10" style:family="text">
      <style:text-properties fo:color="#21409a" fo:font-size="9pt" fo:font-style="italic" style:font-size-asian="10.5pt" style:font-style-asian="italic" style:font-style-complex="italic"/>
    </style:style>
    <style:style style:name="T11" style:family="text">
      <style:text-properties fo:color="#21409a" fo:font-size="9pt" style:font-size-asian="10.5pt"/>
    </style:style>
    <style:style style:name="T12" style:family="text">
      <style:text-properties fo:color="#21409a" fo:font-size="9pt" officeooo:rsid="00c1245d" style:font-size-asian="10.5pt"/>
    </style:style>
    <style:style style:name="T13" style:family="text">
      <style:text-properties fo:color="#21409a" fo:font-size="9pt" officeooo:rsid="00c30891" style:font-size-asian="10.5pt"/>
    </style:style>
    <style:style style:name="T14" style:family="text">
      <style:text-properties fo:color="#21409a" style:font-name="Liberation Sans1" fo:font-size="11pt" fo:font-weight="bold" style:font-name-asian="Source Han Sans CN Regular" style:font-size-asian="14.1000003814697pt" style:font-weight-asian="bold" style:font-name-complex="Lohit Devanagari" style:font-size-complex="14.1000003814697pt" style:font-weight-complex="bold"/>
    </style:style>
    <style:style style:name="T15" style:family="text">
      <style:text-properties officeooo:rsid="00506343"/>
    </style:style>
    <style:style style:name="T16" style:family="text">
      <style:text-properties officeooo:rsid="00506343" fo:background-color="transparent" loext:char-shading-value="0"/>
    </style:style>
    <style:style style:name="T17" style:family="text">
      <style:text-properties officeooo:rsid="0051c081" fo:background-color="transparent" loext:char-shading-value="0"/>
    </style:style>
    <style:style style:name="T18" style:family="text">
      <style:text-properties officeooo:rsid="0051c081"/>
    </style:style>
    <style:style style:name="T19" style:family="text">
      <style:text-properties officeooo:rsid="004792ef"/>
    </style:style>
    <style:style style:name="T20" style:family="text">
      <style:text-properties officeooo:rsid="0056f6ae"/>
    </style:style>
    <style:style style:name="T21" style:family="text">
      <style:text-properties officeooo:rsid="00585f32"/>
    </style:style>
    <style:style style:name="T22" style:family="text">
      <style:text-properties officeooo:rsid="005a4a8e"/>
    </style:style>
    <style:style style:name="T23" style:family="text">
      <style:text-properties officeooo:rsid="00602fda"/>
    </style:style>
    <style:style style:name="T24" style:family="text">
      <style:text-properties officeooo:rsid="005fd97a"/>
    </style:style>
    <style:style style:name="T25" style:family="text">
      <style:text-properties officeooo:rsid="005398fa"/>
    </style:style>
    <style:style style:name="T26" style:family="text">
      <style:text-properties officeooo:rsid="0053b29f"/>
    </style:style>
    <style:style style:name="T27" style:family="text">
      <style:text-properties officeooo:rsid="00584f69"/>
    </style:style>
    <style:style style:name="T28" style:family="text">
      <style:text-properties officeooo:rsid="004d65b1"/>
    </style:style>
    <style:style style:name="T29" style:family="text">
      <style:text-properties officeooo:rsid="005c7c72"/>
    </style:style>
    <style:style style:name="T30" style:family="text">
      <style:text-properties style:font-name="Liberation Sans3" style:font-name-asian="Liberation Sans3" style:font-name-complex="Liberation Sans3"/>
    </style:style>
    <style:style style:name="T31" style:family="text">
      <style:text-properties fo:language="fr" fo:country="FR"/>
    </style:style>
    <style:style style:name="T32" style:family="text">
      <style:text-properties officeooo:rsid="005a81a5"/>
    </style:style>
    <style:style style:name="T33" style:family="text">
      <style:text-properties officeooo:rsid="005f33ee"/>
    </style:style>
    <style:style style:name="T34" style:family="text">
      <style:text-properties officeooo:rsid="0053bc76"/>
    </style:style>
    <style:style style:name="T35" style:family="text">
      <style:text-properties style:text-position="-33% 80%"/>
    </style:style>
    <style:style style:name="T36" style:family="text">
      <style:text-properties officeooo:rsid="00641e34"/>
    </style:style>
    <style:style style:name="T37" style:family="text">
      <style:text-properties officeooo:rsid="006eecb3"/>
    </style:style>
    <style:style style:name="T38" style:family="text">
      <style:text-properties officeooo:rsid="006f2251"/>
    </style:style>
    <style:style style:name="T39" style:family="text">
      <style:text-properties officeooo:rsid="0071f919"/>
    </style:style>
    <style:style style:name="T40" style:family="text">
      <style:text-properties officeooo:rsid="0077e66c"/>
    </style:style>
    <style:style style:name="T41" style:family="text">
      <style:text-properties officeooo:rsid="007dadee"/>
    </style:style>
    <style:style style:name="T42" style:family="text">
      <style:text-properties officeooo:rsid="011ab38e"/>
    </style:style>
    <style:style style:name="T43" style:family="text">
      <style:text-properties officeooo:rsid="00da5bb0"/>
    </style:style>
    <style:style style:name="T44" style:family="text">
      <style:text-properties officeooo:rsid="0119f6eb"/>
    </style:style>
    <style:style style:name="T45" style:family="text">
      <style:text-properties officeooo:rsid="0078ce26"/>
    </style:style>
    <style:style style:name="T46" style:family="text">
      <style:text-properties officeooo:rsid="007dbd64"/>
    </style:style>
    <style:style style:name="T47" style:family="text">
      <style:text-properties officeooo:rsid="00804c48"/>
    </style:style>
    <style:style style:name="T48" style:family="text">
      <style:text-properties style:font-name="Liberation Serif1" officeooo:rsid="00804c48" style:font-name-asian="Liberation Serif1" style:font-name-complex="Liberation Serif1"/>
    </style:style>
    <style:style style:name="T49" style:family="text">
      <style:text-properties style:font-name="Liberation Sans" officeooo:rsid="00804c48" style:font-name-asian="WenQuanYi Zen Hei Sharp" style:font-name-complex="Lohit Devanagari"/>
    </style:style>
    <style:style style:name="T50" style:family="text">
      <style:text-properties style:font-name="Liberation Serif2" officeooo:rsid="00804c48" style:font-name-asian="Liberation Serif2" style:font-name-complex="Liberation Serif2"/>
    </style:style>
    <style:style style:name="T51" style:family="text">
      <style:text-properties style:font-name="Liberation Serif" officeooo:rsid="00804c48" style:font-name-asian="WenQuanYi Zen Hei Sharp" style:font-name-complex="Lohit Devanagari"/>
    </style:style>
    <style:style style:name="T52" style:family="text">
      <style:text-properties style:font-name="Liberation Serif" officeooo:rsid="00b1778b" style:font-name-asian="WenQuanYi Zen Hei Sharp" style:font-name-complex="Lohit Devanagari"/>
    </style:style>
    <style:style style:name="T53" style:family="text">
      <style:text-properties officeooo:rsid="00868d7e"/>
    </style:style>
    <style:style style:name="T54" style:family="text">
      <style:text-properties officeooo:rsid="008c5175"/>
    </style:style>
    <style:style style:name="T55" style:family="text">
      <style:text-properties officeooo:rsid="008e3e66"/>
    </style:style>
    <style:style style:name="T56" style:family="text">
      <style:text-properties officeooo:rsid="0093f425"/>
    </style:style>
    <style:style style:name="T57" style:family="text">
      <style:text-properties officeooo:rsid="00a911c1"/>
    </style:style>
    <style:style style:name="T58" style:family="text">
      <style:text-properties officeooo:rsid="00b05612"/>
    </style:style>
    <style:style style:name="T59" style:family="text">
      <style:text-properties officeooo:rsid="00b22e13"/>
    </style:style>
    <style:style style:name="T60" style:family="text">
      <style:text-properties officeooo:rsid="00b37179"/>
    </style:style>
    <style:style style:name="T61" style:family="text">
      <style:text-properties style:use-window-font-color="true" style:text-outline="false" style:text-line-through-style="none" style:text-line-through-type="none" style:font-name="Liberation Sans1" fo:font-size="7pt" fo:font-style="italic" fo:text-shadow="none" style:text-underline-style="none" fo:font-weight="normal" style:letter-kerning="true" style:font-name-asian="WenQuanYi Zen Hei Sharp" style:font-size-asian="9pt" style:font-style-asian="italic" style:font-weight-asian="normal" style:font-name-complex="Lohit Devanagari" style:font-size-complex="9pt" style:font-style-complex="italic" style:font-weight-complex="normal" style:text-emphasize="none" style:font-relief="none" style:text-overline-style="none" style:text-overline-color="font-color"/>
    </style:style>
    <style:style style:name="T62" style:family="text">
      <style:text-properties style:use-window-font-color="true"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T63" style:family="text">
      <style:text-properties style:use-window-font-color="true" style:text-outline="false" style:text-line-through-style="none" style:text-line-through-type="none" style:text-position="sub 58%"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 style:font-size-complex="9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gradient-name="Gradient_20_7" draw:fill-hatch-name="Hatching_20_46" draw:fill-image-width="0cm" draw:fill-image-height="0cm" draw:textarea-horizontal-align="center" draw:textarea-vertical-align="middle" draw:auto-grow-height="false" fo:min-height="2.471cm" fo:min-width="2.297cm" fo:padding-top="0.155cm" fo:padding-bottom="0.155cm" fo:padding-left="0.28cm" fo:padding-right="0.28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fill-gradient-name="Gradient_20_10" draw:fill-hatch-name="Hatching_20_47"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fill-gradient-name="Gradient_20_7" draw:fill-hatch-name="Hatching_20_46"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34cm" fo:padding-top="0cm" fo:padding-bottom="0cm" fo:padding-left="0cm" fo:padding-right="0cm" draw:shadow="hidden" draw:shadow-offset-x="0.199cm" draw:shadow-offset-y="0.199cm" draw:shadow-color="#808080" style:run-through="foreground"/>
      <style:paragraph-properties style:writing-mode="lr-tb"/>
    </style:style>
    <style:style style:name="gr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righ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1.069cm" fo:padding-top="0cm" fo:padding-bottom="0cm" fo:padding-left="0cm" fo:padding-right="0cm" draw:shadow="hidden" draw:shadow-offset-x="0.199cm" draw:shadow-offset-y="0.199cm" draw:shadow-color="#808080" style:run-through="foreground"/>
      <style:paragraph-properties style:writing-mode="lr-tb"/>
    </style:style>
    <style:style style:name="gr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713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fill-gradient-name="Gradient_20_17" draw:fill-hatch-name="Hatching_20_47" draw:textarea-horizontal-align="justify" draw:textarea-vertical-align="middle" fo:min-height="0.714cm" fo:padding-top="0cm" fo:padding-bottom="0cm" fo:padding-left="0cm" fo:padding-right="0cm" draw:shadow="hidden" draw:shadow-offset-x="0.199cm" draw:shadow-offset-y="0.199cm" draw:shadow-color="#808080" style:run-through="foreground"/>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8" text:outline-level="2"><text:bookmark-start text:name="__RefHeading___Toc27153_2980581049"/><text:reference-mark-start text:name="ch resistenza al fuoco"/>Resistenza al fuoco<text:bookmark-end text:name="__RefHeading___Toc27153_2980581049"/><text:reference-mark-end text:name="ch resistenza al fuoc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38"/>
          <text:p text:style-name="P39"><text:a xlink:type="simple" xlink:href="#__RefHeading___Toc49132_2443238718" text:style-name="Index_20_Link" text:visited-style-name="Index_20_Link">Premessa</text:a></text:p>
          <text:p text:style-name="P39"><text:a xlink:type="simple" xlink:href="#__RefHeading__184986_1904530980" text:style-name="Index_20_Link" text:visited-style-name="Index_20_Link">Livelli di prestazione</text:a></text:p>
          <text:p text:style-name="P39"><text:a xlink:type="simple" xlink:href="#__RefHeading__184988_1904530980" text:style-name="Index_20_Link" text:visited-style-name="Index_20_Link">Criteri di attribuzione dei livelli di prestazione</text:a></text:p>
          <text:p text:style-name="P39"><text:a xlink:type="simple" xlink:href="#__RefHeading__184990_1904530980" text:style-name="Index_20_Link" text:visited-style-name="Index_20_Link">Soluzioni progettuali</text:a></text:p>
          <text:p text:style-name="P40"><text:a xlink:type="simple" xlink:href="#__RefHeading__14511_1380181896" text:style-name="Index_20_Link" text:visited-style-name="Index_20_Link">Soluzioni conformi per il livello di prestazione I</text:a></text:p>
          <text:p text:style-name="P40"><text:a xlink:type="simple" xlink:href="#__RefHeading__10869_734913958" text:style-name="Index_20_Link" text:visited-style-name="Index_20_Link">Soluzioni conformi per il livello di prestazione II</text:a></text:p>
          <text:p text:style-name="P40"><text:a xlink:type="simple" xlink:href="#__RefHeading__13601_803116161" text:style-name="Index_20_Link" text:visited-style-name="Index_20_Link">Soluzioni conformi per il livello di prestazione III</text:a></text:p>
          <text:p text:style-name="P40"><text:a xlink:type="simple" xlink:href="#__RefHeading__184992_1904530980" text:style-name="Index_20_Link" text:visited-style-name="Index_20_Link">Soluzioni conformi per il livello di prestazione IV</text:a></text:p>
          <text:p text:style-name="P40"><text:a xlink:type="simple" xlink:href="#__RefHeading__184994_1904530980" text:style-name="Index_20_Link" text:visited-style-name="Index_20_Link">Soluzioni conformi per il livello di prestazione V</text:a></text:p>
          <text:p text:style-name="P40"><text:a xlink:type="simple" xlink:href="#__RefHeading__22496_1351916563" text:style-name="Index_20_Link" text:visited-style-name="Index_20_Link">Soluzioni alternative per il livello di prestazione I</text:a></text:p>
          <text:p text:style-name="P40"><text:a xlink:type="simple" xlink:href="#__RefHeading__184996_1904530980" text:style-name="Index_20_Link" text:visited-style-name="Index_20_Link">Soluzioni alternative per il livello di prestazione II</text:a></text:p>
          <text:p text:style-name="P40"><text:a xlink:type="simple" xlink:href="#__RefHeading__23977_1824289771" text:style-name="Index_20_Link" text:visited-style-name="Index_20_Link">Soluzioni alternative per il livello di prestazione III</text:a></text:p>
          <text:p text:style-name="P40"><text:a xlink:type="simple" xlink:href="#__RefHeading__184998_1904530980" text:style-name="Index_20_Link" text:visited-style-name="Index_20_Link">Soluzioni alternative per i livelli di prestazione IV e V</text:a></text:p>
          <text:p text:style-name="P39"><text:a xlink:type="simple" xlink:href="#__RefHeading__6844_590321925" text:style-name="Index_20_Link" text:visited-style-name="Index_20_Link">Verifica delle prestazioni di resistenza al fuoco con incendi convenzionali di progetto</text:a></text:p>
          <text:p text:style-name="P39"><text:a xlink:type="simple" xlink:href="#__RefHeading__7217_1225800387" text:style-name="Index_20_Link" text:visited-style-name="Index_20_Link">Verifica delle prestazioni di resistenza al fuoco con curve naturali di incendio</text:a></text:p>
          <text:p text:style-name="P39"><text:a xlink:type="simple" xlink:href="#__RefHeading__7173_1351916563" text:style-name="Index_20_Link" text:visited-style-name="Index_20_Link">Curve nominali d’incendio</text:a></text:p>
          <text:p text:style-name="P39"><text:a xlink:type="simple" xlink:href="#__RefHeading__4304_1946883226" text:style-name="Index_20_Link" text:visited-style-name="Index_20_Link">Criteri di progettazione strutturale in caso di incendio</text:a></text:p>
          <text:p text:style-name="P40"><text:a xlink:type="simple" xlink:href="#__RefHeading__24274_1824289771" text:style-name="Index_20_Link" text:visited-style-name="Index_20_Link">Criteri generali</text:a></text:p>
          <text:p text:style-name="P40"><text:a xlink:type="simple" xlink:href="#__RefHeading__15426_1351916563" text:style-name="Index_20_Link" text:visited-style-name="Index_20_Link">Elementi strutturali secondari</text:a></text:p>
          <text:p text:style-name="P40"><text:a xlink:type="simple" xlink:href="#__RefHeading__6546_1275959801" text:style-name="Index_20_Link" text:visited-style-name="Index_20_Link">Strutture vulnerabili in condizioni di incendio</text:a></text:p>
          <text:p text:style-name="P39"><text:a xlink:type="simple" xlink:href="#__RefHeading__4903_1946883226" text:style-name="Index_20_Link" text:visited-style-name="Index_20_Link">Procedura per il calcolo del carico di incendio specifico di progetto</text:a></text:p>
          <text:p text:style-name="P40"><text:a xlink:type="simple" xlink:href="#__RefHeading__4663_1946883226" text:style-name="Index_20_Link" text:visited-style-name="Index_20_Link">Indicazioni aggiuntive sulla determinazione statistica del carico di incendio</text:a></text:p>
          <text:p text:style-name="P40"><text:a xlink:type="simple" xlink:href="#__RefHeading__4657_1946883226" text:style-name="Index_20_Link" text:visited-style-name="Index_20_Link">Procedura per il calcolo del contributo al carico di incendio di strutture in legno</text:a></text:p>
          <text:p text:style-name="P39"><text:a xlink:type="simple" xlink:href="#__RefHeading__5223_1736600640" text:style-name="Index_20_Link" text:visited-style-name="Index_20_Link">Classificazione di resistenza al fuoco di prodotti ed elementi costruttivi di opere da costruzione</text:a></text:p>
          <text:p text:style-name="P39"><text:a xlink:type="simple" xlink:href="#__RefHeading__185002_1904530980" text:style-name="Index_20_Link" text:visited-style-name="Index_20_Link">Simboli</text:a></text:p>
          <text:p text:style-name="P39"><text:a xlink:type="simple" xlink:href="#__RefHeading__6918_65918430" text:style-name="Index_20_Link" text:visited-style-name="Index_20_Link">Classi</text:a></text:p>
          <text:p text:style-name="P40"><text:a xlink:type="simple" xlink:href="#__RefHeading__185004_1904530980" text:style-name="Index_20_Link" text:visited-style-name="Index_20_Link">Elementi portanti privi di funzione di compartimento antincendio</text:a></text:p>
          <text:p text:style-name="P40"><text:a xlink:type="simple" xlink:href="#__RefHeading__185006_1904530980" text:style-name="Index_20_Link" text:visited-style-name="Index_20_Link">Elementi portanti con funzione di compartimento antincendio</text:a></text:p>
          <text:p text:style-name="P40"><text:a xlink:type="simple" xlink:href="#__RefHeading___Toc32011_2737524394" text:style-name="Index_20_Link" text:visited-style-name="Index_20_Link">Prodotti e sistemi per la protezione di parti o elementi portanti delle opere di costruzione</text:a></text:p>
          <text:p text:style-name="P40"><text:a xlink:type="simple" xlink:href="#__RefHeading__185010_1904530980" text:style-name="Index_20_Link" text:visited-style-name="Index_20_Link">Parti o elementi non portanti di opere di costruzioni e prodotti afferenti</text:a></text:p>
          <text:p text:style-name="P40"><text:a xlink:type="simple" xlink:href="#__RefHeading__185012_1904530980" text:style-name="Index_20_Link" text:visited-style-name="Index_20_Link">Prodotti destinati ai sistemi di ventilazione, esclusi i sistemi di estrazione del fumo e del calore</text:a></text:p>
          <text:p text:style-name="P40"><text:a xlink:type="simple" xlink:href="#__RefHeading__185014_1904530980" text:style-name="Index_20_Link" text:visited-style-name="Index_20_Link">Prodotti destinati all’uso nelle installazioni tecniche</text:a></text:p>
          <text:p text:style-name="P40"><text:a xlink:type="simple" xlink:href="#__RefHeading__185016_1904530980" text:style-name="Index_20_Link" text:visited-style-name="Index_20_Link">Prodotti da utilizzare nei sistemi di controllo del fumo e del calore</text:a></text:p>
          <text:p text:style-name="P39"><text:a xlink:type="simple" xlink:href="#__RefHeading__6661_1946883226" text:style-name="Index_20_Link" text:visited-style-name="Index_20_Link">Modalità per la classificazione in base ai risultati di prove</text:a></text:p>
          <text:p text:style-name="P39"><text:a xlink:type="simple" xlink:href="#__RefHeading__20835_600018389" text:style-name="Index_20_Link" text:visited-style-name="Index_20_Link">Modalità per la classificazione in base ai risultati di calcoli</text:a></text:p>
          <text:p text:style-name="P39"><text:a xlink:type="simple" xlink:href="#__RefHeading__5813_256738638" text:style-name="Index_20_Link" text:visited-style-name="Index_20_Link">Modalità per la classificazione in base a confronti con tabelle</text:a></text:p>
          <text:p text:style-name="P40"><text:a xlink:type="simple" xlink:href="#__RefHeading__185018_1904530980" text:style-name="Index_20_Link" text:visited-style-name="Index_20_Link">Murature non portanti di blocchi</text:a></text:p>
          <text:p text:style-name="P40"><text:a xlink:type="simple" xlink:href="#__RefHeading__185020_1904530980" text:style-name="Index_20_Link" text:visited-style-name="Index_20_Link">Murature portanti di blocchi</text:a></text:p>
          <text:p text:style-name="P40"><text:a xlink:type="simple" xlink:href="#__RefHeading__185022_1904530980" text:style-name="Index_20_Link" text:visited-style-name="Index_20_Link">Solette piene e solai alleggeriti</text:a></text:p>
          <text:p text:style-name="P40"><text:a xlink:type="simple" xlink:href="#__RefHeading__185024_1904530980" text:style-name="Index_20_Link" text:visited-style-name="Index_20_Link">Travi, pilastri e pareti in calcestruzzo armato ordinario e precompresso</text:a></text:p>
          <text:p text:style-name="P39"><text:a xlink:type="simple" xlink:href="#__RefHeading__7830_1067850785" text:style-name="Index_20_Link" text:visited-style-name="Index_20_Link">Riferimenti</text:a></text:p>
        </text:index-body>
      </text:table-of-content>
      <text:p text:style-name="Standard"/>
      <text:h text:style-name="P50" text:outline-level="3"><text:bookmark-start text:name="__RefHeading___Toc49132_2443238718"/>Premessa<text:bookmark-end text:name="__RefHeading___Toc49132_2443238718"/></text:h>
      <text:list xml:id="list3771154556" text:style-name="EG_20_All_20_commi">
        <text:list-item text:start-value="1">
          <text:p text:style-name="P58">La finalità della resistenza al fuoco è quella di garantire la <text:span text:style-name="Emphasis">capacità portante delle strutture </text:span>in condizioni di incendio nonché la <text:span text:style-name="Emphasis">capacità di compartimentazione</text:span>, per un tempo minimo necessario al raggiungimento degli <text:span text:style-name="Emphasis">obiettivi di sicurezza di prevenzione incendi</text:span>.</text:p>
        </text:list-item>
        <text:list-item>
          <text:p text:style-name="P58">Il capitolo <text:reference-ref text:reference-format="chapter" text:ref-name="ch compartimentazione">Errore: sorgente del riferimento non trovata</text:reference-ref> sulle misure di <text:span text:style-name="Emphasis">compartimentazione</text:span> costituisce complemento al presente capitolo.</text:p>
        </text:list-item>
      </text:list>
      <text:h text:style-name="P49" text:outline-level="3"><text:bookmark-start text:name="__RefHeading__184986_1904530980"/>Livelli di prestazione<text:bookmark-end text:name="__RefHeading__184986_1904530980"/></text:h>
      <text:list xml:id="list183249648733903" text:continue-list="list3771154556" text:style-name="EG_20_All_20_commi">
        <text:list-item text:start-value="1">
          <text:p text:style-name="P59">La tabella <text:sequence-ref text:reference-format="value" text:ref-name="refTable0">S.2-1</text:sequence-ref> riporta i livelli di prestazione attribuibili alle <text:span text:style-name="Emphasis">opere da costruzione</text:span> per la presente misura antincendio.</text:p>
        </text:list-item>
      </text:list>
      <table:table table:name="Table15" table:style-name="Table15">
        <table:table-column table:style-name="Table15.A"/>
        <table:table-column table:style-name="Table15.B"/>
        <table:table-row table:style-name="Table15.1">
          <table:table-cell table:style-name="Table15.A1" office:value-type="string">
            <text:p text:style-name="P2">Livello di prestazione</text:p>
          </table:table-cell>
          <table:table-cell table:style-name="Table15.B1" office:value-type="string">
            <text:p text:style-name="P2">Descrizione</text:p>
          </table:table-cell>
        </table:table-row>
        <table:table-row table:style-name="Table15.1">
          <table:table-cell table:style-name="Table15.A2" office:value-type="string">
            <text:p text:style-name="P15">I</text:p>
          </table:table-cell>
          <table:table-cell table:style-name="Table15.B2" office:value-type="string">
            <text:p text:style-name="P18">Assenza di conseguenze esterne per collasso strutturale</text:p>
          </table:table-cell>
        </table:table-row>
        <table:table-row table:style-name="Table15.1">
          <table:table-cell table:style-name="Table15.A2" office:value-type="string">
            <text:p text:style-name="P15">II</text:p>
          </table:table-cell>
          <table:table-cell table:style-name="Table15.B2" office:value-type="string">
            <text:p text:style-name="P18">Mantenimento dei requisiti di resistenza al fuoco per un periodo sufficiente all’evacuazione degli occupanti in luogo sicuro all’esterno della costruzione.</text:p>
          </table:table-cell>
        </table:table-row>
        <table:table-row table:style-name="Table15.1">
          <table:table-cell table:style-name="Table15.A2" office:value-type="string">
            <text:p text:style-name="P15">III</text:p>
          </table:table-cell>
          <table:table-cell table:style-name="Table15.B2" office:value-type="string">
            <text:p text:style-name="P18">Mantenimento dei requisiti di resistenza al fuoco per un periodo congruo con la durata dell<text:span text:style-name="T4">’</text:span>incendio.</text:p>
          </table:table-cell>
        </table:table-row>
        <table:table-row table:style-name="Table15.1">
          <table:table-cell table:style-name="Table15.A2" office:value-type="string">
            <text:p text:style-name="P15">IV</text:p>
          </table:table-cell>
          <table:table-cell table:style-name="Table15.B2" office:value-type="string">
            <text:p text:style-name="P18">Requisiti di resistenza al fuoco tali da garantire, dopo la fine dell’incendio, un limitato danneggiamento della costruzione.</text:p>
          </table:table-cell>
        </table:table-row>
        <table:table-row table:style-name="Table15.1">
          <table:table-cell table:style-name="Table15.A2" office:value-type="string">
            <text:p text:style-name="P15">V</text:p>
          </table:table-cell>
          <table:table-cell table:style-name="Table15.B2" office:value-type="string">
            <text:p text:style-name="P18">Requisiti di resistenza al fuoco tali da garantire, dopo la fine dell’incendio, il mantenimento della totale funzionalità della costruzione stessa.</text:p>
          </table:table-cell>
        </table:table-row>
      </table:table>
      <text:p text:style-name="P12">Tabella <text:sequence text:ref-name="refTable0" text:name="Table" text:formula="ooow:Table+1" style:num-format="1">S.2-1</text:sequence>: Livelli di prestazione</text:p>
      <text:h text:style-name="P51" text:outline-level="3"><text:bookmark-start text:name="__RefHeading__184988_1904530980"/>Criteri di attribuzione dei livelli di prestazione<text:bookmark-end text:name="__RefHeading__184988_1904530980"/></text:h>
      <text:list xml:id="list183249483870083" text:continue-list="list183249648733903" text:style-name="EG_20_All_20_commi">
        <text:list-item text:start-value="1">
          <text:p text:style-name="P60"><text:span text:style-name="T36">La</text:span> tabella <text:sequence-ref text:reference-format="value" text:ref-name="refTable1">S.2-2</text:sequence-ref> <text:span text:style-name="T36">riporta</text:span> i criteri <text:span text:style-name="Emphasis">generalmente accettati</text:span> per l’attribuzione dei singoli livelli di prestazione.</text:p>
        </text:list-item>
      </text:list>
      <table:table table:name="Tabella15" table:style-name="Tabella15">
        <table:table-column table:style-name="Tabella15.A"/>
        <table:table-column table:style-name="Tabella15.B"/>
        <table:table-row>
          <table:table-cell table:style-name="Tabella15.A1" office:value-type="string">
            <text:p text:style-name="P2">Livello di prestazione</text:p>
          </table:table-cell>
          <table:table-cell table:style-name="Tabella15.B1" office:value-type="string">
            <text:p text:style-name="P2">Criteri di attribuzione</text:p>
          </table:table-cell>
        </table:table-row>
        <table:table-row>
          <table:table-cell table:style-name="Tabella15.A4" office:value-type="string">
            <text:p text:style-name="P15">I</text:p>
          </table:table-cell>
          <table:table-cell table:style-name="Tabella15.B2" office:value-type="string">
            <text:p text:style-name="P29">Opere da costruzione, comprensive di eventuali manufatti di servizio adiacenti nonché dei relativi impianti tecnologici di servizio, dove sono verificate <text:span text:style-name="Emphasis">tutte</text:span> le seguenti condizioni:</text:p>
            <text:list xml:id="list2769013882" text:style-name="EG_20_Elenco_20_semplice">
              <text:list-item>
                <text:p text:style-name="P44">compartimentate rispetto ad altre opere da costruzione eventualmente adiacenti e strutturalmente separate da esse e tali che l’eventuale cedimento strutturale non arrechi danni ad altre opere da costruzione <text:span text:style-name="T6">o all’esterno del confine dell’area su cui sorge l’attività medesima</text:span>;</text:p>
              </text:list-item>
              <text:list-item>
                <text:p text:style-name="P44">adibite ad attività afferenti ad un solo <text:span text:style-name="Emphasis">responsabile dell</text:span><text:span text:style-name="Emphasis"><text:span text:style-name="T5">’</text:span></text:span><text:span text:style-name="Emphasis">attività</text:span> e con profil<text:span text:style-name="T60">o</text:span> di rischio <text:span text:style-name="T7">R</text:span><text:span text:style-name="EG_20_Pedice"><text:span text:style-name="T7">beni</text:span></text:span><text:span text:style-name="T7"> pari a</text:span><text:span text:style-name="T8">d</text:span><text:span text:style-name="T7"> 1</text:span>;</text:p>
              </text:list-item>
              <text:list-item>
                <text:p text:style-name="P44">non adibite ad attività che comportino presenza di occupanti, ad esclusione di quella occasionale e di breve durata di personale addetto.</text:p>
              </text:list-item>
            </text:list>
          </table:table-cell>
        </table:table-row>
        <table:table-row>
          <table:table-cell table:style-name="Tabella15.A4" office:value-type="string">
            <text:p text:style-name="P15">II</text:p>
          </table:table-cell>
          <table:table-cell table:style-name="Tabella15.B3" office:value-type="string">
            <text:p text:style-name="P29">Opere da costruzione o porzioni di opere da costruzione, comprensive di eventuali manufatti di servizio adiacenti nonché dei relativi impianti tecnologici di servizio, dove sono verificate <text:span text:style-name="Emphasis">tutte</text:span> le seguenti condizioni:</text:p>
            <text:list xml:id="list183248427822386" text:continue-numbering="true" text:style-name="EG_20_Elenco_20_semplice">
              <text:list-item>
                <text:p text:style-name="P44">compartimentate rispetto ad altre opere da costruzione eventualmente adiacenti;</text:p>
              </text:list-item>
              <text:list-item>
                <text:p text:style-name="P44">strutturalmente separate da altre opere da costruzione e tali che l’eventuale cedimento strutturale non arrechi danni alle stesse <text:span text:style-name="T6">o all’esterno del confine dell’area su cui sorge l’attività medesima</text:span>; <text:span text:style-name="T9">oppure</text:span>, in caso di assenza di separazione strutturale, tali che l’eventuale cedimento della porzione non arrechi danni al resto dell<text:span text:style-name="T4">’</text:span>opera da costruzione <text:span text:style-name="T6">o all’esterno del confine dell’area su cui sorge l’attività medesima</text:span>;</text:p>
              </text:list-item>
              <text:list-item>
                <text:p text:style-name="P44">adibite ad attività afferenti ad un solo <text:span text:style-name="Emphasis">responsabile dell</text:span><text:span text:style-name="Emphasis"><text:span text:style-name="T5">’</text:span></text:span><text:span text:style-name="Emphasis">attività</text:span> e con i seguenti profili di rischio:</text:p>
                <text:list>
                  <text:list-item>
                    <text:p text:style-name="P44">R<text:span text:style-name="EG_20_Pedice">vita</text:span> compresi in A1, A2, A3, A4;</text:p>
                  </text:list-item>
                  <text:list-item>
                    <text:p text:style-name="P44"><text:span text:style-name="T7">R</text:span><text:span text:style-name="EG_20_Pedice"><text:span text:style-name="T7">beni</text:span></text:span><text:span text:style-name="T7"> pari a</text:span><text:span text:style-name="T8">d</text:span><text:span text:style-name="T7"> 1</text:span>;</text:p>
                  </text:list-item>
                </text:list>
              </text:list-item>
              <text:list-item>
                <text:p text:style-name="P44">densità di affollamento ≤ 0,2 persone/m<text:span text:style-name="EG_20_Apice">2</text:span>;</text:p>
              </text:list-item>
              <text:list-item>
                <text:p text:style-name="P44">non prevalentemente destinate ad occupanti con disabilità;</text:p>
              </text:list-item>
              <text:list-item>
                <text:p text:style-name="P44">aventi piani situati a quota compresa tra -5 m e 12 m.</text:p>
              </text:list-item>
            </text:list>
          </table:table-cell>
        </table:table-row>
        <table:table-row>
          <table:table-cell table:style-name="Tabella15.A4" office:value-type="string">
            <text:p text:style-name="P15">III</text:p>
          </table:table-cell>
          <table:table-cell table:style-name="Tabella15.B4" office:value-type="string">
            <text:p text:style-name="P29">Opere da costruzione non ricomprese negli altri criteri di attribuzione.</text:p>
          </table:table-cell>
        </table:table-row>
        <table:table-row table:style-name="Tabella15.5">
          <table:table-cell table:style-name="Tabella15.A5" office:value-type="string">
            <text:p text:style-name="P15">IV, V</text:p>
          </table:table-cell>
          <table:table-cell table:style-name="Tabella15.B5" office:value-type="string">
            <text:p text:style-name="P29">Su specifica richiesta del committente, previsti da capitolati tecnici di progetto, richiesti dalla autorità competente per <text:span text:style-name="T37">opere da </text:span>costruzion<text:span text:style-name="T37">e </text:span>destinate ad attività di particolare importanza.</text:p>
          </table:table-cell>
        </table:table-row>
      </table:table>
      <text:p text:style-name="P12">Tabella <text:sequence text:ref-name="refTable1" text:name="Table" text:formula="ooow:Table+1" style:num-format="1">S.2-2</text:sequence>: Criteri di attribuzione dei livelli di prestazione</text:p>
      <text:list xml:id="list934394881" text:style-name="EG_20_All_20_nota_20_auto">
        <text:list-item>
          <text:p text:style-name="P46">La definizione di <text:span text:style-name="Emphasis">responsabile dell</text:span><text:span text:style-name="Emphasis"><text:span text:style-name="T10">’</text:span></text:span><text:span text:style-name="Emphasis">attività</text:span> è riportata nel capitolo <text:reference-ref text:reference-format="chapter" text:ref-name="ch definizioni">Errore: sorgente del riferimento non trovata</text:reference-ref>.</text:p>
        </text:list-item>
      </text:list>
      <text:h text:style-name="P51" text:outline-level="3"><text:bookmark-start text:name="__RefHeading__184990_1904530980"/>Soluzioni progettuali<text:bookmark-end text:name="__RefHeading__184990_1904530980"/></text:h>
      <text:h text:style-name="P53" text:outline-level="4"><text:bookmark-start text:name="__RefHeading__14511_1380181896"/>Soluzioni conformi per il livello di prestazione I<text:bookmark-end text:name="__RefHeading__14511_1380181896"/></text:h>
      <text:list xml:id="list183248457389579" text:continue-list="list183249483870083" text:style-name="EG_20_All_20_commi">
        <text:list-item text:start-value="1">
          <text:p text:style-name="P60">Deve essere interposta <text:span text:style-name="Emphasis">distanza di separazione</text:span> su spazio a cielo libero non inferiore alla massima altezza della costruzione verso altre opere da costruzione e verso il confine dell’area su cui sorge l’attività medesima.</text:p>
        </text:list-item>
        <text:list-item>
          <text:p text:style-name="P61"><text:span text:style-name="T15">Deve essere limitata la propagazione dell’incendio verso le altre opere da costruzione o all’esterno del confine dell’area su cui sorge l’attività medesima, adottando le soluzioni indicate al paragrafo</text:span><text:span text:style-name="T16"> </text:span><text:span text:style-name="T17"><text:reference-ref text:reference-format="chapter" text:ref-name="ch compartimentazione soluzioni conformi II">Errore: sorgente del riferimento non trovata</text:reference-ref></text:span><text:span text:style-name="T17">.</text:span></text:p>
        </text:list-item>
        <text:list-item>
          <text:p text:style-name="P60">Non è richiesta all’opera da costruzione alcuna prestazione minima di capacità portante in condizioni di incendio, o di compartimentazione interna.</text:p>
        </text:list-item>
      </text:list>
      <text:h text:style-name="P53" text:outline-level="4"><text:bookmark-start text:name="__RefHeading__10869_734913958"/>Soluzioni conformi per il livello di prestazione II<text:bookmark-end text:name="__RefHeading__10869_734913958"/></text:h>
      <text:list xml:id="list183249068091856" text:continue-list="list183248457389579" text:style-name="EG_20_All_20_commi">
        <text:list-item text:start-value="1">
          <text:p text:style-name="P60">Deve essere interposta <text:span text:style-name="Emphasis">distanza di separazione</text:span> su spazio a cielo libero come previsto per il livello di prestazione I.</text:p>
        </text:list-item>
        <text:list-item>
          <text:p text:style-name="P60">Devono essere verificate le prestazioni di resistenza al fuoco delle costruzioni in base agli incendi convenzionali di progetto come previsto al paragrafo <text:bookmark-ref text:reference-format="number" text:ref-name="__RefHeading__6844_590321925">S.2.5</text:bookmark-ref>.</text:p>
        </text:list-item>
        <text:list-item>
          <text:p text:style-name="P60">La <text:span text:style-name="Emphasis">classe minima di resistenza al fuoco</text:span> deve essere pari almeno a 30 o inferiore, qualora consentita dal livello di prestazione III per il carico di incendio specifico di progetto q<text:span text:style-name="EG_20_Pedice">f,d</text:span> del compartimento in esame.</text:p>
        </text:list-item>
      </text:list>
      <text:h text:style-name="P53" text:outline-level="4"><text:bookmark-start text:name="__RefHeading__13601_803116161"/>Soluzioni conformi per il livello di prestazione III<text:bookmark-end text:name="__RefHeading__13601_803116161"/></text:h>
      <text:list xml:id="list8191596520003130760" text:style-name="EG_20_All_20_commi">
        <text:list-item>
          <text:p text:style-name="P60">Devono essere verificate le prestazioni di resistenza al fuoco delle costruzioni in base agli incendi convenzionali di progetto come previsto al paragrafo <text:bookmark-ref text:reference-format="number" text:ref-name="__RefHeading__6844_590321925">S.2.5</text:bookmark-ref>.</text:p>
        </text:list-item>
        <text:list-item>
          <text:p text:style-name="P60">La <text:span text:style-name="Emphasis">classe minima di resistenza al fuoco</text:span> è ricavata per compartimento in relazione al carico di incendio specifico di progetto q<text:span text:style-name="EG_20_Pedice">f,d</text:span> come indicato in tabella <text:sequence-ref text:reference-format="value" text:ref-name="refTable2">S.2-3</text:sequence-ref>.</text:p>
        </text:list-item>
      </text:list>
      <table:table table:name="Tabella41" table:style-name="Tabella41">
        <table:table-column table:style-name="Tabella41.A"/>
        <table:table-column table:style-name="Tabella41.B"/>
        <table:table-row table:style-name="Tabella41.1">
          <table:table-cell table:style-name="Tabella41.A1" office:value-type="string">
            <text:p text:style-name="P2">Carico di incendio specifico di progetto</text:p>
          </table:table-cell>
          <table:table-cell table:style-name="Tabella41.B1" office:value-type="string">
            <text:p text:style-name="P2">Classe minima di resistenza al fuoco</text:p>
          </table:table-cell>
        </table:table-row>
        <table:table-row table:style-name="Tabella41.1">
          <table:table-cell table:style-name="Tabella41.A2" office:value-type="string">
            <text:p text:style-name="P15">q<text:span text:style-name="EG_20_Pedice">f,d</text:span> ≤ 200 MJ/m<text:span text:style-name="EG_20_Apice">2</text:span></text:p>
          </table:table-cell>
          <table:table-cell table:style-name="Tabella41.B2" office:value-type="string">
            <text:p text:style-name="P15">Nessun requisito</text:p>
          </table:table-cell>
        </table:table-row>
        <table:table-row table:style-name="Tabella41.1">
          <table:table-cell table:style-name="Tabella41.A2" office:value-type="string">
            <text:p text:style-name="P15">q<text:span text:style-name="EG_20_Pedice">f,d</text:span> ≤ 300 MJ/m<text:span text:style-name="EG_20_Apice">2</text:span></text:p>
          </table:table-cell>
          <table:table-cell table:style-name="Tabella41.B2" office:value-type="string">
            <text:p text:style-name="P15">15</text:p>
          </table:table-cell>
        </table:table-row>
        <table:table-row table:style-name="Tabella41.1">
          <table:table-cell table:style-name="Tabella41.A2" office:value-type="string">
            <text:p text:style-name="P15">q<text:span text:style-name="EG_20_Pedice">f,d</text:span> ≤ 450 MJ/m<text:span text:style-name="EG_20_Apice">2</text:span></text:p>
          </table:table-cell>
          <table:table-cell table:style-name="Tabella41.B2" office:value-type="string">
            <text:p text:style-name="P15">30</text:p>
          </table:table-cell>
        </table:table-row>
        <table:table-row table:style-name="Tabella41.1">
          <table:table-cell table:style-name="Tabella41.A2" office:value-type="string">
            <text:p text:style-name="P15">q<text:span text:style-name="EG_20_Pedice">f,d</text:span> ≤ 600 MJ/m<text:span text:style-name="EG_20_Apice">2</text:span></text:p>
          </table:table-cell>
          <table:table-cell table:style-name="Tabella41.B2" office:value-type="string">
            <text:p text:style-name="P15">45</text:p>
          </table:table-cell>
        </table:table-row>
        <table:table-row table:style-name="Tabella41.1">
          <table:table-cell table:style-name="Tabella41.A2" office:value-type="string">
            <text:p text:style-name="P15">q<text:span text:style-name="EG_20_Pedice">f,d</text:span> ≤ 900 MJ/m<text:span text:style-name="EG_20_Apice">2</text:span></text:p>
          </table:table-cell>
          <table:table-cell table:style-name="Tabella41.B2" office:value-type="string">
            <text:p text:style-name="P15">60</text:p>
          </table:table-cell>
        </table:table-row>
        <table:table-row table:style-name="Tabella41.1">
          <table:table-cell table:style-name="Tabella41.A2" office:value-type="string">
            <text:p text:style-name="P15">q<text:span text:style-name="EG_20_Pedice">f,d</text:span> ≤ 1200 MJ/m<text:span text:style-name="EG_20_Apice">2</text:span></text:p>
          </table:table-cell>
          <table:table-cell table:style-name="Tabella41.B2" office:value-type="string">
            <text:p text:style-name="P15">90</text:p>
          </table:table-cell>
        </table:table-row>
        <table:table-row table:style-name="Tabella41.1">
          <table:table-cell table:style-name="Tabella41.A2" office:value-type="string">
            <text:p text:style-name="P15">q<text:span text:style-name="EG_20_Pedice">f,d</text:span> ≤ 1800 MJ/m<text:span text:style-name="EG_20_Apice">2</text:span></text:p>
          </table:table-cell>
          <table:table-cell table:style-name="Tabella41.B2" office:value-type="string">
            <text:p text:style-name="P15">120</text:p>
          </table:table-cell>
        </table:table-row>
        <table:table-row table:style-name="Tabella41.1">
          <table:table-cell table:style-name="Tabella41.A2" office:value-type="string">
            <text:p text:style-name="P15">q<text:span text:style-name="EG_20_Pedice">f,d</text:span> ≤ 2400 MJ/m<text:span text:style-name="EG_20_Apice">2</text:span></text:p>
          </table:table-cell>
          <table:table-cell table:style-name="Tabella41.B2" office:value-type="string">
            <text:p text:style-name="P15">180</text:p>
          </table:table-cell>
        </table:table-row>
        <table:table-row table:style-name="Tabella41.1">
          <table:table-cell table:style-name="Tabella41.A2" office:value-type="string">
            <text:p text:style-name="P15">q<text:span text:style-name="EG_20_Pedice">f,d</text:span> &gt; 2400 MJ/m<text:span text:style-name="EG_20_Apice">2</text:span></text:p>
          </table:table-cell>
          <table:table-cell table:style-name="Tabella41.B2" office:value-type="string">
            <text:p text:style-name="P15">240</text:p>
          </table:table-cell>
        </table:table-row>
      </table:table>
      <text:p text:style-name="P34">Tabella <text:sequence text:ref-name="refTable2" text:name="Table" text:formula="ooow:Table+1" style:num-format="1">S.2-3</text:sequence>: Classe minima di resistenza al fuoco</text:p>
      <text:h text:style-name="P53" text:outline-level="4"><text:bookmark-start text:name="__RefHeading__184992_1904530980"/>Soluzioni conformi per il livello di prestazione IV<text:bookmark-end text:name="__RefHeading__184992_1904530980"/></text:h>
      <text:list xml:id="list183248847782121" text:continue-list="list183249068091856" text:style-name="EG_20_All_20_commi">
        <text:list-item text:start-value="1">
          <text:p text:style-name="P60">Ai fini della verifica della capacità portante in condizioni di incendio si applicano le soluzioni conformi valide per il livello di prestazione III di cui al paragrafo <text:bookmark-ref text:reference-format="number" text:ref-name="__RefHeading__13601_803116161">S.2.4.3</text:bookmark-ref>. Non possono essere impiegate le indicazioni dei paragrafi <text:bookmark-ref text:reference-format="number" text:ref-name="__RefHeading__15426_1351916563">S.2.8.2</text:bookmark-ref><text:s/>e <text:bookmark-ref text:reference-format="number" text:ref-name="__RefHeading__6546_1275959801">S.2.8.3</text:bookmark-ref>.</text:p>
        </text:list-item>
        <text:list-item>
          <text:p text:style-name="P60"><text:soft-page-break/>Ai fini del controllo del danneggiamento di tutti gli elementi di compartimentazione sia orizzontali che verticali ad esclusione delle chiusure dei varchi (es. porte, serrande, barriere passive, …), appartenenti sia al compartimento di primo innesco che agli altri, vanno verificati i seguenti limiti di deformabilità nelle condizioni di carico termico e meccanico previste per le soluzioni conformi del livello <text:span text:style-name="T53">di prestazione </text:span>III:</text:p>
        </text:list-item>
      </text:list>
      <text:list xml:id="list2299032266" text:style-name="EG_20_All_20_elenco">
        <text:list-item>
          <text:p text:style-name="P69">δ<text:span text:style-name="EG_20_Pedice">v,max</text:span>/L = 1/100 rapporto tra <text:span text:style-name="Emphasis">massima inflessione</text:span> δ<text:span text:style-name="EG_20_Pedice">v,max</text:span> e la <text:span text:style-name="Emphasis">luce</text:span> L degli elementi caricati verticalmente come travi e solai ortotropi;</text:p>
        </text:list-item>
        <text:list-item>
          <text:p text:style-name="P69">δ<text:span text:style-name="EG_20_Pedice">v,max</text:span>/L = 1/100 rapporto tra <text:span text:style-name="Emphasis">massima inflessione</text:span> δ<text:span text:style-name="EG_20_Pedice">v,max</text:span> e la <text:span text:style-name="Emphasis">luce minima</text:span> L degli elementi a piastra;</text:p>
        </text:list-item>
        <text:list-item>
          <text:p text:style-name="P69">δ<text:span text:style-name="EG_20_Pedice">h,max</text:span>/h = 1/100 rapporto tra il <text:span text:style-name="Emphasis">massimo spostamento di interpiano</text:span> δ<text:span text:style-name="EG_20_Pedice">h,max</text:span> e l<text:span text:style-name="T3">’</text:span><text:span text:style-name="Emphasis">altezza di interpiano</text:span> h.</text:p>
        </text:list-item>
      </text:list>
      <text:list xml:id="list183249445048030" text:continue-list="list183248847782121" text:style-name="EG_20_All_20_commi">
        <text:list-item>
          <text:p text:style-name="P70">I giunti tra gli elementi di compartimentazione, se presenti, devono essere in grado di assecondare i movimenti previsti in condizioni di incendio. A tale fine è possibile impiegare giunti lineari testati in base alla norma EN 1366-4, caratterizzati dalla <text:span text:style-name="Emphasis">percentuale di movimento</text:span> (M%) idonea.</text:p>
        </text:list-item>
        <text:list-item>
          <text:p text:style-name="P70">Ai fini della capacità di compartimentazione, gli elementi di chiusura dei vani di comunicazione fra compartimenti devono essere a tenuta di fumo (EI S<text:span text:style-name="EG_20_Pedice">200</text:span>) e le pareti devono essere dotate di <text:span text:style-name="Emphasis">resistenza meccanica</text:span> (M) aggiuntiva, per una classe determinata come per il livello di prestazione III.</text:p>
        </text:list-item>
      </text:list>
      <text:h text:style-name="P53" text:outline-level="4"><text:bookmark-start text:name="__RefHeading__184994_1904530980"/>Soluzioni conformi per il livello di prestazione V<text:bookmark-end text:name="__RefHeading__184994_1904530980"/></text:h>
      <text:list xml:id="list183248783455309" text:continue-list="list8191596520003130760" text:style-name="EG_20_All_20_commi">
        <text:list-item text:start-value="1">
          <text:p text:style-name="P60">Ai fini della verifica della capacità portante in condizioni di incendio, della deformabilità (per il danneggiamento strutturale) e della compartimentazione si applicano le prescrizioni valide per il livello di prestazione IV.</text:p>
        </text:list-item>
        <text:list-item>
          <text:p text:style-name="P60">Non si forniscono soluzioni conformi per la verifica degli impianti ritenuti significativi ai fini della funzionalità dell<text:span text:style-name="T3">’</text:span>opera.</text:p>
        </text:list-item>
        <text:list-item>
          <text:p text:style-name="P60">Ai fini del controllo del danneggiamento di tutti gli elementi strutturali vanno verificati i limiti di deformabilità imposti dalle NTC per le verifiche agli stati limite di esercizio. Dette verifiche vanno condotte nelle condizioni di carico termico e meccanico previste per le soluzioni conformi del livello di prestazione III.</text:p>
        </text:list-item>
      </text:list>
      <text:h text:style-name="P53" text:outline-level="4"><text:bookmark-start text:name="__RefHeading__22496_1351916563"/>Soluzioni alternative per il livello di prestazione I<text:bookmark-end text:name="__RefHeading__22496_1351916563"/></text:h>
      <text:list xml:id="list183249218711011" text:continue-list="list183248783455309" text:style-name="EG_20_All_20_commi">
        <text:list-item text:start-value="1">
          <text:p text:style-name="P60">Sono ammesse <text:span text:style-name="Emphasis">soluzioni alternative</text:span>, costituite da:</text:p>
          <text:list>
            <text:list-item>
              <text:p text:style-name="P60">compartimentazione rispetto ad altre costruzioni;</text:p>
            </text:list-item>
            <text:list-item>
              <text:p text:style-name="P60">assenza di danneggiamento ad altre costruzioni o all’esterno del confine dell’area su cui sorge l’attività, per effetto di collasso strutturale.</text:p>
            </text:list-item>
          </text:list>
        </text:list-item>
        <text:list-item>
          <text:p text:style-name="P60">Ai fini della verifica della compartimentazione rispetto ad altre costruzioni, sono ritenute idonee le soluzioni conformi o alternative indicate per il livello di prestazione II della misura antincendio compartimentazione (<text:span text:style-name="T57">c</text:span>apitolo <text:reference-ref text:reference-format="chapter" text:ref-name="ch compartimentazione">Errore: sorgente del riferimento non trovata</text:reference-ref>);</text:p>
        </text:list-item>
        <text:list-item>
          <text:p text:style-name="P60">Ai fini della verifica dell<text:span text:style-name="T3">’</text:span>assenza di danneggiamento ad altre costruzioni, devono essere adottate soluzioni atte a dimostrare <text:span text:style-name="T40">analiticamente, </text:span>che il meccanismo di collasso strutturale in condizioni di incendio non arrechi danni ad altre costruzioni. Dette verifiche devono essere condotte in base agli scenari di incendio di progetto ed ai relativi incendi convenzionali di progetto rappresentati da curve naturali di incendio secondo il paragrafo <text:bookmark-ref text:reference-format="number" text:ref-name="__RefHeading__7217_1225800387">S.2.6</text:bookmark-ref>.</text:p>
        </text:list-item>
        <text:list-item>
          <text:p text:style-name="P60"><text:soft-page-break/>Al fine di dimostrare il raggiungimento del collegato <text:span text:style-name="Emphasis">livello di prestazione</text:span> il progettista deve impiegare uno dei metodi di cui al paragrafo <text:reference-ref text:reference-format="chapter" text:ref-name="ch progettazione metodi">Errore: sorgente del riferimento non trovata</text:reference-ref>.</text:p>
        </text:list-item>
        <text:list-item>
          <text:p text:style-name="P62"><text:span text:style-name="T40">In tabella </text:span><text:span text:style-name="T40"><text:sequence-ref text:reference-format="value" text:ref-name="refTable3">S.2-4</text:sequence-ref></text:span><text:span text:style-name="T40"> sono riportate alcune modalità </text:span><text:span text:style-name="Emphasis"><text:span text:style-name="T40">generalmente accettate</text:span></text:span><text:span text:style-name="T40"> per la progettazione di soluzioni alternative. Il progettista può comunque impiegare modalità diverse da quelle elencate.</text:span></text:p>
        </text:list-item>
      </text:list>
      <table:table table:name="Table2" table:style-name="Table2">
        <table:table-column table:style-name="Table2.A"/>
        <table:table-column table:style-name="Table2.B"/>
        <table:table-row table:style-name="Table2.1">
          <table:table-cell table:style-name="Table2.A1" office:value-type="string">
            <text:p text:style-name="P3">Oggetto della soluzione</text:p>
          </table:table-cell>
          <table:table-cell table:style-name="Table2.B1" office:value-type="string">
            <text:p text:style-name="P5">Modalità <text:span text:style-name="T44">progettuale</text:span></text:p>
          </table:table-cell>
        </table:table-row>
        <table:table-row table:style-name="Table2.1">
          <table:table-cell table:style-name="Table2.A2" office:value-type="string">
            <text:p text:style-name="P23"><text:span text:style-name="T41">V</text:span>erifica dell’assenza di danneggiamento ad altre costruzioni</text:p>
          </table:table-cell>
          <table:table-cell table:style-name="Table2.B2" office:value-type="string">
            <text:p text:style-name="P31">Si dimostri <text:span text:style-name="Emphasis">analiticamente</text:span> che il meccanismo di collasso dell’opera da costruzione sia di tipo <text:span text:style-name="Emphasis">implosivo</text:span> utilizzando, ad esempio, uno o più degli accorgimenti tecnici di seguito elencati che consentano di <text:span text:style-name="Emphasis">guidare</text:span> la modalità di collasso:</text:p>
            <text:list xml:id="list183249203969945" text:continue-list="list183248427822386" text:style-name="EG_20_Elenco_20_semplice">
              <text:list-item>
                <text:p text:style-name="P45">adozione di criteri di gerarchia di resistenza al fuoco (es. assegnazione di sovraresistenza al fuoco alle strutture perimetrali dell’opera da costruzione rispetto a quelle interne, …);</text:p>
              </text:list-item>
              <text:list-item>
                <text:p text:style-name="P45">distribuzione spaziale dei carichi di incendio verso zone interne;</text:p>
              </text:list-item>
              <text:list-item>
                <text:p text:style-name="P45">adozione di forme strutturali convenienti (es. con inclinazione verso l’interno, …);</text:p>
              </text:list-item>
              <text:list-item>
                <text:p text:style-name="P45">adozione di <text:span text:style-name="Emphasis">elementi chiave</text:span> in posizione opportuna;</text:p>
              </text:list-item>
              <text:list-item>
                <text:p text:style-name="P45">impiego di sistemi automatici per il controllo dell’incendio a <text:span text:style-name="Emphasis"><text:span text:style-name="T55">disponibilità</text:span></text:span><text:span text:style-name="Emphasis"> superiore</text:span>;</text:p>
              </text:list-item>
              <text:list-item>
                <text:p text:style-name="P45">impilaggio piramidale dei materiali combustibili stoccati;</text:p>
              </text:list-item>
              <text:list-item>
                <text:p text:style-name="P45">adozione di vincoli che agevolino il collasso implosivo.</text:p>
              </text:list-item>
            </text:list>
          </table:table-cell>
        </table:table-row>
      </table:table>
      <text:p text:style-name="P35">Tabella <text:sequence text:ref-name="refTable3" text:name="Table" text:formula="ooow:Table+1" style:num-format="1">S.2-4</text:sequence>: <text:span text:style-name="T42">Modalità progettuali per </text:span>soluzioni alternativ<text:span text:style-name="T43">e, livello di prestazione I</text:span></text:p>
      <text:h text:style-name="P54" text:outline-level="4"><text:bookmark-start text:name="__RefHeading__184996_1904530980"/>Soluzioni alternative per il livello di prestazione II<text:bookmark-end text:name="__RefHeading__184996_1904530980"/></text:h>
      <text:list xml:id="list183249916003064" text:continue-list="list183249218711011" text:style-name="EG_20_All_20_commi">
        <text:list-item text:start-value="1">
          <text:p text:style-name="P60">Sono ammesse <text:span text:style-name="Emphasis">soluzioni alternative</text:span>, costituite da:</text:p>
          <text:list>
            <text:list-item>
              <text:p text:style-name="P60">compartimentazione rispetto ad altre costruzioni;</text:p>
            </text:list-item>
            <text:list-item>
              <text:p text:style-name="P63">assenza di danneggiamento ad altre costruzioni o all’esterno del confine dell’area su cui sorge l’attività, per effetto di collasso strutturale;</text:p>
            </text:list-item>
            <text:list-item>
              <text:p text:style-name="P64">mantenimento della capacità portante in condizioni di incendio per un periodo sufficiente all’evacuazione degli occupanti in luogo sicuro all’esterno della costruzione. La capacità portante deve essere comunque tale da garantire un margine di sicurezza t<text:span text:style-name="EG_20_Pedice">marg</text:span> <text:span text:style-name="T50">≥</text:span><text:span text:style-name="T51"> </text:span>100% <text:span text:style-name="T19">· </text:span>RSET e comunque <text:span text:style-name="T50">≥</text:span><text:span text:style-name="T51"> </text:span><text:span text:style-name="T52">15</text:span> minuti (paragrafo <text:reference-ref text:reference-format="chapter" text:ref-name="ch fse vita criterio ASET RSET">Errore: sorgente del riferimento non trovata</text:reference-ref>).</text:p>
            </text:list-item>
          </text:list>
        </text:list-item>
        <text:list-item>
          <text:p text:style-name="P60">Per la verifica della compartimentazione e dell<text:span text:style-name="T3">’</text:span>assenza di danneggiamento in caso di collasso strutturale, si utilizzano le soluzioni alternative previste per il livello di prestazione I di resistenza al fuoco.</text:p>
        </text:list-item>
        <text:list-item>
          <text:p text:style-name="P60">Per la verifica del mantenimento della capacità portante in condizioni di incendio, le soluzioni alternative si ottengono verificando le prestazioni di resistenza al fuoco delle costruzioni in base agli scenari di incendio di progetto ed ai relativi incendi convenzionali di progetto rappresentati da curve naturali di incendio secondo il paragrafo <text:bookmark-ref text:reference-format="number" text:ref-name="__RefHeading__7217_1225800387">S.2.6</text:bookmark-ref>.</text:p>
        </text:list-item>
        <text:list-item>
          <text:p text:style-name="P60">Al fine di dimostrare il raggiungimento del collegato <text:span text:style-name="Emphasis">livello di prestazione</text:span> il progettista deve impiegare uno dei metodi di cui al paragrafo <text:reference-ref text:reference-format="chapter" text:ref-name="ch progettazione metodi">Errore: sorgente del riferimento non trovata</text:reference-ref>.</text:p>
        </text:list-item>
      </text:list>
      <text:h text:style-name="P53" text:outline-level="4"><text:bookmark-start text:name="__RefHeading__23977_1824289771"/>Soluzioni alternative per il livello di prestazione III<text:bookmark-end text:name="__RefHeading__23977_1824289771"/></text:h>
      <text:list xml:id="list183249235952995" text:continue-list="list183249916003064" text:style-name="EG_20_All_20_commi">
        <text:list-item text:start-value="1">
          <text:p text:style-name="P60">Sono ammesse <text:span text:style-name="Emphasis">soluzioni alternative</text:span>.</text:p>
        </text:list-item>
        <text:list-item>
          <text:p text:style-name="P60"><text:bookmark-start text:name="__RefHeading__7472_1052955394"/><text:soft-page-break/>Le soluzioni alternative per il livello di prestazione III si ottengono verificando le prestazioni di resistenza al fuoco delle costruzioni in base agli scenari di incendio di progetto ed ai relativi incendi convenzionali di progetto rappresentati da curve naturali di incendio secondo il paragrafo <text:bookmark-ref text:reference-format="number" text:ref-name="__RefHeading__7217_1225800387">S.2.6</text:bookmark-ref>.<text:bookmark-end text:name="__RefHeading__7472_1052955394"/></text:p>
        </text:list-item>
        <text:list-item>
          <text:p text:style-name="P60">Per la verifica della <text:span text:style-name="Emphasis">capacità di compartimentazione</text:span> all<text:span text:style-name="T3">’</text:span>interno dell<text:span text:style-name="T3">’</text:span>attività <text:span text:style-name="T45">sono possibili</text:span> soluzioni alternative.</text:p>
        </text:list-item>
        <text:list-item>
          <text:p text:style-name="P60">Al fine di dimostrare il raggiungimento del collegato <text:span text:style-name="Emphasis">livello di prestazione</text:span> il progettista deve impiegare uno dei metodi di cui al paragrafo <text:reference-ref text:reference-format="chapter" text:ref-name="ch progettazione metodi">Errore: sorgente del riferimento non trovata</text:reference-ref>.</text:p>
        </text:list-item>
        <text:list-item>
          <text:p text:style-name="P65"><text:span text:style-name="T40">In tabella </text:span><text:span text:style-name="T40"><text:sequence-ref text:reference-format="value" text:ref-name="refTable4">S.2-5</text:sequence-ref></text:span><text:span text:style-name="T40"> sono riportate alcune modalità </text:span><text:span text:style-name="Emphasis"><text:span text:style-name="T40">generalmente accettate</text:span></text:span><text:span text:style-name="T40"> per la progettazione di soluzioni alternative. Il progettista può comunque impiegare modalità diverse da quelle elencate.</text:span></text:p>
        </text:list-item>
      </text:list>
      <table:table table:name="Table3" table:style-name="Table3">
        <table:table-column table:style-name="Table3.A"/>
        <table:table-column table:style-name="Table3.B"/>
        <table:table-row table:style-name="Table3.1">
          <table:table-cell table:style-name="Table3.A1" office:value-type="string">
            <text:p text:style-name="P4">Oggetto della soluzione</text:p>
          </table:table-cell>
          <table:table-cell table:style-name="Table3.B1" office:value-type="string">
            <text:p text:style-name="P6">Modalità <text:span text:style-name="T44">progettuale</text:span></text:p>
          </table:table-cell>
        </table:table-row>
        <table:table-row table:style-name="Table3.1">
          <table:table-cell table:style-name="Table3.A2" office:value-type="string">
            <text:p text:style-name="P24">Verifica della capacità di compartimentazione all’interno dell’attività</text:p>
          </table:table-cell>
          <table:table-cell table:style-name="Table3.B2" office:value-type="string">
            <text:p text:style-name="P32">Il progettista valuta l’impiego di sistemi di controllo dell’incendio a <text:span text:style-name="Emphasis"><text:span text:style-name="T55">disponibilità</text:span></text:span><text:span text:style-name="Emphasis"> superiore</text:span><text:span text:style-name="T47"> </text:span>al fine di dimostrare la capacità di compartimentazione interna (es. sistemi di controllo del fumo e calore, …)</text:p>
          </table:table-cell>
        </table:table-row>
      </table:table>
      <text:p text:style-name="P36">Tabella <text:sequence text:ref-name="refTable4" text:name="Table" text:formula="ooow:Table+1" style:num-format="1">S.2-5</text:sequence>: <text:span text:style-name="T42">Modalità progettuali per </text:span>soluzioni alternativ<text:span text:style-name="T43">e, livello di prestazione III</text:span></text:p>
      <text:h text:style-name="P53" text:outline-level="4"><text:bookmark-start text:name="__RefHeading__184998_1904530980"/>Soluzioni alternative per i livelli di prestazione IV e V<text:bookmark-end text:name="__RefHeading__184998_1904530980"/></text:h>
      <text:list xml:id="list183249992934459" text:continue-list="list183249235952995" text:style-name="EG_20_All_20_commi">
        <text:list-item text:start-value="1">
          <text:p text:style-name="P60">Sono ammesse <text:span text:style-name="Emphasis">soluzioni alternative</text:span>.</text:p>
        </text:list-item>
        <text:list-item>
          <text:p text:style-name="P60">Le soluzioni alternative per i livelli di prestazione IV e V, si ottengono verificando i parametri di danneggiamento e di funzionalità previsti dal progettista e dalla committenza, oltre alle verifiche di cui al paragrafo <text:bookmark-ref text:reference-format="number" text:ref-name="__RefHeading__23977_1824289771">S.2.4.8</text:bookmark-ref>. Le soluzioni dovranno essere comunque ricercate nel rispetto delle NTC.</text:p>
        </text:list-item>
        <text:list-item>
          <text:p text:style-name="P60">Al fine di dimostrare il raggiungimento del <text:span text:style-name="Emphasis">livello di prestazione</text:span> il progettista deve impiegare uno dei metodi di cui al paragrafo <text:reference-ref text:reference-format="chapter" text:ref-name="ch progettazione metodi">Errore: sorgente del riferimento non trovata</text:reference-ref>.</text:p>
        </text:list-item>
      </text:list>
      <text:h text:style-name="P51" text:outline-level="3"><text:bookmark-start text:name="__RefHeading__6844_590321925"/>Verifica delle prestazioni di resistenza al fuoco<text:line-break/>con incendi convenzionali di progetto<text:bookmark-end text:name="__RefHeading__6844_590321925"/></text:h>
      <text:list xml:id="list183249217183885" text:continue-list="list183249445048030" text:style-name="EG_20_All_20_commi">
        <text:list-item text:start-value="1">
          <text:p text:style-name="P60">Le prestazioni di resistenza al fuoco delle costruzioni devono essere verificate in base agli <text:span text:style-name="Emphasis">incendi convenzionali di progett</text:span>o rappresentati da curve nominali di incendio le cui espressioni analitiche sono riportate nel paragrafo <text:bookmark-ref text:reference-format="number" text:ref-name="__RefHeading__7173_1351916563">S.2.7</text:bookmark-ref>.</text:p>
        </text:list-item>
        <text:list-item>
          <text:p text:style-name="P60">I criteri di progettazione degli elementi strutturali resistenti al fuoco sono riportati nel paragrafo <text:bookmark-ref text:reference-format="number" text:ref-name="__RefHeading__4304_1946883226">S.2.8</text:bookmark-ref>.</text:p>
        </text:list-item>
        <text:list-item>
          <text:p text:style-name="P60">L’andamento delle temperature negli elementi deve essere valutato per l’<text:span text:style-name="Emphasis">intervallo di tempo di esposizione</text:span> pari alla <text:span text:style-name="Emphasis">classe minima di resistenza al fuoco</text:span> prevista per ciascun livello di prestazione.</text:p>
        </text:list-item>
        <text:list-item>
          <text:p text:style-name="P60">La procedura per il calcolo del <text:span text:style-name="Emphasis">carico di incendio specifico di progetto</text:span> q<text:span text:style-name="EG_20_Pedice">f,d</text:span> impiegato per la definizione della classe di resistenza al fuoco è riportata nel paragrafo <text:bookmark-ref text:reference-format="number" text:ref-name="__RefHeading__4903_1946883226">S.2.9</text:bookmark-ref>.</text:p>
        </text:list-item>
        <text:list-item>
          <text:p text:style-name="P60">Nei casi in cui il carico di incendio specifico di progetto venga determinato con riferimento all<text:span text:style-name="T3">’</text:span>effettiva area di pertinenza dello stesso, si ottengono in genere classi superiori rispetto a quelle riferite all<text:span text:style-name="T3">’</text:span>intero compartimento. Gli elementi interessati dalla distribuzione disuniforme del carico di incendio sono individuati in relazione alla prossimità con lo stesso.</text:p>
        </text:list-item>
        <text:list-item>
          <text:p text:style-name="P60"><text:bookmark-start text:name="__RefHeading__17866_7349139583"/><text:bookmark-start text:name="__RefNumPara__7739_4101422853"/>Le curve nominali di incendio devono essere applicate ad un compartimento dell’edificio alla volta, salvo il caso degli edifici multipiano laddove elementi orizzontali di separazione <text:span text:style-name="T59">con </text:span>resistenza al fuoco adeguata al carico d’incendio dell’area sottostante, consent<text:span text:style-name="T18">a</text:span>no di considerare separatamente il carico di incendio dei singoli piani.<text:bookmark-end text:name="__RefHeading__17866_7349139583"/><text:bookmark-end text:name="__RefNumPara__7739_4101422853"/></text:p>
        </text:list-item>
      </text:list>
      <text:list xml:id="list183249658202207" text:continue-list="list934394881" text:style-name="EG_20_All_20_nota_20_auto">
        <text:list-item>
          <text:p text:style-name="P46">Ad esempio, nel caso di compartimento multipiano <text:span text:style-name="T20">in </text:span>presenza di scale di tipo aperto, con solai che garantiscono un’adeguata capacità di compartimentazione, è ammesso considerare il carico di incendio agente separatamente sui singoli <text:span text:style-name="T53">piani</text:span>, poiché è prevedibile un ritardo non trascurabile della diffusione dell’incendio dal piano di origine a quelli immediatamente superiori. <text:span text:style-name="T21">Si riporta un esempio di calcolo nella tabella </text:span><text:span text:style-name="T21"><text:sequence-ref text:reference-format="value" text:ref-name="refTable8">S.2-9</text:sequence-ref></text:span><text:span text:style-name="T21">.</text:span></text:p>
        </text:list-item>
      </text:list>
      <text:list xml:id="list183248175471295" text:continue-list="list183249217183885" text:style-name="EG_20_All_20_commi">
        <text:list-item>
          <text:p text:style-name="P60">In caso di compartimenti con elementi di compartimentazione comuni, la classe di tali elementi deve essere coerente con quella del compartimento di origine dell’incendio.</text:p>
        </text:list-item>
        <text:list-item>
          <text:p text:style-name="P60">In generale, la classe di resistenza al fuoco di elementi orizzontali di separazione deve essere coerente con quella del compartimento sottostante.</text:p>
        </text:list-item>
        <text:list-item>
          <text:p text:style-name="P60">I valori del carico d’incendio specifico di progetto e delle caratteristiche del compartimento antincendio adottati nel progetto costituiscono un vincolo d’esercizio per le attività da svolgere all’interno della costruzione.</text:p>
        </text:list-item>
      </text:list>
      <text:h text:style-name="P49" text:outline-level="3"><text:bookmark-start text:name="__RefHeading__7217_1225800387"/>Verifica delle prestazioni di resistenza al fuoco<text:line-break/>con curve naturali di incendio<text:bookmark-end text:name="__RefHeading__7217_1225800387"/></text:h>
      <text:list xml:id="list183248320975113" text:continue-list="list183249992934459" text:style-name="EG_20_All_20_commi">
        <text:list-item text:start-value="1">
          <text:p text:style-name="P60">L’andamento delle temperature negli elementi è valutato in riferimento a una curva naturale d’incendio, tenendo conto della durata dello scenario di incendio indicata nel capitolo <text:reference-ref text:reference-format="chapter" text:ref-name="ch fse scenari">Errore: sorgente del riferimento non trovata</text:reference-ref>.</text:p>
        </text:list-item>
        <text:list-item>
          <text:p text:style-name="P60">Il processo di individuazione degli scenari di incendio di progetto deve essere conforme a quanto indicato nel capitolo <text:reference-ref text:reference-format="chapter" text:ref-name="ch fse scenari">Errore: sorgente del riferimento non trovata</text:reference-ref>.</text:p>
        </text:list-item>
        <text:list-item>
          <text:p text:style-name="P60"><text:bookmark-start text:name="__RefNumPara__20599_600018389"/><text:bookmark-start text:name="__RefHeading__8266_1052955394"/>Le curve naturali di incendio possono essere determinate mediante:<text:bookmark-end text:name="__RefNumPara__20599_600018389"/><text:bookmark-end text:name="__RefHeading__8266_1052955394"/></text:p>
          <text:list>
            <text:list-item>
              <text:p text:style-name="P60"><text:bookmark-start text:name="__RefHeading__4306_1946883226"/>modelli di incendio sperimentali,<text:bookmark-end text:name="__RefHeading__4306_1946883226"/></text:p>
            </text:list-item>
            <text:list-item>
              <text:p text:style-name="P60"><text:bookmark-start text:name="__RefHeading__8270_1052955394"/><text:soft-page-break/>modelli di incendio numerici semplificati dell’Eurocodice UNI EN 1991-1-2,<text:bookmark-end text:name="__RefHeading__8270_1052955394"/></text:p>
            </text:list-item>
            <text:list-item>
              <text:p text:style-name="P60">modelli di incendio numerici avanzati.</text:p>
            </text:list-item>
          </text:list>
        </text:list-item>
        <text:list-item>
          <text:p text:style-name="P60">Le curve di incendio naturale devono essere determinate per lo specifico compartimento antincendio, con riferimento a metodi di riconosciuta affidabilità come quelli di cui al comma <text:bookmark-ref text:reference-format="number" text:ref-name="__RefNumPara__20599_600018389">3</text:bookmark-ref> e facendo riferimento, quando necessario, al carico di incendio specifico di progetto q<text:span text:style-name="EG_20_Pedice">f,d</text:span> di cui al paragrafo <text:bookmark-ref text:reference-format="number" text:ref-name="__RefHeading__4903_1946883226">S.2.9</text:bookmark-ref> ponendo pari ad 1 i coefficienti δ<text:span text:style-name="EG_20_Pedice">ni</text:span> relativi alle <text:span text:style-name="Emphasis">misure antincendio</text:span> che si intende modellare secondo i criteri di cui al capitolo <text:reference-ref text:reference-format="chapter" text:ref-name="ch fse scenari">Errore: sorgente del riferimento non trovata</text:reference-ref>.</text:p>
        </text:list-item>
      </text:list>
      <text:list xml:id="list183248365355284" text:continue-list="list183249658202207" text:style-name="EG_20_All_20_nota_20_auto">
        <text:list-item>
          <text:p text:style-name="P47"><text:span text:style-name="T46">A</text:span>d esempio, per i modelli di incendio <text:span text:style-name="Emphasis">sperimentali</text:span>, <text:span text:style-name="Emphasis">localizzati</text:span> di UNI EN 1991-1-2 e <text:span text:style-name="Emphasis">numerici avanzati</text:span> di <text:span text:style-name="T46">fluidodinamica computazionale</text:span> si <text:span text:style-name="T46">impiega</text:span> q<text:span text:style-name="EG_20_Pedice">f</text:span>. <text:span text:style-name="T46">P</text:span>er le <text:span text:style-name="Emphasis">curve parametriche</text:span> interne o <text:span text:style-name="T12">per elementi </text:span><text:span text:style-name="T13">esterni</text:span> di UNI EN 1991-1-2 si usa q<text:span text:style-name="EG_20_Pedice">f,d</text:span>. <text:span text:style-name="T46">P</text:span>er i <text:span text:style-name="Emphasis">modelli a zona</text:span> si usa q<text:span text:style-name="EG_20_Pedice">f,d</text:span> ponendo pari a 1 i coefficienti δ<text:span text:style-name="EG_20_Pedice">ni</text:span> <text:span text:style-name="T46">(tabella </text:span><text:span text:style-name="T46"><text:sequence-ref text:reference-format="value" text:ref-name="refTable7">S.2-8</text:sequence-ref></text:span><text:span text:style-name="T46">) </text:span>relativi alle misure antincendio modellate.</text:p>
        </text:list-item>
      </text:list>
      <text:list xml:id="list183248399849170" text:continue-list="list183248320975113" text:style-name="EG_20_All_20_commi">
        <text:list-item>
          <text:p text:style-name="P60">I valori del carico d’incendio e delle caratteristiche del compartimento antincendio costituiscono un vincolo d’esercizio per le attività da svolgere all’interno della costruzione.</text:p>
        </text:list-item>
        <text:list-item>
          <text:p text:style-name="P60">I criteri di progettazione degli elementi strutturali resistenti al fuoco sono riportati nel paragrafo <text:bookmark-ref text:reference-format="number" text:ref-name="__RefHeading__4304_1946883226">S.2.8</text:bookmark-ref>.</text:p>
        </text:list-item>
      </text:list>
      <text:h text:style-name="P49" text:outline-level="3"><text:bookmark-start text:name="__RefHeading__7173_1351916563"/>Curve nominali d<text:span text:style-name="T14">’</text:span>incendio<text:bookmark-end text:name="__RefHeading__7173_1351916563"/></text:h>
      <text:list xml:id="list183248802874085" text:continue-list="list183248399849170" text:style-name="EG_20_All_20_commi">
        <text:list-item text:start-value="1">
          <text:p text:style-name="P60"><text:bookmark-start text:name="__RefHeading__5472_1567438096"/>Ai fini della definizione delle soluzioni conformi di resistenza al fuoco, le classi di resistenza al fuoco sono di norma riferite all’incendio convenzionale rappresentato dalla curva nominale standard seguente:<text:bookmark-end text:name="__RefHeading__5472_1567438096"/></text:p>
        </text:list-item>
      </text:list>
      <text:p text:style-name="P28">θ<text:span text:style-name="EG_20_Pedice">g</text:span> = 20 + 345 log<text:span text:style-name="EG_20_Pedice">10</text:span>(8·t + 1)<text:tab/><text:sequence text:ref-name="refText0" text:name="Text" text:formula="ooow:Text+1" style:num-format="1">S.2-1</text:sequence></text:p>
      <text:p text:style-name="P28">dove:</text:p>
      <text:p text:style-name="P28">θ<text:span text:style-name="EG_20_Pedice">g</text:span><text:tab/>temperatura media dei gas di combustione<text:tab/>[°C]</text:p>
      <text:p text:style-name="P28">t<text:tab/>tempo<text:tab/>[minuti]</text:p>
      <text:list xml:id="list183248354712145" text:continue-numbering="true" text:style-name="EG_20_All_20_commi">
        <text:list-item>
          <text:p text:style-name="P60">Nel caso di incendi di quantità rilevanti di idrocarburi o altre sostanze con equivalente velocità di rilascio termico, ed esclusivamente per la determinazione della capacità portante delle strutture, la curva di incendio nominale standard deve essere sostituita con la curva nominale degli idrocarburi seguente:</text:p>
        </text:list-item>
      </text:list>
      <text:p text:style-name="P28">θ<text:span text:style-name="EG_20_Pedice">g</text:span> = 1080 (1 - 0,325 · e<text:span text:style-name="EG_20_Apice">-0,167t</text:span> - 0,675 · e<text:span text:style-name="EG_20_Apice">-2,5t</text:span>) + 20<text:tab/><text:sequence text:ref-name="refText1" text:name="Text" text:formula="ooow:Text+1" style:num-format="1">S.2-2</text:sequence></text:p>
      <text:p text:style-name="P28">dove:</text:p>
      <text:p text:style-name="P28">θ<text:span text:style-name="EG_20_Pedice">g</text:span><text:tab/>temperatura media dei gas di combustione<text:tab/>[°C]</text:p>
      <text:p text:style-name="P28">t<text:tab/>tempo<text:tab/>[minuti]</text:p>
      <text:list xml:id="list183249525337857" text:continue-numbering="true" text:style-name="EG_20_All_20_commi">
        <text:list-item>
          <text:p text:style-name="P60">Nel caso di incendi sviluppatisi all’interno del compartimento, ma che coinvolgono strutture poste all’esterno, per queste ultime la curva di incendio nominale standard può essere sostituita con la curva nominale esterna seguente:</text:p>
        </text:list-item>
      </text:list>
      <text:p text:style-name="P28">θ<text:span text:style-name="EG_20_Pedice">g</text:span> = 660 (1 - 0,687 · e<text:span text:style-name="EG_20_Apice">-0,32t</text:span> - 0,313 · e<text:span text:style-name="EG_20_Apice">-3,8t</text:span>) + 20<text:tab/><text:sequence text:ref-name="refText2" text:name="Text" text:formula="ooow:Text+1" style:num-format="1">S.2-3</text:sequence></text:p>
      <text:p text:style-name="P28">dove:</text:p>
      <text:p text:style-name="P28">θ<text:span text:style-name="EG_20_Pedice">g</text:span><text:tab/>temperatura media dei gas di combustione<text:tab/>[°C]</text:p>
      <text:p text:style-name="P28">t<text:tab/>tempo<text:tab/>[minuti]</text:p>
      <text:h text:style-name="P51" text:outline-level="3"><text:bookmark-start text:name="__RefHeading__4304_1946883226"/>Criteri di progettazione strutturale in caso di incendio<text:bookmark-end text:name="__RefHeading__4304_1946883226"/></text:h>
      <text:h text:style-name="P53" text:outline-level="4"><text:bookmark-start text:name="__RefHeading__24274_1824289771"/>Criteri generali<text:bookmark-end text:name="__RefHeading__24274_1824289771"/></text:h>
      <text:list xml:id="list183248620882186" text:continue-list="list183249525337857" text:style-name="EG_20_All_20_commi">
        <text:list-item text:start-value="1">
          <text:p text:style-name="P60"><text:bookmark-start text:name="__RefHeading__10944_1351916563"/>La capacità del sistema strutturale in caso di incendio si determina sulla base della capacità portante propria degli elementi strutturali singoli, di porzioni di struttura o dell’intero sistema costruttivo, comprese le condizioni di carico e di vincolo, tenendo conto della eventuale presenza di materiali protettivi.<text:bookmark-end text:name="__RefHeading__10944_1351916563"/></text:p>
        </text:list-item>
        <text:list-item>
          <text:p text:style-name="P60">Le deformazioni ed espansioni imposte o impedite dovute ai cambiamenti di temperatura per effetto dell’esposizione al fuoco producono sollecitazioni indirette, forze e momenti nei singoli elementi strutturali, che devono essere tenuti in considerazione, ad eccezione dei seguenti casi:</text:p>
          <text:list>
            <text:list-item>
              <text:p text:style-name="P60">è riconoscibile a priori che esse sono trascurabili o favorevoli;</text:p>
            </text:list-item>
            <text:list-item>
              <text:p text:style-name="P66">i requisiti di sicurezza all’incendio sono valutati in riferimento ad una curva nominale d’incendio di cui al paragrafo <text:bookmark-ref text:reference-format="number" text:ref-name="__RefHeading__7173_1351916563">S.2.7</text:bookmark-ref>.</text:p>
            </text:list-item>
          </text:list>
          <text:p text:style-name="P66">Di conseguenza le soluzioni conformi possono essere adottate con riferimento alla capacità portante propria di elementi strutturali singoli, mentre le soluzioni alternative devono essere studiate facendo riferimento alla capacità portante di porzioni di struttura o dell’intero sistema strutturale, a meno di verificare a priori che, per la particolare struttura in oggetto, l’effetto delle deformazioni ed espansioni dovute ai cambiamenti di temperatura sia trascurabile.</text:p>
        </text:list-item>
        <text:list-item>
          <text:p text:style-name="P60">Nel progetto e nelle verifiche di sicurezza all’incendio si deve tenere conto della combinazione dei carichi per azioni eccezionali prevista dalle vigenti NTC.</text:p>
        </text:list-item>
      </text:list>
      <text:h text:style-name="P53" text:outline-level="4"><text:bookmark-start text:name="__RefHeading__15426_1351916563"/>Elementi strutturali secondari<text:bookmark-end text:name="__RefHeading__15426_1351916563"/></text:h>
      <text:list xml:id="list183249475581315" text:continue-list="list183248620882186" text:style-name="EG_20_All_20_commi">
        <text:list-item text:start-value="1">
          <text:p text:style-name="P60"><text:bookmark-start text:name="__RefHeading__15424_1351916563"/>Ai fini della verifica dei requisiti di resistenza al fuoco degli <text:span text:style-name="Emphasis">elementi strutturali secondari</text:span>, il progettista deve verificare che il cedimento di tali elementi per effetto dell<text:span text:style-name="T3">’</text:span>incendio non comprometta:<text:bookmark-end text:name="__RefHeading__15424_1351916563"/></text:p>
          <text:list>
            <text:list-item>
              <text:p text:style-name="P60">la capacità portante degli altri elementi strutturali della costruzione in condizioni di incendio;</text:p>
            </text:list-item>
            <text:list-item>
              <text:p text:style-name="P60"><text:bookmark-start text:name="__RefHeading__4310_19468832261"/>l’efficacia di elementi costruttivi di compartimentazione;<text:bookmark-end text:name="__RefHeading__4310_19468832261"/></text:p>
            </text:list-item>
            <text:list-item>
              <text:p text:style-name="P60">il funzionamento dei sistemi di protezione attiva;</text:p>
            </text:list-item>
            <text:list-item>
              <text:p text:style-name="P60"><text:bookmark-start text:name="__RefHeading__44996_2003278070"/>l<text:span text:style-name="T3">’</text:span>esodo in sicurezza degli occupanti;<text:bookmark-end text:name="__RefHeading__44996_2003278070"/></text:p>
            </text:list-item>
            <text:list-item>
              <text:p text:style-name="P60"><text:bookmark-start text:name="__RefHeading__10948_1351916563"/>la sicurezza dei soccorritori.<text:bookmark-end text:name="__RefHeading__10948_1351916563"/></text:p>
            </text:list-item>
          </text:list>
        </text:list-item>
        <text:list-item>
          <text:p text:style-name="P60">Ai fini della verifica dei requisiti di cui ai punti <text:bookmark-ref text:reference-format="number" text:ref-name="__RefHeading__44996_2003278070">1.d</text:bookmark-ref> e <text:bookmark-ref text:reference-format="number" text:ref-name="__RefHeading__10948_1351916563">1.e</text:bookmark-ref><text:s/>è sufficiente verificare che la capacità portante degli elementi strutturali secondari sia garantita per un tempo tale che tutti gli occupanti dell’attività raggiungano o permangano in un luogo sicuro. Tale verifica è garantita adottando le soluzioni previste per il livello di prestazione II.</text:p>
        </text:list-item>
      </text:list>
      <text:h text:style-name="P53" text:outline-level="4"><text:bookmark-start text:name="__RefHeading__6546_1275959801"/>Strutture vulnerabili in condizioni di incendio<text:bookmark-end text:name="__RefHeading__6546_1275959801"/></text:h>
      <text:list xml:id="list183249778657607" text:continue-list="list183248175471295" text:style-name="EG_20_All_20_commi">
        <text:list-item text:start-value="1">
          <text:p text:style-name="P60"><text:bookmark-start text:name="__RefHeading__6807_558508869"/>Ai fini della verifica dei requisiti di resistenza al fuoco, per <text:span text:style-name="Emphasis">strutture vulnerabili in condizioni di incendio </text:span>si intendono quelle strutture, solitamente di tipo leggero che per loro natura risultano particolarmente sensibili all<text:span text:style-name="T3">’</text:span>azione del fuoco. La vulnerabilità di tali strutture può essere legata alla loro ridotta iperstaticità o robustezza, alla snellezza degli elementi strutturali, alla impossibilità o all<text:span text:style-name="T3">’</text:span>antie<text:soft-page-break/>conomicità di applicazione di sistemi protettivi o al pieno affidamento della resistenza a regimi membranali sensibili ai forti incrementi di temperatura.<text:bookmark-end text:name="__RefHeading__6807_558508869"/></text:p>
        </text:list-item>
      </text:list>
      <text:list xml:id="list183249453941989" text:continue-list="list183248365355284" text:style-name="EG_20_All_20_nota_20_auto">
        <text:list-item>
          <text:p text:style-name="P46">Tipici esempi di sistemi costruttivi vulnerabili nei confronti dell<text:span text:style-name="T11">’</text:span>incendio sono: tensostrutture, strutture pressostatiche, strutture strallate, membrane a doppia o semplice curvatura, coperture geodetiche, strutture in lega di alluminio, allestimenti temporanei in tubo e giunto, tunnel mobili, …</text:p>
        </text:list-item>
      </text:list>
      <text:list xml:id="list183249429235817" text:continue-list="list183249778657607" text:style-name="EG_20_All_20_commi">
        <text:list-item>
          <text:p text:style-name="P60">Attesa la ridotta resistenza al fuoco delle strutture di cui al comma <text:bookmark-ref text:reference-format="number" text:ref-name="__RefHeading__6807_558508869">1</text:bookmark-ref>, esse si ritengono preferibilmente idonee solo per costruzioni per le quali sono richiesti i livelli di prestazione I o II.</text:p>
        </text:list-item>
        <text:list-item>
          <text:p text:style-name="P60">Non si esclude la possibilità di impiego delle strutture di cui al comma <text:bookmark-ref text:reference-format="number" text:ref-name="__RefHeading__6807_558508869">1</text:bookmark-ref> per livelli di prestazione superiori al II.</text:p>
        </text:list-item>
      </text:list>
      <text:list xml:id="list183249724588764" text:continue-list="list183249453941989" text:style-name="EG_20_All_20_nota_20_auto">
        <text:list-item>
          <text:p text:style-name="EG_20_Nota">In base alla tabella <text:sequence-ref text:reference-format="value" text:ref-name="refTable2">S.2-3</text:sequence-ref>, per q<text:span text:style-name="EG_20_Pedice">f,d</text:span> ≤ 200 MJ/m<text:span text:style-name="EG_20_Apice">2</text:span> non sono richiesti requisiti minimi di resistenza al fuoco per le strutture.</text:p>
        </text:list-item>
      </text:list>
      <text:list xml:id="list183249160662081" text:continue-list="list183249429235817" text:style-name="EG_20_All_20_commi">
        <text:list-item>
          <text:p text:style-name="P60">In caso di produzioni strutturali in serie, sono ammesse valutazioni di resistenza al fuoco valide per costruzioni tipologiche o per prototipi. Il <text:span text:style-name="Emphasis">professionista antincendio</text:span> provvede a certificare i requisiti di resistenza al fuoco delle strutture in opera verificando, in particolare, il rispetto delle ipotesi alla base delle verifiche di resistenza al fuoco condotte sui prototipi.</text:p>
        </text:list-item>
      </text:list>
      <text:h text:style-name="P51" text:outline-level="3"><text:bookmark-start text:name="__RefHeading__4903_1946883226"/>Procedura per il calcolo del carico di incendio specifico di progetto<text:bookmark-end text:name="__RefHeading__4903_1946883226"/></text:h>
      <text:list xml:id="list183249836621184" text:continue-list="list183249475581315" text:style-name="EG_20_All_20_commi">
        <text:list-item text:start-value="1">
          <text:p text:style-name="P60">Il valore del carico d’incendio specifico di progetto q<text:span text:style-name="EG_20_Pedice">f,d</text:span> è determinato secondo la seguente relazione:</text:p>
        </text:list-item>
      </text:list>
      <text:p text:style-name="P28">q<text:span text:style-name="EG_20_Pedice">f,d</text:span> = δ<text:span text:style-name="EG_20_Pedice">q1</text:span> · δ<text:span text:style-name="EG_20_Pedice">q2</text:span> · δ<text:span text:style-name="EG_20_Pedice">n</text:span> · q<text:span text:style-name="EG_20_Pedice">f</text:span><text:tab/><text:sequence text:ref-name="refText3" text:name="Text" text:formula="ooow:Text+1" style:num-format="1">S.2-4</text:sequence></text:p>
      <text:p text:style-name="P28">dove:</text:p>
      <text:p text:style-name="P28">q<text:span text:style-name="EG_20_Pedice">f,d</text:span><text:tab/>carico d<text:span text:style-name="T3">’</text:span>incendio specifico di progetto<text:tab/>[MJ/m<text:span text:style-name="EG_20_Apice">2</text:span>]</text:p>
      <text:p text:style-name="P28">δ<text:span text:style-name="EG_20_Pedice">q1</text:span><text:tab/>fattore che tiene conto del rischio di incendio in relazione alla dimensione del compartimento e i cui valori sono definiti nella tabella <text:sequence-ref text:reference-format="value" text:ref-name="refTable5">S.2-6</text:sequence-ref>.</text:p>
      <text:p text:style-name="P28">δ<text:span text:style-name="EG_20_Pedice">q2</text:span><text:tab/>è il fattore che tiene conto del rischio di incendio in relazione al tipo di attività svolta nel compartimento e i cui valori sono definiti nella tabella <text:sequence-ref text:reference-format="value" text:ref-name="refTable6">S.2-7</text:sequence-ref>.</text:p>
      <text:p text:style-name="P28"><draw:frame draw:style-name="fr1" draw:name="Object1" text:anchor-type="as-char" svg:y="-0.4cm" svg:width="1.665cm" svg:height="0.79cm" draw:z-index="0"><draw:object xlink:href="./Object 1" xlink:type="simple" xlink:show="embed" xlink:actuate="onLoad"/><draw:image xlink:href="./ObjectReplacements/Object 1" xlink:type="simple" xlink:show="embed" xlink:actuate="onLoad"/><svg:desc>formula</svg:desc></draw:frame>è il fattore che tiene conto delle differenti <text:span text:style-name="Emphasis">misure antincendio</text:span> del compartimento ed i cui valori sono definiti nella tabella <text:sequence-ref text:reference-format="value" text:ref-name="refTable7">S.2-8</text:sequence-ref>.</text:p>
      <text:p text:style-name="P28">q<text:span text:style-name="EG_20_Pedice">f</text:span><text:tab/>è il valore nominale del carico d’incendio specifico da determinarsi secondo la formula:<text:tab/>[MJ/m<text:span text:style-name="EG_20_Apice">2</text:span>]</text:p>
      <text:p text:style-name="P28"><draw:frame draw:style-name="fr1" draw:name="Object2" text:anchor-type="as-char" svg:y="-1.185cm" svg:width="3.258cm" svg:height="1.533cm" draw:z-index="1"><draw:object xlink:href="./Object 2" xlink:type="simple" xlink:show="embed" xlink:actuate="onLoad"/><draw:image xlink:href="./ObjectReplacements/Object 2" xlink:type="simple" xlink:show="embed" xlink:actuate="onLoad"/><svg:desc>formula</svg:desc></draw:frame><text:tab/><text:sequence text:ref-name="refText4" text:name="Text" text:formula="ooow:Text+1" style:num-format="1">S.2-5</text:sequence></text:p>
      <text:p text:style-name="P28">dove:</text:p>
      <text:p text:style-name="P28">g<text:span text:style-name="EG_20_Pedice">i</text:span><text:tab/>massa dell’i-esimo materiale combustibile<text:tab/>[kg]</text:p>
      <text:p text:style-name="P28">H<text:span text:style-name="EG_20_Pedice">i</text:span><text:tab/>potere calorifico inferiore dell’i-esimo materiale combustibile; i valori di H<text:span text:style-name="EG_20_Pedice">i</text:span> dei materiali combustibili possono essere determinati per via sperimentale in accordo con UNI EN ISO 1716, dedotti dal prospetto E3 della norma UNI EN 1991-1-2, <text:span text:style-name="T9">oppure</text:span> essere mutuati dalla letteratura tecnica<text:tab/>[MJ/kg]</text:p>
      <text:p text:style-name="P28">m<text:span text:style-name="EG_20_Pedice">i</text:span><text:tab/>fattore di partecipazione alla combustione dell’i-esimo materiale combustibile pari a 0,80 per il legno e altri materiali di natura cellulosica e 1,00 per tutti gli altri materiali combustibili</text:p>
      <text:p text:style-name="P28">ψ<text:span text:style-name="EG_20_Pedice">i</text:span><text:tab/>fattore di limitazione della partecipazione alla combustione dell’i-esimo materiale combustibile pari a:</text:p>
      <text:p text:style-name="P28"><text:tab/>0 per i materiali contenuti in contenitori appositamente progettati per resistere al fuoco per un tempo congruente con la classe di resistenza al fuoco e comunque classe minima almeno EI <text:span text:style-name="T38">15 </text:span>(es. armadi resistenti al fuoco per liquidi infiammabili, …);</text:p>
      <text:p text:style-name="P28"><text:tab/>0,85 per i materiali contenuti in contenitori non combustibili, che conservino la loro integrità durante l’esposizione all’incendio e non appositamente progettati per resistere al fuoco (es. fusti, contenitori o armadi metallici, …);</text:p>
      <text:p text:style-name="P28"><text:tab/>1 in tutti gli altri casi (es. barattoli di vetro, bombolette spray, …);</text:p>
      <text:p text:style-name="P37">A<text:tab/><text:span text:style-name="Emphasis">superficie lorda</text:span> del piano del compartimento o, nel caso degli incendi localizzati, <text:span text:style-name="Emphasis">superficie </text:span><text:span text:style-name="Emphasis"><text:span text:style-name="T58">lorda</text:span></text:span><text:span text:style-name="T58"> </text:span>effettiva di distribuzione del carico di incendio.<text:tab/>[m<text:span text:style-name="EG_20_Apice">2</text:span>]</text:p>
      <text:list xml:id="list183248865704795" text:continue-list="list183249724588764" text:style-name="EG_20_All_20_nota_20_auto">
        <text:list-item>
          <text:p text:style-name="P46"><text:span text:style-name="T18">Si riporta un esempio di calcolo nella tabella </text:span><text:span text:style-name="T18"><text:sequence-ref text:reference-format="value" text:ref-name="refTable8">S.2-9</text:sequence-ref></text:span></text:p>
        </text:list-item>
      </text:list>
      <table:table table:name="Table4" table:style-name="Table4">
        <table:table-column table:style-name="Table4.A"/>
        <table:table-column table:style-name="Table4.B"/>
        <table:table-column table:style-name="Table4.A"/>
        <table:table-column table:style-name="Table4.D"/>
        <text:soft-page-break/>
        <table:table-row table:style-name="Table4.1">
          <table:table-cell table:style-name="Table4.A1" office:value-type="string">
            <text:p text:style-name="P8">Superficie lorda</text:p>
            <text:p text:style-name="P8">del compartimento <text:span text:style-name="T38">[</text:span>m<text:span text:style-name="EG_20_Apice">2</text:span><text:span text:style-name="EG_20_Apice"><text:span text:style-name="T2">]</text:span></text:span></text:p>
          </table:table-cell>
          <table:table-cell table:style-name="Table4.A1" office:value-type="string">
            <text:p text:style-name="P8">δ<text:span text:style-name="EG_20_Pedice">q1</text:span></text:p>
          </table:table-cell>
          <table:table-cell table:style-name="Table4.A1" office:value-type="string">
            <text:p text:style-name="P8">Superficie lorda</text:p>
            <text:p text:style-name="P8">del compartimento <text:span text:style-name="T38">[</text:span>m<text:span text:style-name="EG_20_Apice">2</text:span><text:span text:style-name="T38">]</text:span></text:p>
          </table:table-cell>
          <table:table-cell table:style-name="Table4.D1" office:value-type="string">
            <text:p text:style-name="P8">δ<text:span text:style-name="EG_20_Pedice">q1</text:span></text:p>
          </table:table-cell>
        </table:table-row>
        <table:table-row table:style-name="Table4.1">
          <table:table-cell table:style-name="Table4.A2" office:value-type="string">
            <text:p text:style-name="P16">A &lt; 500</text:p>
          </table:table-cell>
          <table:table-cell table:style-name="Table4.A2" office:value-type="string">
            <text:p text:style-name="P16">1,00</text:p>
          </table:table-cell>
          <table:table-cell table:style-name="Table4.A2" office:value-type="string">
            <text:p text:style-name="P16">2500 ≤ A &lt; 5000</text:p>
          </table:table-cell>
          <table:table-cell table:style-name="Table4.D2" office:value-type="string">
            <text:p text:style-name="P16">1,60</text:p>
          </table:table-cell>
        </table:table-row>
        <table:table-row table:style-name="Table4.1">
          <table:table-cell table:style-name="Table4.A2" office:value-type="string">
            <text:p text:style-name="P16">500 ≤ A &lt; 1000</text:p>
          </table:table-cell>
          <table:table-cell table:style-name="Table4.A2" office:value-type="string">
            <text:p text:style-name="P16">1,20</text:p>
          </table:table-cell>
          <table:table-cell table:style-name="Table4.A2" office:value-type="string">
            <text:p text:style-name="P16">5000 ≤ A &lt; 10000</text:p>
          </table:table-cell>
          <table:table-cell table:style-name="Table4.D2" office:value-type="string">
            <text:p text:style-name="P16">1,80</text:p>
          </table:table-cell>
        </table:table-row>
        <table:table-row table:style-name="Table4.1">
          <table:table-cell table:style-name="Table4.A2" office:value-type="string">
            <text:p text:style-name="P16">1000 ≤ A &lt; 2500</text:p>
          </table:table-cell>
          <table:table-cell table:style-name="Table4.A2" office:value-type="string">
            <text:p text:style-name="P16">1,40</text:p>
          </table:table-cell>
          <table:table-cell table:style-name="Table4.A2" office:value-type="string">
            <text:p text:style-name="P16">A ≥ 10000</text:p>
          </table:table-cell>
          <table:table-cell table:style-name="Table4.D2" office:value-type="string">
            <text:p text:style-name="P16">2,00</text:p>
          </table:table-cell>
        </table:table-row>
      </table:table>
      <text:p text:style-name="P13">Tabella <text:sequence text:ref-name="refTable5" text:name="Table" text:formula="ooow:Table+1" style:num-format="1">S.2-6</text:sequence>: Parametri per la definizione del fattore δ<text:span text:style-name="EG_20_Pedice">q1</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Classi di rischio</text:p>
          </table:table-cell>
          <table:table-cell table:style-name="Table5.A1" office:value-type="string">
            <text:p text:style-name="P8">Descrizione</text:p>
          </table:table-cell>
          <table:table-cell table:style-name="Table5.C1" office:value-type="string">
            <text:p text:style-name="P8">δ<text:span text:style-name="EG_20_Pedice">q2</text:span></text:p>
          </table:table-cell>
        </table:table-row>
        <table:table-row table:style-name="Table5.1">
          <table:table-cell table:style-name="Table5.A2" office:value-type="string">
            <text:p text:style-name="P16">I</text:p>
          </table:table-cell>
          <table:table-cell table:style-name="Table5.A2" office:value-type="string">
            <text:p text:style-name="P26">Aree che presentano un basso rischio di incendio in termini di probabilità di innesco, velocità di propagazione delle fiamme e possibilità di controllo dell’incendio da parte delle squadre di emergenza</text:p>
          </table:table-cell>
          <table:table-cell table:style-name="Table5.C2" office:value-type="string">
            <text:p text:style-name="P16">0,80</text:p>
          </table:table-cell>
        </table:table-row>
        <table:table-row table:style-name="Table5.1">
          <table:table-cell table:style-name="Table5.A2" office:value-type="string">
            <text:p text:style-name="P16">II</text:p>
          </table:table-cell>
          <table:table-cell table:style-name="Table5.A2" office:value-type="string">
            <text:p text:style-name="P26">Aree che presentano un moderato rischio di incendio in termini di probabilità d’innesco, velocità di propagazione di un incendio e possibilità di controllo dell’incendio stesso da parte delle squadre di emergenza</text:p>
          </table:table-cell>
          <table:table-cell table:style-name="Table5.C2" office:value-type="string">
            <text:p text:style-name="P16">1,00</text:p>
          </table:table-cell>
        </table:table-row>
        <table:table-row table:style-name="Table5.1">
          <table:table-cell table:style-name="Table5.A2" office:value-type="string">
            <text:p text:style-name="P16">III</text:p>
          </table:table-cell>
          <table:table-cell table:style-name="Table5.A2" office:value-type="string">
            <text:p text:style-name="P26">Aree che presentano un alto rischio di incendio in termini di probabilità d’innesco, velocità di propagazione delle fiamme e possibilità di controllo dell’incendio da parte delle squadre di emergenza</text:p>
          </table:table-cell>
          <table:table-cell table:style-name="Table5.C2" office:value-type="string">
            <text:p text:style-name="P16">1,20</text:p>
          </table:table-cell>
        </table:table-row>
      </table:table>
      <text:p text:style-name="P13">Tabella <text:sequence text:ref-name="refTable6" text:name="Table" text:formula="ooow:Table+1" style:num-format="1">S.2-7</text:sequence>: Parametri per la definizione del fattore δ<text:span text:style-name="EG_20_Pedice">q2</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2" office:value-type="string">
            <text:p text:style-name="P8">Misura antincendio minima</text:p>
          </table:table-cell>
          <table:covered-table-cell/>
          <table:table-cell table:style-name="Table6.C1" table:number-columns-spanned="2" office:value-type="string">
            <text:p text:style-name="P8">δ<text:span text:style-name="EG_20_Pedice">ni</text:span></text:p>
          </table:table-cell>
          <table:covered-table-cell/>
        </table:table-row>
        <table:table-row table:style-name="Table6.2">
          <table:table-cell table:style-name="Table6.A2" table:number-rows-spanned="2" office:value-type="string">
            <text:p text:style-name="P26">Controllo dell<text:span text:style-name="T4">’</text:span>incendio<text:line-break/><text:span text:style-name="T54">di</text:span> livello di prestazione III<text:line-break/>(<text:span text:style-name="T57">c</text:span>apitolo <text:reference-ref text:reference-format="chapter" text:ref-name="ch controllo incendio">Errore: sorgente del riferimento non trovata</text:reference-ref>)</text:p>
          </table:table-cell>
          <table:table-cell table:style-name="Table6.A2" office:value-type="string">
            <text:p text:style-name="P26">rete idranti con protezione interna</text:p>
          </table:table-cell>
          <table:table-cell table:style-name="Table6.C2" office:value-type="string">
            <text:p text:style-name="P16">δ<text:span text:style-name="EG_20_Pedice">n1</text:span></text:p>
          </table:table-cell>
          <table:table-cell table:style-name="Table6.D2" office:value-type="string">
            <text:p text:style-name="P16">0,90</text:p>
          </table:table-cell>
        </table:table-row>
        <table:table-row table:style-name="Table6.3">
          <table:covered-table-cell/>
          <table:table-cell table:style-name="Table6.A2" office:value-type="string">
            <text:p text:style-name="P26">rete idranti con protezione interna ed esterna</text:p>
          </table:table-cell>
          <table:table-cell table:style-name="Table6.C2" office:value-type="string">
            <text:p text:style-name="P16">δ<text:span text:style-name="EG_20_Pedice">n2</text:span></text:p>
          </table:table-cell>
          <table:table-cell table:style-name="Table6.D2" office:value-type="string">
            <text:p text:style-name="P16">0,80</text:p>
          </table:table-cell>
        </table:table-row>
        <table:table-row table:style-name="Table6.4">
          <table:table-cell table:style-name="Table6.A2" table:number-rows-spanned="4" office:value-type="string">
            <text:p text:style-name="P26">Controllo dell<text:span text:style-name="T4">’</text:span>incendio<text:line-break/><text:span text:style-name="T54">di</text:span> livello di prestazione IV<text:line-break/>(<text:span text:style-name="T57">c</text:span>apitolo <text:reference-ref text:reference-format="chapter" text:ref-name="ch controllo incendio">Errore: sorgente del riferimento non trovata</text:reference-ref>)</text:p>
          </table:table-cell>
          <table:table-cell table:style-name="Table6.A2" office:value-type="string">
            <text:p text:style-name="P26">sistema automatico ad acqua o schiuma<text:line-break/>e rete idranti con protezione interna</text:p>
          </table:table-cell>
          <table:table-cell table:style-name="Table6.C2" office:value-type="string">
            <text:p text:style-name="P16">δ<text:span text:style-name="EG_20_Pedice">n3</text:span></text:p>
          </table:table-cell>
          <table:table-cell table:style-name="Table6.D2" office:value-type="string">
            <text:p text:style-name="P16">0,54</text:p>
          </table:table-cell>
        </table:table-row>
        <table:table-row table:style-name="Table6.5">
          <table:covered-table-cell/>
          <table:table-cell table:style-name="Table6.A2" office:value-type="string">
            <text:p text:style-name="P26">altro sistema automatico e rete idranti<text:line-break/>con protezione interna</text:p>
          </table:table-cell>
          <table:table-cell table:style-name="Table6.C2" office:value-type="string">
            <text:p text:style-name="P16">δ<text:span text:style-name="EG_20_Pedice">n4</text:span></text:p>
          </table:table-cell>
          <table:table-cell table:style-name="Table6.D2" office:value-type="string">
            <text:p text:style-name="P16">0,72</text:p>
          </table:table-cell>
        </table:table-row>
        <table:table-row table:style-name="Table6.6">
          <table:covered-table-cell/>
          <table:table-cell table:style-name="Table6.A2" office:value-type="string">
            <text:p text:style-name="P26">sistema automatico ad acqua o schiuma<text:line-break/>e rete idranti con protezione interna ed esterna</text:p>
          </table:table-cell>
          <table:table-cell table:style-name="Table6.C2" office:value-type="string">
            <text:p text:style-name="P16">δ<text:span text:style-name="EG_20_Pedice">n5</text:span></text:p>
          </table:table-cell>
          <table:table-cell table:style-name="Table6.D2" office:value-type="string">
            <text:p text:style-name="P16">0,48</text:p>
          </table:table-cell>
        </table:table-row>
        <table:table-row table:style-name="Table6.7">
          <table:covered-table-cell/>
          <table:table-cell table:style-name="Table6.A2" office:value-type="string">
            <text:p text:style-name="P26">altro sistema automatico e rete idranti<text:line-break/>con protezione interna ed esterna</text:p>
          </table:table-cell>
          <table:table-cell table:style-name="Table6.C2" office:value-type="string">
            <text:p text:style-name="P16">δ<text:span text:style-name="EG_20_Pedice">n6</text:span></text:p>
          </table:table-cell>
          <table:table-cell table:style-name="Table6.D2" office:value-type="string">
            <text:p text:style-name="P16">0,64</text:p>
          </table:table-cell>
        </table:table-row>
        <table:table-row table:style-name="Table6.8">
          <table:table-cell table:style-name="Table6.A2" table:number-columns-spanned="2" office:value-type="string">
            <text:p text:style-name="P26">Gestione della sicurezza antincendio <text:span text:style-name="T54">di</text:span> livello di prestazione II [1]<text:line-break/>(<text:span text:style-name="T57">c</text:span>apitolo <text:reference-ref text:reference-format="chapter" text:ref-name="ch gestione sicurezza">Errore: sorgente del riferimento non trovata</text:reference-ref>)</text:p>
          </table:table-cell>
          <table:covered-table-cell/>
          <table:table-cell table:style-name="Table6.C2" office:value-type="string">
            <text:p text:style-name="P16">δ<text:span text:style-name="EG_20_Pedice">n7</text:span></text:p>
          </table:table-cell>
          <table:table-cell table:style-name="Table6.D2" office:value-type="string">
            <text:p text:style-name="P16">0,90</text:p>
          </table:table-cell>
        </table:table-row>
        <table:table-row table:style-name="Table6.9">
          <table:table-cell table:style-name="Table6.A2" table:number-columns-spanned="2" office:value-type="string">
            <text:p text:style-name="P26">Controllo di fumi e calore <text:span text:style-name="T54">di</text:span> livello di prestazione III<text:line-break/>(<text:span text:style-name="T57">c</text:span>apitolo <text:reference-ref text:reference-format="chapter" text:ref-name="ch SEFC">Errore: sorgente del riferimento non trovata</text:reference-ref>)</text:p>
          </table:table-cell>
          <table:covered-table-cell/>
          <table:table-cell table:style-name="Table6.C2" office:value-type="string">
            <text:p text:style-name="P16">δ<text:span text:style-name="EG_20_Pedice">n8</text:span></text:p>
          </table:table-cell>
          <table:table-cell table:style-name="Table6.D2" office:value-type="string">
            <text:p text:style-name="P16">0,90</text:p>
          </table:table-cell>
        </table:table-row>
        <table:table-row table:style-name="Table6.10">
          <table:table-cell table:style-name="Table6.A2" table:number-columns-spanned="2" office:value-type="string">
            <text:p text:style-name="P26">Rivelazione ed allarme <text:span text:style-name="T54">di</text:span> livello di prestazione III<text:line-break/>(<text:span text:style-name="T57">c</text:span>apitolo <text:reference-ref text:reference-format="chapter" text:ref-name="ch IRAI">Errore: sorgente del riferimento non trovata</text:reference-ref>)</text:p>
          </table:table-cell>
          <table:covered-table-cell/>
          <table:table-cell table:style-name="Table6.C2" office:value-type="string">
            <text:p text:style-name="P16">δ<text:span text:style-name="EG_20_Pedice">n9</text:span></text:p>
          </table:table-cell>
          <table:table-cell table:style-name="Table6.D2" office:value-type="string">
            <text:p text:style-name="P16">0,85</text:p>
          </table:table-cell>
        </table:table-row>
        <table:table-row table:style-name="Table6.11">
          <table:table-cell table:style-name="Table6.A2" table:number-columns-spanned="2" office:value-type="string">
            <text:p text:style-name="P26">Operatività antincendio <text:span text:style-name="T54">di</text:span> livello di prestazione IV<text:line-break/>(<text:span text:style-name="T57">c</text:span>apitolo <text:reference-ref text:reference-format="chapter" text:ref-name="ch operatività">Errore: sorgente del riferimento non trovata</text:reference-ref>)</text:p>
          </table:table-cell>
          <table:covered-table-cell/>
          <table:table-cell table:style-name="Table6.C2" office:value-type="string">
            <text:p text:style-name="P16">δ<text:span text:style-name="EG_20_Pedice">n10</text:span></text:p>
          </table:table-cell>
          <table:table-cell table:style-name="Table6.D2" office:value-type="string">
            <text:p text:style-name="P16">0,81</text:p>
          </table:table-cell>
        </table:table-row>
        <table:table-row table:style-name="Table6.12">
          <table:table-cell table:style-name="Table6.D2" table:number-columns-spanned="4" office:value-type="string">
            <text:p text:style-name="P26">[1] Gli addetti antincendio devono garantire la presenza continuativa durante le 24 ore.</text:p>
          </table:table-cell>
          <table:covered-table-cell/>
          <table:covered-table-cell/>
          <table:covered-table-cell/>
        </table:table-row>
      </table:table>
      <text:p text:style-name="P13">Tabella <text:sequence text:ref-name="refTable7" text:name="Table" text:formula="ooow:Table+1" style:num-format="1">S.2-8</text:sequence>: Parametri per la definizione dei fattori δ<text:span text:style-name="EG_20_Pedice">ni</text:span></text:p>
      <text:list xml:id="list183248704356582" text:continue-list="list183249836621184" text:style-name="EG_20_All_20_commi">
        <text:list-item>
          <text:p text:style-name="P60">Qualora, in alternativa all’<text:span text:style-name="T26">equazione </text:span><text:sequence-ref text:reference-format="value" text:ref-name="refText4">S.2-5</text:sequence-ref>, si pervenga alla determinazione di q<text:span text:style-name="EG_20_Pedice">f</text:span> attraverso una valutazione statistica del carico di incendio per la specifica attività, si deve far riferimento a valori con probabilità di superamento <text:span text:style-name="T47">&lt; </text:span>20%. Considerazioni aggiuntive utili a tale scopo sono fornite nel paragrafo <text:bookmark-ref text:reference-format="number" text:ref-name="__RefHeading__4663_1946883226">S.2.9.1</text:bookmark-ref>.</text:p>
        </text:list-item>
        <text:list-item>
          <text:p text:style-name="P60">In caso di presenza di strutture portanti lignee nel compartimento va seguita la procedura di cui al paragrafo <text:bookmark-ref text:reference-format="number" text:ref-name="__RefHeading__4657_1946883226">S.2.9.2</text:bookmark-ref></text:p>
        </text:list-item>
        <text:list-item>
          <text:p text:style-name="P60"><text:span text:style-name="T27">Fatto salvo quanto indicato al comma </text:span><text:span text:style-name="T27"><text:bookmark-ref text:reference-format="number-no-superior" text:ref-name="__RefNumPara__7739_4101422853">6</text:bookmark-ref></text:span><text:span text:style-name="T27"> del paragrafo </text:span><text:span text:style-name="T27"><text:bookmark-ref text:reference-format="number-no-superior" text:ref-name="__RefHeading__6844_590321925">S.2.5</text:bookmark-ref></text:span><text:span text:style-name="T27">, l</text:span>o spazio di riferimento generalmente coincide con il compartimento antincendio considerato e il <text:soft-page-break/>carico di incendio specifico è quindi riferito alla <text:span text:style-name="Emphasis">superficie lorda del piano</text:span> del compartimento stesso, nell’ipotesi di una distribuzione sufficientemente uniforme del carico di incendio.</text:p>
        </text:list-item>
        <text:list-item>
          <text:p text:style-name="P60">In caso di marcata e ben identificata distribuzione <text:span text:style-name="Emphasis">disomogenea</text:span> del carico di incendio, il valore del <text:span text:style-name="Emphasis">carico d’incendio specifico</text:span> q<text:span text:style-name="EG_20_Pedice">f</text:span> è riferito anche all’effettiva distribuzione dello stesso.</text:p>
        </text:list-item>
      </text:list>
      <table:table table:name="Table1" table:style-name="Table1">
        <table:table-column table:style-name="Table1.A"/>
        <table:table-column table:style-name="Table1.B"/>
        <table:table-row table:style-name="Table1.1">
          <table:table-cell table:style-name="Table1.A1" office:value-type="string">
            <text:p text:style-name="P26"><draw:g text:anchor-type="as-char" draw:z-index="2" draw:name="Shape1" draw:style-name="gr1"><draw:polygon draw:style-name="gr2" draw:text-style-name="P76" svg:width="2.855cm" svg:height="2.781cm" svg:x="1.225cm" svg:y="0.123cm" svg:viewBox="0 0 2856 2782" draw:points="0,2782 0,2013 417,2013 417,1013 817,1013 817,0 2856,0 2856,2782"><text:p/></draw:polygon><draw:g draw:style-name="gr3"><draw:polyline draw:style-name="gr4" draw:text-style-name="P77" svg:width="0.999cm" svg:height="0.399cm" svg:x="1.955cm" svg:y="0.61cm" svg:viewBox="0 0 1000 400" draw:points="0,0 0,400 1000,400"><text:p/></draw:polyline><draw:polyline draw:style-name="gr4" draw:text-style-name="P77" svg:width="0.412cm" svg:height="0.399cm" svg:x="3.755cm" svg:y="0.61cm" svg:viewBox="0 0 413 400" draw:points="0,400 413,400 413,0"><text:p/></draw:polyline><draw:polyline draw:style-name="gr4" draw:text-style-name="P77" svg:width="2.212cm" svg:height="0.199cm" svg:x="1.955cm" svg:y="0.012cm" svg:viewBox="0 0 2213 200" draw:points="0,200 0,0 2213,0 2213,200"><text:p/></draw:polyline><draw:line draw:style-name="gr5" draw:text-style-name="P78" svg:x1="1.955cm" svg:y1="0.208cm" svg:x2="1.955cm" svg:y2="0.608cm"><text:p/></draw:line><draw:line draw:style-name="gr5" draw:text-style-name="P78" svg:x1="4.168cm" svg:y1="0.208cm" svg:x2="4.168cm" svg:y2="0.608cm"><text:p/></draw:line></draw:g><draw:line draw:style-name="gr4" draw:text-style-name="P77" svg:x1="0.955cm" svg:y1="3.02cm" svg:x2="1.955cm" svg:y2="3.008cm"><text:p/></draw:line><draw:line draw:style-name="gr4" draw:text-style-name="P77" svg:x1="4.168cm" svg:y1="3.008cm" svg:x2="4.355cm" svg:y2="3.008cm"><text:p/></draw:line><draw:polygon draw:style-name="gr6" draw:text-style-name="P79" svg:width="3.399cm" svg:height="0.199cm" svg:x="0.955cm" svg:y="3.023cm" svg:viewBox="0 0 3400 200" draw:points="0,0 3400,0 3400,200 0,200"><text:p/></draw:polygon><draw:g draw:style-name="gr3"><draw:polyline draw:style-name="gr4" draw:text-style-name="P77" svg:width="1.399cm" svg:height="0.399cm" svg:x="1.555cm" svg:y="1.61cm" svg:viewBox="0 0 1400 400" draw:points="0,0 0,400 1400,400"><text:p/></draw:polyline><draw:polyline draw:style-name="gr4" draw:text-style-name="P77" svg:width="0.412cm" svg:height="0.399cm" svg:x="3.755cm" svg:y="1.61cm" svg:viewBox="0 0 413 400" draw:points="0,400 413,400 413,0"><text:p/></draw:polyline><draw:polyline draw:style-name="gr4" draw:text-style-name="P77" svg:width="0.399cm" svg:height="0.199cm" svg:x="1.555cm" svg:y="1.012cm" svg:viewBox="0 0 400 200" draw:points="0,200 0,0 400,0"><text:p/></draw:polyline><draw:line draw:style-name="gr4" draw:text-style-name="P77" svg:x1="4.168cm" svg:y1="1.012cm" svg:x2="4.168cm" svg:y2="1.212cm"><text:p/></draw:line><draw:line draw:style-name="gr5" draw:text-style-name="P78" svg:x1="1.555cm" svg:y1="1.208cm" svg:x2="1.555cm" svg:y2="1.608cm"><text:p/></draw:line><draw:line draw:style-name="gr5" draw:text-style-name="P78" svg:x1="4.168cm" svg:y1="1.208cm" svg:x2="4.168cm" svg:y2="1.608cm"><text:p/></draw:line><draw:line draw:style-name="gr4" draw:text-style-name="P77" svg:x1="4.168cm" svg:y1="2.208cm" svg:x2="4.168cm" svg:y2="2.008cm"><text:p/></draw:line><draw:line draw:style-name="gr4" draw:text-style-name="P77" svg:x1="3.755cm" svg:y1="2.012cm" svg:x2="2.955cm" svg:y2="1.012cm"><text:p/></draw:line><draw:line draw:style-name="gr4" draw:text-style-name="P77" svg:x1="3.755cm" svg:y1="3.008cm" svg:x2="2.955cm" svg:y2="2.008cm"><text:p/></draw:line></draw:g><draw:g draw:style-name="gr3"><draw:polyline draw:style-name="gr4" draw:text-style-name="P77" svg:width="3.012cm" svg:height="0.399cm" svg:x="1.155cm" svg:y="2.612cm" svg:viewBox="0 0 3013 400" draw:points="0,400 0,400 3013,400 3013,0"><text:p/></draw:polyline><draw:polyline draw:style-name="gr4" draw:text-style-name="P77" svg:width="0.399cm" svg:height="0.199cm" svg:x="1.155cm" svg:y="2.008cm" svg:viewBox="0 0 400 200" draw:points="0,200 0,0 400,0"><text:p/></draw:polyline><draw:line draw:style-name="gr5" draw:text-style-name="P78" svg:x1="1.155cm" svg:y1="2.209cm" svg:x2="1.155cm" svg:y2="3.009cm"><text:p/></draw:line><draw:line draw:style-name="gr5" draw:text-style-name="P78" svg:x1="4.168cm" svg:y1="2.209cm" svg:x2="4.168cm" svg:y2="2.609cm"><text:p/></draw:line></draw:g><draw:frame draw:style-name="gr12" draw:text-style-name="P85" svg:width="1.401cm" svg:height="0.713cm" svg:x="4.355cm" svg:y="0.312cm"><draw:text-box><text:p text:style-name="P80"><text:span text:style-name="T62">q</text:span><text:span text:style-name="T63">f3</text:span><text:span text:style-name="T62">= Q</text:span><text:span text:style-name="T63">3 </text:span><text:span text:style-name="T62">/ A</text:span><text:span text:style-name="T63">3</text:span></text:p></draw:text-box></draw:frame><draw:frame draw:style-name="gr7" draw:text-style-name="P81" svg:width="1.888cm" svg:height="0.341cm" svg:x="2.545cm" svg:y="3.207cm"><draw:text-box><text:p text:style-name="P80"><text:span text:style-name="T61">Vista in sezione</text:span></text:p></draw:text-box></draw:frame><draw:frame draw:style-name="gr8" draw:text-style-name="P83" svg:width="1.888cm" svg:height="0.574cm" svg:x="0cm" svg:y="0cm"><draw:text-box><text:p text:style-name="P82"><text:span text:style-name="T62">Compartimento</text:span></text:p><text:p text:style-name="P82"><text:span text:style-name="T62">multipiano</text:span></text:p></draw:text-box></draw:frame><draw:line draw:style-name="gr9" draw:text-style-name="P84" svg:x1="2.955cm" svg:y1="1.012cm" svg:x2="3.755cm" svg:y2="1.012cm"><text:p/></draw:line><draw:line draw:style-name="gr9" draw:text-style-name="P84" svg:x1="2.955cm" svg:y1="2.008cm" svg:x2="3.755cm" svg:y2="2.008cm"><text:p/></draw:line><draw:frame draw:style-name="gr11" draw:text-style-name="P85" svg:width="1.087cm" svg:height="0.472cm" svg:x="2.081cm" svg:y="2.383cm"><draw:text-box><text:p text:style-name="P80"><text:span text:style-name="T62">A</text:span><text:span text:style-name="T63">1</text:span><text:span text:style-name="T62">, Q</text:span><text:span text:style-name="T63">1</text:span></text:p></draw:text-box></draw:frame><draw:frame draw:style-name="gr11" draw:text-style-name="P85" svg:width="1.089cm" svg:height="0.472cm" svg:x="2.081cm" svg:y="1.399cm"><draw:text-box><text:p text:style-name="P80"><text:span text:style-name="T62">A</text:span><text:span text:style-name="T63">2</text:span><text:span text:style-name="T62">, Q</text:span><text:span text:style-name="T63">2</text:span></text:p></draw:text-box></draw:frame><draw:frame draw:style-name="gr11" draw:text-style-name="P85" svg:width="1.087cm" svg:height="0.472cm" svg:x="2.055cm" svg:y="0.434cm"><draw:text-box><text:p text:style-name="P80"><text:span text:style-name="T62">A</text:span><text:span text:style-name="T63">3</text:span><text:span text:style-name="T62">, Q</text:span><text:span text:style-name="T63">3</text:span></text:p></draw:text-box></draw:frame><draw:frame draw:style-name="gr12" draw:text-style-name="P85" svg:width="1.401cm" svg:height="0.713cm" svg:x="4.355cm" svg:y="1.279cm"><draw:text-box><text:p text:style-name="P80"><text:span text:style-name="T62">q</text:span><text:span text:style-name="T63">f2</text:span><text:span text:style-name="T62">= Q</text:span><text:span text:style-name="T63">2 </text:span><text:span text:style-name="T62">/ A</text:span><text:span text:style-name="T63">2</text:span></text:p></draw:text-box></draw:frame><draw:frame draw:style-name="gr13" draw:text-style-name="P85" svg:width="1.401cm" svg:height="0.715cm" svg:x="4.355cm" svg:y="2.261cm"><draw:text-box><text:p text:style-name="P80"><text:span text:style-name="T62">q</text:span><text:span text:style-name="T63">f1</text:span><text:span text:style-name="T62">= Q</text:span><text:span text:style-name="T63">1 </text:span><text:span text:style-name="T62">/ A</text:span><text:span text:style-name="T63">1</text:span></text:p></draw:text-box></draw:frame></draw:g></text:p>
          </table:table-cell>
          <table:table-cell table:style-name="Table1.B1" office:value-type="string">
            <text:p text:style-name="P30">Nel caso di compartimento <text:span text:style-name="Emphasis">multipiano</text:span> ricadente nella fattispecie di cui al comma <text:bookmark-ref text:reference-format="number-no-superior" text:ref-name="__RefNumPara__7739_4101422853">6</text:bookmark-ref> del paragrafo <text:bookmark-ref text:reference-format="number-no-superior" text:ref-name="__RefHeading__6844_590321925">S.2.5</text:bookmark-ref>, <text:span text:style-name="T22">si calcolano carichi di incendio specifici distinti per piano, pur essendo unico il compartimento.</text:span></text:p>
          </table:table-cell>
        </table:table-row>
        <table:table-row table:style-name="Table1.1">
          <table:table-cell table:style-name="Table1.A2" office:value-type="string">
            <text:p text:style-name="P26"><draw:g text:anchor-type="as-char" draw:z-index="3" draw:name="Shape2" draw:style-name="gr1"><draw:polygon draw:style-name="gr2" draw:text-style-name="P76" svg:width="2.855cm" svg:height="2.781cm" svg:x="1.225cm" svg:y="0.123cm" svg:viewBox="0 0 2856 2782" draw:points="0,2782 0,2013 417,2013 417,1013 817,1013 817,0 2856,0 2856,2782"><text:p/></draw:polygon><draw:g draw:style-name="gr3"><draw:polyline draw:style-name="gr4" draw:text-style-name="P77" svg:width="0.999cm" svg:height="0.399cm" svg:x="1.955cm" svg:y="0.61cm" svg:viewBox="0 0 1000 400" draw:points="0,0 0,400 1000,400"><text:p/></draw:polyline><draw:polyline draw:style-name="gr4" draw:text-style-name="P77" svg:width="0.412cm" svg:height="0.399cm" svg:x="3.755cm" svg:y="0.61cm" svg:viewBox="0 0 413 400" draw:points="0,400 413,400 413,0"><text:p/></draw:polyline><draw:polyline draw:style-name="gr4" draw:text-style-name="P77" svg:width="2.212cm" svg:height="0.199cm" svg:x="1.955cm" svg:y="0.012cm" svg:viewBox="0 0 2213 200" draw:points="0,200 0,0 2213,0 2213,200"><text:p/></draw:polyline><draw:line draw:style-name="gr5" draw:text-style-name="P78" svg:x1="1.955cm" svg:y1="0.208cm" svg:x2="1.955cm" svg:y2="0.608cm"><text:p/></draw:line><draw:line draw:style-name="gr5" draw:text-style-name="P78" svg:x1="4.168cm" svg:y1="0.208cm" svg:x2="4.168cm" svg:y2="0.608cm"><text:p/></draw:line></draw:g><draw:line draw:style-name="gr4" draw:text-style-name="P77" svg:x1="0.955cm" svg:y1="3.02cm" svg:x2="1.955cm" svg:y2="3.008cm"><text:p/></draw:line><draw:line draw:style-name="gr4" draw:text-style-name="P77" svg:x1="4.168cm" svg:y1="3.008cm" svg:x2="4.355cm" svg:y2="3.008cm"><text:p/></draw:line><draw:polygon draw:style-name="gr6" draw:text-style-name="P79" svg:width="3.399cm" svg:height="0.199cm" svg:x="0.955cm" svg:y="3.023cm" svg:viewBox="0 0 3400 200" draw:points="0,0 3400,0 3400,200 0,200"><text:p/></draw:polygon><draw:g draw:style-name="gr3"><draw:polyline draw:style-name="gr4" draw:text-style-name="P77" svg:width="1.399cm" svg:height="0.399cm" svg:x="1.555cm" svg:y="1.61cm" svg:viewBox="0 0 1400 400" draw:points="0,0 0,400 1400,400"><text:p/></draw:polyline><draw:polyline draw:style-name="gr4" draw:text-style-name="P77" svg:width="0.412cm" svg:height="0.399cm" svg:x="3.755cm" svg:y="1.61cm" svg:viewBox="0 0 413 400" draw:points="0,400 413,400 413,0"><text:p/></draw:polyline><draw:polyline draw:style-name="gr4" draw:text-style-name="P77" svg:width="0.399cm" svg:height="0.199cm" svg:x="1.555cm" svg:y="1.012cm" svg:viewBox="0 0 400 200" draw:points="0,200 0,0 400,0"><text:p/></draw:polyline><draw:line draw:style-name="gr4" draw:text-style-name="P77" svg:x1="4.168cm" svg:y1="1.012cm" svg:x2="4.168cm" svg:y2="1.212cm"><text:p/></draw:line><draw:line draw:style-name="gr5" draw:text-style-name="P78" svg:x1="1.555cm" svg:y1="1.208cm" svg:x2="1.555cm" svg:y2="1.608cm"><text:p/></draw:line><draw:line draw:style-name="gr5" draw:text-style-name="P78" svg:x1="4.168cm" svg:y1="1.208cm" svg:x2="4.168cm" svg:y2="1.608cm"><text:p/></draw:line><draw:line draw:style-name="gr4" draw:text-style-name="P77" svg:x1="4.168cm" svg:y1="2.208cm" svg:x2="4.168cm" svg:y2="2.008cm"><text:p/></draw:line><draw:line draw:style-name="gr4" draw:text-style-name="P77" svg:x1="3.755cm" svg:y1="2.012cm" svg:x2="2.955cm" svg:y2="1.012cm"><text:p/></draw:line><draw:line draw:style-name="gr4" draw:text-style-name="P77" svg:x1="3.755cm" svg:y1="3.008cm" svg:x2="2.955cm" svg:y2="2.008cm"><text:p/></draw:line></draw:g><draw:g draw:style-name="gr3"><draw:polyline draw:style-name="gr4" draw:text-style-name="P77" svg:width="3.012cm" svg:height="0.399cm" svg:x="1.155cm" svg:y="2.612cm" svg:viewBox="0 0 3013 400" draw:points="0,400 0,400 3013,400 3013,0"><text:p/></draw:polyline><draw:polyline draw:style-name="gr4" draw:text-style-name="P77" svg:width="0.399cm" svg:height="0.199cm" svg:x="1.155cm" svg:y="2.008cm" svg:viewBox="0 0 400 200" draw:points="0,200 0,0 400,0"><text:p/></draw:polyline><draw:line draw:style-name="gr5" draw:text-style-name="P78" svg:x1="1.155cm" svg:y1="2.209cm" svg:x2="1.155cm" svg:y2="3.009cm"><text:p/></draw:line><draw:line draw:style-name="gr5" draw:text-style-name="P78" svg:x1="4.168cm" svg:y1="2.209cm" svg:x2="4.168cm" svg:y2="2.609cm"><text:p/></draw:line></draw:g><draw:frame draw:style-name="gr7" draw:text-style-name="P81" svg:width="1.888cm" svg:height="0.341cm" svg:x="2.545cm" svg:y="3.207cm"><draw:text-box><text:p text:style-name="P80"><text:span text:style-name="T61">Vista in sezione</text:span></text:p></draw:text-box></draw:frame><draw:frame draw:style-name="gr8" draw:text-style-name="P83" svg:width="1.888cm" svg:height="0.574cm" svg:x="0cm" svg:y="0cm"><draw:text-box><text:p text:style-name="P82"><text:span text:style-name="T62">Compartimento</text:span></text:p><text:p text:style-name="P82"><text:span text:style-name="T62">multipiano</text:span></text:p></draw:text-box></draw:frame><draw:line draw:style-name="gr9" draw:text-style-name="P84" svg:x1="2.955cm" svg:y1="1.012cm" svg:x2="3.755cm" svg:y2="1.012cm"><text:p/></draw:line><draw:line draw:style-name="gr9" draw:text-style-name="P84" svg:x1="2.955cm" svg:y1="2.008cm" svg:x2="3.755cm" svg:y2="2.008cm"><text:p/></draw:line><draw:frame draw:style-name="gr10" draw:text-style-name="P85" svg:width="2.673cm" svg:height="1.07cm" svg:x="4.681cm" svg:y="0.979cm"><draw:text-box><text:p text:style-name="P80"><text:span text:style-name="T62">q</text:span><text:span text:style-name="T63">f</text:span><text:span text:style-name="T62">= (Q</text:span><text:span text:style-name="T63">1</text:span><text:span text:style-name="T62"> + Q</text:span><text:span text:style-name="T63">2</text:span><text:span text:style-name="T62"> + Q</text:span><text:span text:style-name="T63">3 </text:span><text:span text:style-name="T62">) / A</text:span><text:span text:style-name="T63">1</text:span></text:p></draw:text-box></draw:frame><draw:polyline draw:style-name="gr5" draw:text-style-name="P78" svg:width="0.099cm" svg:height="3.011cm" svg:x="4.455cm" svg:y="0.02cm" svg:viewBox="0 0 100 3012" draw:points="0,0 100,0 100,3012 0,3012"><text:p/></draw:polyline><draw:frame draw:style-name="gr11" draw:text-style-name="P85" svg:width="1.087cm" svg:height="0.472cm" svg:x="2.081cm" svg:y="2.383cm"><draw:text-box><text:p text:style-name="P80"><text:span text:style-name="T62">A</text:span><text:span text:style-name="T63">1</text:span><text:span text:style-name="T62">, Q</text:span><text:span text:style-name="T63">1</text:span></text:p></draw:text-box></draw:frame><draw:frame draw:style-name="gr11" draw:text-style-name="P85" svg:width="1.089cm" svg:height="0.472cm" svg:x="2.081cm" svg:y="1.399cm"><draw:text-box><text:p text:style-name="P80"><text:span text:style-name="T62">A</text:span><text:span text:style-name="T63">2</text:span><text:span text:style-name="T62">, Q</text:span><text:span text:style-name="T63">2</text:span></text:p></draw:text-box></draw:frame><draw:frame draw:style-name="gr11" draw:text-style-name="P85" svg:width="1.087cm" svg:height="0.472cm" svg:x="2.055cm" svg:y="0.434cm"><draw:text-box><text:p text:style-name="P80"><text:span text:style-name="T62">A</text:span><text:span text:style-name="T63">3</text:span><text:span text:style-name="T62">, Q</text:span><text:span text:style-name="T63">3</text:span></text:p></draw:text-box></draw:frame></draw:g></text:p>
          </table:table-cell>
          <table:table-cell table:style-name="Table1.B2" office:value-type="string">
            <text:p text:style-name="P30">Nel caso di compartimento <text:span text:style-name="Emphasis">multipiano</text:span> non ricadente nella fattispecie di cui al comma <text:bookmark-ref text:reference-format="number-no-superior" text:ref-name="__RefNumPara__7739_4101422853">6</text:bookmark-ref> del paragrafo <text:bookmark-ref text:reference-format="number-no-superior" text:ref-name="__RefHeading__6844_590321925">S.2.5</text:bookmark-ref>, la <text:span text:style-name="Emphasis">superficie lorda del piano del compartimento</text:span> A <text:span text:style-name="T23">per il calcolo del q</text:span><text:span text:style-name="EG_20_Pedice"><text:span text:style-name="T23">f</text:span></text:span><text:span text:style-name="T23"> </text:span>è pari a<text:span text:style-name="T24">ll’area della proiezione in pianta del compartimento. In questo esempio: A = A</text:span><text:span text:style-name="EG_20_Pedice"><text:span text:style-name="T24">1</text:span></text:span></text:p>
          </table:table-cell>
        </table:table-row>
      </table:table>
      <text:p text:style-name="P13"><text:span text:style-name="T25">Tabella</text:span> <text:sequence text:ref-name="refTable8" text:name="Table" text:formula="ooow:Table+1" style:num-format="1">S.2-9</text:sequence>: Esempi di calcolo del carico di incendio specifico <text:span text:style-name="T22">q</text:span><text:span text:style-name="EG_20_Pedice"><text:span text:style-name="T22">f</text:span></text:span><text:span text:style-name="T22"> </text:span>per compartimenti multipiano</text:p>
      <text:h text:style-name="P53" text:outline-level="4"><text:bookmark-start text:name="__RefHeading__4663_1946883226"/>Indicazioni aggiuntive sulla determinazione statistica<text:line-break/>del carico di incendio<text:bookmark-end text:name="__RefHeading__4663_1946883226"/></text:h>
      <text:list xml:id="list183248515910840" text:continue-list="list183248704356582" text:style-name="EG_20_All_20_commi">
        <text:list-item text:start-value="1">
          <text:p text:style-name="P60">Per calcolare il valore al frattile 80% del carico di incendio partendo da valori reperiti in letteratura tecnica, da considerare come valori medi, è necessario moltiplicare il valore medio per un coefficiente amplificativo, secondo i seguenti criteri:</text:p>
          <text:list>
            <text:list-item>
              <text:p text:style-name="P60">per attività con variabilità molto limitate per quanto riguarda il mobilio o le merci in deposito, come ad esempio abitazioni, alberghi, ospedali, uffici e scuole è possibile scegliere un valore del coefficiente moltiplicativo compreso tra 1,20 e 1,50;</text:p>
            </text:list-item>
            <text:list-item>
              <text:p text:style-name="P60">per attività con variabilità maggiori per quanto riguarda il mobilio o le merci in deposito, come ad esempio centri commerciali, grandi magazzini attività industriali è possibile scegliere un valore del coefficiente moltiplicativo compreso tra 1,20 e 1,75.</text:p>
            </text:list-item>
          </text:list>
          <text:p text:style-name="P60">All’interno di tali intervalli può essere individuato il valore del coefficiente appropriato alla trattazione del caso in esame.</text:p>
        </text:list-item>
        <text:list-item>
          <text:p text:style-name="P60">Nell’appendice E della norma UNI EN 1991-1-2 è presente la tabella <text:sequence-ref text:reference-format="value" text:ref-name="refTable9">S.2-10</text:sequence-ref> ove sono riportate le densità di carico di incendio per diverse destinazioni d’uso, sia come valore medio che come frattile 80%.</text:p>
        </text:list-item>
      </text:list>
      <table:table table:name="Table18" table:style-name="Table18">
        <table:table-column table:style-name="Table18.A" table:number-columns-repeated="3"/>
        <text:soft-page-break/>
        <table:table-row table:style-name="Table18.1">
          <table:table-cell table:style-name="Table18.A1" office:value-type="string">
            <text:p text:style-name="P2">Attività</text:p>
          </table:table-cell>
          <table:table-cell table:style-name="Table18.A1" office:value-type="string">
            <text:p text:style-name="P2">Valore medio <text:span text:style-name="T38">[</text:span>MJ/m<text:span text:style-name="EG_20_Apice">2</text:span><text:span text:style-name="T38">]</text:span></text:p>
          </table:table-cell>
          <table:table-cell table:style-name="Table18.C1" office:value-type="string">
            <text:p text:style-name="P2">Frattile 80% <text:span text:style-name="T38">[</text:span>MJ/m<text:span text:style-name="EG_20_Apice">2</text:span><text:span text:style-name="T38">]</text:span></text:p>
          </table:table-cell>
        </table:table-row>
        <table:table-row table:style-name="Table18.1">
          <table:table-cell table:style-name="Table18.A2" office:value-type="string">
            <text:p text:style-name="P18">Civili abitazioni</text:p>
          </table:table-cell>
          <table:table-cell table:style-name="Table18.A2" office:value-type="string">
            <text:p text:style-name="P15">780</text:p>
          </table:table-cell>
          <table:table-cell table:style-name="Table18.C2" office:value-type="string">
            <text:p text:style-name="P15">948</text:p>
          </table:table-cell>
        </table:table-row>
        <table:table-row table:style-name="Table18.1">
          <table:table-cell table:style-name="Table18.A2" office:value-type="string">
            <text:p text:style-name="P18">Ospedali (stanza)</text:p>
          </table:table-cell>
          <table:table-cell table:style-name="Table18.A2" office:value-type="string">
            <text:p text:style-name="P15">230</text:p>
          </table:table-cell>
          <table:table-cell table:style-name="Table18.C2" office:value-type="string">
            <text:p text:style-name="P15">280</text:p>
          </table:table-cell>
        </table:table-row>
        <table:table-row table:style-name="Table18.1">
          <table:table-cell table:style-name="Table18.A2" office:value-type="string">
            <text:p text:style-name="P18">Alberghi (stanza)</text:p>
          </table:table-cell>
          <table:table-cell table:style-name="Table18.A2" office:value-type="string">
            <text:p text:style-name="P15">310</text:p>
          </table:table-cell>
          <table:table-cell table:style-name="Table18.C2" office:value-type="string">
            <text:p text:style-name="P15">377</text:p>
          </table:table-cell>
        </table:table-row>
        <table:table-row table:style-name="Table18.1">
          <table:table-cell table:style-name="Table18.A2" office:value-type="string">
            <text:p text:style-name="P18">Biblioteche</text:p>
          </table:table-cell>
          <table:table-cell table:style-name="Table18.A2" office:value-type="string">
            <text:p text:style-name="P15">1500</text:p>
          </table:table-cell>
          <table:table-cell table:style-name="Table18.C2" office:value-type="string">
            <text:p text:style-name="P15">1824</text:p>
          </table:table-cell>
        </table:table-row>
        <table:table-row table:style-name="Table18.1">
          <table:table-cell table:style-name="Table18.A2" office:value-type="string">
            <text:p text:style-name="P18">Uffici</text:p>
          </table:table-cell>
          <table:table-cell table:style-name="Table18.A2" office:value-type="string">
            <text:p text:style-name="P15">420</text:p>
          </table:table-cell>
          <table:table-cell table:style-name="Table18.C2" office:value-type="string">
            <text:p text:style-name="P15">511</text:p>
          </table:table-cell>
        </table:table-row>
        <table:table-row table:style-name="Table18.1">
          <table:table-cell table:style-name="Table18.A2" office:value-type="string">
            <text:p text:style-name="P18">Scuole</text:p>
          </table:table-cell>
          <table:table-cell table:style-name="Table18.A2" office:value-type="string">
            <text:p text:style-name="P15">285</text:p>
          </table:table-cell>
          <table:table-cell table:style-name="Table18.C2" office:value-type="string">
            <text:p text:style-name="P15">347</text:p>
          </table:table-cell>
        </table:table-row>
        <table:table-row table:style-name="Table18.1">
          <table:table-cell table:style-name="Table18.A2" office:value-type="string">
            <text:p text:style-name="P18">Centri commerciali</text:p>
          </table:table-cell>
          <table:table-cell table:style-name="Table18.A2" office:value-type="string">
            <text:p text:style-name="P15">600</text:p>
          </table:table-cell>
          <table:table-cell table:style-name="Table18.C2" office:value-type="string">
            <text:p text:style-name="P15">730</text:p>
          </table:table-cell>
        </table:table-row>
        <table:table-row table:style-name="Table18.1">
          <table:table-cell table:style-name="Table18.A2" office:value-type="string">
            <text:p text:style-name="P18">Teatri (cinema)</text:p>
          </table:table-cell>
          <table:table-cell table:style-name="Table18.A2" office:value-type="string">
            <text:p text:style-name="P15">300</text:p>
          </table:table-cell>
          <table:table-cell table:style-name="Table18.C2" office:value-type="string">
            <text:p text:style-name="P15">365</text:p>
          </table:table-cell>
        </table:table-row>
        <table:table-row table:style-name="Table18.1">
          <table:table-cell table:style-name="Table18.A2" office:value-type="string">
            <text:p text:style-name="P18">Trasporti (spazio pubblico)</text:p>
          </table:table-cell>
          <table:table-cell table:style-name="Table18.A2" office:value-type="string">
            <text:p text:style-name="P15">100</text:p>
          </table:table-cell>
          <table:table-cell table:style-name="Table18.C2" office:value-type="string">
            <text:p text:style-name="P15">122</text:p>
          </table:table-cell>
        </table:table-row>
      </table:table>
      <text:p text:style-name="P12">Tabella <text:sequence text:ref-name="refTable9" text:name="Table" text:formula="ooow:Table+1" style:num-format="1">S.2-10</text:sequence>: Densità di carico di incendio da UNI EN 1991-1-2</text:p>
      <text:h text:style-name="P53" text:outline-level="4"><text:bookmark-start text:name="__RefHeading__4657_1946883226"/>Procedura per il calcolo del contributo al carico di incendio di strutture in legno<text:bookmark-end text:name="__RefHeading__4657_1946883226"/></text:h>
      <text:list xml:id="list183248473816878" text:continue-list="list183248515910840" text:style-name="EG_20_All_20_commi">
        <text:list-item text:start-value="1">
          <text:p text:style-name="P60">Il contributo degli elementi strutturali di legno può essere determinato attraverso il seguente procedimento:</text:p>
          <text:list>
            <text:list-item>
              <text:p text:style-name="P60">si determina la classe del compartimento prescindendo inizialmente dalla presenza degli elementi strutturali lignei; tale classe, ai soli fini della determinazione di cui al successivo punto b, non potrà in ogni caso essere inferiore a 15 minuti;</text:p>
            </text:list-item>
            <text:list-item>
              <text:p text:style-name="P60">si calcola lo spessore di carbonizzazione degli elementi strutturali di legno corrispondente alla classe determinata al punto precedente, adottando come valori di riferimento della velocità di carbonizzazione quelli contenuti nella norma UNI EN 1995-1-2 “<text:span text:style-name="Emphasis">Progettazione delle strutture di legno - Parte 1–2: Regole generali - Progettazione strutturale contro l’incendio</text:span>” di cui si riporta uno stralcio nella tabella <text:sequence-ref text:reference-format="value" text:ref-name="refTable10">S.2-11</text:sequence-ref>.</text:p>
              <text:p text:style-name="P60">In caso di elementi strutturali di legno dotati di rivestimenti protettivi antincendio si può procedere al calcolo dello spessore di carbonizzazione tenendo conto delle specifiche indicazioni fornite dalla norma UNI EN 1995-1-2.</text:p>
            </text:list-item>
            <text:list-item>
              <text:p text:style-name="P60">si determina definitivamente la classe del compartimento, tenendo anche conto del carico di incendio specifico relativo alle parti di elementi strutturali di legno corrispondenti allo spessore di cui al punto b. che hanno partecipato alla combustione.</text:p>
            </text:list-item>
          </text:list>
        </text:list-item>
        <text:list-item>
          <text:p text:style-name="P60">Per tipologie di legnami non espressamente riportate nella tabella <text:sequence-ref text:reference-format="value" text:ref-name="refTable10">S.2-11</text:sequence-ref>, ci si potrà regolare per analogia assumendo in ogni caso valori conservativi ai fini della sicurezza antincendio.</text:p>
        </text:list-item>
      </text:list>
      <table:table table:name="Table7" table:style-name="Table7">
        <table:table-column table:style-name="Table7.A"/>
        <table:table-column table:style-name="Table7.B"/>
        <table:table-column table:style-name="Table7.C"/>
        <table:table-row>
          <table:table-cell table:style-name="Table7.A1" office:value-type="string">
            <text:p text:style-name="P9">Specie legnosa</text:p>
          </table:table-cell>
          <table:table-cell table:style-name="Table7.A1" office:value-type="string">
            <text:p text:style-name="P9">Tipologia di legno</text:p>
          </table:table-cell>
          <table:table-cell table:style-name="Table7.C1" office:value-type="string">
            <text:p text:style-name="P7">Velocità<text:line-break/>[mm/min]</text:p>
          </table:table-cell>
        </table:table-row>
        <table:table-row>
          <table:table-cell table:style-name="Table7.A2" table:number-rows-spanned="2" office:value-type="string">
            <text:p text:style-name="P27">Legname tenero<text:line-break/>(conifere e faggio<text:span text:style-name="T28">)</text:span></text:p>
          </table:table-cell>
          <table:table-cell table:style-name="Table7.A2" office:value-type="string">
            <text:p text:style-name="P27">Legno laminato incollato con densità caratteristica ≥ 290 kg/m<text:span text:style-name="EG_20_Apice">3</text:span></text:p>
          </table:table-cell>
          <table:table-cell table:style-name="Table7.C2" office:value-type="string">
            <text:p text:style-name="P17">0,70</text:p>
          </table:table-cell>
        </table:table-row>
        <table:table-row>
          <table:covered-table-cell/>
          <table:table-cell table:style-name="Table7.A2" office:value-type="string">
            <text:p text:style-name="P27">Legno massiccio con densità caratteristica ≥ 290 kg/m<text:span text:style-name="EG_20_Apice">3</text:span></text:p>
          </table:table-cell>
          <table:table-cell table:style-name="Table7.C2" office:value-type="string">
            <text:p text:style-name="P17">0,80</text:p>
          </table:table-cell>
        </table:table-row>
        <table:table-row>
          <table:table-cell table:style-name="Table7.A2" table:number-rows-spanned="2" office:value-type="string">
            <text:p text:style-name="P27">Legname duro<text:line-break/>(latifoglie)</text:p>
          </table:table-cell>
          <table:table-cell table:style-name="Table7.A2" office:value-type="string">
            <text:p text:style-name="P27">Legno duro massiccio o laminato incollato</text:p>
            <text:p text:style-name="P27">con densità caratteristica ≥ 290 kg/m<text:span text:style-name="EG_20_Apice">3</text:span></text:p>
          </table:table-cell>
          <table:table-cell table:style-name="Table7.C2" office:value-type="string">
            <text:p text:style-name="P17">0,70</text:p>
          </table:table-cell>
        </table:table-row>
        <table:table-row>
          <table:covered-table-cell/>
          <table:table-cell table:style-name="Table7.A2" office:value-type="string">
            <text:p text:style-name="P27">Legno duro massiccio o laminato incollato<text:line-break/>con densità caratteristica ≥ 450 kg/m<text:span text:style-name="EG_20_Apice">3</text:span></text:p>
          </table:table-cell>
          <table:table-cell table:style-name="Table7.C2" office:value-type="string">
            <text:p text:style-name="P17">0,55</text:p>
          </table:table-cell>
        </table:table-row>
      </table:table>
      <text:p text:style-name="P14">Tabella <text:sequence text:ref-name="refTable10" text:name="Table" text:formula="ooow:Table+1" style:num-format="1">S.2-11</text:sequence>: Velocità di carbonizzazione del legno</text:p>
      <text:h text:style-name="P51" text:outline-level="3"><text:bookmark-start text:name="__RefHeading__5223_1736600640"/>Classificazione di resistenza al fuoco di prodotti ed elementi costruttivi di opere da costruzione<text:bookmark-end text:name="__RefHeading__5223_1736600640"/></text:h>
      <text:list xml:id="list183249167385343" text:continue-list="list183249160662081" text:style-name="EG_20_All_20_commi">
        <text:list-item text:start-value="1">
          <text:p text:style-name="P70">I prodotti e gli elementi costruttivi sono classificati in base alle loro caratteristiche di resistenza al fuoco, secondo i simboli e le classi indicate nelle tabelle del presente capitolo, in conformità alle decisioni della Commissione dell’Unione europea 2000/367/CE del 3 maggio 2000, 2003/629/CE del 27 agosto 2003 e 2011/232/UE dell’11 aprile 2011. Ai contenuti di tali decisioni il presente documento aggiunge i richiami a<text:span text:style-name="T29">d ulteriori</text:span> norme.</text:p>
        </text:list-item>
        <text:list-item>
          <text:p text:style-name="P70"><text:bookmark-start text:name="__RefNumPara__7742_4101422853"/>Le prestazioni di resistenza al fuoco dei prodotti e degli elementi costruttivi possono essere determinate in base ai risultati di:<text:bookmark-end text:name="__RefNumPara__7742_4101422853"/></text:p>
          <text:list>
            <text:list-item>
              <text:p text:style-name="P70">prove,</text:p>
            </text:list-item>
            <text:list-item>
              <text:p text:style-name="P70">calcoli,</text:p>
            </text:list-item>
            <text:list-item>
              <text:p text:style-name="P70"><text:bookmark-start text:name="__RefNumPara__7744_4101422853"/>confronti con tabelle.<text:bookmark-end text:name="__RefNumPara__7744_4101422853"/></text:p>
            </text:list-item>
          </text:list>
        </text:list-item>
        <text:list-item>
          <text:p text:style-name="P70"><text:bookmark-start text:name="__RefHeading__9108_1052955394"/>Le modalità per la classificazione di prodotti ed elementi costruttivi in base ai risultati di prove di resistenza al fuoco e di tenuta al fumo sono descritte nel paragrafo <text:bookmark-ref text:reference-format="number" text:ref-name="__RefHeading__6661_1946883226">S.2.13</text:bookmark-ref>.<text:bookmark-end text:name="__RefHeading__9108_1052955394"/></text:p>
        </text:list-item>
        <text:list-item>
          <text:p text:style-name="P70"><text:bookmark-start text:name="__RefHeading__9114_1052955394"/>Le modalità per la classificazione di prodotti ed elementi costruttivi in base ai risultati di calcoli sono descritte nel paragrafo <text:bookmark-ref text:reference-format="number" text:ref-name="__RefHeading__20835_600018389">S.2.14</text:bookmark-ref>.<text:bookmark-end text:name="__RefHeading__9114_1052955394"/></text:p>
        </text:list-item>
        <text:list-item>
          <text:p text:style-name="P70"><text:bookmark-start text:name="__RefHeading__5225_1736600640"/>Le modalità per la classificazione di elementi costruttivi in base a confronti con tabelle sono descritte nel paragrafo <text:bookmark-ref text:reference-format="number" text:ref-name="__RefHeading__5813_256738638">S.2.15</text:bookmark-ref>.<text:bookmark-end text:name="__RefHeading__5225_1736600640"/></text:p>
        </text:list-item>
      </text:list>
      <text:h text:style-name="P51" text:outline-level="3"><text:bookmark-start text:name="__RefHeading__185002_1904530980"/>Simboli<text:bookmark-end text:name="__RefHeading__185002_1904530980"/></text:h>
      <text:list xml:id="list183248362166714" text:continue-list="list183249167385343" text:style-name="EG_20_All_20_commi">
        <text:list-item text:start-value="1">
          <text:p text:style-name="P60">La tabella <text:sequence-ref text:reference-format="value" text:ref-name="refTable11">S.2-12</text:sequence-ref><text:s/>riporta l’elenco dei simboli utilizzati per le prestazioni di resistenza al fuoco di elementi costruttivi o strutturali. Per la descrizione dettagliata si rimanda alle pertinenti norme di classificazione della serie EN 13501 ed alle norme richiamate nel paragrafo <text:bookmark-ref text:reference-format="number" text:ref-name="__RefHeading__6918_65918430">S.2.12</text:bookmark-ref>.</text:p>
        </text:list-item>
      </text:list>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Simbolo</text:p>
          </table:table-cell>
          <table:table-cell table:style-name="Table20.A1" office:value-type="string">
            <text:p text:style-name="P2">Prestazione</text:p>
          </table:table-cell>
          <table:table-cell table:style-name="Table20.C1" office:value-type="string">
            <text:p text:style-name="P2">Descrizione</text:p>
          </table:table-cell>
        </table:table-row>
        <table:table-row table:style-name="Table20.1">
          <table:table-cell table:style-name="Table20.A10" office:value-type="string">
            <text:p text:style-name="P15">R</text:p>
          </table:table-cell>
          <table:table-cell table:style-name="Table20.B10" office:value-type="string">
            <text:p text:style-name="P18">Capacità portante</text:p>
          </table:table-cell>
          <table:table-cell table:style-name="Table20.C13" office:value-type="string">
            <text:p text:style-name="P18">Capacità di un elemento strutturale di portare i carichi presenti in condizioni di incendio normalizzato, per un certo periodo di tempo</text:p>
          </table:table-cell>
        </table:table-row>
        <table:table-row table:style-name="Table20.1">
          <table:table-cell table:style-name="Table20.A10" office:value-type="string">
            <text:p text:style-name="P15">E</text:p>
          </table:table-cell>
          <table:table-cell table:style-name="Table20.B10" office:value-type="string">
            <text:p text:style-name="P18">Tenuta</text:p>
          </table:table-cell>
          <table:table-cell table:style-name="Table20.C13" office:value-type="string">
            <text:p text:style-name="P18">Capacità di un elemento costruttivo o strutturale di impedire il passaggio di fumi e gas caldi per un certo periodo di tempo, in condizioni di incendio normalizzate</text:p>
          </table:table-cell>
        </table:table-row>
        <table:table-row table:style-name="Table20.1">
          <table:table-cell table:style-name="Table20.A10" office:value-type="string">
            <text:p text:style-name="P15">I</text:p>
          </table:table-cell>
          <table:table-cell table:style-name="Table20.B10" office:value-type="string">
            <text:p text:style-name="P18">Isolamento</text:p>
          </table:table-cell>
          <table:table-cell table:style-name="Table20.C13" office:value-type="string">
            <text:p text:style-name="P18">Capacità di un elemento costruttivo o strutturale di impedire il passaggio calore di un incendio normalizzato per un certo periodo di tempo. A seconda dei limiti più o meno severi al trasferimento di calore, il requisito si specializza in I1 o I2. L<text:span text:style-name="T4">’</text:span>assenza di indicazione al pedice sottintende il requisito I2.</text:p>
          </table:table-cell>
        </table:table-row>
        <table:table-row table:style-name="Table20.1">
          <table:table-cell table:style-name="Table20.A10" office:value-type="string">
            <text:p text:style-name="P15">W</text:p>
          </table:table-cell>
          <table:table-cell table:style-name="Table20.B10" office:value-type="string">
            <text:p text:style-name="P18">Irraggiamento</text:p>
          </table:table-cell>
          <table:table-cell table:style-name="Table20.C13" office:value-type="string">
            <text:p text:style-name="P18">Capacità di un elemento costruttivo o strutturale di limitare, per un certo periodo di tempo, l<text:span text:style-name="T4">’</text:span>irraggiamento termico da parte della superficie non esposta in condizioni di incendio normalizzate.</text:p>
          </table:table-cell>
        </table:table-row>
        <table:table-row table:style-name="Table20.1">
          <table:table-cell table:style-name="Table20.A10" office:value-type="string">
            <text:p text:style-name="P15">M</text:p>
          </table:table-cell>
          <table:table-cell table:style-name="Table20.B10" office:value-type="string">
            <text:p text:style-name="P18">Azione meccanica</text:p>
          </table:table-cell>
          <table:table-cell table:style-name="Table20.C13" office:value-type="string">
            <text:p text:style-name="P18">Capacità di un elemento costruttivo o strutturale di resistere all<text:span text:style-name="T4">’</text:span>impatto da parte di altri elementi senza perdere i requisiti di resistenza al fuoco.</text:p>
          </table:table-cell>
        </table:table-row>
        <table:table-row table:style-name="Table20.1">
          <table:table-cell table:style-name="Table20.A10" office:value-type="string">
            <text:p text:style-name="P15">C</text:p>
          </table:table-cell>
          <table:table-cell table:style-name="Table20.B10" office:value-type="string">
            <text:p text:style-name="P18">Dispositivo automatico di chiusura</text:p>
          </table:table-cell>
          <table:table-cell table:style-name="Table20.C13" office:value-type="string">
            <text:p text:style-name="P18">Capacità di chiusura di un varco da parte di un elemento costruttivo in condizioni normalizzate di incendio e di sollecitazione meccanica.</text:p>
          </table:table-cell>
        </table:table-row>
        <table:table-row table:style-name="Table20.1">
          <table:table-cell table:style-name="Table20.A10" office:value-type="string">
            <text:p text:style-name="P15">S</text:p>
          </table:table-cell>
          <table:table-cell table:style-name="Table20.B10" office:value-type="string">
            <text:p text:style-name="P18">Tenuta di fumo</text:p>
          </table:table-cell>
          <table:table-cell table:style-name="Table20.C13" office:value-type="string">
            <text:p text:style-name="P18">Capacità di un elemento di chiusura di limitare o ridurre il passaggio di gas o fumi freddi in condizioni di prova normalizzate. Il requisito si specializza in:</text:p>
            <text:list xml:id="list183250092678200" text:continue-list="list183249203969945" text:style-name="EG_20_Elenco_20_semplice">
              <text:list-item>
                <text:p text:style-name="P57">S<text:span text:style-name="EG_20_Pedice">a</text:span>: se la tenuta al passaggio dei gas o fumi è garantita a temperatura ambiente;</text:p>
              </text:list-item>
              <text:list-item>
                <text:p text:style-name="P57">S<text:span text:style-name="EG_20_Pedice">m</text:span> (o S200): se la tenuta al passaggio dei gas o fumi è garantita sia a temperatura ambiente che a 200°C.</text:p>
              </text:list-item>
            </text:list>
          </table:table-cell>
        </table:table-row>
        <table:table-row table:style-name="Table20.1">
          <table:table-cell table:style-name="Table20.A10" office:value-type="string">
            <text:p text:style-name="P15">P o PH</text:p>
          </table:table-cell>
          <table:table-cell table:style-name="Table20.B10" office:value-type="string">
            <text:p text:style-name="P18">Continuità di corrente<text:line-break/>o capacità di segnalazione</text:p>
          </table:table-cell>
          <table:table-cell table:style-name="Table20.C13" office:value-type="string">
            <text:p text:style-name="P18">Capacità di funzionamento di un cavo percorso da corrente o da segnale ottico in condizioni di incendio normalizzate</text:p>
          </table:table-cell>
        </table:table-row>
        <table:table-row table:style-name="Table20.1">
          <table:table-cell table:style-name="Table20.A10" office:value-type="string">
            <text:p text:style-name="P15">G</text:p>
          </table:table-cell>
          <table:table-cell table:style-name="Table20.B10" office:value-type="string">
            <text:p text:style-name="P18">Resistenza all’incendio della fuliggine</text:p>
          </table:table-cell>
          <table:table-cell table:style-name="Table20.C13" office:value-type="string">
            <text:p text:style-name="P18">Capacità di condotto di passaggio di fumi di resistere all<text:span text:style-name="T4">’</text:span>incendio di fuliggine in condizioni di incendio normalizzate, garantendo la tenuta al passaggio di gas caldi e l<text:span text:style-name="T4">’</text:span>isolamento termico.</text:p>
          </table:table-cell>
        </table:table-row>
        <table:table-row table:style-name="Table20.1">
          <table:table-cell table:style-name="Table20.A14" office:value-type="string">
            <text:p text:style-name="P15">K</text:p>
          </table:table-cell>
          <table:table-cell table:style-name="Table20.B14" office:value-type="string">
            <text:p text:style-name="P18">Capacità di protezione al fuoco</text:p>
          </table:table-cell>
          <table:table-cell table:style-name="Table20.C13" office:value-type="string">
            <text:p text:style-name="P18">Capacità di rivestimenti a parete o a soffitto di proteggere i materiali o gli elementi costruttivi o strutturali su cui sono installati dalla carbonizzazione, dall<text:span text:style-name="T4">’</text:span>accensione o da altro tipo di danneggiamento, per un certo periodo di tempo in condizioni di incendio normalizzate.</text:p>
          </table:table-cell>
        </table:table-row>
        <table:table-row table:style-name="Table20.1">
          <table:table-cell table:style-name="Table20.A14" office:value-type="string">
            <text:p text:style-name="P15">D</text:p>
          </table:table-cell>
          <table:table-cell table:style-name="Table20.B14" office:value-type="string">
            <text:p text:style-name="P18">Durata della stabilità a temperatura costante</text:p>
          </table:table-cell>
          <table:table-cell table:style-name="Table20.C13" table:number-rows-spanned="2" office:value-type="string">
            <text:p text:style-name="P18">Capacità delle barriere al fumo di conservare i requisiti di resistenza al fuoco in condizioni di incendio normalizzate.</text:p>
          </table:table-cell>
        </table:table-row>
        <table:table-row table:style-name="Table20.1">
          <table:table-cell table:style-name="Table20.A14" office:value-type="string">
            <text:p text:style-name="P15">DH</text:p>
          </table:table-cell>
          <table:table-cell table:style-name="Table20.B14" office:value-type="string">
            <text:p text:style-name="P18">Durata della stabilità lungo la curva standard tempo-temperatura</text:p>
          </table:table-cell>
          <table:covered-table-cell/>
        </table:table-row>
        <table:table-row table:style-name="Table20.1">
          <table:table-cell table:style-name="Table20.A14" office:value-type="string">
            <text:p text:style-name="P15">F</text:p>
          </table:table-cell>
          <table:table-cell table:style-name="Table20.B14" office:value-type="string">
            <text:p text:style-name="P18">Funzionalità degli evacuatori motorizzati di fumo e calore</text:p>
          </table:table-cell>
          <table:table-cell table:style-name="Table20.C15" table:number-rows-spanned="2" office:value-type="string">
            <text:p text:style-name="P18">Capacità degli evacuatori di fumo motorizzati (F) o naturali (B) di conservare i requisiti di funzionamento in condizioni di incendio normalizzate.</text:p>
          </table:table-cell>
        </table:table-row>
        <table:table-row table:style-name="Table20.1">
          <table:table-cell table:style-name="Table20.A15" office:value-type="string">
            <text:p text:style-name="P15">B</text:p>
          </table:table-cell>
          <table:table-cell table:style-name="Table20.B15" office:value-type="string">
            <text:p text:style-name="P18">Funzionalità degli evacuatori naturali di fumo e calore</text:p>
          </table:table-cell>
          <table:covered-table-cell/>
        </table:table-row>
      </table:table>
      <text:p text:style-name="P12">Tabella <text:sequence text:ref-name="refTable11" text:name="Table" text:formula="ooow:Table+1" style:num-format="1">S.2-12</text:sequence>: Simboli</text:p>
      <text:h text:style-name="P51" text:outline-level="3"><text:bookmark-start text:name="__RefHeading__6918_65918430"/><text:reference-mark-start text:name="ch resistenza al fuoco classi"/>Classi<text:bookmark-end text:name="__RefHeading__6918_65918430"/><text:reference-mark-end text:name="ch resistenza al fuoco classi"/></text:h>
      <text:list xml:id="list183249596352587" text:continue-list="list183248362166714" text:style-name="EG_20_All_20_commi">
        <text:list-item text:start-value="1">
          <text:p text:style-name="P70">Le norme contenute nelle tabelle di cui al presente capitolo sono indicate genericamente con la classifica EN senza far riferimento allo status vigente (prEN, ENV, EN).</text:p>
        </text:list-item>
        <text:list-item>
          <text:p text:style-name="P70">Alla classificazione REI-M di un prodotto per un dato intervallo di tempo corrisponde automaticamente anche la classificazione REI, RE, R per lo stesso periodo indipendentemente dalla presenza di tale valore nella tabella pertinente.</text:p>
        </text:list-item>
        <text:list-item>
          <text:p text:style-name="P60">Alla classificazione EI-M di un prodotto per un dato intervallo di tempo corrisponde automaticamente anche la classificazione EI e E per lo stesso periodo indipendentemente dalla presenza di tale valore nella tabella pertinente.</text:p>
        </text:list-item>
        <text:list-item>
          <text:p text:style-name="P60">Al requisito I di un prodotto per un dato intervallo di tempo corrisponde automaticamente anche il requisito W per lo stesso periodo indipendentemente dalla presenza di tale valore nella tabella pertinente.</text:p>
        </text:list-item>
        <text:list-item>
          <text:p text:style-name="P60">Ai fini della resistenza al fuoco, gli elementi costruttivi ed i prodotti da costruzione non marcati CE possono essere classificati con qualsiasi classe discreta compresa tra 15 e 360 minuti (15, 20, 30, 45, 60, 90 120, 180, 240, 360). In caso di obbligo di marcatura CE successivo alla classificazione, le classi non ammesse non sono impiegabili.</text:p>
        </text:list-item>
        <text:list-item>
          <text:p text:style-name="P60">La classificazione di resistenza al fuoco di un prodotto per un dato intervallo di tempo è estendibile a tutte le classi inferiori.</text:p>
        </text:list-item>
      </text:list>
      <text:list xml:id="list183248655118064" text:continue-list="list183248865704795" text:style-name="EG_20_All_20_nota_20_auto">
        <text:list-item>
          <text:p text:style-name="P46">Ad esempio se un elemento strutturale è classificato REI 60-M, esso ricomprende anche le classi REI 45-M, REI 20-M e REI 15-M.</text:p>
        </text:list-item>
      </text:list>
      <text:h text:style-name="P53" text:outline-level="4"><text:bookmark-start text:name="__RefHeading__185004_1904530980"/>Elementi portanti privi di funzione di compartimento antincendio<text:bookmark-end text:name="__RefHeading__185004_1904530980"/></text:h>
      <table:table table:name="Tabella8" table:style-name="Tabella8">
        <table:table-column table:style-name="Tabella8.A"/>
        <table:table-column table:style-name="Tabella8.B"/>
        <table:table-column table:style-name="Tabella8.C" table:number-columns-repeated="2"/>
        <table:table-column table:style-name="Tabella8.B"/>
        <table:table-column table:style-name="Tabella8.C" table:number-columns-repeated="2"/>
        <table:table-column table:style-name="Tabella8.B"/>
        <table:table-column table:style-name="Tabella8.C" table:number-columns-repeated="2"/>
        <table:table-column table:style-name="Tabella8.K"/>
        <table:table-row table:style-name="Tabella8.1">
          <table:table-cell table:style-name="Tabella8.A1" office:value-type="string">
            <text:p text:style-name="P18">Si applica a</text:p>
          </table:table-cell>
          <table:table-cell table:style-name="Tabella8.B1" table:number-columns-spanned="10" office:value-type="string">
            <text:p text:style-name="P18">Muri, solai, tetti, travi, colonne, balconi, scale, passerelle</text:p>
          </table:table-cell>
          <table:covered-table-cell/>
          <table:covered-table-cell/>
          <table:covered-table-cell/>
          <table:covered-table-cell/>
          <table:covered-table-cell/>
          <table:covered-table-cell/>
          <table:covered-table-cell/>
          <table:covered-table-cell/>
          <table:covered-table-cell/>
        </table:table-row>
        <table:table-row table:style-name="Tabella8.1">
          <table:table-cell table:style-name="Tabella8.A2" office:value-type="string">
            <text:p text:style-name="P18">Norme</text:p>
          </table:table-cell>
          <table:table-cell table:style-name="Tabella8.B2" table:number-columns-spanned="10" office:value-type="string">
            <text:p text:style-name="P18">EN 13501-2; EN 1365-1,2,3,4,5,6;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ella8.1">
          <table:table-cell table:style-name="Tabella8.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8.1">
          <table:table-cell table:style-name="Tabella8.A2" office:value-type="string">
            <text:p text:style-name="P18">R</text:p>
          </table:table-cell>
          <table:table-cell table:style-name="Tabella8.A2" office:value-type="string">
            <text:p text:style-name="P18">15</text:p>
          </table:table-cell>
          <table:table-cell table:style-name="Tabella8.A2" office:value-type="string">
            <text:p text:style-name="P18">20</text:p>
          </table:table-cell>
          <table:table-cell table:style-name="Tabella8.A2" office:value-type="string">
            <text:p text:style-name="P18">30</text:p>
          </table:table-cell>
          <table:table-cell table:style-name="Tabella8.A2" office:value-type="string">
            <text:p text:style-name="P18">45</text:p>
          </table:table-cell>
          <table:table-cell table:style-name="Tabella8.A2" office:value-type="string">
            <text:p text:style-name="P18">60</text:p>
          </table:table-cell>
          <table:table-cell table:style-name="Tabella8.A2" office:value-type="string">
            <text:p text:style-name="P18">90</text:p>
          </table:table-cell>
          <table:table-cell table:style-name="Tabella8.A2" office:value-type="string">
            <text:p text:style-name="P18">120</text:p>
          </table:table-cell>
          <table:table-cell table:style-name="Tabella8.A2" office:value-type="string">
            <text:p text:style-name="P18">180</text:p>
          </table:table-cell>
          <table:table-cell table:style-name="Tabella8.A2" office:value-type="string">
            <text:p text:style-name="P18">240</text:p>
          </table:table-cell>
          <table:table-cell table:style-name="Tabella8.B2" office:value-type="string">
            <text:p text:style-name="P18">360</text:p>
          </table:table-cell>
        </table:table-row>
      </table:table>
      <text:p text:style-name="P12">Tabella <text:sequence text:ref-name="refTable12" text:name="Table" text:formula="ooow:Table+1" style:num-format="1">S.2-13</text:sequence>: Muri, solai, tetti, travi, colonne, balconi, scale, passerelle</text:p>
      <text:h text:style-name="P53" text:outline-level="4"><text:bookmark-start text:name="__RefHeading__185006_1904530980"/>Elementi portanti con funzione di compartimento antincendio<text:bookmark-end text:name="__RefHeading__185006_1904530980"/></text:h>
      <table:table table:name="Table21" table:style-name="Table21">
        <table:table-column table:style-name="Table21.A"/>
        <table:table-column table:style-name="Table21.B"/>
        <table:table-column table:style-name="Table21.C" table:number-columns-repeated="2"/>
        <table:table-column table:style-name="Table21.B"/>
        <table:table-column table:style-name="Table21.C" table:number-columns-repeated="2"/>
        <table:table-column table:style-name="Table21.B"/>
        <table:table-column table:style-name="Table21.C" table:number-columns-repeated="2"/>
        <table:table-column table:style-name="Table21.K"/>
        <table:table-row table:style-name="Table21.1">
          <table:table-cell table:style-name="Table21.A1" office:value-type="string">
            <text:p text:style-name="P18">Si applica a</text:p>
          </table:table-cell>
          <table:table-cell table:style-name="Table21.B1" table:number-columns-spanned="10" office:value-type="string">
            <text:p text:style-name="P18">Muri</text:p>
          </table: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18">Norme</text:p>
          </table:table-cell>
          <table:table-cell table:style-name="Table21.B2" table:number-columns-spanned="10" office:value-type="string">
            <text:p text:style-name="P18">EN 13501-2; EN 1365-1;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18">RE</text:p>
          </table:table-cell>
          <table:table-cell table:style-name="Table21.A2" office:value-type="string">
            <text:p text:style-name="P18"/>
          </table:table-cell>
          <table:table-cell table:style-name="Table21.A2" office:value-type="string">
            <text:p text:style-name="P18">20</text:p>
          </table:table-cell>
          <table:table-cell table:style-name="Table21.A2" office:value-type="string">
            <text:p text:style-name="P18">30</text:p>
          </table:table-cell>
          <table:table-cell table:style-name="Table21.A2" office:value-type="string">
            <text:p text:style-name="P18"/>
          </table:table-cell>
          <table:table-cell table:style-name="Table21.A2" office:value-type="string">
            <text:p text:style-name="P18">60</text:p>
          </table:table-cell>
          <table:table-cell table:style-name="Table21.A2" office:value-type="string">
            <text:p text:style-name="P18">90</text:p>
          </table:table-cell>
          <table:table-cell table:style-name="Table21.A2" office:value-type="string">
            <text:p text:style-name="P18">120</text:p>
          </table:table-cell>
          <table:table-cell table:style-name="Table21.A2" office:value-type="string">
            <text:p text:style-name="P18">180</text:p>
          </table:table-cell>
          <table:table-cell table:style-name="Table21.A2" office:value-type="string">
            <text:p text:style-name="P18">240</text:p>
          </table:table-cell>
          <table:table-cell table:style-name="Table21.B2" office:value-type="string">
            <text:p text:style-name="P18">360</text:p>
          </table:table-cell>
        </table:table-row>
        <table:table-row table:style-name="Table21.1">
          <table:table-cell table:style-name="Table21.A2" office:value-type="string">
            <text:p text:style-name="P18">REI</text:p>
          </table:table-cell>
          <table:table-cell table:style-name="Table21.A2" office:value-type="string">
            <text:p text:style-name="P18">15</text:p>
          </table:table-cell>
          <table:table-cell table:style-name="Table21.A2" office:value-type="string">
            <text:p text:style-name="P18">20</text:p>
          </table:table-cell>
          <table:table-cell table:style-name="Table21.A2" office:value-type="string">
            <text:p text:style-name="P18">30</text:p>
          </table:table-cell>
          <table:table-cell table:style-name="Table21.A2" office:value-type="string">
            <text:p text:style-name="P18">45</text:p>
          </table:table-cell>
          <table:table-cell table:style-name="Table21.A2" office:value-type="string">
            <text:p text:style-name="P18">60</text:p>
          </table:table-cell>
          <table:table-cell table:style-name="Table21.A2" office:value-type="string">
            <text:p text:style-name="P18">90</text:p>
          </table:table-cell>
          <table:table-cell table:style-name="Table21.A2" office:value-type="string">
            <text:p text:style-name="P18">120</text:p>
          </table:table-cell>
          <table:table-cell table:style-name="Table21.A2" office:value-type="string">
            <text:p text:style-name="P18">180</text:p>
          </table:table-cell>
          <table:table-cell table:style-name="Table21.A2" office:value-type="string">
            <text:p text:style-name="P18">240</text:p>
          </table:table-cell>
          <table:table-cell table:style-name="Table21.B2" office:value-type="string">
            <text:p text:style-name="P18">360</text:p>
          </table:table-cell>
        </table:table-row>
        <table:table-row table:style-name="Table21.1">
          <table:table-cell table:style-name="Table21.A2" office:value-type="string">
            <text:p text:style-name="P18">REI-M</text:p>
          </table:table-cell>
          <table:table-cell table:style-name="Table21.A2" office:value-type="string">
            <text:p text:style-name="P18"/>
          </table:table-cell>
          <table:table-cell table:style-name="Table21.A2" office:value-type="string">
            <text:p text:style-name="P18"/>
          </table:table-cell>
          <table:table-cell table:style-name="Table21.A2" office:value-type="string">
            <text:p text:style-name="P18">30</text:p>
          </table:table-cell>
          <table:table-cell table:style-name="Table21.A2" office:value-type="string">
            <text:p text:style-name="P18"/>
          </table:table-cell>
          <table:table-cell table:style-name="Table21.A2" office:value-type="string">
            <text:p text:style-name="P18">60</text:p>
          </table:table-cell>
          <table:table-cell table:style-name="Table21.A2" office:value-type="string">
            <text:p text:style-name="P18">90</text:p>
          </table:table-cell>
          <table:table-cell table:style-name="Table21.A2" office:value-type="string">
            <text:p text:style-name="P18">120</text:p>
          </table:table-cell>
          <table:table-cell table:style-name="Table21.A2" office:value-type="string">
            <text:p text:style-name="P18">180</text:p>
          </table:table-cell>
          <table:table-cell table:style-name="Table21.A2" office:value-type="string">
            <text:p text:style-name="P18">240</text:p>
          </table:table-cell>
          <table:table-cell table:style-name="Table21.B2" office:value-type="string">
            <text:p text:style-name="P18">360</text:p>
          </table:table-cell>
        </table:table-row>
        <table:table-row table:style-name="Table21.1">
          <table:table-cell table:style-name="Table21.A2" office:value-type="string">
            <text:p text:style-name="P18">REW</text:p>
          </table:table-cell>
          <table:table-cell table:style-name="Table21.A2" office:value-type="string">
            <text:p text:style-name="P18"/>
          </table:table-cell>
          <table:table-cell table:style-name="Table21.A2" office:value-type="string">
            <text:p text:style-name="P18">20</text:p>
          </table:table-cell>
          <table:table-cell table:style-name="Table21.A2" office:value-type="string">
            <text:p text:style-name="P18">30</text:p>
          </table:table-cell>
          <table:table-cell table:style-name="Table21.A2" office:value-type="string">
            <text:p text:style-name="P18"/>
          </table:table-cell>
          <table:table-cell table:style-name="Table21.A2" office:value-type="string">
            <text:p text:style-name="P18">60</text:p>
          </table:table-cell>
          <table:table-cell table:style-name="Table21.A2" office:value-type="string">
            <text:p text:style-name="P18">90</text:p>
          </table:table-cell>
          <table:table-cell table:style-name="Table21.A2" office:value-type="string">
            <text:p text:style-name="P18">120</text:p>
          </table:table-cell>
          <table:table-cell table:style-name="Table21.A2" office:value-type="string">
            <text:p text:style-name="P18">180</text:p>
          </table:table-cell>
          <table:table-cell table:style-name="Table21.A2" office:value-type="string">
            <text:p text:style-name="P18">240</text:p>
          </table:table-cell>
          <table:table-cell table:style-name="Table21.B2" office:value-type="string">
            <text:p text:style-name="P19">360</text:p>
          </table:table-cell>
        </table:table-row>
      </table:table>
      <text:p text:style-name="P12">Tabella <text:sequence text:ref-name="refTable13" text:name="Table" text:formula="ooow:Table+1" style:num-format="1">S.2-14</text:sequence>: Muri</text:p>
      <table:table table:name="Tabella12" table:style-name="Tabella12">
        <table:table-column table:style-name="Tabella12.A"/>
        <table:table-column table:style-name="Tabella12.B"/>
        <table:table-column table:style-name="Tabella12.C" table:number-columns-repeated="2"/>
        <table:table-column table:style-name="Tabella12.B"/>
        <table:table-column table:style-name="Tabella12.C" table:number-columns-repeated="2"/>
        <table:table-column table:style-name="Tabella12.B"/>
        <table:table-column table:style-name="Tabella12.C" table:number-columns-repeated="2"/>
        <table:table-column table:style-name="Tabella12.K"/>
        <text:soft-page-break/>
        <table:table-row table:style-name="Tabella12.1">
          <table:table-cell table:style-name="Tabella12.A1" office:value-type="string">
            <text:p text:style-name="P18">Si applica a</text:p>
          </table:table-cell>
          <table:table-cell table:style-name="Tabella12.B1" table:number-columns-spanned="10" office:value-type="string">
            <text:p text:style-name="P18">Solai e tetti</text:p>
          </table:table-cell>
          <table:covered-table-cell/>
          <table:covered-table-cell/>
          <table:covered-table-cell/>
          <table:covered-table-cell/>
          <table:covered-table-cell/>
          <table:covered-table-cell/>
          <table:covered-table-cell/>
          <table:covered-table-cell/>
          <table:covered-table-cell/>
        </table:table-row>
        <table:table-row table:style-name="Tabella12.1">
          <table:table-cell table:style-name="Tabella12.A2" office:value-type="string">
            <text:p text:style-name="P18">Norme</text:p>
          </table:table-cell>
          <table:table-cell table:style-name="Tabella12.B2" table:number-columns-spanned="10" office:value-type="string">
            <text:p text:style-name="P18">EN 13501-2; EN 1365-2;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ella12.1">
          <table:table-cell table:style-name="Tabella12.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2.1">
          <table:table-cell table:style-name="Tabella12.A2" office:value-type="string">
            <text:p text:style-name="P18">R</text:p>
          </table:table-cell>
          <table:table-cell table:style-name="Tabella12.A2" office:value-type="string">
            <text:p text:style-name="P18"/>
          </table:table-cell>
          <table:table-cell table:style-name="Tabella12.A2" office:value-type="string">
            <text:p text:style-name="P18"/>
          </table:table-cell>
          <table:table-cell table:style-name="Tabella12.A2" office:value-type="string">
            <text:p text:style-name="P18">30</text:p>
          </table:table-cell>
          <table:table-cell table:style-name="Tabella12.A2" office:value-type="string">
            <text:p text:style-name="P18"/>
          </table:table-cell>
          <table:table-cell table:style-name="Tabella12.A2" office:value-type="string">
            <text:p text:style-name="P18"/>
          </table:table-cell>
          <table:table-cell table:style-name="Tabella12.A2" office:value-type="string">
            <text:p text:style-name="P18"/>
          </table:table-cell>
          <table:table-cell table:style-name="Tabella12.A2" office:value-type="string">
            <text:p text:style-name="P18"/>
          </table:table-cell>
          <table:table-cell table:style-name="Tabella12.A2" office:value-type="string">
            <text:p text:style-name="P18"/>
          </table:table-cell>
          <table:table-cell table:style-name="Tabella12.A2" office:value-type="string">
            <text:p text:style-name="P18"/>
          </table:table-cell>
          <table:table-cell table:style-name="Tabella12.B2" office:value-type="string">
            <text:p text:style-name="P18"/>
          </table:table-cell>
        </table:table-row>
        <table:table-row table:style-name="Tabella12.1">
          <table:table-cell table:style-name="Tabella12.A2" office:value-type="string">
            <text:p text:style-name="P18">RE</text:p>
          </table:table-cell>
          <table:table-cell table:style-name="Tabella12.A2" office:value-type="string">
            <text:p text:style-name="P18"/>
          </table:table-cell>
          <table:table-cell table:style-name="Tabella12.A2" office:value-type="string">
            <text:p text:style-name="P18">20</text:p>
          </table:table-cell>
          <table:table-cell table:style-name="Tabella12.A2" office:value-type="string">
            <text:p text:style-name="P18">30</text:p>
          </table:table-cell>
          <table:table-cell table:style-name="Tabella12.A2" office:value-type="string">
            <text:p text:style-name="P18"/>
          </table:table-cell>
          <table:table-cell table:style-name="Tabella12.A2" office:value-type="string">
            <text:p text:style-name="P18">60</text:p>
          </table:table-cell>
          <table:table-cell table:style-name="Tabella12.A2" office:value-type="string">
            <text:p text:style-name="P18">90</text:p>
          </table:table-cell>
          <table:table-cell table:style-name="Tabella12.A2" office:value-type="string">
            <text:p text:style-name="P18">120</text:p>
          </table:table-cell>
          <table:table-cell table:style-name="Tabella12.A2" office:value-type="string">
            <text:p text:style-name="P18">180</text:p>
          </table:table-cell>
          <table:table-cell table:style-name="Tabella12.A2" office:value-type="string">
            <text:p text:style-name="P18">240</text:p>
          </table:table-cell>
          <table:table-cell table:style-name="Tabella12.B2" office:value-type="string">
            <text:p text:style-name="P18">360</text:p>
          </table:table-cell>
        </table:table-row>
        <table:table-row table:style-name="Tabella12.1">
          <table:table-cell table:style-name="Tabella12.A2" office:value-type="string">
            <text:p text:style-name="P18">REI</text:p>
          </table:table-cell>
          <table:table-cell table:style-name="Tabella12.A2" office:value-type="string">
            <text:p text:style-name="P18">15</text:p>
          </table:table-cell>
          <table:table-cell table:style-name="Tabella12.A2" office:value-type="string">
            <text:p text:style-name="P18">20</text:p>
          </table:table-cell>
          <table:table-cell table:style-name="Tabella12.A2" office:value-type="string">
            <text:p text:style-name="P18">30</text:p>
          </table:table-cell>
          <table:table-cell table:style-name="Tabella12.A2" office:value-type="string">
            <text:p text:style-name="P18">45</text:p>
          </table:table-cell>
          <table:table-cell table:style-name="Tabella12.A2" office:value-type="string">
            <text:p text:style-name="P18">60</text:p>
          </table:table-cell>
          <table:table-cell table:style-name="Tabella12.A2" office:value-type="string">
            <text:p text:style-name="P18">90</text:p>
          </table:table-cell>
          <table:table-cell table:style-name="Tabella12.A2" office:value-type="string">
            <text:p text:style-name="P18">120</text:p>
          </table:table-cell>
          <table:table-cell table:style-name="Tabella12.A2" office:value-type="string">
            <text:p text:style-name="P18">180</text:p>
          </table:table-cell>
          <table:table-cell table:style-name="Tabella12.A2" office:value-type="string">
            <text:p text:style-name="P18">240</text:p>
          </table:table-cell>
          <table:table-cell table:style-name="Tabella12.B2" office:value-type="string">
            <text:p text:style-name="P18">360</text:p>
          </table:table-cell>
        </table:table-row>
      </table:table>
      <text:p text:style-name="P12">Tabella <text:sequence text:ref-name="refTable14" text:name="Table" text:formula="ooow:Table+1" style:num-format="1">S.2-15</text:sequence>: Solai e tetti</text:p>
      <text:h text:style-name="P53" text:outline-level="4"><text:bookmark-start text:name="__RefHeading___Toc32011_2737524394"/>Prodotti e sistemi per la protezione di parti o elementi portanti<text:line-break/>delle opere di costruzione<text:bookmark-end text:name="__RefHeading___Toc32011_2737524394"/></text:h>
      <table:table table:name="Tabella9" table:style-name="Tabella9">
        <table:table-column table:style-name="Tabella9.A"/>
        <table:table-column table:style-name="Tabella9.B"/>
        <table:table-row table:style-name="Tabella9.1">
          <table:table-cell table:style-name="Tabella9.A1" office:value-type="string">
            <text:p text:style-name="P18">Si applica a</text:p>
          </table:table-cell>
          <table:table-cell table:style-name="Tabella9.B1" office:value-type="string">
            <text:p text:style-name="P18">Controsoffitti privi di intrinseca resistenza al fuoco (membrane protettive)</text:p>
          </table:table-cell>
        </table:table-row>
        <table:table-row table:style-name="Tabella9.1">
          <table:table-cell table:style-name="Tabella9.A2" office:value-type="string">
            <text:p text:style-name="P18">Norme</text:p>
          </table:table-cell>
          <table:table-cell table:style-name="Tabella9.B2" office:value-type="string">
            <text:p text:style-name="P18">EN 13501-2; EN 13381-1</text:p>
          </table:table-cell>
        </table:table-row>
        <table:table-row table:style-name="Tabella9.1">
          <table:table-cell table:style-name="Tabella9.B2" table:number-columns-spanned="2" office:value-type="string">
            <text:p text:style-name="P18">Classificazione: espressa negli stessi termini previsti per gli elementi portanti protetti</text:p>
          </table:table-cell>
          <table:covered-table-cell/>
        </table:table-row>
        <table:table-row table:style-name="Tabella9.1">
          <table:table-cell table:style-name="Tabella9.A2" office:value-type="string">
            <text:p text:style-name="P18">Annotazioni</text:p>
          </table:table-cell>
          <table:table-cell table:style-name="Tabella9.B2" office:value-type="string">
            <text:p text:style-name="P18">Alla classificazione viene aggiunto il simbolo “sn” se il prodotto è conforme ai requisiti previsti per l’incendio “seminaturale”.</text:p>
          </table:table-cell>
        </table:table-row>
      </table:table>
      <text:p text:style-name="P12">Tabella <text:sequence text:ref-name="refTable15" text:name="Table" text:formula="ooow:Table+1" style:num-format="1">S.2-16</text:sequence>: Controsoffitti privi di intrinseca resistenza al fuoco (membrane protettive)</text:p>
      <table:table table:name="Tabella14" table:style-name="Tabella14">
        <table:table-column table:style-name="Tabella14.A"/>
        <table:table-column table:style-name="Tabella14.B"/>
        <table:table-row table:style-name="Tabella14.1">
          <table:table-cell table:style-name="Tabella14.A1" office:value-type="string">
            <text:p text:style-name="P18">Si applica a</text:p>
          </table:table-cell>
          <table:table-cell table:style-name="Tabella14.B1" office:value-type="string">
            <text:p text:style-name="P18">Rivestimenti, pannelli, intonaci, vernici e schermi protettivi dal fuoco</text:p>
          </table:table-cell>
        </table:table-row>
        <table:table-row table:style-name="Tabella14.1">
          <table:table-cell table:style-name="Tabella14.A2" office:value-type="string">
            <text:p text:style-name="P18">Norme</text:p>
          </table:table-cell>
          <table:table-cell table:style-name="Tabella14.B2" office:value-type="string">
            <text:p text:style-name="P18">EN 13501-2; EN 13381-2,3,4,5,6,7,8</text:p>
          </table:table-cell>
        </table:table-row>
        <table:table-row table:style-name="Tabella14.1">
          <table:table-cell table:style-name="Tabella14.B2" table:number-columns-spanned="2" office:value-type="string">
            <text:p text:style-name="P18">Classificazione: espressa negli stessi termini previsti per gli elementi portanti protetti</text:p>
          </table:table-cell>
          <table:covered-table-cell/>
        </table:table-row>
      </table:table>
      <text:p text:style-name="P12">Tabella <text:sequence text:ref-name="refTable16" text:name="Table" text:formula="ooow:Table+1" style:num-format="1">S.2-17</text:sequence>: Rivestimenti, pannelli, intonaci, vernici e schermi protettivi dal fuoco</text:p>
      <text:h text:style-name="P53" text:outline-level="4"><text:bookmark-start text:name="__RefHeading__185010_1904530980"/>Parti o elementi non portanti di opere di costruzioni<text:line-break/>e prodotti afferenti<text:bookmark-end text:name="__RefHeading__185010_1904530980"/></text:h>
      <table:table table:name="Table22" table:style-name="Table22">
        <table:table-column table:style-name="Table22.A"/>
        <table:table-column table:style-name="Table22.B"/>
        <table:table-column table:style-name="Table22.C" table:number-columns-repeated="2"/>
        <table:table-column table:style-name="Table22.B"/>
        <table:table-column table:style-name="Table22.C" table:number-columns-repeated="2"/>
        <table:table-column table:style-name="Table22.B"/>
        <table:table-column table:style-name="Table22.C" table:number-columns-repeated="2"/>
        <table:table-column table:style-name="Table22.K"/>
        <table:table-row table:style-name="Table22.1">
          <table:table-cell table:style-name="Table22.A1" office:value-type="string">
            <text:p text:style-name="P18">Si applica a</text:p>
          </table:table-cell>
          <table:table-cell table:style-name="Table22.B1" table:number-columns-spanned="10" office:value-type="string">
            <text:p text:style-name="P18">Pareti divisorie<text:line-break/>(comprese quelle che presentano parti non isolate e barriere tagliafiamma interne)</text:p>
          </table: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18">Norme</text:p>
          </table:table-cell>
          <table:table-cell table:style-name="Table22.B2" table:number-columns-spanned="10" office:value-type="string">
            <text:p text:style-name="P18">EN 13501-2; EN 1364-1 [1];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18">E</text:p>
          </table:table-cell>
          <table:table-cell table:style-name="Table22.A2" office:value-type="string">
            <text:p text:style-name="P18"/>
          </table:table-cell>
          <table:table-cell table:style-name="Table22.A2" office:value-type="string">
            <text:p text:style-name="P18">20</text:p>
          </table:table-cell>
          <table:table-cell table:style-name="Table22.A2" office:value-type="string">
            <text:p text:style-name="P18">30</text:p>
          </table:table-cell>
          <table:table-cell table:style-name="Table22.A2" office:value-type="string">
            <text:p text:style-name="P18"/>
          </table:table-cell>
          <table:table-cell table:style-name="Table22.A2" office:value-type="string">
            <text:p text:style-name="P18">60</text:p>
          </table:table-cell>
          <table:table-cell table:style-name="Table22.A2" office:value-type="string">
            <text:p text:style-name="P18">90</text:p>
          </table:table-cell>
          <table:table-cell table:style-name="Table22.A2" office:value-type="string">
            <text:p text:style-name="P18">120</text:p>
          </table:table-cell>
          <table:table-cell table:style-name="Table22.A2" office:value-type="string">
            <text:p text:style-name="P18"/>
          </table:table-cell>
          <table:table-cell table:style-name="Table22.A2" office:value-type="string">
            <text:p text:style-name="P18"/>
          </table:table-cell>
          <table:table-cell table:style-name="Table22.B2" office:value-type="string">
            <text:p text:style-name="P18"/>
          </table:table-cell>
        </table:table-row>
        <table:table-row table:style-name="Table22.1">
          <table:table-cell table:style-name="Table22.A2" office:value-type="string">
            <text:p text:style-name="P18">EI</text:p>
          </table:table-cell>
          <table:table-cell table:style-name="Table22.A2" office:value-type="string">
            <text:p text:style-name="P18">15</text:p>
          </table:table-cell>
          <table:table-cell table:style-name="Table22.A2" office:value-type="string">
            <text:p text:style-name="P18">20</text:p>
          </table:table-cell>
          <table:table-cell table:style-name="Table22.A2" office:value-type="string">
            <text:p text:style-name="P18">30</text:p>
          </table:table-cell>
          <table:table-cell table:style-name="Table22.A2" office:value-type="string">
            <text:p text:style-name="P18">45</text:p>
          </table:table-cell>
          <table:table-cell table:style-name="Table22.A2" office:value-type="string">
            <text:p text:style-name="P18">60</text:p>
          </table:table-cell>
          <table:table-cell table:style-name="Table22.A2" office:value-type="string">
            <text:p text:style-name="P18">90</text:p>
          </table:table-cell>
          <table:table-cell table:style-name="Table22.A2" office:value-type="string">
            <text:p text:style-name="P18">120</text:p>
          </table:table-cell>
          <table:table-cell table:style-name="Table22.A2" office:value-type="string">
            <text:p text:style-name="P18">180</text:p>
          </table:table-cell>
          <table:table-cell table:style-name="Table22.A2" office:value-type="string">
            <text:p text:style-name="P18">240</text:p>
          </table:table-cell>
          <table:table-cell table:style-name="Table22.B2" office:value-type="string">
            <text:p text:style-name="P18"/>
          </table:table-cell>
        </table:table-row>
        <table:table-row table:style-name="Table22.1">
          <table:table-cell table:style-name="Table22.A2" office:value-type="string">
            <text:p text:style-name="P18">EI-M</text:p>
          </table:table-cell>
          <table:table-cell table:style-name="Table22.A2" office:value-type="string">
            <text:p text:style-name="P18"/>
          </table:table-cell>
          <table:table-cell table:style-name="Table22.A2" office:value-type="string">
            <text:p text:style-name="P18"/>
          </table:table-cell>
          <table:table-cell table:style-name="Table22.A2" office:value-type="string">
            <text:p text:style-name="P18">30</text:p>
          </table:table-cell>
          <table:table-cell table:style-name="Table22.A2" office:value-type="string">
            <text:p text:style-name="P18"/>
          </table:table-cell>
          <table:table-cell table:style-name="Table22.A2" office:value-type="string">
            <text:p text:style-name="P18">60</text:p>
          </table:table-cell>
          <table:table-cell table:style-name="Table22.A2" office:value-type="string">
            <text:p text:style-name="P18">90</text:p>
          </table:table-cell>
          <table:table-cell table:style-name="Table22.A2" office:value-type="string">
            <text:p text:style-name="P18">120</text:p>
          </table:table-cell>
          <table:table-cell table:style-name="Table22.A2" office:value-type="string">
            <text:p text:style-name="P18">180</text:p>
          </table:table-cell>
          <table:table-cell table:style-name="Table22.A2" office:value-type="string">
            <text:p text:style-name="P18">240</text:p>
          </table:table-cell>
          <table:table-cell table:style-name="Table22.B2" office:value-type="string">
            <text:p text:style-name="P18"/>
          </table:table-cell>
        </table:table-row>
        <table:table-row table:style-name="Table22.1">
          <table:table-cell table:style-name="Table22.A2" office:value-type="string">
            <text:p text:style-name="P18">EW</text:p>
          </table:table-cell>
          <table:table-cell table:style-name="Table22.A2" office:value-type="string">
            <text:p text:style-name="P18"/>
          </table:table-cell>
          <table:table-cell table:style-name="Table22.A2" office:value-type="string">
            <text:p text:style-name="P18">20</text:p>
          </table:table-cell>
          <table:table-cell table:style-name="Table22.A2" office:value-type="string">
            <text:p text:style-name="P18">30</text:p>
          </table:table-cell>
          <table:table-cell table:style-name="Table22.A2" office:value-type="string">
            <text:p text:style-name="P18"/>
          </table:table-cell>
          <table:table-cell table:style-name="Table22.A2" office:value-type="string">
            <text:p text:style-name="P18">60</text:p>
          </table:table-cell>
          <table:table-cell table:style-name="Table22.A2" office:value-type="string">
            <text:p text:style-name="P18">90</text:p>
          </table:table-cell>
          <table:table-cell table:style-name="Table22.A2" office:value-type="string">
            <text:p text:style-name="P18">120</text:p>
          </table:table-cell>
          <table:table-cell table:style-name="Table22.A2" office:value-type="string">
            <text:p text:style-name="P18"/>
          </table:table-cell>
          <table:table-cell table:style-name="Table22.A2" office:value-type="string">
            <text:p text:style-name="P18"/>
          </table:table-cell>
          <table:table-cell table:style-name="Table22.B2" office:value-type="string">
            <text:p text:style-name="P18"/>
          </table:table-cell>
        </table:table-row>
        <table:table-row table:style-name="Table22.1">
          <table:table-cell table:style-name="Table22.B2" table:number-columns-spanned="11" office:value-type="string">
            <text:p text:style-name="P18">[1] Per le barriere tagliafiamma interne questa norma è integrata da EOTA TR 031</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17" text:name="Table" text:formula="ooow:Table+1" style:num-format="1">S.2-18</text:sequence>: Pareti divisorie (comprese quelle che presentano parti non isolate e barriere tagliafiamma interne)</text:p>
      <table:table table:name="Tabella16" table:style-name="Tabella16">
        <table:table-column table:style-name="Tabella16.A"/>
        <table:table-column table:style-name="Tabella16.B"/>
        <table:table-column table:style-name="Tabella16.C" table:number-columns-repeated="2"/>
        <table:table-column table:style-name="Tabella16.B"/>
        <table:table-column table:style-name="Tabella16.C" table:number-columns-repeated="2"/>
        <table:table-column table:style-name="Tabella16.B"/>
        <table:table-column table:style-name="Tabella16.C" table:number-columns-repeated="2"/>
        <table:table-column table:style-name="Tabella16.K"/>
        <table:table-row table:style-name="Tabella16.1">
          <table:table-cell table:style-name="Tabella16.A1" office:value-type="string">
            <text:p text:style-name="P18">Si applica a</text:p>
          </table:table-cell>
          <table:table-cell table:style-name="Tabella16.B1" table:number-columns-spanned="10" office:value-type="string">
            <text:p text:style-name="P18">Controsoffitti dotati di intrinseca resistenza al fuoco</text:p>
          </table:table-cell>
          <table:covered-table-cell/>
          <table:covered-table-cell/>
          <table:covered-table-cell/>
          <table:covered-table-cell/>
          <table:covered-table-cell/>
          <table:covered-table-cell/>
          <table:covered-table-cell/>
          <table:covered-table-cell/>
          <table:covered-table-cell/>
        </table:table-row>
        <table:table-row table:style-name="Tabella16.1">
          <table:table-cell table:style-name="Tabella16.A2" office:value-type="string">
            <text:p text:style-name="P18">Norme</text:p>
          </table:table-cell>
          <table:table-cell table:style-name="Tabella16.B2" table:number-columns-spanned="10" office:value-type="string">
            <text:p text:style-name="P18">EN 13501-2; EN 1364-2</text:p>
          </table:table-cell>
          <table:covered-table-cell/>
          <table:covered-table-cell/>
          <table:covered-table-cell/>
          <table:covered-table-cell/>
          <table:covered-table-cell/>
          <table:covered-table-cell/>
          <table:covered-table-cell/>
          <table:covered-table-cell/>
          <table:covered-table-cell/>
        </table:table-row>
        <table:table-row table:style-name="Tabella16.1">
          <table:table-cell table:style-name="Tabella16.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6.1">
          <table:table-cell table:style-name="Tabella16.A2" office:value-type="string">
            <text:p text:style-name="P18">EI</text:p>
          </table:table-cell>
          <table:table-cell table:style-name="Tabella16.A2" office:value-type="string">
            <text:p text:style-name="P18">15</text:p>
          </table:table-cell>
          <table:table-cell table:style-name="Tabella16.A2" office:value-type="string">
            <text:p text:style-name="P18"/>
          </table:table-cell>
          <table:table-cell table:style-name="Tabella16.A2" office:value-type="string">
            <text:p text:style-name="P18">30</text:p>
          </table:table-cell>
          <table:table-cell table:style-name="Tabella16.A2" office:value-type="string">
            <text:p text:style-name="P18">45</text:p>
          </table:table-cell>
          <table:table-cell table:style-name="Tabella16.A2" office:value-type="string">
            <text:p text:style-name="P18">60</text:p>
          </table:table-cell>
          <table:table-cell table:style-name="Tabella16.A2" office:value-type="string">
            <text:p text:style-name="P18">90</text:p>
          </table:table-cell>
          <table:table-cell table:style-name="Tabella16.A2" office:value-type="string">
            <text:p text:style-name="P18">120</text:p>
          </table:table-cell>
          <table:table-cell table:style-name="Tabella16.A2" office:value-type="string">
            <text:p text:style-name="P18">180</text:p>
          </table:table-cell>
          <table:table-cell table:style-name="Tabella16.A2" office:value-type="string">
            <text:p text:style-name="P18">240</text:p>
          </table:table-cell>
          <table:table-cell table:style-name="Tabella16.B2" office:value-type="string">
            <text:p text:style-name="P18"/>
          </table:table-cell>
        </table:table-row>
        <table:table-row table:style-name="Tabella16.1">
          <table:table-cell table:style-name="Tabella16.A2" office:value-type="string">
            <text:p text:style-name="P18">Annotazioni</text:p>
          </table:table-cell>
          <table:table-cell table:style-name="Tabella16.B2" table:number-columns-spanned="10" office:value-type="string">
            <text:p text:style-name="P20">La classificazione è completata da “(a<text:span text:style-name="T30">→</text:span>b)”, “(b<text:span text:style-name="T30">←</text:span>a)”, o “(a<text:span text:style-name="T30">↔</text:span>b)”, per indicare se l’elemento è stato sottoposto a prova e rispetta i requisiti per l’incendio proveniente dall’alto o dal basso o da ambedue le direzioni.</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18" text:name="Table" text:formula="ooow:Table+1" style:num-format="1">S.2-19</text:sequence>: Controsoffitti dotati di intrinseca resistenza al fuoco</text:p>
      <table:table table:name="Tabella17" table:style-name="Tabella17">
        <table:table-column table:style-name="Tabella17.A"/>
        <table:table-column table:style-name="Tabella17.B"/>
        <table:table-column table:style-name="Tabella17.C" table:number-columns-repeated="2"/>
        <table:table-column table:style-name="Tabella17.B"/>
        <table:table-column table:style-name="Tabella17.C" table:number-columns-repeated="2"/>
        <table:table-column table:style-name="Tabella17.B"/>
        <table:table-column table:style-name="Tabella17.C" table:number-columns-repeated="2"/>
        <table:table-column table:style-name="Tabella17.K"/>
        <text:soft-page-break/>
        <table:table-row table:style-name="Tabella17.1">
          <table:table-cell table:style-name="Tabella17.A1" office:value-type="string">
            <text:p text:style-name="P18">Si applica a</text:p>
          </table:table-cell>
          <table:table-cell table:style-name="Tabella17.B1" table:number-columns-spanned="10" office:value-type="string">
            <text:p text:style-name="P18">Facciate (<text:span text:style-name="Emphasis">curtain walls</text:span>) e muri esterni (che includono parti vetrate)</text:p>
          </table:table-cell>
          <table:covered-table-cell/>
          <table:covered-table-cell/>
          <table:covered-table-cell/>
          <table:covered-table-cell/>
          <table:covered-table-cell/>
          <table:covered-table-cell/>
          <table:covered-table-cell/>
          <table:covered-table-cell/>
          <table:covered-table-cell/>
        </table:table-row>
        <table:table-row table:style-name="Tabella17.1">
          <table:table-cell table:style-name="Tabella17.A2" office:value-type="string">
            <text:p text:style-name="P18">Norme</text:p>
          </table:table-cell>
          <table:table-cell table:style-name="Tabella17.B2" table:number-columns-spanned="10" office:value-type="string">
            <text:p text:style-name="P18">EN 13501-2; EN 1364-3,4,5,6;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ella17.1">
          <table:table-cell table:style-name="Tabella17.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7.1">
          <table:table-cell table:style-name="Tabella17.A2" office:value-type="string">
            <text:p text:style-name="P18">E</text:p>
          </table:table-cell>
          <table:table-cell table:style-name="Tabella17.A2" office:value-type="string">
            <text:p text:style-name="P18">15</text:p>
          </table:table-cell>
          <table:table-cell table:style-name="Tabella17.A2" office:value-type="string">
            <text:p text:style-name="P18"/>
          </table:table-cell>
          <table:table-cell table:style-name="Tabella17.A2" office:value-type="string">
            <text:p text:style-name="P18">30</text:p>
          </table:table-cell>
          <table:table-cell table:style-name="Tabella17.A2" office:value-type="string">
            <text:p text:style-name="P18"/>
          </table:table-cell>
          <table:table-cell table:style-name="Tabella17.A2" office:value-type="string">
            <text:p text:style-name="P18">60</text:p>
          </table:table-cell>
          <table:table-cell table:style-name="Tabella17.A2" office:value-type="string">
            <text:p text:style-name="P18">90</text:p>
          </table:table-cell>
          <table:table-cell table:style-name="Tabella17.A2" office:value-type="string">
            <text:p text:style-name="P18">120</text:p>
          </table:table-cell>
          <table:table-cell table:style-name="Tabella17.A2" office:value-type="string">
            <text:p text:style-name="P18"/>
          </table:table-cell>
          <table:table-cell table:style-name="Tabella17.A2" office:value-type="string">
            <text:p text:style-name="P18"/>
          </table:table-cell>
          <table:table-cell table:style-name="Tabella17.B2" office:value-type="string">
            <text:p text:style-name="P18"/>
          </table:table-cell>
        </table:table-row>
        <table:table-row table:style-name="Tabella17.1">
          <table:table-cell table:style-name="Tabella17.A2" office:value-type="string">
            <text:p text:style-name="P18">EI</text:p>
          </table:table-cell>
          <table:table-cell table:style-name="Tabella17.A2" office:value-type="string">
            <text:p text:style-name="P18">15</text:p>
          </table:table-cell>
          <table:table-cell table:style-name="Tabella17.A2" office:value-type="string">
            <text:p text:style-name="P18"/>
          </table:table-cell>
          <table:table-cell table:style-name="Tabella17.A2" office:value-type="string">
            <text:p text:style-name="P18">30</text:p>
          </table:table-cell>
          <table:table-cell table:style-name="Tabella17.A2" office:value-type="string">
            <text:p text:style-name="P18"/>
          </table:table-cell>
          <table:table-cell table:style-name="Tabella17.A2" office:value-type="string">
            <text:p text:style-name="P18">60</text:p>
          </table:table-cell>
          <table:table-cell table:style-name="Tabella17.A2" office:value-type="string">
            <text:p text:style-name="P18">90</text:p>
          </table:table-cell>
          <table:table-cell table:style-name="Tabella17.A2" office:value-type="string">
            <text:p text:style-name="P18">120</text:p>
          </table:table-cell>
          <table:table-cell table:style-name="Tabella17.A2" office:value-type="string">
            <text:p text:style-name="P18"/>
          </table:table-cell>
          <table:table-cell table:style-name="Tabella17.A2" office:value-type="string">
            <text:p text:style-name="P18"/>
          </table:table-cell>
          <table:table-cell table:style-name="Tabella17.B2" office:value-type="string">
            <text:p text:style-name="P18"/>
          </table:table-cell>
        </table:table-row>
        <table:table-row table:style-name="Tabella17.1">
          <table:table-cell table:style-name="Tabella17.A2" office:value-type="string">
            <text:p text:style-name="P18">EI-W</text:p>
          </table:table-cell>
          <table:table-cell table:style-name="Tabella17.A2" office:value-type="string">
            <text:p text:style-name="P18"/>
          </table:table-cell>
          <table:table-cell table:style-name="Tabella17.A2" office:value-type="string">
            <text:p text:style-name="P18">20</text:p>
          </table:table-cell>
          <table:table-cell table:style-name="Tabella17.A2" office:value-type="string">
            <text:p text:style-name="P18">30</text:p>
          </table:table-cell>
          <table:table-cell table:style-name="Tabella17.A2" office:value-type="string">
            <text:p text:style-name="P18"/>
          </table:table-cell>
          <table:table-cell table:style-name="Tabella17.A2" office:value-type="string">
            <text:p text:style-name="P18">60</text:p>
          </table:table-cell>
          <table:table-cell table:style-name="Tabella17.A2" office:value-type="string">
            <text:p text:style-name="P18"/>
          </table:table-cell>
          <table:table-cell table:style-name="Tabella17.A2" office:value-type="string">
            <text:p text:style-name="P18"/>
          </table:table-cell>
          <table:table-cell table:style-name="Tabella17.A2" office:value-type="string">
            <text:p text:style-name="P18"/>
          </table:table-cell>
          <table:table-cell table:style-name="Tabella17.A2" office:value-type="string">
            <text:p text:style-name="P18"/>
          </table:table-cell>
          <table:table-cell table:style-name="Tabella17.B2" office:value-type="string">
            <text:p text:style-name="P18"/>
          </table:table-cell>
        </table:table-row>
        <table:table-row table:style-name="Tabella17.1">
          <table:table-cell table:style-name="Tabella17.A2" office:value-type="string">
            <text:p text:style-name="P18">Annotazioni</text:p>
          </table:table-cell>
          <table:table-cell table:style-name="Tabella17.B2" table:number-columns-spanned="10" office:value-type="string">
            <text:p text:style-name="P20">La classificazione è completata da “(i<text:span text:style-name="T30">→</text:span>o)”, “(o<text:span text:style-name="T30">→</text:span>i)”, o “(i<text:span text:style-name="T30">↔</text:span>o)”, per indicare se l’elemento è stato sottoposto a prova e se rispetta i requisiti sull’incendio proveniente dall’interno o dall<text:span text:style-name="T4">’</text:span>esterno o da ambedue le direzioni.</text:p>
            <text:p text:style-name="P20">Laddove previsto, la “stabilità meccanica” indica che l’eventuale caduta di parti non è suscettibile di provocare danni agli occupanti nel periodo indicato per la classificazione E o EI.</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19" text:name="Table" text:formula="ooow:Table+1" style:num-format="1">S.2-20</text:sequence>: Facciate (curtain walls) e muri esterni (che includono parti vetrate)</text:p>
      <table:table table:name="Tabella18" table:style-name="Tabella18">
        <table:table-column table:style-name="Tabella18.A"/>
        <table:table-column table:style-name="Tabella18.B"/>
        <table:table-column table:style-name="Tabella18.C" table:number-columns-repeated="2"/>
        <table:table-column table:style-name="Tabella18.B"/>
        <table:table-column table:style-name="Tabella18.C" table:number-columns-repeated="2"/>
        <table:table-column table:style-name="Tabella18.B"/>
        <table:table-column table:style-name="Tabella18.C" table:number-columns-repeated="2"/>
        <table:table-column table:style-name="Tabella18.K"/>
        <table:table-row table:style-name="Tabella18.1">
          <table:table-cell table:style-name="Tabella18.A1" office:value-type="string">
            <text:p text:style-name="P18">Si applica a</text:p>
          </table:table-cell>
          <table:table-cell table:style-name="Tabella18.B1" table:number-columns-spanned="10" office:value-type="string">
            <text:p text:style-name="P18">Pavimenti sopraelevati</text:p>
          </table:table-cell>
          <table:covered-table-cell/>
          <table:covered-table-cell/>
          <table:covered-table-cell/>
          <table:covered-table-cell/>
          <table:covered-table-cell/>
          <table:covered-table-cell/>
          <table:covered-table-cell/>
          <table:covered-table-cell/>
          <table:covered-table-cell/>
        </table:table-row>
        <table:table-row table:style-name="Tabella18.1">
          <table:table-cell table:style-name="Tabella18.A2" office:value-type="string">
            <text:p text:style-name="P18">Norme</text:p>
          </table:table-cell>
          <table:table-cell table:style-name="Tabella18.B2" table:number-columns-spanned="10" office:value-type="string">
            <text:p text:style-name="P18">EN 13501-2; EN 1366-6</text:p>
          </table:table-cell>
          <table:covered-table-cell/>
          <table:covered-table-cell/>
          <table:covered-table-cell/>
          <table:covered-table-cell/>
          <table:covered-table-cell/>
          <table:covered-table-cell/>
          <table:covered-table-cell/>
          <table:covered-table-cell/>
          <table:covered-table-cell/>
        </table:table-row>
        <table:table-row table:style-name="Tabella18.1">
          <table:table-cell table:style-name="Tabella18.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8.1">
          <table:table-cell table:style-name="Tabella18.A2" office:value-type="string">
            <text:p text:style-name="P18">R</text:p>
          </table:table-cell>
          <table:table-cell table:style-name="Tabella18.A2" office:value-type="string">
            <text:p text:style-name="P18">15</text:p>
          </table:table-cell>
          <table:table-cell table:style-name="Tabella18.A2" office:value-type="string">
            <text:p text:style-name="P18"/>
          </table:table-cell>
          <table:table-cell table:style-name="Tabella18.A2" office:value-type="string">
            <text:p text:style-name="P18">30</text:p>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B2" office:value-type="string">
            <text:p text:style-name="P18"/>
          </table:table-cell>
        </table:table-row>
        <table:table-row table:style-name="Tabella18.1">
          <table:table-cell table:style-name="Tabella18.A2" office:value-type="string">
            <text:p text:style-name="P18">RE</text:p>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30</text:p>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B2" office:value-type="string">
            <text:p text:style-name="P18"/>
          </table:table-cell>
        </table:table-row>
        <table:table-row table:style-name="Tabella18.1">
          <table:table-cell table:style-name="Tabella18.A2" office:value-type="string">
            <text:p text:style-name="P18">REI</text:p>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30</text:p>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A2" office:value-type="string">
            <text:p text:style-name="P18"/>
          </table:table-cell>
          <table:table-cell table:style-name="Tabella18.B2" office:value-type="string">
            <text:p text:style-name="P18"/>
          </table:table-cell>
        </table:table-row>
        <table:table-row table:style-name="Tabella18.1">
          <table:table-cell table:style-name="Tabella18.A2" office:value-type="string">
            <text:p text:style-name="P18">Ann<text:span text:style-name="T31">otazioni</text:span></text:p>
          </table:table-cell>
          <table:table-cell table:style-name="Tabella18.B2" table:number-columns-spanned="10" office:value-type="string">
            <text:p text:style-name="P20">La classificazione è completata mediante l’aggiunta del suffisso “f” per indicare la resistenza ad un incendio pienamente sviluppato o “r” per indicare solo l’esposizione a una temperatura costante ridotta.</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20" text:name="Table" text:formula="ooow:Table+1" style:num-format="1">S.2-21</text:sequence>: Pavimenti sopraelevati</text:p>
      <table:table table:name="Tabella19" table:style-name="Tabella19">
        <table:table-column table:style-name="Tabella19.A"/>
        <table:table-column table:style-name="Tabella19.B"/>
        <table:table-column table:style-name="Tabella19.C" table:number-columns-repeated="2"/>
        <table:table-column table:style-name="Tabella19.B"/>
        <table:table-column table:style-name="Tabella19.C" table:number-columns-repeated="2"/>
        <table:table-column table:style-name="Tabella19.B"/>
        <table:table-column table:style-name="Tabella19.C" table:number-columns-repeated="2"/>
        <table:table-column table:style-name="Tabella19.K"/>
        <table:table-row table:style-name="Tabella19.1">
          <table:table-cell table:style-name="Tabella19.A1" office:value-type="string">
            <text:p text:style-name="P18">Si applica a</text:p>
          </table:table-cell>
          <table:table-cell table:style-name="Tabella19.B1" table:number-columns-spanned="10" office:value-type="string">
            <text:p text:style-name="P18">Sistemi di sigillatura di fori passanti e di giunti lineari</text:p>
          </table:table-cell>
          <table:covered-table-cell/>
          <table:covered-table-cell/>
          <table:covered-table-cell/>
          <table:covered-table-cell/>
          <table:covered-table-cell/>
          <table:covered-table-cell/>
          <table:covered-table-cell/>
          <table:covered-table-cell/>
          <table:covered-table-cell/>
        </table:table-row>
        <table:table-row table:style-name="Tabella19.1">
          <table:table-cell table:style-name="Tabella19.A2" office:value-type="string">
            <text:p text:style-name="P18">Norme</text:p>
          </table:table-cell>
          <table:table-cell table:style-name="Tabella19.B2" table:number-columns-spanned="10" office:value-type="string">
            <text:p text:style-name="P18">EN 13501-2; EN 1366-3,4</text:p>
          </table:table-cell>
          <table:covered-table-cell/>
          <table:covered-table-cell/>
          <table:covered-table-cell/>
          <table:covered-table-cell/>
          <table:covered-table-cell/>
          <table:covered-table-cell/>
          <table:covered-table-cell/>
          <table:covered-table-cell/>
          <table:covered-table-cell/>
        </table:table-row>
        <table:table-row table:style-name="Tabella19.1">
          <table:table-cell table:style-name="Tabella19.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9.1">
          <table:table-cell table:style-name="Tabella19.A2" office:value-type="string">
            <text:p text:style-name="P18">E</text:p>
          </table:table-cell>
          <table:table-cell table:style-name="Tabella19.A2" office:value-type="string">
            <text:p text:style-name="P18">15</text:p>
          </table:table-cell>
          <table:table-cell table:style-name="Tabella19.A2" office:value-type="string">
            <text:p text:style-name="P18"/>
          </table:table-cell>
          <table:table-cell table:style-name="Tabella19.A2" office:value-type="string">
            <text:p text:style-name="P18">30</text:p>
          </table:table-cell>
          <table:table-cell table:style-name="Tabella19.A2" office:value-type="string">
            <text:p text:style-name="P18">45</text:p>
          </table:table-cell>
          <table:table-cell table:style-name="Tabella19.A2" office:value-type="string">
            <text:p text:style-name="P18">60</text:p>
          </table:table-cell>
          <table:table-cell table:style-name="Tabella19.A2" office:value-type="string">
            <text:p text:style-name="P18">90</text:p>
          </table:table-cell>
          <table:table-cell table:style-name="Tabella19.A2" office:value-type="string">
            <text:p text:style-name="P18">120</text:p>
          </table:table-cell>
          <table:table-cell table:style-name="Tabella19.A2" office:value-type="string">
            <text:p text:style-name="P18">180</text:p>
          </table:table-cell>
          <table:table-cell table:style-name="Tabella19.A2" office:value-type="string">
            <text:p text:style-name="P18">240</text:p>
          </table:table-cell>
          <table:table-cell table:style-name="Tabella19.B2" office:value-type="string">
            <text:p text:style-name="P18"/>
          </table:table-cell>
        </table:table-row>
        <table:table-row table:style-name="Tabella19.1">
          <table:table-cell table:style-name="Tabella19.A2" office:value-type="string">
            <text:p text:style-name="P18">EI</text:p>
          </table:table-cell>
          <table:table-cell table:style-name="Tabella19.A2" office:value-type="string">
            <text:p text:style-name="P18">15</text:p>
          </table:table-cell>
          <table:table-cell table:style-name="Tabella19.A2" office:value-type="string">
            <text:p text:style-name="P18">20</text:p>
          </table:table-cell>
          <table:table-cell table:style-name="Tabella19.A2" office:value-type="string">
            <text:p text:style-name="P18">30</text:p>
          </table:table-cell>
          <table:table-cell table:style-name="Tabella19.A2" office:value-type="string">
            <text:p text:style-name="P18">45</text:p>
          </table:table-cell>
          <table:table-cell table:style-name="Tabella19.A2" office:value-type="string">
            <text:p text:style-name="P18">60</text:p>
          </table:table-cell>
          <table:table-cell table:style-name="Tabella19.A2" office:value-type="string">
            <text:p text:style-name="P18">90</text:p>
          </table:table-cell>
          <table:table-cell table:style-name="Tabella19.A2" office:value-type="string">
            <text:p text:style-name="P18">120</text:p>
          </table:table-cell>
          <table:table-cell table:style-name="Tabella19.A2" office:value-type="string">
            <text:p text:style-name="P18">180</text:p>
          </table:table-cell>
          <table:table-cell table:style-name="Tabella19.A2" office:value-type="string">
            <text:p text:style-name="P18">240</text:p>
          </table:table-cell>
          <table:table-cell table:style-name="Tabella19.B2" office:value-type="string">
            <text:p text:style-name="P18"/>
          </table:table-cell>
        </table:table-row>
      </table:table>
      <text:p text:style-name="P12">Tabella <text:sequence text:ref-name="refTable21" text:name="Table" text:formula="ooow:Table+1" style:num-format="1">S.2-22</text:sequence>: Sistemi di sigillatura di fori passanti e di giunti lineari</text:p>
      <table:table table:name="Tabella20" table:style-name="Tabella20">
        <table:table-column table:style-name="Tabella20.A"/>
        <table:table-column table:style-name="Tabella20.B"/>
        <table:table-column table:style-name="Tabella20.C" table:number-columns-repeated="2"/>
        <table:table-column table:style-name="Tabella20.B"/>
        <table:table-column table:style-name="Tabella20.C" table:number-columns-repeated="2"/>
        <table:table-column table:style-name="Tabella20.B"/>
        <table:table-column table:style-name="Tabella20.C" table:number-columns-repeated="2"/>
        <table:table-column table:style-name="Tabella20.K"/>
        <table:table-row table:style-name="Tabella20.1">
          <table:table-cell table:style-name="Tabella20.A1" office:value-type="string">
            <text:p text:style-name="P18">Si applica a</text:p>
          </table:table-cell>
          <table:table-cell table:style-name="Tabella20.B1" table:number-columns-spanned="10" office:value-type="string">
            <text:p text:style-name="P18">Porte e chiusure resistenti al fuoco (comprese quelle che includono parti vetrate e accessori), e rispettivi sistemi di chiusura</text:p>
          </table: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A2" office:value-type="string">
            <text:p text:style-name="P18">Norme</text:p>
          </table:table-cell>
          <table:table-cell table:style-name="Tabella20.B2" table:number-columns-spanned="10" office:value-type="string">
            <text:p text:style-name="P18">EN 13501-2; EN 1634-1</text:p>
          </table: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A2" office:value-type="string">
            <text:p text:style-name="P18">E</text:p>
          </table:table-cell>
          <table:table-cell table:style-name="Tabella20.A2" office:value-type="string">
            <text:p text:style-name="P18">15</text:p>
          </table:table-cell>
          <table:table-cell table:style-name="Tabella20.A2" office:value-type="string">
            <text:p text:style-name="P18">20</text:p>
          </table:table-cell>
          <table:table-cell table:style-name="Tabella20.A2" office:value-type="string">
            <text:p text:style-name="P18">30</text:p>
          </table:table-cell>
          <table:table-cell table:style-name="Tabella20.A2" office:value-type="string">
            <text:p text:style-name="P18">45</text:p>
          </table:table-cell>
          <table:table-cell table:style-name="Tabella20.A2" office:value-type="string">
            <text:p text:style-name="P18">60</text:p>
          </table:table-cell>
          <table:table-cell table:style-name="Tabella20.A2" office:value-type="string">
            <text:p text:style-name="P18">90</text:p>
          </table:table-cell>
          <table:table-cell table:style-name="Tabella20.A2" office:value-type="string">
            <text:p text:style-name="P18">120</text:p>
          </table:table-cell>
          <table:table-cell table:style-name="Tabella20.A2" office:value-type="string">
            <text:p text:style-name="P18">180</text:p>
          </table:table-cell>
          <table:table-cell table:style-name="Tabella20.A2" office:value-type="string">
            <text:p text:style-name="P18">240</text:p>
          </table:table-cell>
          <table:table-cell table:style-name="Tabella20.B2" office:value-type="string">
            <text:p text:style-name="P18"/>
          </table:table-cell>
        </table:table-row>
        <table:table-row table:style-name="Tabella20.1">
          <table:table-cell table:style-name="Tabella20.A2" office:value-type="string">
            <text:p text:style-name="P18">EI</text:p>
          </table:table-cell>
          <table:table-cell table:style-name="Tabella20.A2" office:value-type="string">
            <text:p text:style-name="P18">15</text:p>
          </table:table-cell>
          <table:table-cell table:style-name="Tabella20.A2" office:value-type="string">
            <text:p text:style-name="P18">20</text:p>
          </table:table-cell>
          <table:table-cell table:style-name="Tabella20.A2" office:value-type="string">
            <text:p text:style-name="P18">30</text:p>
          </table:table-cell>
          <table:table-cell table:style-name="Tabella20.A2" office:value-type="string">
            <text:p text:style-name="P18">45</text:p>
          </table:table-cell>
          <table:table-cell table:style-name="Tabella20.A2" office:value-type="string">
            <text:p text:style-name="P18">60</text:p>
          </table:table-cell>
          <table:table-cell table:style-name="Tabella20.A2" office:value-type="string">
            <text:p text:style-name="P18">90</text:p>
          </table:table-cell>
          <table:table-cell table:style-name="Tabella20.A2" office:value-type="string">
            <text:p text:style-name="P18">120</text:p>
          </table:table-cell>
          <table:table-cell table:style-name="Tabella20.A2" office:value-type="string">
            <text:p text:style-name="P18">180</text:p>
          </table:table-cell>
          <table:table-cell table:style-name="Tabella20.A2" office:value-type="string">
            <text:p text:style-name="P18">240</text:p>
          </table:table-cell>
          <table:table-cell table:style-name="Tabella20.B2" office:value-type="string">
            <text:p text:style-name="P18"/>
          </table:table-cell>
        </table:table-row>
        <table:table-row table:style-name="Tabella20.1">
          <table:table-cell table:style-name="Tabella20.A2" office:value-type="string">
            <text:p text:style-name="P18">EW</text:p>
          </table:table-cell>
          <table:table-cell table:style-name="Tabella20.A2" office:value-type="string">
            <text:p text:style-name="P18"/>
          </table:table-cell>
          <table:table-cell table:style-name="Tabella20.A2" office:value-type="string">
            <text:p text:style-name="P18">20</text:p>
          </table:table-cell>
          <table:table-cell table:style-name="Tabella20.A2" office:value-type="string">
            <text:p text:style-name="P18">30</text:p>
          </table:table-cell>
          <table:table-cell table:style-name="Tabella20.A2" office:value-type="string">
            <text:p text:style-name="P18"/>
          </table:table-cell>
          <table:table-cell table:style-name="Tabella20.A2" office:value-type="string">
            <text:p text:style-name="P18">60</text:p>
          </table:table-cell>
          <table:table-cell table:style-name="Tabella20.A2" office:value-type="string">
            <text:p text:style-name="P18"/>
          </table:table-cell>
          <table:table-cell table:style-name="Tabella20.A2" office:value-type="string">
            <text:p text:style-name="P18"/>
          </table:table-cell>
          <table:table-cell table:style-name="Tabella20.A2" office:value-type="string">
            <text:p text:style-name="P18"/>
          </table:table-cell>
          <table:table-cell table:style-name="Tabella20.A2" office:value-type="string">
            <text:p text:style-name="P18"/>
          </table:table-cell>
          <table:table-cell table:style-name="Tabella20.B2" office:value-type="string">
            <text:p text:style-name="P18"/>
          </table:table-cell>
        </table:table-row>
        <table:table-row table:style-name="Tabella20.1">
          <table:table-cell table:style-name="Tabella20.A2" office:value-type="string">
            <text:p text:style-name="P18">Annotazioni</text:p>
          </table:table-cell>
          <table:table-cell table:style-name="Tabella20.B2" table:number-columns-spanned="10" office:value-type="string">
            <text:p text:style-name="P20">La classificazione I è completata dall’aggiunta del suffisso “1” o “2” per indicare quale definizione di isolamento è utilizzata. L’aggiunta del simbolo “C” indica che il prodotto soddisfa anche il criterio della “chiusura automatica” (prova di tipo “pass/fail”) [1].</text:p>
          </table: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B2" table:number-columns-spanned="11" office:value-type="string">
            <text:p text:style-name="P18">[1] La classificazione “C” può essere completata dai numeri da 0 a 5 secondo le categorie di utilizzazione. Dei dettagli dovranno essere inclusi nelle specifiche tecniche dei prodotti cui si riferiscono.</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22" text:name="Table" text:formula="ooow:Table+1" style:num-format="1">S.2-23</text:sequence>: Porte e chiusure resistenti al fuoco (comprese quelle che includono parti vetrate e accessori), e rispettivi sistemi di chiusura</text:p>
      <table:table table:name="Tabella21" table:style-name="Tabella21">
        <table:table-column table:style-name="Tabella21.A"/>
        <table:table-column table:style-name="Tabella21.B"/>
        <text:soft-page-break/>
        <table:table-row table:style-name="Tabella21.1">
          <table:table-cell table:style-name="Tabella21.A1" office:value-type="string">
            <text:p text:style-name="P18">Si applica a</text:p>
          </table:table-cell>
          <table:table-cell table:style-name="Tabella21.B1" office:value-type="string">
            <text:p text:style-name="P18">Porte a tenuta di fumo</text:p>
          </table:table-cell>
        </table:table-row>
        <table:table-row table:style-name="Tabella21.1">
          <table:table-cell table:style-name="Tabella21.A2" office:value-type="string">
            <text:p text:style-name="P18">Norme</text:p>
          </table:table-cell>
          <table:table-cell table:style-name="Tabella21.B2" office:value-type="string">
            <text:p text:style-name="P18">EN 13501-2; EN 1634-3</text:p>
          </table:table-cell>
        </table:table-row>
        <table:table-row table:style-name="Tabella21.1">
          <table:table-cell table:style-name="Tabella21.B2" table:number-columns-spanned="2" office:value-type="string">
            <text:p text:style-name="P18">Classificazione: S200 o S<text:span text:style-name="EG_20_Pedice">a</text:span> a secondo delle condizioni di prova</text:p>
          </table:table-cell>
          <table:covered-table-cell/>
        </table:table-row>
        <table:table-row table:style-name="Tabella21.1">
          <table:table-cell table:style-name="Tabella21.A2" office:value-type="string">
            <text:p text:style-name="P18">Annotazioni</text:p>
          </table:table-cell>
          <table:table-cell table:style-name="Tabella21.B2" office:value-type="string">
            <text:p text:style-name="P20">L’aggiunta del simbolo “C” indica che il prodotto soddisfa anche il criterio della “chiusura automatica” (prova di tipo “pass/fail”) [1]</text:p>
          </table:table-cell>
        </table:table-row>
        <table:table-row table:style-name="Tabella21.1">
          <table:table-cell table:style-name="Tabella21.B2" table:number-columns-spanned="2" office:value-type="string">
            <text:p text:style-name="P18">[1] La classificazione “C” può essere completata dai numeri da 0 a 5 secondo le categorie di utilizzazione. Dei dettagli dovranno essere inclusi nelle specifiche tecniche dei prodotti cui si riferiscono.</text:p>
          </table:table-cell>
          <table:covered-table-cell/>
        </table:table-row>
      </table:table>
      <text:p text:style-name="P12">Tabella <text:sequence text:ref-name="refTable23" text:name="Table" text:formula="ooow:Table+1" style:num-format="1">S.2-24</text:sequence>: Porte a tenuta di fumo</text:p>
      <table:table table:name="Tabella22" table:style-name="Tabella22">
        <table:table-column table:style-name="Tabella22.A"/>
        <table:table-column table:style-name="Tabella22.B"/>
        <table:table-column table:style-name="Tabella22.C" table:number-columns-repeated="2"/>
        <table:table-column table:style-name="Tabella22.B"/>
        <table:table-column table:style-name="Tabella22.C" table:number-columns-repeated="2"/>
        <table:table-column table:style-name="Tabella22.B"/>
        <table:table-column table:style-name="Tabella22.C" table:number-columns-repeated="2"/>
        <table:table-column table:style-name="Tabella22.K"/>
        <table:table-row table:style-name="Tabella22.1">
          <table:table-cell table:style-name="Tabella22.A1" office:value-type="string">
            <text:p text:style-name="P18">Si applica a</text:p>
          </table:table-cell>
          <table:table-cell table:style-name="Tabella22.B1" table:number-columns-spanned="10" office:value-type="string">
            <text:p text:style-name="P18">Chiusure dei passaggi destinati ai nastri trasportatori e ai sistemi di trasporto su rotaia</text:p>
          </table: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A2" office:value-type="string">
            <text:p text:style-name="P18">Norme</text:p>
          </table:table-cell>
          <table:table-cell table:style-name="Tabella22.B2" table:number-columns-spanned="10" office:value-type="string">
            <text:p text:style-name="P18">EN 13501-2; EN 1366-7</text:p>
          </table: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A2" office:value-type="string">
            <text:p text:style-name="P18">E</text:p>
          </table:table-cell>
          <table:table-cell table:style-name="Tabella22.A2" office:value-type="string">
            <text:p text:style-name="P18">15</text:p>
          </table:table-cell>
          <table:table-cell table:style-name="Tabella22.A2" office:value-type="string">
            <text:p text:style-name="P18"/>
          </table:table-cell>
          <table:table-cell table:style-name="Tabella22.A2" office:value-type="string">
            <text:p text:style-name="P18">30</text:p>
          </table:table-cell>
          <table:table-cell table:style-name="Tabella22.A2" office:value-type="string">
            <text:p text:style-name="P18">45</text:p>
          </table:table-cell>
          <table:table-cell table:style-name="Tabella22.A2" office:value-type="string">
            <text:p text:style-name="P18">60</text:p>
          </table:table-cell>
          <table:table-cell table:style-name="Tabella22.A2" office:value-type="string">
            <text:p text:style-name="P18">90</text:p>
          </table:table-cell>
          <table:table-cell table:style-name="Tabella22.A2" office:value-type="string">
            <text:p text:style-name="P18">120</text:p>
          </table:table-cell>
          <table:table-cell table:style-name="Tabella22.A2" office:value-type="string">
            <text:p text:style-name="P18">180</text:p>
          </table:table-cell>
          <table:table-cell table:style-name="Tabella22.A2" office:value-type="string">
            <text:p text:style-name="P18">240</text:p>
          </table:table-cell>
          <table:table-cell table:style-name="Tabella22.B2" office:value-type="string">
            <text:p text:style-name="P18"/>
          </table:table-cell>
        </table:table-row>
        <table:table-row table:style-name="Tabella22.1">
          <table:table-cell table:style-name="Tabella22.A2" office:value-type="string">
            <text:p text:style-name="P18">EI</text:p>
          </table:table-cell>
          <table:table-cell table:style-name="Tabella22.A2" office:value-type="string">
            <text:p text:style-name="P18">15</text:p>
          </table:table-cell>
          <table:table-cell table:style-name="Tabella22.A2" office:value-type="string">
            <text:p text:style-name="P18">20</text:p>
          </table:table-cell>
          <table:table-cell table:style-name="Tabella22.A2" office:value-type="string">
            <text:p text:style-name="P18">30</text:p>
          </table:table-cell>
          <table:table-cell table:style-name="Tabella22.A2" office:value-type="string">
            <text:p text:style-name="P18">45</text:p>
          </table:table-cell>
          <table:table-cell table:style-name="Tabella22.A2" office:value-type="string">
            <text:p text:style-name="P18">60</text:p>
          </table:table-cell>
          <table:table-cell table:style-name="Tabella22.A2" office:value-type="string">
            <text:p text:style-name="P18">90</text:p>
          </table:table-cell>
          <table:table-cell table:style-name="Tabella22.A2" office:value-type="string">
            <text:p text:style-name="P18">120</text:p>
          </table:table-cell>
          <table:table-cell table:style-name="Tabella22.A2" office:value-type="string">
            <text:p text:style-name="P18">180</text:p>
          </table:table-cell>
          <table:table-cell table:style-name="Tabella22.A2" office:value-type="string">
            <text:p text:style-name="P18">240</text:p>
          </table:table-cell>
          <table:table-cell table:style-name="Tabella22.B2" office:value-type="string">
            <text:p text:style-name="P18"/>
          </table:table-cell>
        </table:table-row>
        <table:table-row table:style-name="Tabella22.1">
          <table:table-cell table:style-name="Tabella22.A2" office:value-type="string">
            <text:p text:style-name="P18">EW</text:p>
          </table:table-cell>
          <table:table-cell table:style-name="Tabella22.A2" office:value-type="string">
            <text:p text:style-name="P18"/>
          </table:table-cell>
          <table:table-cell table:style-name="Tabella22.A2" office:value-type="string">
            <text:p text:style-name="P18">20</text:p>
          </table:table-cell>
          <table:table-cell table:style-name="Tabella22.A2" office:value-type="string">
            <text:p text:style-name="P18">30</text:p>
          </table:table-cell>
          <table:table-cell table:style-name="Tabella22.A2" office:value-type="string">
            <text:p text:style-name="P18"/>
          </table:table-cell>
          <table:table-cell table:style-name="Tabella22.A2" office:value-type="string">
            <text:p text:style-name="P18">60</text:p>
          </table:table-cell>
          <table:table-cell table:style-name="Tabella22.A2" office:value-type="string">
            <text:p text:style-name="P18"/>
          </table:table-cell>
          <table:table-cell table:style-name="Tabella22.A2" office:value-type="string">
            <text:p text:style-name="P18"/>
          </table:table-cell>
          <table:table-cell table:style-name="Tabella22.A2" office:value-type="string">
            <text:p text:style-name="P18"/>
          </table:table-cell>
          <table:table-cell table:style-name="Tabella22.A2" office:value-type="string">
            <text:p text:style-name="P18"/>
          </table:table-cell>
          <table:table-cell table:style-name="Tabella22.B2" office:value-type="string">
            <text:p text:style-name="P18"/>
          </table:table-cell>
        </table:table-row>
        <table:table-row table:style-name="Tabella22.1">
          <table:table-cell table:style-name="Tabella22.A2" office:value-type="string">
            <text:p text:style-name="P18">Annotazioni</text:p>
          </table:table-cell>
          <table:table-cell table:style-name="Tabella22.B2" table:number-columns-spanned="10" office:value-type="string">
            <text:p text:style-name="P20">La classificazione I è completata dall’aggiunta del suffisso “1” o “2” per indicare quale definizione di isolamento è utilizzata. Andrà generata una classificazione 1 nel caso in cui l’esemplare di prova è una configurazione di tubazione o di condotta senza valutazione della chiusura per il nastro trasportatore. L’aggiunta del simbolo “C” [1] indica che il prodotto soddisfa anche il criterio della “chiusura automatica” (prova di tipo “pass/fail”).</text:p>
          </table: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B2" table:number-columns-spanned="11" office:value-type="string">
            <text:p text:style-name="P18">[1] La classificazione “C” può essere completata dai numeri da 0 a 5 secondo le categorie di utilizzazione. Dei dettagli dovranno essere inclusi nelle specifiche tecniche dei prodotti cui si riferiscono.</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24" text:name="Table" text:formula="ooow:Table+1" style:num-format="1">S.2-25</text:sequence>: Chiusure dei passaggi destinati ai nastri trasportatori e ai sistemi di trasporto su rotaia</text:p>
      <table:table table:name="Tabella23" table:style-name="Tabella23">
        <table:table-column table:style-name="Tabella23.A"/>
        <table:table-column table:style-name="Tabella23.B"/>
        <table:table-column table:style-name="Tabella23.C" table:number-columns-repeated="2"/>
        <table:table-column table:style-name="Tabella23.B"/>
        <table:table-column table:style-name="Tabella23.C" table:number-columns-repeated="2"/>
        <table:table-column table:style-name="Tabella23.B"/>
        <table:table-column table:style-name="Tabella23.C" table:number-columns-repeated="2"/>
        <table:table-column table:style-name="Tabella23.K"/>
        <table:table-row table:style-name="Tabella23.1">
          <table:table-cell table:style-name="Tabella23.A1" office:value-type="string">
            <text:p text:style-name="P18">Si applica a</text:p>
          </table:table-cell>
          <table:table-cell table:style-name="Tabella23.B1" table:number-columns-spanned="10" office:value-type="string">
            <text:p text:style-name="P18">Canalizzazioni di servizio e cavedi</text:p>
          </table:table-cell>
          <table:covered-table-cell/>
          <table:covered-table-cell/>
          <table:covered-table-cell/>
          <table:covered-table-cell/>
          <table:covered-table-cell/>
          <table:covered-table-cell/>
          <table:covered-table-cell/>
          <table:covered-table-cell/>
          <table:covered-table-cell/>
        </table:table-row>
        <table:table-row table:style-name="Tabella23.1">
          <table:table-cell table:style-name="Tabella23.A2" office:value-type="string">
            <text:p text:style-name="P18">Norme</text:p>
          </table:table-cell>
          <table:table-cell table:style-name="Tabella23.B2" table:number-columns-spanned="10" office:value-type="string">
            <text:p text:style-name="P18">EN 13501-2; EN 1366-5</text:p>
          </table:table-cell>
          <table:covered-table-cell/>
          <table:covered-table-cell/>
          <table:covered-table-cell/>
          <table:covered-table-cell/>
          <table:covered-table-cell/>
          <table:covered-table-cell/>
          <table:covered-table-cell/>
          <table:covered-table-cell/>
          <table:covered-table-cell/>
        </table:table-row>
        <table:table-row table:style-name="Tabella23.1">
          <table:table-cell table:style-name="Tabella23.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3.1">
          <table:table-cell table:style-name="Tabella23.A2" office:value-type="string">
            <text:p text:style-name="P18">E</text:p>
          </table:table-cell>
          <table:table-cell table:style-name="Tabella23.A2" office:value-type="string">
            <text:p text:style-name="P18">15</text:p>
          </table:table-cell>
          <table:table-cell table:style-name="Tabella23.A2" office:value-type="string">
            <text:p text:style-name="P18">20</text:p>
          </table:table-cell>
          <table:table-cell table:style-name="Tabella23.A2" office:value-type="string">
            <text:p text:style-name="P18">30</text:p>
          </table:table-cell>
          <table:table-cell table:style-name="Tabella23.A2" office:value-type="string">
            <text:p text:style-name="P18">45</text:p>
          </table:table-cell>
          <table:table-cell table:style-name="Tabella23.A2" office:value-type="string">
            <text:p text:style-name="P18">60</text:p>
          </table:table-cell>
          <table:table-cell table:style-name="Tabella23.A2" office:value-type="string">
            <text:p text:style-name="P18">90</text:p>
          </table:table-cell>
          <table:table-cell table:style-name="Tabella23.A2" office:value-type="string">
            <text:p text:style-name="P18">120</text:p>
          </table:table-cell>
          <table:table-cell table:style-name="Tabella23.A2" office:value-type="string">
            <text:p text:style-name="P18">180</text:p>
          </table:table-cell>
          <table:table-cell table:style-name="Tabella23.A2" office:value-type="string">
            <text:p text:style-name="P18">240</text:p>
          </table:table-cell>
          <table:table-cell table:style-name="Tabella23.B2" office:value-type="string">
            <text:p text:style-name="P18"/>
          </table:table-cell>
        </table:table-row>
        <table:table-row table:style-name="Tabella23.1">
          <table:table-cell table:style-name="Tabella23.A2" office:value-type="string">
            <text:p text:style-name="P18">EI</text:p>
          </table:table-cell>
          <table:table-cell table:style-name="Tabella23.A2" office:value-type="string">
            <text:p text:style-name="P18">15</text:p>
          </table:table-cell>
          <table:table-cell table:style-name="Tabella23.A2" office:value-type="string">
            <text:p text:style-name="P18">20</text:p>
          </table:table-cell>
          <table:table-cell table:style-name="Tabella23.A2" office:value-type="string">
            <text:p text:style-name="P18">30</text:p>
          </table:table-cell>
          <table:table-cell table:style-name="Tabella23.A2" office:value-type="string">
            <text:p text:style-name="P18">45</text:p>
          </table:table-cell>
          <table:table-cell table:style-name="Tabella23.A2" office:value-type="string">
            <text:p text:style-name="P18">60</text:p>
          </table:table-cell>
          <table:table-cell table:style-name="Tabella23.A2" office:value-type="string">
            <text:p text:style-name="P18">90</text:p>
          </table:table-cell>
          <table:table-cell table:style-name="Tabella23.A2" office:value-type="string">
            <text:p text:style-name="P18">120</text:p>
          </table:table-cell>
          <table:table-cell table:style-name="Tabella23.A2" office:value-type="string">
            <text:p text:style-name="P18">180</text:p>
          </table:table-cell>
          <table:table-cell table:style-name="Tabella23.A2" office:value-type="string">
            <text:p text:style-name="P18">240</text:p>
          </table:table-cell>
          <table:table-cell table:style-name="Tabella23.B2" office:value-type="string">
            <text:p text:style-name="P18"/>
          </table:table-cell>
        </table:table-row>
        <table:table-row table:style-name="Tabella23.1">
          <table:table-cell table:style-name="Tabella23.A2" office:value-type="string">
            <text:p text:style-name="P18">Annotazioni</text:p>
          </table:table-cell>
          <table:table-cell table:style-name="Tabella23.B2" table:number-columns-spanned="10" office:value-type="string">
            <text:p text:style-name="P20">La classificazione è completata da “(i<text:span text:style-name="T30">→</text:span>o)”, “(o<text:span text:style-name="T30">→</text:span>i)”, o “(i<text:span text:style-name="T30">↔</text:span>o)” per indicare se l’elemento è stato sottoposto a prova e se rispetta i requisiti sull’incendio proveniente dall’interno o dall’esterno o entrambi. Inoltre, i simboli “v<text:span text:style-name="EG_20_Pedice">e</text:span>” o “h<text:span text:style-name="EG_20_Pedice">o</text:span>” indicano l’adeguatezza all’uso verticale o orizzontale.</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25" text:name="Table" text:formula="ooow:Table+1" style:num-format="1">S.2-26</text:sequence>: Canalizzazioni di servizio e cavedi</text:p>
      <table:table table:name="Tabella24" table:style-name="Tabella24">
        <table:table-column table:style-name="Tabella24.A"/>
        <table:table-column table:style-name="Tabella24.B"/>
        <table:table-row table:style-name="Tabella24.1">
          <table:table-cell table:style-name="Tabella24.A1" office:value-type="string">
            <text:p text:style-name="P18">Si applica a</text:p>
          </table:table-cell>
          <table:table-cell table:style-name="Tabella24.B1" office:value-type="string">
            <text:p text:style-name="P18">Camini</text:p>
          </table:table-cell>
        </table:table-row>
        <table:table-row table:style-name="Tabella24.1">
          <table:table-cell table:style-name="Tabella24.A2" office:value-type="string">
            <text:p text:style-name="P18">Norme</text:p>
          </table:table-cell>
          <table:table-cell table:style-name="Tabella24.B2" office:value-type="string">
            <text:p text:style-name="P18">EN 13501-2; EN 13216</text:p>
          </table:table-cell>
        </table:table-row>
        <table:table-row table:style-name="Tabella24.1">
          <table:table-cell table:style-name="Tabella24.B2" table:number-columns-spanned="2" office:value-type="string">
            <text:p text:style-name="P18">Classificazione: G + distanza <text:span text:style-name="T38">espressa in </text:span>mm (ad esempio G 50)</text:p>
          </table:table-cell>
          <table:covered-table-cell/>
        </table:table-row>
        <table:table-row table:style-name="Tabella24.1">
          <table:table-cell table:style-name="Tabella24.A2" office:value-type="string">
            <text:p text:style-name="P18">Annotazioni</text:p>
          </table:table-cell>
          <table:table-cell table:style-name="Tabella24.B2" office:value-type="string">
            <text:p text:style-name="P18">Distanza non richiesta per prodotti da incassare</text:p>
          </table:table-cell>
        </table:table-row>
      </table:table>
      <text:p text:style-name="P12">Tabella <text:sequence text:ref-name="refTable26" text:name="Table" text:formula="ooow:Table+1" style:num-format="1">S.2-27</text:sequence>: Camini</text:p>
      <table:table table:name="Tabella25" table:style-name="Tabella25">
        <table:table-column table:style-name="Tabella25.A"/>
        <table:table-column table:style-name="Tabella25.B"/>
        <table:table-column table:style-name="Tabella25.C" table:number-columns-repeated="2"/>
        <table:table-column table:style-name="Tabella25.B"/>
        <table:table-column table:style-name="Tabella25.C" table:number-columns-repeated="2"/>
        <table:table-column table:style-name="Tabella25.B"/>
        <table:table-column table:style-name="Tabella25.C" table:number-columns-repeated="2"/>
        <table:table-column table:style-name="Tabella25.K"/>
        <text:soft-page-break/>
        <table:table-row table:style-name="Tabella25.1">
          <table:table-cell table:style-name="Tabella25.A1" office:value-type="string">
            <text:p text:style-name="P18">Si applica a</text:p>
          </table:table-cell>
          <table:table-cell table:style-name="Tabella25.B1" table:number-columns-spanned="10" office:value-type="string">
            <text:p text:style-name="P18">Rivestimenti per pareti e soffitti</text:p>
          </table:table-cell>
          <table:covered-table-cell/>
          <table:covered-table-cell/>
          <table:covered-table-cell/>
          <table:covered-table-cell/>
          <table:covered-table-cell/>
          <table:covered-table-cell/>
          <table:covered-table-cell/>
          <table:covered-table-cell/>
          <table:covered-table-cell/>
        </table:table-row>
        <table:table-row table:style-name="Tabella25.1">
          <table:table-cell table:style-name="Tabella25.A2" office:value-type="string">
            <text:p text:style-name="P18">Norme</text:p>
          </table:table-cell>
          <table:table-cell table:style-name="Tabella25.B2" table:number-columns-spanned="10" office:value-type="string">
            <text:p text:style-name="P18">EN 13501-2; EN 14135</text:p>
          </table:table-cell>
          <table:covered-table-cell/>
          <table:covered-table-cell/>
          <table:covered-table-cell/>
          <table:covered-table-cell/>
          <table:covered-table-cell/>
          <table:covered-table-cell/>
          <table:covered-table-cell/>
          <table:covered-table-cell/>
          <table:covered-table-cell/>
        </table:table-row>
        <table:table-row table:style-name="Tabella25.1">
          <table:table-cell table:style-name="Tabella25.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5.1">
          <table:table-cell table:style-name="Tabella25.A2" office:value-type="string">
            <text:p text:style-name="P18">K<text:span text:style-name="EG_20_Pedice">1</text:span></text:p>
          </table:table-cell>
          <table:table-cell table:style-name="Tabella25.A2" office:value-type="string">
            <text:p text:style-name="P18">10</text:p>
          </table:table-cell>
          <table:table-cell table:style-name="Tabella25.A2" office:value-type="string">
            <text:p text:style-name="P18"/>
          </table:table-cell>
          <table:table-cell table:style-name="Tabella25.A2" office:value-type="string">
            <text:p text:style-name="P18"/>
          </table:table-cell>
          <table:table-cell table:style-name="Tabella25.A2" office:value-type="string">
            <text:p text:style-name="P18"/>
          </table:table-cell>
          <table:table-cell table:style-name="Tabella25.A2" office:value-type="string">
            <text:p text:style-name="P18"/>
          </table:table-cell>
          <table:table-cell table:style-name="Tabella25.A2" office:value-type="string">
            <text:p text:style-name="P18"/>
          </table:table-cell>
          <table:table-cell table:style-name="Tabella25.A2" office:value-type="string">
            <text:p text:style-name="P18"/>
          </table:table-cell>
          <table:table-cell table:style-name="Tabella25.A2" office:value-type="string">
            <text:p text:style-name="P18"/>
          </table:table-cell>
          <table:table-cell table:style-name="Tabella25.A2" office:value-type="string">
            <text:p text:style-name="P18"/>
          </table:table-cell>
          <table:table-cell table:style-name="Tabella25.B2" office:value-type="string">
            <text:p text:style-name="P18"/>
          </table:table-cell>
        </table:table-row>
        <table:table-row table:style-name="Tabella25.1">
          <table:table-cell table:style-name="Tabella25.A2" office:value-type="string">
            <text:p text:style-name="P18">K<text:span text:style-name="EG_20_Pedice">2</text:span></text:p>
          </table:table-cell>
          <table:table-cell table:style-name="Tabella25.A2" office:value-type="string">
            <text:p text:style-name="P18">10</text:p>
          </table:table-cell>
          <table:table-cell table:style-name="Tabella25.A2" office:value-type="string">
            <text:p text:style-name="P18"/>
          </table:table-cell>
          <table:table-cell table:style-name="Tabella25.A2" office:value-type="string">
            <text:p text:style-name="P18">30</text:p>
          </table:table-cell>
          <table:table-cell table:style-name="Tabella25.A2" office:value-type="string">
            <text:p text:style-name="P18"/>
          </table:table-cell>
          <table:table-cell table:style-name="Tabella25.A2" office:value-type="string">
            <text:p text:style-name="P18">60</text:p>
          </table:table-cell>
          <table:table-cell table:style-name="Tabella25.A2" office:value-type="string">
            <text:p text:style-name="P18"/>
          </table:table-cell>
          <table:table-cell table:style-name="Tabella25.A2" office:value-type="string">
            <text:p text:style-name="P18"/>
          </table:table-cell>
          <table:table-cell table:style-name="Tabella25.A2" office:value-type="string">
            <text:p text:style-name="P18"/>
          </table:table-cell>
          <table:table-cell table:style-name="Tabella25.A2" office:value-type="string">
            <text:p text:style-name="P18"/>
          </table:table-cell>
          <table:table-cell table:style-name="Tabella25.B2" office:value-type="string">
            <text:p text:style-name="P18"/>
          </table:table-cell>
        </table:table-row>
        <table:table-row table:style-name="Tabella25.1">
          <table:table-cell table:style-name="Tabella25.A2" office:value-type="string">
            <text:p text:style-name="P18">Annotaz<text:span text:style-name="T31">ioni</text:span></text:p>
          </table:table-cell>
          <table:table-cell table:style-name="Tabella25.B2" table:number-columns-spanned="10" office:value-type="string">
            <text:p text:style-name="P20">I suffissi “1” e “2” indicano quali substrati, criteri di comportamento al fuoco e regole di estensione vengano usate in questa classificazione.</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27" text:name="Table" text:formula="ooow:Table+1" style:num-format="1">S.2-28</text:sequence>: Rivestimenti per pareti e soffitti</text:p>
      <text:h text:style-name="P53" text:outline-level="4"><text:bookmark-start text:name="__RefHeading__185012_1904530980"/>Prodotti destinati ai sistemi di ventilazione,<text:line-break/>esclusi i sistemi di estrazione del fumo e del calore<text:bookmark-end text:name="__RefHeading__185012_1904530980"/></text:h>
      <table:table table:name="Tabella26" table:style-name="Tabella26">
        <table:table-column table:style-name="Tabella26.A"/>
        <table:table-column table:style-name="Tabella26.B"/>
        <table:table-column table:style-name="Tabella26.C" table:number-columns-repeated="2"/>
        <table:table-column table:style-name="Tabella26.B"/>
        <table:table-column table:style-name="Tabella26.C" table:number-columns-repeated="2"/>
        <table:table-column table:style-name="Tabella26.B"/>
        <table:table-column table:style-name="Tabella26.C" table:number-columns-repeated="2"/>
        <table:table-column table:style-name="Tabella26.K"/>
        <table:table-row table:style-name="Tabella26.1">
          <table:table-cell table:style-name="Tabella26.A1" office:value-type="string">
            <text:p text:style-name="P18">Si applica a</text:p>
          </table:table-cell>
          <table:table-cell table:style-name="Tabella26.B1" table:number-columns-spanned="10" office:value-type="string">
            <text:p text:style-name="P18">Condotte di ventilazione</text:p>
          </table:table-cell>
          <table:covered-table-cell/>
          <table:covered-table-cell/>
          <table:covered-table-cell/>
          <table:covered-table-cell/>
          <table:covered-table-cell/>
          <table:covered-table-cell/>
          <table:covered-table-cell/>
          <table:covered-table-cell/>
          <table:covered-table-cell/>
        </table:table-row>
        <table:table-row table:style-name="Tabella26.1">
          <table:table-cell table:style-name="Tabella26.A2" office:value-type="string">
            <text:p text:style-name="P18">Norme</text:p>
          </table:table-cell>
          <table:table-cell table:style-name="Tabella26.B2" table:number-columns-spanned="10" office:value-type="string">
            <text:p text:style-name="P18">EN 13501-3; EN 1366-1</text:p>
          </table:table-cell>
          <table:covered-table-cell/>
          <table:covered-table-cell/>
          <table:covered-table-cell/>
          <table:covered-table-cell/>
          <table:covered-table-cell/>
          <table:covered-table-cell/>
          <table:covered-table-cell/>
          <table:covered-table-cell/>
          <table:covered-table-cell/>
        </table:table-row>
        <table:table-row table:style-name="Tabella26.1">
          <table:table-cell table:style-name="Tabella26.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6.1">
          <table:table-cell table:style-name="Tabella26.A2" office:value-type="string">
            <text:p text:style-name="P18">EI</text:p>
          </table:table-cell>
          <table:table-cell table:style-name="Tabella26.A2" office:value-type="string">
            <text:p text:style-name="P18">15</text:p>
          </table:table-cell>
          <table:table-cell table:style-name="Tabella26.A2" office:value-type="string">
            <text:p text:style-name="P18">20</text:p>
          </table:table-cell>
          <table:table-cell table:style-name="Tabella26.A2" office:value-type="string">
            <text:p text:style-name="P18">30</text:p>
          </table:table-cell>
          <table:table-cell table:style-name="Tabella26.A2" office:value-type="string">
            <text:p text:style-name="P18">45</text:p>
          </table:table-cell>
          <table:table-cell table:style-name="Tabella26.A2" office:value-type="string">
            <text:p text:style-name="P18">60</text:p>
          </table:table-cell>
          <table:table-cell table:style-name="Tabella26.A2" office:value-type="string">
            <text:p text:style-name="P18">90</text:p>
          </table:table-cell>
          <table:table-cell table:style-name="Tabella26.A2" office:value-type="string">
            <text:p text:style-name="P18">120</text:p>
          </table:table-cell>
          <table:table-cell table:style-name="Tabella26.A2" office:value-type="string">
            <text:p text:style-name="P18">180</text:p>
          </table:table-cell>
          <table:table-cell table:style-name="Tabella26.A2" office:value-type="string">
            <text:p text:style-name="P18">240</text:p>
          </table:table-cell>
          <table:table-cell table:style-name="Tabella26.B2" office:value-type="string">
            <text:p text:style-name="P18"/>
          </table:table-cell>
        </table:table-row>
        <table:table-row table:style-name="Tabella26.1">
          <table:table-cell table:style-name="Tabella26.A2" office:value-type="string">
            <text:p text:style-name="P18">E</text:p>
          </table:table-cell>
          <table:table-cell table:style-name="Tabella26.A2" office:value-type="string">
            <text:p text:style-name="P18"/>
          </table:table-cell>
          <table:table-cell table:style-name="Tabella26.A2" office:value-type="string">
            <text:p text:style-name="P18"/>
          </table:table-cell>
          <table:table-cell table:style-name="Tabella26.A2" office:value-type="string">
            <text:p text:style-name="P18">30</text:p>
          </table:table-cell>
          <table:table-cell table:style-name="Tabella26.A2" office:value-type="string">
            <text:p text:style-name="P18"/>
          </table:table-cell>
          <table:table-cell table:style-name="Tabella26.A2" office:value-type="string">
            <text:p text:style-name="P18">60</text:p>
          </table:table-cell>
          <table:table-cell table:style-name="Tabella26.A2" office:value-type="string">
            <text:p text:style-name="P18"/>
          </table:table-cell>
          <table:table-cell table:style-name="Tabella26.A2" office:value-type="string">
            <text:p text:style-name="P18"/>
          </table:table-cell>
          <table:table-cell table:style-name="Tabella26.A2" office:value-type="string">
            <text:p text:style-name="P18"/>
          </table:table-cell>
          <table:table-cell table:style-name="Tabella26.A2" office:value-type="string">
            <text:p text:style-name="P18"/>
          </table:table-cell>
          <table:table-cell table:style-name="Tabella26.B2" office:value-type="string">
            <text:p text:style-name="P18"/>
          </table:table-cell>
        </table:table-row>
        <table:table-row table:style-name="Tabella26.1">
          <table:table-cell table:style-name="Tabella26.A2" office:value-type="string">
            <text:p text:style-name="P18">Annotazioni</text:p>
          </table:table-cell>
          <table:table-cell table:style-name="Tabella26.B2" table:number-columns-spanned="10" office:value-type="string">
            <text:p text:style-name="P20">La classificazione è completata da “(i<text:span text:style-name="T30">→</text:span>o)”, “(o<text:span text:style-name="T30">→</text:span>i)”, o “(i<text:span text:style-name="T30">↔</text:span>o)” per indicare se l’elemento è stato sottoposto a prova e se rispetta i requisiti sull’incendio proveniente dall’interno o dall’esterno o entrambi. Inoltre, i simboli “v<text:span text:style-name="EG_20_Pedice">e</text:span>” o “h<text:span text:style-name="EG_20_Pedice">o</text:span>” indicano l’adeguatezza all’uso verticale o orizzontale. L’aggiunta del simbolo “S” indica che il prodotto è conforme a una restrizione aggiuntiva relativa alle perdite.</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28" text:name="Table" text:formula="ooow:Table+1" style:num-format="1">S.2-29</text:sequence>: Condotte di ventilazione</text:p>
      <table:table table:name="Tabella27" table:style-name="Tabella27">
        <table:table-column table:style-name="Tabella27.A"/>
        <table:table-column table:style-name="Tabella27.B"/>
        <table:table-column table:style-name="Tabella27.C" table:number-columns-repeated="2"/>
        <table:table-column table:style-name="Tabella27.B"/>
        <table:table-column table:style-name="Tabella27.C" table:number-columns-repeated="2"/>
        <table:table-column table:style-name="Tabella27.B"/>
        <table:table-column table:style-name="Tabella27.C" table:number-columns-repeated="2"/>
        <table:table-column table:style-name="Tabella27.K"/>
        <table:table-row table:style-name="Tabella27.1">
          <table:table-cell table:style-name="Tabella27.A1" office:value-type="string">
            <text:p text:style-name="P18">Si applica a</text:p>
          </table:table-cell>
          <table:table-cell table:style-name="Tabella27.B1" table:number-columns-spanned="10" office:value-type="string">
            <text:p text:style-name="P18">Serrande tagliafuoco</text:p>
          </table:table-cell>
          <table:covered-table-cell/>
          <table:covered-table-cell/>
          <table:covered-table-cell/>
          <table:covered-table-cell/>
          <table:covered-table-cell/>
          <table:covered-table-cell/>
          <table:covered-table-cell/>
          <table:covered-table-cell/>
          <table:covered-table-cell/>
        </table:table-row>
        <table:table-row table:style-name="Tabella27.1">
          <table:table-cell table:style-name="Tabella27.A2" office:value-type="string">
            <text:p text:style-name="P18">Norme</text:p>
          </table:table-cell>
          <table:table-cell table:style-name="Tabella27.B2" table:number-columns-spanned="10" office:value-type="string">
            <text:p text:style-name="P18">EN 13501-3; EN 1366-2</text:p>
          </table:table-cell>
          <table:covered-table-cell/>
          <table:covered-table-cell/>
          <table:covered-table-cell/>
          <table:covered-table-cell/>
          <table:covered-table-cell/>
          <table:covered-table-cell/>
          <table:covered-table-cell/>
          <table:covered-table-cell/>
          <table:covered-table-cell/>
        </table:table-row>
        <table:table-row table:style-name="Tabella27.1">
          <table:table-cell table:style-name="Tabella27.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7.1">
          <table:table-cell table:style-name="Tabella27.A2" office:value-type="string">
            <text:p text:style-name="P18">EI</text:p>
          </table:table-cell>
          <table:table-cell table:style-name="Tabella27.A2" office:value-type="string">
            <text:p text:style-name="P18">15</text:p>
          </table:table-cell>
          <table:table-cell table:style-name="Tabella27.A2" office:value-type="string">
            <text:p text:style-name="P18">20</text:p>
          </table:table-cell>
          <table:table-cell table:style-name="Tabella27.A2" office:value-type="string">
            <text:p text:style-name="P18">30</text:p>
          </table:table-cell>
          <table:table-cell table:style-name="Tabella27.A2" office:value-type="string">
            <text:p text:style-name="P18">45</text:p>
          </table:table-cell>
          <table:table-cell table:style-name="Tabella27.A2" office:value-type="string">
            <text:p text:style-name="P18">60</text:p>
          </table:table-cell>
          <table:table-cell table:style-name="Tabella27.A2" office:value-type="string">
            <text:p text:style-name="P18">90</text:p>
          </table:table-cell>
          <table:table-cell table:style-name="Tabella27.A2" office:value-type="string">
            <text:p text:style-name="P18">120</text:p>
          </table:table-cell>
          <table:table-cell table:style-name="Tabella27.A2" office:value-type="string">
            <text:p text:style-name="P18">180</text:p>
          </table:table-cell>
          <table:table-cell table:style-name="Tabella27.A2" office:value-type="string">
            <text:p text:style-name="P18">240</text:p>
          </table:table-cell>
          <table:table-cell table:style-name="Tabella27.B2" office:value-type="string">
            <text:p text:style-name="P18"/>
          </table:table-cell>
        </table:table-row>
        <table:table-row table:style-name="Tabella27.1">
          <table:table-cell table:style-name="Tabella27.A2" office:value-type="string">
            <text:p text:style-name="P18">E</text:p>
          </table:table-cell>
          <table:table-cell table:style-name="Tabella27.A2" office:value-type="string">
            <text:p text:style-name="P18"/>
          </table:table-cell>
          <table:table-cell table:style-name="Tabella27.A2" office:value-type="string">
            <text:p text:style-name="P18"/>
          </table:table-cell>
          <table:table-cell table:style-name="Tabella27.A2" office:value-type="string">
            <text:p text:style-name="P18">30</text:p>
          </table:table-cell>
          <table:table-cell table:style-name="Tabella27.A2" office:value-type="string">
            <text:p text:style-name="P18"/>
          </table:table-cell>
          <table:table-cell table:style-name="Tabella27.A2" office:value-type="string">
            <text:p text:style-name="P18">60</text:p>
          </table:table-cell>
          <table:table-cell table:style-name="Tabella27.A2" office:value-type="string">
            <text:p text:style-name="P18">90</text:p>
          </table:table-cell>
          <table:table-cell table:style-name="Tabella27.A2" office:value-type="string">
            <text:p text:style-name="P18">120</text:p>
          </table:table-cell>
          <table:table-cell table:style-name="Tabella27.A2" office:value-type="string">
            <text:p text:style-name="P18"/>
          </table:table-cell>
          <table:table-cell table:style-name="Tabella27.A2" office:value-type="string">
            <text:p text:style-name="P18"/>
          </table:table-cell>
          <table:table-cell table:style-name="Tabella27.B2" office:value-type="string">
            <text:p text:style-name="P18"/>
          </table:table-cell>
        </table:table-row>
        <table:table-row table:style-name="Tabella27.1">
          <table:table-cell table:style-name="Tabella27.A2" office:value-type="string">
            <text:p text:style-name="P18">Annotazioni</text:p>
          </table:table-cell>
          <table:table-cell table:style-name="Tabella27.B2" table:number-columns-spanned="10" office:value-type="string">
            <text:p text:style-name="P20">La classificazione è completata da “(i<text:span text:style-name="T30">→</text:span>o)”, “(o<text:span text:style-name="T30">→</text:span>i)”, o “(i<text:span text:style-name="T30">↔</text:span>o)” per indicare se l’elemento è stato sottoposto a prova e se rispetta i requisiti sull’incendio proveniente dall’interno o dall’esterno o entrambi. Inoltre, i simboli “v<text:span text:style-name="EG_20_Pedice">e</text:span>” o “h<text:span text:style-name="EG_20_Pedice">o</text:span>” indicano l’adeguatezza all’uso verticale o orizzontale. L’aggiunta del simbolo “S” indica che il prodotto è conforme a una restrizione aggiuntiva relativa alle perdite.</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29" text:name="Table" text:formula="ooow:Table+1" style:num-format="1">S.2-30</text:sequence>: Serrande tagliafuoco</text:p>
      <text:h text:style-name="P53" text:outline-level="4"><text:bookmark-start text:name="__RefHeading__185014_1904530980"/>Prodotti destinati all’uso nelle installazioni tecniche<text:bookmark-end text:name="__RefHeading__185014_1904530980"/></text:h>
      <table:table table:name="Tabella28" table:style-name="Tabella28">
        <table:table-column table:style-name="Tabella28.A"/>
        <table:table-column table:style-name="Tabella28.B"/>
        <table:table-column table:style-name="Tabella28.C" table:number-columns-repeated="2"/>
        <table:table-column table:style-name="Tabella28.B"/>
        <table:table-column table:style-name="Tabella28.C" table:number-columns-repeated="2"/>
        <table:table-column table:style-name="Tabella28.B"/>
        <table:table-column table:style-name="Tabella28.C" table:number-columns-repeated="2"/>
        <table:table-column table:style-name="Tabella28.K"/>
        <table:table-row table:style-name="Tabella28.1">
          <table:table-cell table:style-name="Tabella28.A1" office:value-type="string">
            <text:p text:style-name="P18">Si applica a</text:p>
          </table:table-cell>
          <table:table-cell table:style-name="Tabella28.B1" table:number-columns-spanned="10" office:value-type="string">
            <text:p text:style-name="P18">Cavi elettrici e in fibre ottiche e accessori; Condotte e sistemi di protezione dal fuoco per cavi elettrici</text:p>
          </table:table-cell>
          <table:covered-table-cell/>
          <table:covered-table-cell/>
          <table:covered-table-cell/>
          <table:covered-table-cell/>
          <table:covered-table-cell/>
          <table:covered-table-cell/>
          <table:covered-table-cell/>
          <table:covered-table-cell/>
          <table:covered-table-cell/>
        </table:table-row>
        <table:table-row table:style-name="Tabella28.1">
          <table:table-cell table:style-name="Tabella28.A2" office:value-type="string">
            <text:p text:style-name="P18">Norme</text:p>
          </table:table-cell>
          <table:table-cell table:style-name="Tabella28.B2" table:number-columns-spanned="10" office:value-type="string">
            <text:p text:style-name="P18">EN 13501-3; EN 1366-11 <text:span text:style-name="T32">[1]</text:span></text:p>
          </table:table-cell>
          <table:covered-table-cell/>
          <table:covered-table-cell/>
          <table:covered-table-cell/>
          <table:covered-table-cell/>
          <table:covered-table-cell/>
          <table:covered-table-cell/>
          <table:covered-table-cell/>
          <table:covered-table-cell/>
          <table:covered-table-cell/>
        </table:table-row>
        <table:table-row table:style-name="Tabella28.1">
          <table:table-cell table:style-name="Tabella28.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8.1">
          <table:table-cell table:style-name="Tabella28.A2" office:value-type="string">
            <text:p text:style-name="P18">P</text:p>
          </table:table-cell>
          <table:table-cell table:style-name="Tabella28.A2" office:value-type="string">
            <text:p text:style-name="P18">15</text:p>
          </table:table-cell>
          <table:table-cell table:style-name="Tabella28.A2" office:value-type="string">
            <text:p text:style-name="P18"/>
          </table:table-cell>
          <table:table-cell table:style-name="Tabella28.A2" office:value-type="string">
            <text:p text:style-name="P18">30</text:p>
          </table:table-cell>
          <table:table-cell table:style-name="Tabella28.A2" office:value-type="string">
            <text:p text:style-name="P18"/>
          </table:table-cell>
          <table:table-cell table:style-name="Tabella28.A2" office:value-type="string">
            <text:p text:style-name="P18">60</text:p>
          </table:table-cell>
          <table:table-cell table:style-name="Tabella28.A2" office:value-type="string">
            <text:p text:style-name="P18">90</text:p>
          </table:table-cell>
          <table:table-cell table:style-name="Tabella28.A2" office:value-type="string">
            <text:p text:style-name="P18">120</text:p>
          </table:table-cell>
          <table:table-cell table:style-name="Tabella28.A2" office:value-type="string">
            <text:p text:style-name="P18"/>
          </table:table-cell>
          <table:table-cell table:style-name="Tabella28.A2" office:value-type="string">
            <text:p text:style-name="P18"/>
          </table:table-cell>
          <table:table-cell table:style-name="Tabella28.B2" office:value-type="string">
            <text:p text:style-name="P18"/>
          </table:table-cell>
        </table:table-row>
        <table:table-row table:style-name="Tabella28.1">
          <table:table-cell table:style-name="Tabella28.B2" table:number-columns-spanned="11" office:value-type="string">
            <text:p text:style-name="P18">[1] Riferimento non richiamato dalle decisioni europee citate nel paragrafo <text:bookmark-ref text:reference-format="number-all-superior" text:ref-name="__RefHeading__5223_1736600640">S.2.10</text:bookmark-ref>.</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30" text:name="Table" text:formula="ooow:Table+1" style:num-format="1">S.2-31</text:sequence>: Cavi elettrici e in fibre ottiche e accessori; Condotte e sistemi di protezione dal fuoco per cavi elettrici</text:p>
      <table:table table:name="Tabella29" table:style-name="Tabella29">
        <table:table-column table:style-name="Tabella29.A"/>
        <table:table-column table:style-name="Tabella29.B"/>
        <table:table-column table:style-name="Tabella29.C" table:number-columns-repeated="2"/>
        <table:table-column table:style-name="Tabella29.B"/>
        <table:table-column table:style-name="Tabella29.C" table:number-columns-repeated="2"/>
        <table:table-column table:style-name="Tabella29.B"/>
        <table:table-column table:style-name="Tabella29.C" table:number-columns-repeated="2"/>
        <table:table-column table:style-name="Tabella29.K"/>
        <text:soft-page-break/>
        <table:table-row table:style-name="Tabella29.1">
          <table:table-cell table:style-name="Tabella29.A1" office:value-type="string">
            <text:p text:style-name="P18">Si applica a</text:p>
          </table:table-cell>
          <table:table-cell table:style-name="Tabella29.B1" table:number-columns-spanned="10" office:value-type="string">
            <text:p text:style-name="P18">Cavi e sistemi di cavi elettrici o per la trasmissione di segnali di diametro ridotto</text:p>
          </table:table-cell>
          <table:covered-table-cell/>
          <table:covered-table-cell/>
          <table:covered-table-cell/>
          <table:covered-table-cell/>
          <table:covered-table-cell/>
          <table:covered-table-cell/>
          <table:covered-table-cell/>
          <table:covered-table-cell/>
          <table:covered-table-cell/>
        </table:table-row>
        <table:table-row table:style-name="Tabella29.1">
          <table:table-cell table:style-name="Tabella29.A2" office:value-type="string">
            <text:p text:style-name="P18">Norme</text:p>
          </table:table-cell>
          <table:table-cell table:style-name="Tabella29.B2" table:number-columns-spanned="10" office:value-type="string">
            <text:p text:style-name="P18">EN 13501-3; EN 50200 <text:span text:style-name="T33">[1]</text:span>; EN 50577 [<text:span text:style-name="T33">2</text:span>]</text:p>
          </table:table-cell>
          <table:covered-table-cell/>
          <table:covered-table-cell/>
          <table:covered-table-cell/>
          <table:covered-table-cell/>
          <table:covered-table-cell/>
          <table:covered-table-cell/>
          <table:covered-table-cell/>
          <table:covered-table-cell/>
          <table:covered-table-cell/>
        </table:table-row>
        <table:table-row table:style-name="Tabella29.1">
          <table:table-cell table:style-name="Tabella29.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9.1">
          <table:table-cell table:style-name="Tabella29.A2" office:value-type="string">
            <text:p text:style-name="P18">PH</text:p>
          </table:table-cell>
          <table:table-cell table:style-name="Tabella29.A2" office:value-type="string">
            <text:p text:style-name="P18">15</text:p>
          </table:table-cell>
          <table:table-cell table:style-name="Tabella29.A2" office:value-type="string">
            <text:p text:style-name="P18"/>
          </table:table-cell>
          <table:table-cell table:style-name="Tabella29.A2" office:value-type="string">
            <text:p text:style-name="P18">30</text:p>
          </table:table-cell>
          <table:table-cell table:style-name="Tabella29.A2" office:value-type="string">
            <text:p text:style-name="P18"/>
          </table:table-cell>
          <table:table-cell table:style-name="Tabella29.A2" office:value-type="string">
            <text:p text:style-name="P18">60</text:p>
          </table:table-cell>
          <table:table-cell table:style-name="Tabella29.A2" office:value-type="string">
            <text:p text:style-name="P18">90</text:p>
          </table:table-cell>
          <table:table-cell table:style-name="Tabella29.A2" office:value-type="string">
            <text:p text:style-name="P18">120</text:p>
          </table:table-cell>
          <table:table-cell table:style-name="Tabella29.A2" office:value-type="string">
            <text:p text:style-name="P18"/>
          </table:table-cell>
          <table:table-cell table:style-name="Tabella29.A2" office:value-type="string">
            <text:p text:style-name="P18"/>
          </table:table-cell>
          <table:table-cell table:style-name="Tabella29.B2" office:value-type="string">
            <text:p text:style-name="P18"/>
          </table:table-cell>
        </table:table-row>
        <table:table-row table:style-name="Tabella29.1">
          <table:table-cell table:style-name="Tabella29.A2" office:value-type="string">
            <text:p text:style-name="P22">P</text:p>
          </table:table-cell>
          <table:table-cell table:style-name="Tabella29.A2" office:value-type="string">
            <text:p text:style-name="P22">15</text:p>
          </table:table-cell>
          <table:table-cell table:style-name="Tabella29.A2" office:value-type="string">
            <text:p text:style-name="P18"/>
          </table:table-cell>
          <table:table-cell table:style-name="Tabella29.A2" office:value-type="string">
            <text:p text:style-name="P22">30</text:p>
          </table:table-cell>
          <table:table-cell table:style-name="Tabella29.A2" office:value-type="string">
            <text:p text:style-name="P18"/>
          </table:table-cell>
          <table:table-cell table:style-name="Tabella29.A2" office:value-type="string">
            <text:p text:style-name="P22">60</text:p>
          </table:table-cell>
          <table:table-cell table:style-name="Tabella29.A2" office:value-type="string">
            <text:p text:style-name="P22">90</text:p>
          </table:table-cell>
          <table:table-cell table:style-name="Tabella29.A2" office:value-type="string">
            <text:p text:style-name="P22">120</text:p>
          </table:table-cell>
          <table:table-cell table:style-name="Tabella29.A2" office:value-type="string">
            <text:p text:style-name="P18"/>
          </table:table-cell>
          <table:table-cell table:style-name="Tabella29.A2" office:value-type="string">
            <text:p text:style-name="P18"/>
          </table:table-cell>
          <table:table-cell table:style-name="Tabella29.B2" office:value-type="string">
            <text:p text:style-name="P18"/>
          </table:table-cell>
        </table:table-row>
        <table:table-row table:style-name="Tabella29.1">
          <table:table-cell table:style-name="Tabella29.B2" table:number-columns-spanned="11" office:value-type="string">
            <text:p text:style-name="P18"><text:span text:style-name="T33">[1] Per cavi di diametro &lt; 20 mm e muniti di conduttori &lt; 2,5 mm</text:span><text:span text:style-name="EG_20_Apice"><text:span text:style-name="T33">2</text:span></text:span><text:span text:style-name="T33">.</text:span></text:p>
            <text:p text:style-name="P22">[<text:span text:style-name="T33">2</text:span>] Riferimento non richiamato dalle decisioni europee citate nel paragrafo <text:bookmark-ref text:reference-format="number-all-superior" text:ref-name="__RefHeading__5223_1736600640">S.2.10</text:bookmark-ref>.</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31" text:name="Table" text:formula="ooow:Table+1" style:num-format="1">S.2-32</text:sequence>: Cavi e sistemi di cavi elettrici o per la trasmissione di segnali di diametro ridotto</text:p>
      <text:h text:style-name="P53" text:outline-level="4"><text:bookmark-start text:name="__RefHeading__185016_1904530980"/>Prodotti da utilizzare nei sistemi di controllo del fumo e del calore<text:bookmark-end text:name="__RefHeading__185016_1904530980"/></text:h>
      <table:table table:name="Tabella30" table:style-name="Tabella30">
        <table:table-column table:style-name="Tabella30.A"/>
        <table:table-column table:style-name="Tabella30.B"/>
        <table:table-column table:style-name="Tabella30.C" table:number-columns-repeated="2"/>
        <table:table-column table:style-name="Tabella30.B"/>
        <table:table-column table:style-name="Tabella30.C" table:number-columns-repeated="2"/>
        <table:table-column table:style-name="Tabella30.B"/>
        <table:table-column table:style-name="Tabella30.C" table:number-columns-repeated="2"/>
        <table:table-column table:style-name="Tabella30.K"/>
        <table:table-row table:style-name="Tabella30.1">
          <table:table-cell table:style-name="Tabella30.A1" office:value-type="string">
            <text:p text:style-name="P18">Si applica a</text:p>
          </table:table-cell>
          <table:table-cell table:style-name="Tabella30.B1" table:number-columns-spanned="10" office:value-type="string">
            <text:p text:style-name="P18">Condotti di estrazione del fumo per comparto singolo</text:p>
          </table:table-cell>
          <table:covered-table-cell/>
          <table:covered-table-cell/>
          <table:covered-table-cell/>
          <table:covered-table-cell/>
          <table:covered-table-cell/>
          <table:covered-table-cell/>
          <table:covered-table-cell/>
          <table:covered-table-cell/>
          <table:covered-table-cell/>
        </table:table-row>
        <table:table-row table:style-name="Tabella30.1">
          <table:table-cell table:style-name="Tabella30.A2" office:value-type="string">
            <text:p text:style-name="P18">Norme</text:p>
          </table:table-cell>
          <table:table-cell table:style-name="Tabella30.B2" table:number-columns-spanned="10" office:value-type="string">
            <text:p text:style-name="P18">EN 13501-4; EN 1363-1,2,3; EN 1366-9; EN 12101-7</text:p>
          </table:table-cell>
          <table:covered-table-cell/>
          <table:covered-table-cell/>
          <table:covered-table-cell/>
          <table:covered-table-cell/>
          <table:covered-table-cell/>
          <table:covered-table-cell/>
          <table:covered-table-cell/>
          <table:covered-table-cell/>
          <table:covered-table-cell/>
        </table:table-row>
        <table:table-row table:style-name="Tabella30.1">
          <table:table-cell table:style-name="Tabella30.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0.1">
          <table:table-cell table:style-name="Tabella30.A2" office:value-type="string">
            <text:p text:style-name="P19">E300</text:p>
          </table:table-cell>
          <table:table-cell table:style-name="Tabella30.A2" office:value-type="string">
            <text:p text:style-name="P18"/>
          </table:table-cell>
          <table:table-cell table:style-name="Tabella30.A2" office:value-type="string">
            <text:p text:style-name="P18"/>
          </table:table-cell>
          <table:table-cell table:style-name="Tabella30.A2" office:value-type="string">
            <text:p text:style-name="P18">30</text:p>
          </table:table-cell>
          <table:table-cell table:style-name="Tabella30.A2" office:value-type="string">
            <text:p text:style-name="P18"/>
          </table:table-cell>
          <table:table-cell table:style-name="Tabella30.A2" office:value-type="string">
            <text:p text:style-name="P18">60</text:p>
          </table:table-cell>
          <table:table-cell table:style-name="Tabella30.A2" office:value-type="string">
            <text:p text:style-name="P18">90</text:p>
          </table:table-cell>
          <table:table-cell table:style-name="Tabella30.A2" office:value-type="string">
            <text:p text:style-name="P18">120</text:p>
          </table:table-cell>
          <table:table-cell table:style-name="Tabella30.A2" office:value-type="string">
            <text:p text:style-name="P18"/>
          </table:table-cell>
          <table:table-cell table:style-name="Tabella30.A2" office:value-type="string">
            <text:p text:style-name="P18"/>
          </table:table-cell>
          <table:table-cell table:style-name="Tabella30.B2" office:value-type="string">
            <text:p text:style-name="P18"/>
          </table:table-cell>
        </table:table-row>
        <table:table-row table:style-name="Tabella30.1">
          <table:table-cell table:style-name="Tabella30.A2" office:value-type="string">
            <text:p text:style-name="P19">E600</text:p>
          </table:table-cell>
          <table:table-cell table:style-name="Tabella30.A2" office:value-type="string">
            <text:p text:style-name="P18"/>
          </table:table-cell>
          <table:table-cell table:style-name="Tabella30.A2" office:value-type="string">
            <text:p text:style-name="P18"/>
          </table:table-cell>
          <table:table-cell table:style-name="Tabella30.A2" office:value-type="string">
            <text:p text:style-name="P18">30</text:p>
          </table:table-cell>
          <table:table-cell table:style-name="Tabella30.A2" office:value-type="string">
            <text:p text:style-name="P18"/>
          </table:table-cell>
          <table:table-cell table:style-name="Tabella30.A2" office:value-type="string">
            <text:p text:style-name="P18">60</text:p>
          </table:table-cell>
          <table:table-cell table:style-name="Tabella30.A2" office:value-type="string">
            <text:p text:style-name="P18">90</text:p>
          </table:table-cell>
          <table:table-cell table:style-name="Tabella30.A2" office:value-type="string">
            <text:p text:style-name="P18">120</text:p>
          </table:table-cell>
          <table:table-cell table:style-name="Tabella30.A2" office:value-type="string">
            <text:p text:style-name="P18"/>
          </table:table-cell>
          <table:table-cell table:style-name="Tabella30.A2" office:value-type="string">
            <text:p text:style-name="P18"/>
          </table:table-cell>
          <table:table-cell table:style-name="Tabella30.B2" office:value-type="string">
            <text:p text:style-name="P18"/>
          </table:table-cell>
        </table:table-row>
        <table:table-row table:style-name="Tabella30.1">
          <table:table-cell table:style-name="Tabella30.A2" office:value-type="string">
            <text:p text:style-name="P18">Annotazioni</text:p>
          </table:table-cell>
          <table:table-cell table:style-name="Tabella30.B2" table:number-columns-spanned="10" office:value-type="string">
            <text:p text:style-name="P20">La classificazione è completata dal suffisso “singolo” per indicare l’adeguatezza all’uso per un comparto singolo. Inoltre i simboli “V<text:span text:style-name="EG_20_Pedice">e</text:span><text:span text:style-name="T1">”</text:span> o “h<text:span text:style-name="EG_20_Pedice">o</text:span>” indicano l’adeguatezza all’uso in verticale o in orizzontale.</text:p>
            <text:p text:style-name="P20">“S” indica un tasso di perdite inferiore a 5 m<text:span text:style-name="EG_20_Apice">3</text:span>/h/m<text:span text:style-name="EG_20_Apice">2</text:span> (tutti i condotti privi di classificazione “S” devono presentare un tasso di perdite <text:span text:style-name="T47">&lt; </text:span>10 m<text:span text:style-name="EG_20_Apice">3</text:span>/h/m<text:span text:style-name="EG_20_Apice">2</text:span>).</text:p>
            <text:p text:style-name="P20">“500”, “1000”, “1500” indicano l’adeguatezza all’uso fino a questi valori di pressione, misurata a condizioni ambiente.</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32" text:name="Table" text:formula="ooow:Table+1" style:num-format="1">S.2-33</text:sequence>: Condotti di estrazione del fumo per comparto singolo</text:p>
      <table:table table:name="Tabella31" table:style-name="Tabella31">
        <table:table-column table:style-name="Tabella31.A"/>
        <table:table-column table:style-name="Tabella31.B"/>
        <table:table-column table:style-name="Tabella31.C" table:number-columns-repeated="2"/>
        <table:table-column table:style-name="Tabella31.B"/>
        <table:table-column table:style-name="Tabella31.C" table:number-columns-repeated="2"/>
        <table:table-column table:style-name="Tabella31.B"/>
        <table:table-column table:style-name="Tabella31.C" table:number-columns-repeated="2"/>
        <table:table-column table:style-name="Tabella31.K"/>
        <table:table-row table:style-name="Tabella31.1">
          <table:table-cell table:style-name="Tabella31.A1" office:value-type="string">
            <text:p text:style-name="P18">Si applica a</text:p>
          </table:table-cell>
          <table:table-cell table:style-name="Tabella31.B1" table:number-columns-spanned="10" office:value-type="string">
            <text:p text:style-name="P18">Condotti di estrazione del fumo resistenti al fuoco per comparti multipli</text:p>
          </table:table-cell>
          <table:covered-table-cell/>
          <table:covered-table-cell/>
          <table:covered-table-cell/>
          <table:covered-table-cell/>
          <table:covered-table-cell/>
          <table:covered-table-cell/>
          <table:covered-table-cell/>
          <table:covered-table-cell/>
          <table:covered-table-cell/>
        </table:table-row>
        <table:table-row table:style-name="Tabella31.1">
          <table:table-cell table:style-name="Tabella31.A2" office:value-type="string">
            <text:p text:style-name="P18">Norme</text:p>
          </table:table-cell>
          <table:table-cell table:style-name="Tabella31.B2" table:number-columns-spanned="10" office:value-type="string">
            <text:p text:style-name="P18">EN 13501-4; EN 1363-1,2,3; EN 1366-8; EN 12101-7</text:p>
          </table:table-cell>
          <table:covered-table-cell/>
          <table:covered-table-cell/>
          <table:covered-table-cell/>
          <table:covered-table-cell/>
          <table:covered-table-cell/>
          <table:covered-table-cell/>
          <table:covered-table-cell/>
          <table:covered-table-cell/>
          <table:covered-table-cell/>
        </table:table-row>
        <table:table-row table:style-name="Tabella31.1">
          <table:table-cell table:style-name="Tabella31.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1.1">
          <table:table-cell table:style-name="Tabella31.A2" office:value-type="string">
            <text:p text:style-name="P18">EI</text:p>
          </table:table-cell>
          <table:table-cell table:style-name="Tabella31.A2" office:value-type="string">
            <text:p text:style-name="P18"/>
          </table:table-cell>
          <table:table-cell table:style-name="Tabella31.A2" office:value-type="string">
            <text:p text:style-name="P18"/>
          </table:table-cell>
          <table:table-cell table:style-name="Tabella31.A2" office:value-type="string">
            <text:p text:style-name="P18">30</text:p>
          </table:table-cell>
          <table:table-cell table:style-name="Tabella31.A2" office:value-type="string">
            <text:p text:style-name="P18"/>
          </table:table-cell>
          <table:table-cell table:style-name="Tabella31.A2" office:value-type="string">
            <text:p text:style-name="P18">60</text:p>
          </table:table-cell>
          <table:table-cell table:style-name="Tabella31.A2" office:value-type="string">
            <text:p text:style-name="P18">90</text:p>
          </table:table-cell>
          <table:table-cell table:style-name="Tabella31.A2" office:value-type="string">
            <text:p text:style-name="P18">120</text:p>
          </table:table-cell>
          <table:table-cell table:style-name="Tabella31.A2" office:value-type="string">
            <text:p text:style-name="P18"/>
          </table:table-cell>
          <table:table-cell table:style-name="Tabella31.A2" office:value-type="string">
            <text:p text:style-name="P18"/>
          </table:table-cell>
          <table:table-cell table:style-name="Tabella31.B2" office:value-type="string">
            <text:p text:style-name="P18"/>
          </table:table-cell>
        </table:table-row>
        <table:table-row table:style-name="Tabella31.1">
          <table:table-cell table:style-name="Tabella31.A2" office:value-type="string">
            <text:p text:style-name="P18">Annotazioni</text:p>
          </table:table-cell>
          <table:table-cell table:style-name="Tabella31.B2" table:number-columns-spanned="10" office:value-type="string">
            <text:p text:style-name="P20">La classificazione è completata dal suffisso “multipli” per indicare l’adeguatezza all’uso per comparti multipli. Inoltre i simboli “V<text:span text:style-name="EG_20_Pedice">e</text:span>” o “h<text:span text:style-name="EG_20_Pedice">o</text:span>” indicano l’adeguatezza all’uso in verticale o in orizzontale.</text:p>
            <text:p text:style-name="P21">“S” indica un tasso di perdite <text:span text:style-name="T47">&lt; </text:span>5 m<text:span text:style-name="EG_20_Apice">3</text:span>/h/m<text:span text:style-name="EG_20_Apice">2</text:span> (tutti i condotti privi di classificazione “S” devono presentare un tasso di perdite <text:span text:style-name="T47">&lt; </text:span>10 m<text:span text:style-name="EG_20_Apice">3</text:span>/h/m<text:span text:style-name="EG_20_Apice">2</text:span>).</text:p>
            <text:p text:style-name="P20">“500”, “1000”, “1500” indicano l’adeguatezza all’uso fino a questi valori di pressione, misurata a condizioni ambiente.</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33" text:name="Table" text:formula="ooow:Table+1" style:num-format="1">S.2-34</text:sequence>: Condotti di estrazione del fumo resistenti al fuoco per comparti multipli</text:p>
      <table:table table:name="Tabella32" table:style-name="Tabella32">
        <table:table-column table:style-name="Tabella32.A"/>
        <table:table-column table:style-name="Tabella32.B"/>
        <table:table-column table:style-name="Tabella32.C" table:number-columns-repeated="2"/>
        <table:table-column table:style-name="Tabella32.B"/>
        <table:table-column table:style-name="Tabella32.C" table:number-columns-repeated="2"/>
        <table:table-column table:style-name="Tabella32.B"/>
        <table:table-column table:style-name="Tabella32.C" table:number-columns-repeated="2"/>
        <table:table-column table:style-name="Tabella32.K"/>
        <text:soft-page-break/>
        <table:table-row table:style-name="Tabella32.1">
          <table:table-cell table:style-name="Tabella32.A1" office:value-type="string">
            <text:p text:style-name="P18">Si applica a</text:p>
          </table:table-cell>
          <table:table-cell table:style-name="Tabella32.B1" table:number-columns-spanned="10" office:value-type="string">
            <text:p text:style-name="P18">Serrande per il controllo del fumo di un comparto singolo</text:p>
          </table:table-cell>
          <table:covered-table-cell/>
          <table:covered-table-cell/>
          <table:covered-table-cell/>
          <table:covered-table-cell/>
          <table:covered-table-cell/>
          <table:covered-table-cell/>
          <table:covered-table-cell/>
          <table:covered-table-cell/>
          <table:covered-table-cell/>
        </table:table-row>
        <table:table-row table:style-name="Tabella32.1">
          <table:table-cell table:style-name="Tabella32.A2" office:value-type="string">
            <text:p text:style-name="P18">Norme</text:p>
          </table:table-cell>
          <table:table-cell table:style-name="Tabella32.B2" table:number-columns-spanned="10" office:value-type="string">
            <text:p text:style-name="P18">EN 13501-4; EN 1363-1,3; EN 1366-9,10; EN 12101-8</text:p>
          </table:table-cell>
          <table:covered-table-cell/>
          <table:covered-table-cell/>
          <table:covered-table-cell/>
          <table:covered-table-cell/>
          <table:covered-table-cell/>
          <table:covered-table-cell/>
          <table:covered-table-cell/>
          <table:covered-table-cell/>
          <table:covered-table-cell/>
        </table:table-row>
        <table:table-row table:style-name="Tabella32.1">
          <table:table-cell table:style-name="Tabella32.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2.1">
          <table:table-cell table:style-name="Tabella32.A2" office:value-type="string">
            <text:p text:style-name="P19">E300</text:p>
          </table:table-cell>
          <table:table-cell table:style-name="Tabella32.A2" office:value-type="string">
            <text:p text:style-name="P18"/>
          </table:table-cell>
          <table:table-cell table:style-name="Tabella32.A2" office:value-type="string">
            <text:p text:style-name="P18"/>
          </table:table-cell>
          <table:table-cell table:style-name="Tabella32.A2" office:value-type="string">
            <text:p text:style-name="P18">30</text:p>
          </table:table-cell>
          <table:table-cell table:style-name="Tabella32.A2" office:value-type="string">
            <text:p text:style-name="P18"/>
          </table:table-cell>
          <table:table-cell table:style-name="Tabella32.A2" office:value-type="string">
            <text:p text:style-name="P18">60</text:p>
          </table:table-cell>
          <table:table-cell table:style-name="Tabella32.A2" office:value-type="string">
            <text:p text:style-name="P18">90</text:p>
          </table:table-cell>
          <table:table-cell table:style-name="Tabella32.A2" office:value-type="string">
            <text:p text:style-name="P18">120</text:p>
          </table:table-cell>
          <table:table-cell table:style-name="Tabella32.A2" office:value-type="string">
            <text:p text:style-name="P18"/>
          </table:table-cell>
          <table:table-cell table:style-name="Tabella32.A2" office:value-type="string">
            <text:p text:style-name="P18"/>
          </table:table-cell>
          <table:table-cell table:style-name="Tabella32.B2" office:value-type="string">
            <text:p text:style-name="P18"/>
          </table:table-cell>
        </table:table-row>
        <table:table-row table:style-name="Tabella32.1">
          <table:table-cell table:style-name="Tabella32.A2" office:value-type="string">
            <text:p text:style-name="P19">E600</text:p>
          </table:table-cell>
          <table:table-cell table:style-name="Tabella32.A2" office:value-type="string">
            <text:p text:style-name="P18"/>
          </table:table-cell>
          <table:table-cell table:style-name="Tabella32.A2" office:value-type="string">
            <text:p text:style-name="P18"/>
          </table:table-cell>
          <table:table-cell table:style-name="Tabella32.A2" office:value-type="string">
            <text:p text:style-name="P18">30</text:p>
          </table:table-cell>
          <table:table-cell table:style-name="Tabella32.A2" office:value-type="string">
            <text:p text:style-name="P18"/>
          </table:table-cell>
          <table:table-cell table:style-name="Tabella32.A2" office:value-type="string">
            <text:p text:style-name="P18">60</text:p>
          </table:table-cell>
          <table:table-cell table:style-name="Tabella32.A2" office:value-type="string">
            <text:p text:style-name="P18">90</text:p>
          </table:table-cell>
          <table:table-cell table:style-name="Tabella32.A2" office:value-type="string">
            <text:p text:style-name="P18">120</text:p>
          </table:table-cell>
          <table:table-cell table:style-name="Tabella32.A2" office:value-type="string">
            <text:p text:style-name="P18"/>
          </table:table-cell>
          <table:table-cell table:style-name="Tabella32.A2" office:value-type="string">
            <text:p text:style-name="P18"/>
          </table:table-cell>
          <table:table-cell table:style-name="Tabella32.B2" office:value-type="string">
            <text:p text:style-name="P18"/>
          </table:table-cell>
        </table:table-row>
        <table:table-row table:style-name="Tabella32.1">
          <table:table-cell table:style-name="Tabella32.A2" office:value-type="string">
            <text:p text:style-name="P18">Annotazioni</text:p>
          </table:table-cell>
          <table:table-cell table:style-name="Tabella32.B2" table:number-columns-spanned="10" office:value-type="string">
            <text:p text:style-name="P20">La classificazione è completata dal suffisso “singolo” per indicare l’adeguatezza all’uso per un comparto singolo.</text:p>
            <text:p text:style-name="P20">“HOT 400/30” (High Operational Temperature) indica che la serranda può aprirsi e chiudersi per un periodo di 30 minuti a temperature inferiori a 400°C (da usarsi solo con la classificazione E<text:span text:style-name="EG_20_Pedice">600</text:span>).</text:p>
            <text:p text:style-name="P20">“v<text:span text:style-name="EG_20_Pedice">ed</text:span>”, “v<text:span text:style-name="EG_20_Pedice">ew</text:span>” “v<text:span text:style-name="EG_20_Pedice">edw</text:span>” o “h<text:span text:style-name="EG_20_Pedice">ed</text:span>”, “h<text:span text:style-name="EG_20_Pedice">ow</text:span>” “h<text:span text:style-name="EG_20_Pedice">odw</text:span>” indicano rispettivamente che il prodotto può essere usato in senso verticale o orizzontale che può essere montato in un condotto o in una parete o entrambi.</text:p>
            <text:p text:style-name="P21">“S” indica un tasso di perdite <text:span text:style-name="T47">&lt; </text:span>200 m<text:span text:style-name="EG_20_Apice">3</text:span>/h/m<text:span text:style-name="EG_20_Apice">2</text:span>. Tutte le serrande prive di classificazione “S” devono presentare un tasso di perdite <text:span text:style-name="T47">&lt; </text:span>360 m<text:span text:style-name="EG_20_Apice">3</text:span>/h/m<text:span text:style-name="EG_20_Apice">2</text:span>. Tutte le serrande con perdite inferiori a 200 m<text:span text:style-name="EG_20_Apice">3</text:span>/h/m<text:span text:style-name="EG_20_Apice">2</text:span> adottano questo valore, tutte le valvole con perdite tra 200 m<text:span text:style-name="EG_20_Apice">3</text:span>/h/m<text:span text:style-name="EG_20_Apice">2</text:span> e 360 m<text:span text:style-name="EG_20_Apice">3</text:span>/h/m<text:span text:style-name="EG_20_Apice">2</text:span> adottano il valore 360 m<text:span text:style-name="EG_20_Apice">3</text:span>/h/m<text:span text:style-name="EG_20_Apice">2</text:span>. I tassi di perdite si misurano a temperatura ambiente e a temperature elevate.</text:p>
            <text:p text:style-name="P20">“500”, “1 000”, “1 500” indicano l’adeguatezza all’uso fino a questi valori di pressione, misurata a condizioni ambiente.</text:p>
            <text:p text:style-name="P20">“AA” o “MA” indicano l’attivazione automatica o l’intervento manuale.</text:p>
            <text:p text:style-name="P20">“(i<text:span text:style-name="T30">→</text:span>o)”, “(o<text:span text:style-name="T30">→</text:span>i)”, o “(i<text:span text:style-name="T30">↔</text:span>o)”, indicano rispettivamente che il prodotto soddisfa i criteri di prestazione dall’interno all’esterno, dall’esterno all’interno o entrambi.</text:p>
            <text:p text:style-name="P20">“C<text:span text:style-name="EG_20_Pedice">300</text:span>”, “C<text:span text:style-name="EG_20_Pedice">10000</text:span>” “C<text:span text:style-name="EG_20_Pedice">mod</text:span>” indicano rispettivamente che la serranda può essere utilizzata in sistemi per il solo controllo del fumo, in sistemi combinati per il controllo del fumo e ambientali o che si tratta di serrande modulari da utilizzare in sistemi combinati di controllo del fumo e ambientali.</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34" text:name="Table" text:formula="ooow:Table+1" style:num-format="1">S.2-35</text:sequence>: Serrande per il controllo del fumo di un comparto singolo</text:p>
      <table:table table:name="Tabella33" table:style-name="Tabella33">
        <table:table-column table:style-name="Tabella33.A"/>
        <table:table-column table:style-name="Tabella33.B"/>
        <table:table-column table:style-name="Tabella33.C" table:number-columns-repeated="2"/>
        <table:table-column table:style-name="Tabella33.B"/>
        <table:table-column table:style-name="Tabella33.C" table:number-columns-repeated="2"/>
        <table:table-column table:style-name="Tabella33.B"/>
        <table:table-column table:style-name="Tabella33.C" table:number-columns-repeated="2"/>
        <table:table-column table:style-name="Tabella33.K"/>
        <table:table-row table:style-name="Tabella33.1">
          <table:table-cell table:style-name="Tabella33.A1" office:value-type="string">
            <text:p text:style-name="P18">Si applica a</text:p>
          </table:table-cell>
          <table:table-cell table:style-name="Tabella33.B1" table:number-columns-spanned="10" office:value-type="string">
            <text:p text:style-name="P18">Serrande per il controllo del fumo di comparti multipli</text:p>
          </table:table-cell>
          <table:covered-table-cell/>
          <table:covered-table-cell/>
          <table:covered-table-cell/>
          <table:covered-table-cell/>
          <table:covered-table-cell/>
          <table:covered-table-cell/>
          <table:covered-table-cell/>
          <table:covered-table-cell/>
          <table:covered-table-cell/>
        </table:table-row>
        <table:table-row table:style-name="Tabella33.1">
          <table:table-cell table:style-name="Tabella33.A2" office:value-type="string">
            <text:p text:style-name="P18">Norme</text:p>
          </table:table-cell>
          <table:table-cell table:style-name="Tabella33.B2" table:number-columns-spanned="10" office:value-type="string">
            <text:p text:style-name="P18">EN 13501-4; EN 1363-1,2,3; EN 1366-2,8,10; EN 12101-8</text:p>
          </table:table-cell>
          <table:covered-table-cell/>
          <table:covered-table-cell/>
          <table:covered-table-cell/>
          <table:covered-table-cell/>
          <table:covered-table-cell/>
          <table:covered-table-cell/>
          <table:covered-table-cell/>
          <table:covered-table-cell/>
          <table:covered-table-cell/>
        </table:table-row>
        <table:table-row table:style-name="Tabella33.1">
          <table:table-cell table:style-name="Tabella33.B2" table:number-columns-spanned="11" office:value-type="string">
            <text:p text:style-name="P18">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3.1">
          <table:table-cell table:style-name="Tabella33.A2" office:value-type="string">
            <text:p text:style-name="P18">EI</text:p>
          </table:table-cell>
          <table:table-cell table:style-name="Tabella33.A2" office:value-type="string">
            <text:p text:style-name="P18"/>
          </table:table-cell>
          <table:table-cell table:style-name="Tabella33.A2" office:value-type="string">
            <text:p text:style-name="P18"/>
          </table:table-cell>
          <table:table-cell table:style-name="Tabella33.A2" office:value-type="string">
            <text:p text:style-name="P18">30</text:p>
          </table:table-cell>
          <table:table-cell table:style-name="Tabella33.A2" office:value-type="string">
            <text:p text:style-name="P18"/>
          </table:table-cell>
          <table:table-cell table:style-name="Tabella33.A2" office:value-type="string">
            <text:p text:style-name="P18">60</text:p>
          </table:table-cell>
          <table:table-cell table:style-name="Tabella33.A2" office:value-type="string">
            <text:p text:style-name="P18">90</text:p>
          </table:table-cell>
          <table:table-cell table:style-name="Tabella33.A2" office:value-type="string">
            <text:p text:style-name="P18">120</text:p>
          </table:table-cell>
          <table:table-cell table:style-name="Tabella33.A2" office:value-type="string">
            <text:p text:style-name="P18"/>
          </table:table-cell>
          <table:table-cell table:style-name="Tabella33.A2" office:value-type="string">
            <text:p text:style-name="P18"/>
          </table:table-cell>
          <table:table-cell table:style-name="Tabella33.B2" office:value-type="string">
            <text:p text:style-name="P18"/>
          </table:table-cell>
        </table:table-row>
        <table:table-row table:style-name="Tabella33.1">
          <table:table-cell table:style-name="Tabella33.A2" office:value-type="string">
            <text:p text:style-name="P18">E</text:p>
          </table:table-cell>
          <table:table-cell table:style-name="Tabella33.A2" office:value-type="string">
            <text:p text:style-name="P18"/>
          </table:table-cell>
          <table:table-cell table:style-name="Tabella33.A2" office:value-type="string">
            <text:p text:style-name="P18"/>
          </table:table-cell>
          <table:table-cell table:style-name="Tabella33.A2" office:value-type="string">
            <text:p text:style-name="P18">30</text:p>
          </table:table-cell>
          <table:table-cell table:style-name="Tabella33.A2" office:value-type="string">
            <text:p text:style-name="P18"/>
          </table:table-cell>
          <table:table-cell table:style-name="Tabella33.A2" office:value-type="string">
            <text:p text:style-name="P18">60</text:p>
          </table:table-cell>
          <table:table-cell table:style-name="Tabella33.A2" office:value-type="string">
            <text:p text:style-name="P18">90</text:p>
          </table:table-cell>
          <table:table-cell table:style-name="Tabella33.A2" office:value-type="string">
            <text:p text:style-name="P18">120</text:p>
          </table:table-cell>
          <table:table-cell table:style-name="Tabella33.A2" office:value-type="string">
            <text:p text:style-name="P18"/>
          </table:table-cell>
          <table:table-cell table:style-name="Tabella33.A2" office:value-type="string">
            <text:p text:style-name="P18"/>
          </table:table-cell>
          <table:table-cell table:style-name="Tabella33.B2" office:value-type="string">
            <text:p text:style-name="P18"/>
          </table:table-cell>
        </table:table-row>
        <table:table-row table:style-name="Tabella33.1">
          <table:table-cell table:style-name="Tabella33.A2" office:value-type="string">
            <text:p text:style-name="P18">Annotazioni</text:p>
          </table:table-cell>
          <table:table-cell table:style-name="Tabella33.B2" table:number-columns-spanned="10" office:value-type="string">
            <text:p text:style-name="P20">La classificazione è completata dal suffisso “multipli” per indicare l’adeguatezza all’uso per comparti multipli.</text:p>
            <text:p text:style-name="P20">Altre annotazioni sono identiche a quelle relative alle serrande per i sistemi di controllo del fumo a comparto singolo.</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35" text:name="Table" text:formula="ooow:Table+1" style:num-format="1">S.2-36</text:sequence>: Serrande per il controllo del fumo di comparti multipli</text:p>
      <table:table table:name="Tabella34" table:style-name="Tabella34">
        <table:table-column table:style-name="Tabella34.A"/>
        <table:table-column table:style-name="Tabella34.B"/>
        <table:table-column table:style-name="Tabella34.C" table:number-columns-repeated="2"/>
        <table:table-column table:style-name="Tabella34.B"/>
        <table:table-column table:style-name="Tabella34.C" table:number-columns-repeated="2"/>
        <table:table-column table:style-name="Tabella34.B"/>
        <table:table-column table:style-name="Tabella34.C" table:number-columns-repeated="2"/>
        <table:table-column table:style-name="Tabella34.K"/>
        <table:table-row table:style-name="Tabella34.1">
          <table:table-cell table:style-name="Tabella34.A1" office:value-type="string">
            <text:p text:style-name="P18">Si applica a</text:p>
          </table:table-cell>
          <table:table-cell table:style-name="Tabella34.B1" table:number-columns-spanned="10" office:value-type="string">
            <text:p text:style-name="P18">Barriere al fumo</text:p>
          </table:table-cell>
          <table:covered-table-cell/>
          <table:covered-table-cell/>
          <table:covered-table-cell/>
          <table:covered-table-cell/>
          <table:covered-table-cell/>
          <table:covered-table-cell/>
          <table:covered-table-cell/>
          <table:covered-table-cell/>
          <table:covered-table-cell/>
        </table:table-row>
        <table:table-row table:style-name="Tabella34.1">
          <table:table-cell table:style-name="Tabella34.A2" office:value-type="string">
            <text:p text:style-name="P18">Norme</text:p>
          </table:table-cell>
          <table:table-cell table:style-name="Tabella34.B2" table:number-columns-spanned="10" office:value-type="string">
            <text:p text:style-name="P18">EN 13501-4; EN 1363-1,2; EN 12101-1</text:p>
          </table:table-cell>
          <table:covered-table-cell/>
          <table:covered-table-cell/>
          <table:covered-table-cell/>
          <table:covered-table-cell/>
          <table:covered-table-cell/>
          <table:covered-table-cell/>
          <table:covered-table-cell/>
          <table:covered-table-cell/>
          <table:covered-table-cell/>
        </table:table-row>
        <table:table-row table:style-name="Tabella34.1">
          <table:table-cell table:style-name="Tabella34.B2" table:number-columns-spanned="11" office:value-type="string">
            <text:p text:style-name="P18">Classificazione: 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4.1">
          <table:table-cell table:style-name="Tabella34.A2" office:value-type="string">
            <text:p text:style-name="P18">D600</text:p>
          </table:table-cell>
          <table:table-cell table:style-name="Tabella34.A2" office:value-type="string">
            <text:p text:style-name="P18"/>
          </table:table-cell>
          <table:table-cell table:style-name="Tabella34.A2" office:value-type="string">
            <text:p text:style-name="P18"/>
          </table:table-cell>
          <table:table-cell table:style-name="Tabella34.A2" office:value-type="string">
            <text:p text:style-name="P18">30</text:p>
          </table:table-cell>
          <table:table-cell table:style-name="Tabella34.A2" office:value-type="string">
            <text:p text:style-name="P18"/>
          </table:table-cell>
          <table:table-cell table:style-name="Tabella34.A2" office:value-type="string">
            <text:p text:style-name="P18">60</text:p>
          </table:table-cell>
          <table:table-cell table:style-name="Tabella34.A2" office:value-type="string">
            <text:p text:style-name="P18">90</text:p>
          </table:table-cell>
          <table:table-cell table:style-name="Tabella34.A2" office:value-type="string">
            <text:p text:style-name="P18">120</text:p>
          </table:table-cell>
          <table:table-cell table:style-name="Tabella34.A2" office:value-type="string">
            <text:p text:style-name="P18"/>
          </table:table-cell>
          <table:table-cell table:style-name="Tabella34.A2" office:value-type="string">
            <text:p text:style-name="P18"/>
          </table:table-cell>
          <table:table-cell table:style-name="Tabella34.B2" office:value-type="string">
            <text:p text:style-name="P18">A</text:p>
          </table:table-cell>
        </table:table-row>
        <table:table-row table:style-name="Tabella34.1">
          <table:table-cell table:style-name="Tabella34.A2" office:value-type="string">
            <text:p text:style-name="P18">DH</text:p>
          </table:table-cell>
          <table:table-cell table:style-name="Tabella34.A2" office:value-type="string">
            <text:p text:style-name="P18"/>
          </table:table-cell>
          <table:table-cell table:style-name="Tabella34.A2" office:value-type="string">
            <text:p text:style-name="P18"/>
          </table:table-cell>
          <table:table-cell table:style-name="Tabella34.A2" office:value-type="string">
            <text:p text:style-name="P18">30</text:p>
          </table:table-cell>
          <table:table-cell table:style-name="Tabella34.A2" office:value-type="string">
            <text:p text:style-name="P18"/>
          </table:table-cell>
          <table:table-cell table:style-name="Tabella34.A2" office:value-type="string">
            <text:p text:style-name="P18">60</text:p>
          </table:table-cell>
          <table:table-cell table:style-name="Tabella34.A2" office:value-type="string">
            <text:p text:style-name="P18">90</text:p>
          </table:table-cell>
          <table:table-cell table:style-name="Tabella34.A2" office:value-type="string">
            <text:p text:style-name="P18">12<text:span text:style-name="T31">0</text:span></text:p>
          </table:table-cell>
          <table:table-cell table:style-name="Tabella34.A2" office:value-type="string">
            <text:p text:style-name="P18"/>
          </table:table-cell>
          <table:table-cell table:style-name="Tabella34.A2" office:value-type="string">
            <text:p text:style-name="P18"/>
          </table:table-cell>
          <table:table-cell table:style-name="Tabella34.B2" office:value-type="string">
            <text:p text:style-name="P18">A</text:p>
          </table:table-cell>
        </table:table-row>
        <table:table-row table:style-name="Tabella34.1">
          <table:table-cell table:style-name="Tabella34.A2" office:value-type="string">
            <text:p text:style-name="P18">Annotazioni</text:p>
          </table:table-cell>
          <table:table-cell table:style-name="Tabella34.B2" table:number-columns-spanned="10" office:value-type="string">
            <text:p text:style-name="P18">“A” può essere qualsiasi periodo di tempo superiore a 120 minuti.</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36" text:name="Table" text:formula="ooow:Table+1" style:num-format="1">S.2-37</text:sequence>: Barriere al fumo</text:p>
      <table:table table:name="Tabella35" table:style-name="Tabella35">
        <table:table-column table:style-name="Tabella35.A"/>
        <table:table-column table:style-name="Tabella35.B"/>
        <table:table-column table:style-name="Tabella35.C" table:number-columns-repeated="2"/>
        <table:table-column table:style-name="Tabella35.B"/>
        <table:table-column table:style-name="Tabella35.C" table:number-columns-repeated="2"/>
        <table:table-column table:style-name="Tabella35.B"/>
        <table:table-column table:style-name="Tabella35.C" table:number-columns-repeated="2"/>
        <table:table-column table:style-name="Tabella35.K"/>
        <text:soft-page-break/>
        <table:table-row table:style-name="Tabella35.1">
          <table:table-cell table:style-name="Tabella35.A1" office:value-type="string">
            <text:p text:style-name="P18">Si applica a</text:p>
          </table:table-cell>
          <table:table-cell table:style-name="Tabella35.B1" table:number-columns-spanned="10" office:value-type="string">
            <text:p text:style-name="P18">Evacuatori motorizzati di fumo e calore (ventilatori), giunti di connessione</text:p>
          </table:table-cell>
          <table:covered-table-cell/>
          <table:covered-table-cell/>
          <table:covered-table-cell/>
          <table:covered-table-cell/>
          <table:covered-table-cell/>
          <table:covered-table-cell/>
          <table:covered-table-cell/>
          <table:covered-table-cell/>
          <table:covered-table-cell/>
        </table:table-row>
        <table:table-row table:style-name="Tabella35.1">
          <table:table-cell table:style-name="Tabella35.A2" office:value-type="string">
            <text:p text:style-name="P18">Norme</text:p>
          </table:table-cell>
          <table:table-cell table:style-name="Tabella35.B2" table:number-columns-spanned="10" office:value-type="string">
            <text:p text:style-name="P18">EN 13501-4; EN 1363-1, EN 12101-3; ISO 834-1</text:p>
          </table:table-cell>
          <table:covered-table-cell/>
          <table:covered-table-cell/>
          <table:covered-table-cell/>
          <table:covered-table-cell/>
          <table:covered-table-cell/>
          <table:covered-table-cell/>
          <table:covered-table-cell/>
          <table:covered-table-cell/>
          <table:covered-table-cell/>
        </table:table-row>
        <table:table-row table:style-name="Tabella35.1">
          <table:table-cell table:style-name="Tabella35.B2" table:number-columns-spanned="11" office:value-type="string">
            <text:p text:style-name="P18">Classificazione: F</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5.1">
          <table:table-cell table:style-name="Tabella35.A2" office:value-type="string">
            <text:p text:style-name="P19">F200</text:p>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120</text:p>
          </table:table-cell>
          <table:table-cell table:style-name="Tabella35.A2" office:value-type="string">
            <text:p text:style-name="P18"/>
          </table:table-cell>
          <table:table-cell table:style-name="Tabella35.A2" office:value-type="string">
            <text:p text:style-name="P18"/>
          </table:table-cell>
          <table:table-cell table:style-name="Tabella35.B2" office:value-type="string">
            <text:p text:style-name="P18"/>
          </table:table-cell>
        </table:table-row>
        <table:table-row table:style-name="Tabella35.1">
          <table:table-cell table:style-name="Tabella35.A2" office:value-type="string">
            <text:p text:style-name="P19">F300</text:p>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60</text:p>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B2" office:value-type="string">
            <text:p text:style-name="P18"/>
          </table:table-cell>
        </table:table-row>
        <table:table-row table:style-name="Tabella35.1">
          <table:table-cell table:style-name="Tabella35.A2" office:value-type="string">
            <text:p text:style-name="P19">F400</text:p>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90</text:p>
          </table:table-cell>
          <table:table-cell table:style-name="Tabella35.A2" office:value-type="string">
            <text:p text:style-name="P18">120</text:p>
          </table:table-cell>
          <table:table-cell table:style-name="Tabella35.A2" office:value-type="string">
            <text:p text:style-name="P18"/>
          </table:table-cell>
          <table:table-cell table:style-name="Tabella35.A2" office:value-type="string">
            <text:p text:style-name="P18"/>
          </table:table-cell>
          <table:table-cell table:style-name="Tabella35.B2" office:value-type="string">
            <text:p text:style-name="P18"/>
          </table:table-cell>
        </table:table-row>
        <table:table-row table:style-name="Tabella35.1">
          <table:table-cell table:style-name="Tabella35.A2" office:value-type="string">
            <text:p text:style-name="P19">F600</text:p>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60</text:p>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B2" office:value-type="string">
            <text:p text:style-name="P18"/>
          </table:table-cell>
        </table:table-row>
        <table:table-row table:style-name="Tabella35.1">
          <table:table-cell table:style-name="Tabella35.A2" office:value-type="string">
            <text:p text:style-name="P19">F842</text:p>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30</text:p>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A2" office:value-type="string">
            <text:p text:style-name="P18"/>
          </table:table-cell>
          <table:table-cell table:style-name="Tabella35.B2" office:value-type="string">
            <text:p text:style-name="P18"/>
          </table:table-cell>
        </table:table-row>
      </table:table>
      <text:p text:style-name="P12">Tabella <text:sequence text:ref-name="refTable37" text:name="Table" text:formula="ooow:Table+1" style:num-format="1">S.2-38</text:sequence>: Evacuatori motorizzati di fumo e calore (ventilatori), giunti di connessione</text:p>
      <table:table table:name="Tabella36" table:style-name="Tabella36">
        <table:table-column table:style-name="Tabella36.A"/>
        <table:table-column table:style-name="Tabella36.B"/>
        <table:table-column table:style-name="Tabella36.C" table:number-columns-repeated="2"/>
        <table:table-column table:style-name="Tabella36.B"/>
        <table:table-column table:style-name="Tabella36.C" table:number-columns-repeated="2"/>
        <table:table-column table:style-name="Tabella36.B"/>
        <table:table-column table:style-name="Tabella36.C" table:number-columns-repeated="2"/>
        <table:table-column table:style-name="Tabella36.K"/>
        <table:table-row table:style-name="Tabella36.1">
          <table:table-cell table:style-name="Tabella36.A1" office:value-type="string">
            <text:p text:style-name="P18">Si applica a</text:p>
          </table:table-cell>
          <table:table-cell table:style-name="Tabella36.B1" table:number-columns-spanned="10" office:value-type="string">
            <text:p text:style-name="P18">Evacuatori naturali di fumo e calore</text:p>
          </table:table-cell>
          <table:covered-table-cell/>
          <table:covered-table-cell/>
          <table:covered-table-cell/>
          <table:covered-table-cell/>
          <table:covered-table-cell/>
          <table:covered-table-cell/>
          <table:covered-table-cell/>
          <table:covered-table-cell/>
          <table:covered-table-cell/>
        </table:table-row>
        <table:table-row table:style-name="Tabella36.1">
          <table:table-cell table:style-name="Tabella36.A2" office:value-type="string">
            <text:p text:style-name="P18">Norme</text:p>
          </table:table-cell>
          <table:table-cell table:style-name="Tabella36.B2" table:number-columns-spanned="10" office:value-type="string">
            <text:p text:style-name="P18">EN 13501-4; EN 1363-1; EN 12101-2</text:p>
          </table:table-cell>
          <table:covered-table-cell/>
          <table:covered-table-cell/>
          <table:covered-table-cell/>
          <table:covered-table-cell/>
          <table:covered-table-cell/>
          <table:covered-table-cell/>
          <table:covered-table-cell/>
          <table:covered-table-cell/>
          <table:covered-table-cell/>
        </table:table-row>
        <table:table-row table:style-name="Tabella36.1">
          <table:table-cell table:style-name="Tabella36.B2" table:number-columns-spanned="11" office:value-type="string">
            <text:p text:style-name="P18">Classificazione: B</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6.1">
          <table:table-cell table:style-name="Tabella36.A2" office:value-type="string">
            <text:p text:style-name="P18">B300</text:p>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120</text:p>
          </table:table-cell>
          <table:table-cell table:style-name="Tabella36.A2" office:value-type="string">
            <text:p text:style-name="P18"/>
          </table:table-cell>
          <table:table-cell table:style-name="Tabella36.A2" office:value-type="string">
            <text:p text:style-name="P18"/>
          </table:table-cell>
          <table:table-cell table:style-name="Tabella36.B2" office:value-type="string">
            <text:p text:style-name="P18"/>
          </table:table-cell>
        </table:table-row>
        <table:table-row table:style-name="Tabella36.1">
          <table:table-cell table:style-name="Tabella36.A2" office:value-type="string">
            <text:p text:style-name="P18">B600</text:p>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60</text:p>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B2" office:value-type="string">
            <text:p text:style-name="P18"/>
          </table:table-cell>
        </table:table-row>
        <table:table-row table:style-name="Tabella36.1">
          <table:table-cell table:style-name="Tabella36.A2" office:value-type="string">
            <text:p text:style-name="P19">B400</text:p>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90</text:p>
          </table:table-cell>
          <table:table-cell table:style-name="Tabella36.A2" office:value-type="string">
            <text:p text:style-name="P18">120</text:p>
          </table:table-cell>
          <table:table-cell table:style-name="Tabella36.A2" office:value-type="string">
            <text:p text:style-name="P18"/>
          </table:table-cell>
          <table:table-cell table:style-name="Tabella36.A2" office:value-type="string">
            <text:p text:style-name="P18"/>
          </table:table-cell>
          <table:table-cell table:style-name="Tabella36.B2" office:value-type="string">
            <text:p text:style-name="P18"/>
          </table:table-cell>
        </table:table-row>
        <table:table-row table:style-name="Tabella36.1">
          <table:table-cell table:style-name="Tabella36.A2" office:value-type="string">
            <text:p text:style-name="P18"><text:span text:style-name="T31">F</text:span><text:span text:style-name="EG_20_Pedice"><text:span text:style-name="T31">θ</text:span></text:span></text:p>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60</text:p>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A2" office:value-type="string">
            <text:p text:style-name="P18"/>
          </table:table-cell>
          <table:table-cell table:style-name="Tabella36.B2" office:value-type="string">
            <text:p text:style-name="P18"/>
          </table:table-cell>
        </table:table-row>
        <table:table-row table:style-name="Tabella36.1">
          <table:table-cell table:style-name="Tabella36.A2" office:value-type="string">
            <text:p text:style-name="P18">Annotazioni</text:p>
          </table:table-cell>
          <table:table-cell table:style-name="Tabella36.B2" table:number-columns-spanned="10" office:value-type="string">
            <text:p text:style-name="P18">θ indica le condizioni di esposizione (temperatura).</text:p>
          </table: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38" text:name="Table" text:formula="ooow:Table+1" style:num-format="1">S.2-39</text:sequence>: Evacuatori naturali di fumo e calore</text:p>
      <text:h text:style-name="P51" text:outline-level="3"><text:bookmark-start text:name="__RefHeading__6661_1946883226"/>Modalità per la classificazione in base ai risultati di prove<text:bookmark-end text:name="__RefHeading__6661_1946883226"/></text:h>
      <text:list xml:id="list183248634814656" text:continue-list="list183248473816878" text:style-name="EG_20_All_20_commi">
        <text:list-item text:start-value="1">
          <text:p text:style-name="P60"><text:bookmark-start text:name="__RefHeading__5398_1946883226"/>Le prove di resistenza al fuoco hanno l’obiettivo di valutare il comportamento al fuoco dei prodotti e degli elementi costruttivi, sotto specifiche condizioni di esposizione e attraverso il rispetto di misurabili criteri prestazionali.<text:bookmark-end text:name="__RefHeading__5398_1946883226"/></text:p>
        </text:list-item>
        <text:list-item>
          <text:p text:style-name="P60">Le condizioni di esposizione, i criteri prestazionali e le procedure di classificazione da utilizzare nell’ambito delle prove di cui al comma <text:bookmark-ref text:reference-format="number" text:ref-name="__RefHeading__5398_1946883226">1</text:bookmark-ref>, sono indicate nelle parti 2, 3 e 4 della norma EN 13501.</text:p>
        </text:list-item>
        <text:list-item>
          <text:p text:style-name="P60"><text:bookmark-start text:name="__RefHeading__8888_1052955394"/>Le specifiche dei forni sperimentali, delle attrezzature di prova, degli strumenti di misura e di acquisizione, le procedure di campionamento, conservazione, condizionamento, invecchiamento, installazione e prova e le modalità di stesura del rapporto di prova sono indicate nelle norme EN o ENV, nelle loro versioni vigenti all’atto della prova, richiamate dalle parti 2, 3 e 4 della EN 13501.<text:bookmark-end text:name="__RefHeading__8888_1052955394"/></text:p>
        </text:list-item>
        <text:list-item>
          <text:p text:style-name="P60">Nel caso in cui una parte della EN 13501 oppure una delle norme EN o ENV in essa richiamate non sia ancora oggetto di una pubblicazione UNI, le prove sono effettuate e la classificazione rilasciata secondo le modalità seguenti:</text:p>
          <text:list>
            <text:list-item>
              <text:p text:style-name="P71">si segue la norma EN o ENV prevista, se disponibile;</text:p>
            </text:list-item>
            <text:list-item>
              <text:p text:style-name="P71">si segue il progetto di norma europeo (prEN o prENV) previsto, se disponibile e ritenuto sufficiente dal laboratorio di prova in mancanza della possibilità indicata al punto precedente.</text:p>
            </text:list-item>
          </text:list>
        </text:list-item>
        <text:list-item>
          <text:p text:style-name="P60">Il rapporto di classificazione è il documento, redatto in conformità ai modelli previsti nella norma EN 13501 da parte del laboratorio di prova, che attesta, sulla base di uno o più rapporti di prova, la classe del prodotto o dell’elemento costruttivo oggetto della prova. In caso di prodotti testati in base alle norme della serie EN 13381 il rapporto di classificazione è sostituito dal rapporto di valutazione.</text:p>
        </text:list-item>
        <text:list-item>
          <text:p text:style-name="P60">Il rapporto di prova deve essere rilasciato per prodotti o elementi costruttivi completamente definiti e referenziati nel complesso e nelle parti componenti. Queste definizioni e referenze, riportate sul rapporto di prova da parte del laboratorio, devono essere fornite dal committente della prova e verificate dal laboratorio.</text:p>
        </text:list-item>
        <text:list-item>
          <text:p text:style-name="P60">I rapporti di prova sono redatti in conformità allo specifico paragrafo previsto dalle norme EN 1363-1, 2 e alle informazioni richieste dalle norme di prova proprie di ciascun prodotto o elemento costruttivo. In particolare il richiedente la prova deve fornire al laboratorio almeno:</text:p>
          <text:list>
            <text:list-item>
              <text:p text:style-name="P60">la descrizione dettagliata del campione comprendente disegni ed elenchi identificativi dei componenti comprendenti le denominazioni commerciali e i produttori dei componenti;</text:p>
            </text:list-item>
            <text:list-item>
              <text:p text:style-name="P60">il campione (o i campioni) destinati alla prova e quelli necessari all’identificazione dei componenti;</text:p>
            </text:list-item>
            <text:list-item>
              <text:p text:style-name="P60">eventuali altri campioni o componenti degli stessi ritenuti necessari, a discrezione del laboratorio di prova, alla verifica sperimentale delle prestazioni dichiarate.</text:p>
            </text:list-item>
          </text:list>
        </text:list-item>
        <text:list-item>
          <text:p text:style-name="P60"><text:bookmark-start text:name="__RefHeading__9118_1052955394"/>In caso di variazioni del prodotto o dell’elemento costruttivo classificato, non previste dal campo di diretta applicazione del risultato di prova, il produttore è tenuto a predisporre un fascicolo tecnico contenente almeno la seguente documentazione:<text:bookmark-end text:name="__RefHeading__9118_1052955394"/></text:p>
          <text:list>
            <text:list-item>
              <text:p text:style-name="P60">elaborati grafici di dettaglio del prodotto modificato;</text:p>
            </text:list-item>
            <text:list-item>
              <text:p text:style-name="P60"><text:soft-page-break/>relazione tecnica, tesa a dimostrare il mantenimento della classe di resistenza al fuoco, basata su prove, calcoli e altre valutazioni sperimentali o tecniche, anche in conseguenza di migliorie apportate sui componenti e sul prodotto, tutto nel rispetto delle indicazioni e dei limiti contenuti nelle apposite norme EN o prEN sulle applicazioni estese dei risultati di prova laddove esistenti (EXAP);</text:p>
            </text:list-item>
            <text:list-item>
              <text:p text:style-name="P60">eventuali altre approvazioni maturate presso uno degli Stati dell’UE <text:span text:style-name="T9">oppure</text:span> uno degli altri Stati contraenti l’accordo SEE e la Turchia;</text:p>
            </text:list-item>
            <text:list-item>
              <text:p text:style-name="P60">parere tecnico positivo sulla completezza e correttezza delle ipotesi a supporto e delle valutazioni effettuate per l’estensione del risultato di prova rilasciato da un laboratorio di prova; ai fini del completamento del fascicolo tecnico, il rapporto di classificazione emesso in base ad una norma EXAP è da intendersi quale parere tecnico del laboratorio di prova.</text:p>
            </text:list-item>
          </text:list>
        </text:list-item>
        <text:list-item>
          <text:p text:style-name="P60">Il produttore è tenuto a conservare suddetto fascicolo tecnico e a renderlo disponibile per il professionista che se ne avvale per la certificazione, citando gli estremi del fascicolo tecnico. Il fascicolo tecnico è altresì reso disponibile alla DCPST per eventuali controlli.</text:p>
        </text:list-item>
      </text:list>
      <text:h text:style-name="P49" text:outline-level="3"><text:bookmark-start text:name="__RefHeading__20835_600018389"/>Modalità per la classificazione in base ai risultati di calcoli<text:bookmark-end text:name="__RefHeading__20835_600018389"/></text:h>
      <text:list xml:id="list183250049129241" text:continue-list="list183248634814656" text:style-name="EG_20_All_20_commi">
        <text:list-item text:start-value="1">
          <text:p text:style-name="P60">I metodi di calcolo della resistenza al fuoco hanno l’obiettivo di consentire la progettazione di elementi costruttivi portanti, separanti o non separanti, resistenti al fuoco anche prendendo in considerazione i collegamenti e le mutue interazioni con altri elementi, sotto specifiche condizioni di esposizione al fuoco e attraverso il rispetto di criteri prestazionali e l’adozione di particolari costruttivi.</text:p>
        </text:list-item>
        <text:list-item>
          <text:p text:style-name="P60">Le condizioni di esposizione al fuoco sono definite in specifici regolamenti e basate sugli scenari di incendio di progetto in essi prescritti o su quelli attesi. Nei medesimi regolamenti sono definite le combinazioni di carico da considerare agenti insieme all’azione del fuoco e i coefficienti di sicurezza sui materiali e sui modelli.</text:p>
        </text:list-item>
        <text:list-item>
          <text:p text:style-name="P60"><text:bookmark-start text:name="__RefHeading__6218_1052955394"/>I metodi di calcolo da utilizzare ai fini del presente documento sono quelli contenuti negli Eurocodici di seguito indicati, completi delle appendici contenenti i parametri definiti a livello nazionale (NDP<text:span text:style-name="EG_20_Pedice">s</text:span>):<text:bookmark-end text:name="__RefHeading__6218_1052955394"/></text:p>
          <text:list>
            <text:list-item>
              <text:p text:style-name="P60">EN 1991-1-2 “<text:span text:style-name="Emphasis">Azioni sulle strutture - Parte 1-2: Azioni generali - Azioni sulle strutture esposte al fuoco</text:span>”;</text:p>
            </text:list-item>
            <text:list-item>
              <text:p text:style-name="P60">EN 1992-1-2 “<text:span text:style-name="Emphasis">Progettazione delle strutture di calcestruzzo - Parte 1-2: Regole generali - Progettazione strutturale contro l’incendio</text:span>”;</text:p>
            </text:list-item>
            <text:list-item>
              <text:p text:style-name="P60">EN 1993-1-2 “<text:span text:style-name="Emphasis">Progettazione delle strutture di acciaio - Parte 1-2: Regole generali - Progettazione strutturale contro l’incendio</text:span>”;</text:p>
            </text:list-item>
            <text:list-item>
              <text:p text:style-name="P60">EN 1994-1-2 “<text:span text:style-name="Emphasis">Progettazione delle strutture miste acciaio calcestruzzo - Parte 1-2: Regole generali - Progettazione strutturale contro l’incendio</text:span>”;</text:p>
            </text:list-item>
            <text:list-item>
              <text:p text:style-name="P60">EN 1995-1-2 “<text:span text:style-name="Emphasis">Progettazione delle strutture di legno - Parte 1-2: Regole generali - Progettazione strutturale contro l’incendio</text:span>”;</text:p>
            </text:list-item>
            <text:list-item>
              <text:p text:style-name="P60">EN 1996-1-2 “<text:span text:style-name="Emphasis">Progettazione delle strutture di muratura - Parte 1-2: Regole generali - Progettazione strutturale contro l’incendio</text:span>”;</text:p>
            </text:list-item>
            <text:list-item>
              <text:p text:style-name="P60">EN 1999-1-2 “<text:span text:style-name="Emphasis">Progettazione delle strutture di alluminio - Parte 1-2: Regole generali - Progettazione strutturale contro l’incendio</text:span>”;</text:p>
            </text:list-item>
          </text:list>
        </text:list-item>
        <text:list-item>
          <text:p text:style-name="P60">I metodi di calcolo di cui al comma <text:bookmark-ref text:reference-format="number" text:ref-name="__RefHeading__6218_1052955394">3</text:bookmark-ref> possono necessitare della determinazione, al variare delle temperature, dei parametri termofisici dei sistemi protettivi <text:soft-page-break/>eventualmente presenti sugli elementi costruttivi portanti. In questi casi i valori che assumono detti parametri vanno determinati esclusivamente attraverso le prove indicate nel paragrafo <text:bookmark-ref text:reference-format="number" text:ref-name="__RefHeading__6661_1946883226">S.2.13</text:bookmark-ref>. Elaborazioni numeriche dei valori di detti parametri, che esulano dall’ambito delle prove indicate nel paragrafo <text:bookmark-ref text:reference-format="number" text:ref-name="__RefHeading__6661_1946883226">S.2.13</text:bookmark-ref> o dalle norme citate nel comma <text:bookmark-ref text:reference-format="number" text:ref-name="__RefHeading__6218_1052955394">3</text:bookmark-ref>, non sono valide ai fini della verifica della resistenza al fuoco degli elementi costruttivi portanti.</text:p>
        </text:list-item>
      </text:list>
      <text:h text:style-name="P52" text:outline-level="3"><text:bookmark-start text:name="__RefHeading__5813_256738638"/>Modalità per la classificazione in base a confronti con tabelle<text:bookmark-end text:name="__RefHeading__5813_256738638"/></text:h>
      <text:list xml:id="list183249113419597" text:continue-list="list183249596352587" text:style-name="EG_20_All_20_commi">
        <text:list-item text:start-value="1">
          <text:p text:style-name="P70">Le tabelle seguenti propongono delle condizioni sufficienti per la classificazione di elementi costruttivi resistenti al fuoco. Dette condizioni non costituiscono un obbligo qualora si proceda alla determinazione delle prestazioni di resistenza al fuoco secondo gli altri metodi di cui ai paragrafi <text:bookmark-ref text:reference-format="number" text:ref-name="__RefHeading__6661_1946883226">S.2.13</text:bookmark-ref> e <text:bookmark-ref text:reference-format="number" text:ref-name="__RefHeading__20835_600018389">S.2.14</text:bookmark-ref>. I valori contenuti nelle tabelle sono il risultato di campagne sperimentali e di elaborazioni numeriche e si riferiscono alle tipologie costruttive e ai materiali di maggior impiego. Detti valori, pur essendo cautelativi, non consentono estrapolazioni o interpolazioni tra gli stessi <text:span text:style-name="T9">oppure</text:span> modifiche delle condizioni di utilizzo.</text:p>
        </text:list-item>
        <text:list-item>
          <text:p text:style-name="P70">L’uso delle tabelle è strettamente limitato alla classificazione di elementi costruttivi per i quali è richiesta la resistenza al fuoco nei confronti della curva temperatura-tempo standard di cui al paragrafo <text:bookmark-ref text:reference-format="number" text:ref-name="__RefHeading__7173_1351916563">S.2.7</text:bookmark-ref> comma <text:bookmark-ref text:reference-format="number" text:ref-name="__RefHeading__5472_1567438096">1</text:bookmark-ref> e delle altre azioni meccaniche previste in caso di incendio.</text:p>
        </text:list-item>
        <text:list-item>
          <text:p text:style-name="P60">Altre tabelle di natura sperimentale o analitica diverse da quelle sotto esposte non ricadono tra quelle previste al paragrafo <text:bookmark-ref text:reference-format="number" text:ref-name="__RefHeading__5223_1736600640">S.2.10</text:bookmark-ref>, comma <text:bookmark-ref text:reference-format="number-no-superior" text:ref-name="__RefNumPara__7742_4101422853">2</text:bookmark-ref>, lettera <text:bookmark-ref text:reference-format="number-no-superior" text:ref-name="__RefNumPara__7744_4101422853">c</text:bookmark-ref>.</text:p>
        </text:list-item>
        <text:list-item>
          <text:p text:style-name="P72">La presenza di elementi di impianti a sviluppo lineare sotto traccia come cavi, condutture, tubazioni e canali in genere, può limitare in modo imprevedibile la resistenza al fuoco della muratura. Per tale motivo, l’impiego di tabelle ai fini della classificazione di murature è consentito alle seguenti condizioni:</text:p>
          <text:list>
            <text:list-item>
              <text:p text:style-name="P60">In presenza di elementi di impianti lineari sotto traccia aventi profondità massima di incasso compresa tra 1/5 e<text:span text:style-name="T26">d</text:span> 1/3 dello spessore richiesto di murature non portanti, si deve adottare cautelativamente lo spessore del muro corrispondente alla classe superiore a quella richiesta. Questa disposizione non si applica a murature non portanti di classe 240.</text:p>
            </text:list-item>
            <text:list-item>
              <text:p text:style-name="P60"><text:span text:style-name="T26">I</text:span>n presenza di elementi di impianti lineari sotto traccia aventi profondità massima di incasso inferiore a 1/10 dello spessore richiesto di murature portanti, si deve adottare cautelativamente lo spessore del muro corrispondente alla classe superiore a quella richiesta. Questa disposizione non si applica a murature portanti di classe 240.</text:p>
            </text:list-item>
          </text:list>
        </text:list-item>
      </text:list>
      <text:h text:style-name="P55" text:outline-level="4"><text:bookmark-start text:name="__RefHeading__185018_1904530980"/>Murature non portanti di blocchi<text:bookmark-end text:name="__RefHeading__185018_1904530980"/></text:h>
      <text:list xml:id="list183249660768671" text:continue-list="list183250049129241" text:style-name="EG_20_All_20_commi">
        <text:list-item text:start-value="1">
          <text:p text:style-name="P60">La tabella <text:sequence-ref text:reference-format="value" text:ref-name="refTable39">S.2-40</text:sequence-ref> riporta i valori minimi <text:span text:style-name="T38">espressi in millimetri</text:span> dello spessore s di murature di blocchi di laterizio (escluso l’intonaco) esposte su un lato, sufficienti a garantire i requisiti EI o EI-M per le classi indicate, con le seguenti limitazioni:</text:p>
          <text:list>
            <text:list-item>
              <text:p text:style-name="P60">altezza della parete fra i due solai o distanza fra due elementi di irrigidimento con equivalente funzione di vincolo dei solai <text:span text:style-name="T50">≤</text:span><text:span text:style-name="T51"> </text:span>4 m;</text:p>
            </text:list-item>
            <text:list-item>
              <text:p text:style-name="P60">per i requisiti EI, presenza di 10 mm di intonaco su ambedue le facce <text:span text:style-name="T9">oppure</text:span> 20 mm sulla sola faccia esposta al fuoco;</text:p>
            </text:list-item>
            <text:list-item>
              <text:p text:style-name="P60">per i requisiti EI-M, presenza di 10 mm di intonaco su ambedue le facce.</text:p>
            </text:list-item>
          </text:list>
        </text:list-item>
        <text:list-item>
          <text:p text:style-name="P67">La tabella <text:sequence-ref text:reference-format="value" text:ref-name="refTable40">S.2-41</text:sequence-ref> riporta i valori minimi <text:span text:style-name="T38">espressi in millimetri</text:span> dello spessore s di murature di blocchi di calcestruzzo normale (escluso l’intonaco) esposte su un lato, sufficienti a garantire i requisiti EI o EI-M per le classi indicate, con le seguenti limitazioni:</text:p>
          <text:list>
            <text:list-item>
              <text:p text:style-name="P67">altezza della parete fra i due solai o distanza fra due elementi di irrigidimento con equivalente funzione di vincolo dei solai <text:span text:style-name="T50">≤</text:span><text:span text:style-name="T51"> </text:span>4 m;</text:p>
            </text:list-item>
            <text:list-item>
              <text:p text:style-name="P67">per i requisiti EI, facciavista o con 10 mm di intonaco su ambedue le facce <text:span text:style-name="T9">oppure</text:span> 20 mm sulla sola faccia esposta al fuoco.</text:p>
            </text:list-item>
            <text:list-item>
              <text:p text:style-name="P67">per i requisiti EI-M, presenza di 10 mm di intonaco su ambedue le facce.</text:p>
            </text:list-item>
          </text:list>
        </text:list-item>
        <text:list-item>
          <text:p text:style-name="P67">La tabella <text:sequence-ref text:reference-format="value" text:ref-name="refTable41">S.2-42</text:sequence-ref> riporta i valori minimi <text:span text:style-name="T38">espressi in millimetri</text:span> dello spessore s di murature di blocchi di calcestruzzo leggero (massa volumica netta <text:span text:style-name="T50">≤</text:span><text:span text:style-name="T51"> </text:span>1700 kg/m<text:span text:style-name="EG_20_Apice">3</text:span>) o aerato autoclavato, esposte su un lato, sufficienti a garantire i requisiti EI per le classi indicate, con la seguente limitazione:</text:p>
          <text:list>
            <text:list-item>
              <text:p text:style-name="P67">altezza della parete fra i due solai o distanza fra due elementi di irrigidimento con equivalente funzione di vincolo dei solai <text:span text:style-name="T50">≤</text:span><text:span text:style-name="T51"> </text:span>4 m.</text:p>
            </text:list-item>
          </text:list>
        </text:list-item>
        <text:list-item>
          <text:p text:style-name="P67">La tabella <text:sequence-ref text:reference-format="value" text:ref-name="refTable42">S.2-43</text:sequence-ref><text:s/>riporta i valori minimi <text:span text:style-name="T38">espressi in millimetri</text:span> dello spessore s di murature di blocchi di pietra squadrata esposte su un lato, sufficienti a garantire i requisiti EI o EI-M per le classi indicate, con le seguenti limitazioni:</text:p>
          <text:list>
            <text:list-item>
              <text:p text:style-name="P67">altezza della parete fra i due solai o distanza fra due elementi di irrigidimento con equivalente funzione di vincolo dei solai <text:span text:style-name="T50">≤</text:span><text:span text:style-name="T51"> </text:span>4 m.</text:p>
            </text:list-item>
            <text:list-item>
              <text:p text:style-name="P67">per i requisiti EI-M, presenza di 10 mm di intonaco su ambedue le facce.</text:p>
            </text:list-item>
          </text:list>
        </text:list-item>
      </text:list>
      <table:table table:name="Table8" table:style-name="Table8">
        <table:table-column table:style-name="Table8.A"/>
        <table:table-column table:style-name="Table8.B" table:number-columns-repeated="3"/>
        <table:table-column table:style-name="Table8.E"/>
        <text:soft-page-break/>
        <table:table-row table:style-name="Table8.1">
          <table:table-cell table:style-name="Table8.A1" table:number-rows-spanned="2" office:value-type="string">
            <text:p text:style-name="P2">Classe</text:p>
          </table:table-cell>
          <table:table-cell table:style-name="Table8.A1" table:number-columns-spanned="2" office:value-type="string">
            <text:p text:style-name="P2">Blocco con percentuale<text:line-break/>di foratura &gt; 55%</text:p>
          </table:table-cell>
          <table:covered-table-cell/>
          <table:table-cell table:style-name="Table8.D1" table:number-columns-spanned="2" office:value-type="string">
            <text:p text:style-name="P2">Blocco con percentuale<text:line-break/>di foratura ≤ 55%</text:p>
          </table:table-cell>
          <table:covered-table-cell/>
        </table:table-row>
        <table:table-row table:style-name="Table8.1">
          <table:covered-table-cell/>
          <table:table-cell table:style-name="Table8.A2" office:value-type="string">
            <text:p text:style-name="P2">Intonaco normale</text:p>
          </table:table-cell>
          <table:table-cell table:style-name="Table8.A2" office:value-type="string">
            <text:p text:style-name="P2">Intonaco protettivo antincendio</text:p>
          </table:table-cell>
          <table:table-cell table:style-name="Table8.A2" office:value-type="string">
            <text:p text:style-name="P2">Intonaco normale</text:p>
          </table:table-cell>
          <table:table-cell table:style-name="Table8.E2" office:value-type="string">
            <text:p text:style-name="P2">Intonaco protettivo antincendio</text:p>
          </table:table-cell>
        </table:table-row>
        <table:table-row table:style-name="Table8.1">
          <table:table-cell table:style-name="Table8.A3" office:value-type="string">
            <text:p text:style-name="P15">EI 30</text:p>
          </table:table-cell>
          <table:table-cell table:style-name="Table8.A3" office:value-type="string">
            <text:p text:style-name="P15">s = 120</text:p>
          </table:table-cell>
          <table:table-cell table:style-name="Table8.A3" office:value-type="string">
            <text:p text:style-name="P15">80</text:p>
          </table:table-cell>
          <table:table-cell table:style-name="Table8.A3" office:value-type="string">
            <text:p text:style-name="P15">100</text:p>
          </table:table-cell>
          <table:table-cell table:style-name="Table8.E3" office:value-type="string">
            <text:p text:style-name="P15">80</text:p>
          </table:table-cell>
        </table:table-row>
        <table:table-row table:style-name="Table8.1">
          <table:table-cell table:style-name="Table8.A3" office:value-type="string">
            <text:p text:style-name="P15">EI 60</text:p>
          </table:table-cell>
          <table:table-cell table:style-name="Table8.A3" office:value-type="string">
            <text:p text:style-name="P15">s = 150</text:p>
          </table:table-cell>
          <table:table-cell table:style-name="Table8.A3" office:value-type="string">
            <text:p text:style-name="P15">100</text:p>
          </table:table-cell>
          <table:table-cell table:style-name="Table8.A3" office:value-type="string">
            <text:p text:style-name="P15">120</text:p>
          </table:table-cell>
          <table:table-cell table:style-name="Table8.E3" office:value-type="string">
            <text:p text:style-name="P15">80</text:p>
          </table:table-cell>
        </table:table-row>
        <table:table-row table:style-name="Table8.1">
          <table:table-cell table:style-name="Table8.A3" office:value-type="string">
            <text:p text:style-name="P15">EI 90</text:p>
          </table:table-cell>
          <table:table-cell table:style-name="Table8.A3" office:value-type="string">
            <text:p text:style-name="P15">s = 180</text:p>
          </table:table-cell>
          <table:table-cell table:style-name="Table8.A3" office:value-type="string">
            <text:p text:style-name="P15">120</text:p>
          </table:table-cell>
          <table:table-cell table:style-name="Table8.A3" office:value-type="string">
            <text:p text:style-name="P15">150</text:p>
          </table:table-cell>
          <table:table-cell table:style-name="Table8.E3" office:value-type="string">
            <text:p text:style-name="P15">100</text:p>
          </table:table-cell>
        </table:table-row>
        <table:table-row table:style-name="Table8.1">
          <table:table-cell table:style-name="Table8.A3" office:value-type="string">
            <text:p text:style-name="P15">EI 120</text:p>
          </table:table-cell>
          <table:table-cell table:style-name="Table8.A3" office:value-type="string">
            <text:p text:style-name="P15">s = 200</text:p>
          </table:table-cell>
          <table:table-cell table:style-name="Table8.A3" office:value-type="string">
            <text:p text:style-name="P15">150</text:p>
          </table:table-cell>
          <table:table-cell table:style-name="Table8.A3" office:value-type="string">
            <text:p text:style-name="P15">180</text:p>
          </table:table-cell>
          <table:table-cell table:style-name="Table8.E3" office:value-type="string">
            <text:p text:style-name="P15">120</text:p>
          </table:table-cell>
        </table:table-row>
        <table:table-row table:style-name="Table8.1">
          <table:table-cell table:style-name="Table8.A3" office:value-type="string">
            <text:p text:style-name="P15">EI 180</text:p>
          </table:table-cell>
          <table:table-cell table:style-name="Table8.A3" office:value-type="string">
            <text:p text:style-name="P15">s = 250</text:p>
          </table:table-cell>
          <table:table-cell table:style-name="Table8.A3" office:value-type="string">
            <text:p text:style-name="P15">180</text:p>
          </table:table-cell>
          <table:table-cell table:style-name="Table8.A3" office:value-type="string">
            <text:p text:style-name="P15">200</text:p>
          </table:table-cell>
          <table:table-cell table:style-name="Table8.E3" office:value-type="string">
            <text:p text:style-name="P15">150</text:p>
          </table:table-cell>
        </table:table-row>
        <table:table-row table:style-name="Table8.1">
          <table:table-cell table:style-name="Table8.A3" office:value-type="string">
            <text:p text:style-name="P15">EI 240</text:p>
          </table:table-cell>
          <table:table-cell table:style-name="Table8.A3" office:value-type="string">
            <text:p text:style-name="P15">s = 300</text:p>
          </table:table-cell>
          <table:table-cell table:style-name="Table8.A3" office:value-type="string">
            <text:p text:style-name="P15">200</text:p>
          </table:table-cell>
          <table:table-cell table:style-name="Table8.A3" office:value-type="string">
            <text:p text:style-name="P15">250</text:p>
          </table:table-cell>
          <table:table-cell table:style-name="Table8.E3" office:value-type="string">
            <text:p text:style-name="P15">180</text:p>
          </table:table-cell>
        </table:table-row>
        <table:table-row table:style-name="Table8.1">
          <table:table-cell table:style-name="Table8.A3" office:value-type="string">
            <text:p text:style-name="P15">EI 120-M</text:p>
          </table:table-cell>
          <table:table-cell table:style-name="Table8.A3" office:value-type="string">
            <text:p text:style-name="P15">s = 200</text:p>
          </table:table-cell>
          <table:table-cell table:style-name="Table8.C9" office:value-type="float" office:value="200">
            <text:p text:style-name="P15">200</text:p>
          </table:table-cell>
          <table:table-cell table:style-name="Table8.C9" office:value-type="float" office:value="200">
            <text:p text:style-name="P15">200</text:p>
          </table:table-cell>
          <table:table-cell table:style-name="Table8.E3" office:value-type="string">
            <text:p text:style-name="P15">-</text:p>
          </table:table-cell>
        </table:table-row>
        <table:table-row table:style-name="Table8.1">
          <table:table-cell table:style-name="Table8.A3" office:value-type="string">
            <text:p text:style-name="P15">EI 180-M</text:p>
          </table:table-cell>
          <table:table-cell table:style-name="Table8.A3" office:value-type="string">
            <text:p text:style-name="P15">s = 250</text:p>
          </table:table-cell>
          <table:table-cell table:style-name="Table8.C9" office:value-type="float" office:value="200">
            <text:p text:style-name="P15">200</text:p>
          </table:table-cell>
          <table:table-cell table:style-name="Table8.A3" office:value-type="string">
            <text:p text:style-name="P15">200</text:p>
          </table:table-cell>
          <table:table-cell table:style-name="Table8.E3" office:value-type="string">
            <text:p text:style-name="P15">-</text:p>
          </table:table-cell>
        </table:table-row>
        <table:table-row table:style-name="Table8.1">
          <table:table-cell table:style-name="Table8.A3" office:value-type="string">
            <text:p text:style-name="P15">EI 240-M</text:p>
          </table:table-cell>
          <table:table-cell table:style-name="Table8.A3" office:value-type="string">
            <text:p text:style-name="P15">s = 300</text:p>
          </table:table-cell>
          <table:table-cell table:style-name="Table8.A3" office:value-type="string">
            <text:p text:style-name="P15">200</text:p>
          </table:table-cell>
          <table:table-cell table:style-name="Table8.A3" office:value-type="string">
            <text:p text:style-name="P15">250</text:p>
          </table:table-cell>
          <table:table-cell table:style-name="Table8.E3" office:value-type="string">
            <text:p text:style-name="P15">-</text:p>
          </table:table-cell>
        </table:table-row>
        <table:table-row table:style-name="Table8.1">
          <table:table-cell table:style-name="Table8.E3" table:number-columns-spanned="5" office:value-type="string">
            <text:p text:style-name="P29">Intonaco normale: intonaco tipo sabbia e cemento, sabbia cemento e calce, sabbia calce e gesso e simili caratterizzato da una massa volumica compresa tra 1000 e 1400 kg/m<text:span text:style-name="EG_20_Apice">3</text:span></text:p>
            <text:p text:style-name="P29">Intonaco protettivo antincendio: Intonaco tipo gesso, vermiculite o argilla espansa e cemento o gesso, perlite e gesso e simili caratterizzato da una massa volumica compresa tra 600 e 1000 kg/m<text:span text:style-name="EG_20_Apice">3</text:span></text:p>
          </table:table-cell>
          <table:covered-table-cell/>
          <table:covered-table-cell/>
          <table:covered-table-cell/>
          <table:covered-table-cell/>
        </table:table-row>
      </table:table>
      <text:p text:style-name="P12">Tabella <text:sequence text:ref-name="refTable39" text:name="Table" text:formula="ooow:Table+1" style:num-format="1">S.2-40</text:sequence>: Murature non portanti in blocchi di laterizio (Requisiti E, I, M)</text:p>
      <table:table table:name="Tabella47" table:style-name="Tabella47">
        <table:table-column table:style-name="Tabella47.A"/>
        <table:table-column table:style-name="Tabella47.B" table:number-columns-repeated="2"/>
        <table:table-column table:style-name="Tabella47.D"/>
        <table:table-column table:style-name="Tabella47.E"/>
        <table:table-row table:style-name="Tabella47.1">
          <table:table-cell table:style-name="Tabella47.A1" table:number-rows-spanned="2" office:value-type="string">
            <text:p text:style-name="P2">Classe</text:p>
          </table:table-cell>
          <table:table-cell table:style-name="Tabella47.A1" table:number-rows-spanned="2" office:value-type="string">
            <text:p text:style-name="P2">Blocco con fori monocamera</text:p>
          </table:table-cell>
          <table:table-cell table:style-name="Tabella47.A1" table:number-rows-spanned="2" office:value-type="string">
            <text:p text:style-name="P2">Blocco con fori multicamera<text:line-break/>o pieno</text:p>
          </table:table-cell>
          <table:table-cell table:style-name="Tabella47.D1" table:number-columns-spanned="2" office:value-type="string">
            <text:p text:style-name="P2">Blocco con fori mono o multicamera o pieno</text:p>
          </table:table-cell>
          <table:covered-table-cell/>
        </table:table-row>
        <table:table-row table:style-name="Tabella47.2">
          <table:covered-table-cell/>
          <table:covered-table-cell/>
          <table:covered-table-cell/>
          <table:table-cell table:style-name="Tabella47.A2" office:value-type="string">
            <text:p text:style-name="P2">Intonaco normale</text:p>
          </table:table-cell>
          <table:table-cell table:style-name="Tabella47.E2" office:value-type="string">
            <text:p text:style-name="P2">Intonaco protettivo antincendio</text:p>
          </table:table-cell>
        </table:table-row>
        <table:table-row table:style-name="Tabella47.1">
          <table:table-cell table:style-name="Tabella47.A3" office:value-type="string">
            <text:p text:style-name="P15">EI 30</text:p>
          </table:table-cell>
          <table:table-cell table:style-name="Tabella47.A3" office:value-type="string">
            <text:p text:style-name="P15">s = 120</text:p>
          </table:table-cell>
          <table:table-cell table:style-name="Tabella47.A3" office:value-type="string">
            <text:p text:style-name="P15">100 [1]</text:p>
          </table:table-cell>
          <table:table-cell table:style-name="Tabella47.A3" office:value-type="string">
            <text:p text:style-name="P15">100 [1]</text:p>
          </table:table-cell>
          <table:table-cell table:style-name="Tabella47.E3" office:value-type="string">
            <text:p text:style-name="P15">80 [1]</text:p>
          </table:table-cell>
        </table:table-row>
        <table:table-row table:style-name="Tabella47.1">
          <table:table-cell table:style-name="Tabella47.A3" office:value-type="string">
            <text:p text:style-name="P15">EI 60</text:p>
          </table:table-cell>
          <table:table-cell table:style-name="Tabella47.A3" office:value-type="string">
            <text:p text:style-name="P15">s = 150</text:p>
          </table:table-cell>
          <table:table-cell table:style-name="Tabella47.A3" office:value-type="string">
            <text:p text:style-name="P15">120 [1]</text:p>
          </table:table-cell>
          <table:table-cell table:style-name="Tabella47.A3" office:value-type="string">
            <text:p text:style-name="P15">120 [1]</text:p>
          </table:table-cell>
          <table:table-cell table:style-name="Tabella47.E3" office:value-type="string">
            <text:p text:style-name="P15">100 [1]</text:p>
          </table:table-cell>
        </table:table-row>
        <table:table-row table:style-name="Tabella47.1">
          <table:table-cell table:style-name="Tabella47.A3" office:value-type="string">
            <text:p text:style-name="P15">EI 90</text:p>
          </table:table-cell>
          <table:table-cell table:style-name="Tabella47.A3" office:value-type="string">
            <text:p text:style-name="P15">s = 180</text:p>
          </table:table-cell>
          <table:table-cell table:style-name="Tabella47.A3" office:value-type="string">
            <text:p text:style-name="P15">150</text:p>
          </table:table-cell>
          <table:table-cell table:style-name="Tabella47.A3" office:value-type="string">
            <text:p text:style-name="P15">150</text:p>
          </table:table-cell>
          <table:table-cell table:style-name="Tabella47.E3" office:value-type="string">
            <text:p text:style-name="P15">120 [1]</text:p>
          </table:table-cell>
        </table:table-row>
        <table:table-row table:style-name="Tabella47.1">
          <table:table-cell table:style-name="Tabella47.A3" office:value-type="string">
            <text:p text:style-name="P15">EI 120</text:p>
          </table:table-cell>
          <table:table-cell table:style-name="Tabella47.A3" office:value-type="string">
            <text:p text:style-name="P15">s = 240</text:p>
          </table:table-cell>
          <table:table-cell table:style-name="Tabella47.A3" office:value-type="string">
            <text:p text:style-name="P15">180</text:p>
          </table:table-cell>
          <table:table-cell table:style-name="Tabella47.A3" office:value-type="string">
            <text:p text:style-name="P15">200</text:p>
          </table:table-cell>
          <table:table-cell table:style-name="Tabella47.E3" office:value-type="string">
            <text:p text:style-name="P15">150</text:p>
          </table:table-cell>
        </table:table-row>
        <table:table-row table:style-name="Tabella47.1">
          <table:table-cell table:style-name="Tabella47.A3" office:value-type="string">
            <text:p text:style-name="P15">EI 180</text:p>
          </table:table-cell>
          <table:table-cell table:style-name="Tabella47.A3" office:value-type="string">
            <text:p text:style-name="P15">s = 280</text:p>
          </table:table-cell>
          <table:table-cell table:style-name="Tabella47.A3" office:value-type="string">
            <text:p text:style-name="P15">240</text:p>
          </table:table-cell>
          <table:table-cell table:style-name="Tabella47.A3" office:value-type="string">
            <text:p text:style-name="P15">250</text:p>
          </table:table-cell>
          <table:table-cell table:style-name="Tabella47.E3" office:value-type="string">
            <text:p text:style-name="P15">180</text:p>
          </table:table-cell>
        </table:table-row>
        <table:table-row table:style-name="Tabella47.1">
          <table:table-cell table:style-name="Tabella47.A3" office:value-type="string">
            <text:p text:style-name="P15">EI 240</text:p>
          </table:table-cell>
          <table:table-cell table:style-name="Tabella47.A3" office:value-type="string">
            <text:p text:style-name="P15">s = 340</text:p>
          </table:table-cell>
          <table:table-cell table:style-name="Tabella47.A3" office:value-type="string">
            <text:p text:style-name="P15">300</text:p>
          </table:table-cell>
          <table:table-cell table:style-name="Tabella47.A3" office:value-type="string">
            <text:p text:style-name="P15">300</text:p>
          </table:table-cell>
          <table:table-cell table:style-name="Tabella47.E3" office:value-type="string">
            <text:p text:style-name="P15">200</text:p>
          </table:table-cell>
        </table:table-row>
        <table:table-row table:style-name="Tabella47.1">
          <table:table-cell table:style-name="Tabella47.A3" office:value-type="string">
            <text:p text:style-name="P15">EI 120-M</text:p>
          </table:table-cell>
          <table:table-cell table:style-name="Tabella47.A3" office:value-type="string">
            <text:p text:style-name="P15">s = 240</text:p>
          </table:table-cell>
          <table:table-cell table:style-name="Tabella47.C9" office:value-type="float" office:value="240">
            <text:p text:style-name="P15">240</text:p>
          </table:table-cell>
          <table:table-cell table:style-name="Tabella47.A3" office:value-type="string">
            <text:p text:style-name="P15">200</text:p>
          </table:table-cell>
          <table:table-cell table:style-name="Tabella47.E9" office:value-type="float" office:value="200">
            <text:p text:style-name="P15">200</text:p>
          </table:table-cell>
        </table:table-row>
        <table:table-row table:style-name="Tabella47.1">
          <table:table-cell table:style-name="Tabella47.A3" office:value-type="string">
            <text:p text:style-name="P15">EI 180-M</text:p>
          </table:table-cell>
          <table:table-cell table:style-name="Tabella47.A3" office:value-type="string">
            <text:p text:style-name="P15">s = 280</text:p>
          </table:table-cell>
          <table:table-cell table:style-name="Tabella47.A3" office:value-type="string">
            <text:p text:style-name="P15">240</text:p>
          </table:table-cell>
          <table:table-cell table:style-name="Tabella47.A3" office:value-type="string">
            <text:p text:style-name="P15">250</text:p>
          </table:table-cell>
          <table:table-cell table:style-name="Tabella47.E3" office:value-type="string">
            <text:p text:style-name="P15">200</text:p>
          </table:table-cell>
        </table:table-row>
        <table:table-row table:style-name="Tabella47.1">
          <table:table-cell table:style-name="Tabella47.A3" office:value-type="string">
            <text:p text:style-name="P15">EI 240-M</text:p>
          </table:table-cell>
          <table:table-cell table:style-name="Tabella47.A3" office:value-type="string">
            <text:p text:style-name="P15">s = 340</text:p>
          </table:table-cell>
          <table:table-cell table:style-name="Tabella47.A3" office:value-type="string">
            <text:p text:style-name="P15">300</text:p>
          </table:table-cell>
          <table:table-cell table:style-name="Tabella47.A3" office:value-type="string">
            <text:p text:style-name="P15">300</text:p>
          </table:table-cell>
          <table:table-cell table:style-name="Tabella47.E3" office:value-type="string">
            <text:p text:style-name="P15">200</text:p>
          </table:table-cell>
        </table:table-row>
        <table:table-row table:style-name="Tabella47.1">
          <table:table-cell table:style-name="Tabella47.E3" table:number-columns-spanned="5" office:value-type="string">
            <text:p text:style-name="P18">[1] Solo blocchi pieni (percentuale foratura &lt; 15%)</text:p>
          </table:table-cell>
          <table:covered-table-cell/>
          <table:covered-table-cell/>
          <table:covered-table-cell/>
          <table:covered-table-cell/>
        </table:table-row>
      </table:table>
      <text:p text:style-name="P12">Tabella <text:sequence text:ref-name="refTable40" text:name="Table" text:formula="ooow:Table+1" style:num-format="1">S.2-41</text:sequence>: Murature non portanti in blocchi di calcestruzzo normale (Requisiti E, I, M)</text:p>
      <table:table table:name="Tabella39" table:style-name="Tabella39">
        <table:table-column table:style-name="Tabella39.A"/>
        <table:table-column table:style-name="Tabella39.B"/>
        <table:table-column table:style-name="Tabella39.C"/>
        <table:table-row table:style-name="Tabella39.1">
          <table:table-cell table:style-name="Tabella39.A1" office:value-type="string">
            <text:p text:style-name="P2">Classe</text:p>
          </table:table-cell>
          <table:table-cell table:style-name="Tabella39.A1" office:value-type="string">
            <text:p text:style-name="P2">Blocco con fori monocamera</text:p>
          </table:table-cell>
          <table:table-cell table:style-name="Tabella39.C1" office:value-type="string">
            <text:p text:style-name="P2">Blocco con fori multicamera o pieno<text:line-break/>e calcestruzzo aerato autoclavato</text:p>
          </table:table-cell>
        </table:table-row>
        <table:table-row table:style-name="Tabella39.1">
          <table:table-cell table:style-name="Tabella39.A2" office:value-type="string">
            <text:p text:style-name="P15">30</text:p>
          </table:table-cell>
          <table:table-cell table:style-name="Tabella39.A2" office:value-type="string">
            <text:p text:style-name="P15">s = 100</text:p>
          </table:table-cell>
          <table:table-cell table:style-name="Tabella39.C2" office:value-type="string">
            <text:p text:style-name="P15">80 [1]</text:p>
          </table:table-cell>
        </table:table-row>
        <table:table-row table:style-name="Tabella39.1">
          <table:table-cell table:style-name="Tabella39.A2" office:value-type="string">
            <text:p text:style-name="P15">60</text:p>
          </table:table-cell>
          <table:table-cell table:style-name="Tabella39.A2" office:value-type="string">
            <text:p text:style-name="P15">s = 120</text:p>
          </table:table-cell>
          <table:table-cell table:style-name="Tabella39.C2" office:value-type="string">
            <text:p text:style-name="P15">80 [1]</text:p>
          </table:table-cell>
        </table:table-row>
        <table:table-row table:style-name="Tabella39.1">
          <table:table-cell table:style-name="Tabella39.A2" office:value-type="string">
            <text:p text:style-name="P15">90</text:p>
          </table:table-cell>
          <table:table-cell table:style-name="Tabella39.A2" office:value-type="string">
            <text:p text:style-name="P15">s = 150</text:p>
          </table:table-cell>
          <table:table-cell table:style-name="Tabella39.C2" office:value-type="string">
            <text:p text:style-name="P15">100 [1]</text:p>
          </table:table-cell>
        </table:table-row>
        <table:table-row table:style-name="Tabella39.1">
          <table:table-cell table:style-name="Tabella39.A2" office:value-type="string">
            <text:p text:style-name="P15">120</text:p>
          </table:table-cell>
          <table:table-cell table:style-name="Tabella39.A2" office:value-type="string">
            <text:p text:style-name="P15">s = 200</text:p>
          </table:table-cell>
          <table:table-cell table:style-name="Tabella39.C2" office:value-type="string">
            <text:p text:style-name="P15">150</text:p>
          </table:table-cell>
        </table:table-row>
        <table:table-row table:style-name="Tabella39.1">
          <table:table-cell table:style-name="Tabella39.A2" office:value-type="string">
            <text:p text:style-name="P15">180</text:p>
          </table:table-cell>
          <table:table-cell table:style-name="Tabella39.A2" office:value-type="string">
            <text:p text:style-name="P15">s = 240</text:p>
          </table:table-cell>
          <table:table-cell table:style-name="Tabella39.C2" office:value-type="string">
            <text:p text:style-name="P15">200</text:p>
          </table:table-cell>
        </table:table-row>
        <table:table-row table:style-name="Tabella39.1">
          <table:table-cell table:style-name="Tabella39.A2" office:value-type="string">
            <text:p text:style-name="P15">240</text:p>
          </table:table-cell>
          <table:table-cell table:style-name="Tabella39.A2" office:value-type="string">
            <text:p text:style-name="P15">s = 300</text:p>
          </table:table-cell>
          <table:table-cell table:style-name="Tabella39.C2" office:value-type="string">
            <text:p text:style-name="P15">240</text:p>
          </table:table-cell>
        </table:table-row>
        <table:table-row table:style-name="Tabella39.1">
          <table:table-cell table:style-name="Tabella39.C2" table:number-columns-spanned="3" office:value-type="string">
            <text:p text:style-name="P18">[1] Solo blocchi pieni (percentuale foratura &lt; 15%)</text:p>
          </table:table-cell>
          <table:covered-table-cell/>
          <table:covered-table-cell/>
        </table:table-row>
      </table:table>
      <text:p text:style-name="P11">Tabella <text:sequence text:ref-name="refTable41" text:name="Table" text:formula="ooow:Table+1" style:num-format="1">S.2-42</text:sequence>: Murature non portanti in blocchi di calcestruzzo leggero o aerato autoclavato (Requisiti E, I)</text:p>
      <table:table table:name="Tabella40" table:style-name="Tabella40">
        <table:table-column table:style-name="Tabella40.A"/>
        <table:table-column table:style-name="Tabella40.B"/>
        <text:soft-page-break/>
        <table:table-row table:style-name="Tabella40.1">
          <table:table-cell table:style-name="Tabella40.A1" office:value-type="string">
            <text:p text:style-name="P2">Classe</text:p>
          </table:table-cell>
          <table:table-cell table:style-name="Tabella40.B1" office:value-type="string">
            <text:p text:style-name="P2">Blocco pieno di pietra squadrata</text:p>
          </table:table-cell>
        </table:table-row>
        <table:table-row table:style-name="Tabella40.1">
          <table:table-cell table:style-name="Tabella40.A2" office:value-type="string">
            <text:p text:style-name="P15">EI 30</text:p>
          </table:table-cell>
          <table:table-cell table:style-name="Tabella40.B2" office:value-type="string">
            <text:p text:style-name="P15">s = 150</text:p>
          </table:table-cell>
        </table:table-row>
        <table:table-row table:style-name="Tabella40.1">
          <table:table-cell table:style-name="Tabella40.A2" office:value-type="string">
            <text:p text:style-name="P15">EI 60</text:p>
          </table:table-cell>
          <table:table-cell table:style-name="Tabella40.B2" office:value-type="string">
            <text:p text:style-name="P15">s = 150</text:p>
          </table:table-cell>
        </table:table-row>
        <table:table-row table:style-name="Tabella40.1">
          <table:table-cell table:style-name="Tabella40.A2" office:value-type="string">
            <text:p text:style-name="P15">EI 90-M</text:p>
          </table:table-cell>
          <table:table-cell table:style-name="Tabella40.B2" office:value-type="string">
            <text:p text:style-name="P15">s = 250</text:p>
          </table:table-cell>
        </table:table-row>
        <table:table-row table:style-name="Tabella40.1">
          <table:table-cell table:style-name="Tabella40.A2" office:value-type="string">
            <text:p text:style-name="P15">EI 120-M</text:p>
          </table:table-cell>
          <table:table-cell table:style-name="Tabella40.B2" office:value-type="string">
            <text:p text:style-name="P15">s = 250</text:p>
          </table:table-cell>
        </table:table-row>
        <table:table-row table:style-name="Tabella40.1">
          <table:table-cell table:style-name="Tabella40.A2" office:value-type="string">
            <text:p text:style-name="P15">EI 180-M</text:p>
          </table:table-cell>
          <table:table-cell table:style-name="Tabella40.B2" office:value-type="string">
            <text:p text:style-name="P15">s = 360</text:p>
          </table:table-cell>
        </table:table-row>
        <table:table-row table:style-name="Tabella40.1">
          <table:table-cell table:style-name="Tabella40.A2" office:value-type="string">
            <text:p text:style-name="P15">EI 240-M</text:p>
          </table:table-cell>
          <table:table-cell table:style-name="Tabella40.B2" office:value-type="string">
            <text:p text:style-name="P15">s = 360</text:p>
          </table:table-cell>
        </table:table-row>
      </table:table>
      <text:p text:style-name="P12">Tabella <text:sequence text:ref-name="refTable42" text:name="Table" text:formula="ooow:Table+1" style:num-format="1">S.2-43</text:sequence>: Murature non portanti in blocchi di pietra squadrata (Requisiti E, I, M)</text:p>
      <text:h text:style-name="P56" text:outline-level="4"><text:bookmark-start text:name="__RefHeading__185020_1904530980"/>Murature portanti di blocchi<text:bookmark-end text:name="__RefHeading__185020_1904530980"/></text:h>
      <text:list xml:id="list183248994298020" text:continue-list="list183249113419597" text:style-name="EG_20_All_20_commi">
        <text:list-item text:start-value="1">
          <text:p text:style-name="P60">La tabella <text:sequence-ref text:reference-format="value" text:ref-name="refTable43">S.2-44</text:sequence-ref> riporta i valori minimi <text:span text:style-name="T38">espressi in millimetri</text:span> dello spessore s di murature portanti di blocchi (escluso l’intonaco) esposte su un lato, sufficienti a garantire i requisiti REI o REI-M per le classi indicate, con le seguenti limitazioni:</text:p>
          <text:list>
            <text:list-item>
              <text:p text:style-name="P70">rapporto h/s ≤ 20;</text:p>
            </text:list-item>
            <text:list-item>
              <text:p text:style-name="P70">per i requisiti REI:</text:p>
              <text:list>
                <text:list-item>
                  <text:p text:style-name="P70">h ≤ 8 m, dove h è l’altezza della parete fra due solai o elementi di irrigidimento con equivalente funzione di vincolo dei solai;</text:p>
                </text:list-item>
              </text:list>
            </text:list-item>
            <text:list-item>
              <text:p text:style-name="P60">per i requisiti REI-M:</text:p>
              <text:list>
                <text:list-item>
                  <text:p text:style-name="P60">h ≤ 4 m, dove h è l’altezza della parete fra due solai o elementi di irrigidimento con equivalente funzione di vincolo dei solai;</text:p>
                </text:list-item>
                <text:list-item>
                  <text:p text:style-name="P60">presenza di 10 mm di intonaco su ambedue le facce.</text:p>
                </text:list-item>
              </text:list>
            </text:list-item>
          </text:list>
        </text:list-item>
      </text:list>
      <table:table table:name="Tabella38" table:style-name="Tabella38">
        <table:table-column table:style-name="Tabella38.A"/>
        <table:table-column table:style-name="Tabella38.B"/>
        <table:table-column table:style-name="Tabella38.C"/>
        <table:table-column table:style-name="Tabella38.D"/>
        <table:table-column table:style-name="Tabella38.C"/>
        <table:table-column table:style-name="Tabella38.D"/>
        <table:table-column table:style-name="Tabella38.C"/>
        <table:table-column table:style-name="Tabella38.D"/>
        <table:table-column table:style-name="Tabella38.C"/>
        <table:table-column table:style-name="Tabella38.D"/>
        <table:table-column table:style-name="Tabella38.C"/>
        <table:table-column table:style-name="Tabella38.L"/>
        <table:table-row table:style-name="Tabella38.1">
          <table:table-cell table:style-name="Tabella38.A1" office:value-type="string">
            <text:p text:style-name="P2">Materiale</text:p>
          </table:table-cell>
          <table:table-cell table:style-name="Tabella38.A1" office:value-type="string">
            <text:p text:style-name="P2">Tipo blocco</text:p>
          </table:table-cell>
          <table:table-cell table:style-name="Tabella38.A1" office:value-type="string">
            <text:p text:style-name="P10">REI<text:line-break/>30</text:p>
          </table:table-cell>
          <table:table-cell table:style-name="Tabella38.A1" office:value-type="string">
            <text:p text:style-name="P10">REI<text:line-break/>60</text:p>
          </table:table-cell>
          <table:table-cell table:style-name="Tabella38.A1" office:value-type="string">
            <text:p text:style-name="P10">REI<text:line-break/>90</text:p>
          </table:table-cell>
          <table:table-cell table:style-name="Tabella38.A1" office:value-type="string">
            <text:p text:style-name="P10">REI 120</text:p>
          </table:table-cell>
          <table:table-cell table:style-name="Tabella38.A1" office:value-type="string">
            <text:p text:style-name="P10">REI 180</text:p>
          </table:table-cell>
          <table:table-cell table:style-name="Tabella38.A1" office:value-type="string">
            <text:p text:style-name="P10">REI 240</text:p>
          </table:table-cell>
          <table:table-cell table:style-name="Tabella38.A1" office:value-type="string">
            <text:p text:style-name="P10">REI 90-M</text:p>
          </table:table-cell>
          <table:table-cell table:style-name="Tabella38.A1" office:value-type="string">
            <text:p text:style-name="P10">REI 120-M</text:p>
          </table:table-cell>
          <table:table-cell table:style-name="Tabella38.A1" office:value-type="string">
            <text:p text:style-name="P10">REI 180-M</text:p>
          </table:table-cell>
          <table:table-cell table:style-name="Tabella38.L1" office:value-type="string">
            <text:p text:style-name="P10">REI 240-M</text:p>
          </table:table-cell>
        </table:table-row>
        <table:table-row table:style-name="Tabella38.1">
          <table:table-cell table:style-name="Tabella38.A2" office:value-type="string">
            <text:p text:style-name="P18">Laterizio [1]</text:p>
          </table:table-cell>
          <table:table-cell table:style-name="Tabella38.A2" office:value-type="string">
            <text:p text:style-name="P18">Pieno</text:p>
            <text:p text:style-name="P18">(foratura ≤ 15%)</text:p>
          </table:table-cell>
          <table:table-cell table:style-name="Tabella38.C2" office:value-type="string">
            <text:p text:style-name="P15">120</text:p>
          </table:table-cell>
          <table:table-cell table:style-name="Tabella38.C2" office:value-type="string">
            <text:p text:style-name="P15">150</text:p>
          </table:table-cell>
          <table:table-cell table:style-name="Tabella38.C2" office:value-type="string">
            <text:p text:style-name="P15">170</text:p>
          </table:table-cell>
          <table:table-cell table:style-name="Tabella38.C2" office:value-type="string">
            <text:p text:style-name="P15">200</text:p>
          </table:table-cell>
          <table:table-cell table:style-name="Tabella38.C2" office:value-type="string">
            <text:p text:style-name="P15">240</text:p>
          </table:table-cell>
          <table:table-cell table:style-name="Tabella38.C2" office:value-type="string">
            <text:p text:style-name="P15">300</text:p>
          </table:table-cell>
          <table:table-cell table:style-name="Tabella38.I2" office:value-type="float" office:value="200">
            <text:p text:style-name="P15">200</text:p>
          </table:table-cell>
          <table:table-cell table:style-name="Tabella38.I2" office:value-type="float" office:value="200">
            <text:p text:style-name="P15">200</text:p>
          </table:table-cell>
          <table:table-cell table:style-name="Tabella38.C2" office:value-type="string">
            <text:p text:style-name="P15">240</text:p>
          </table:table-cell>
          <table:table-cell table:style-name="Tabella38.L2" office:value-type="string">
            <text:p text:style-name="P15">300</text:p>
          </table:table-cell>
        </table:table-row>
        <table:table-row table:style-name="Tabella38.1">
          <table:table-cell table:style-name="Tabella38.A2" office:value-type="string">
            <text:p text:style-name="P18">Laterizio [1]</text:p>
          </table:table-cell>
          <table:table-cell table:style-name="Tabella38.A2" office:value-type="string">
            <text:p text:style-name="P18">Semipieno e forato<text:line-break/>(15% &lt; foratura ≤ 55%)</text:p>
          </table:table-cell>
          <table:table-cell table:style-name="Tabella38.C2" office:value-type="string">
            <text:p text:style-name="P15">170</text:p>
          </table:table-cell>
          <table:table-cell table:style-name="Tabella38.C2" office:value-type="string">
            <text:p text:style-name="P15">170</text:p>
          </table:table-cell>
          <table:table-cell table:style-name="Tabella38.C2" office:value-type="string">
            <text:p text:style-name="P15">200</text:p>
          </table:table-cell>
          <table:table-cell table:style-name="Tabella38.C2" office:value-type="string">
            <text:p text:style-name="P15">240</text:p>
          </table:table-cell>
          <table:table-cell table:style-name="Tabella38.C2" office:value-type="string">
            <text:p text:style-name="P15">280</text:p>
          </table:table-cell>
          <table:table-cell table:style-name="Tabella38.C2" office:value-type="string">
            <text:p text:style-name="P15">330</text:p>
          </table:table-cell>
          <table:table-cell table:style-name="Tabella38.I2" office:value-type="float" office:value="240">
            <text:p text:style-name="P15">240</text:p>
          </table:table-cell>
          <table:table-cell table:style-name="Tabella38.C2" office:value-type="string">
            <text:p text:style-name="P15">240</text:p>
          </table:table-cell>
          <table:table-cell table:style-name="Tabella38.C2" office:value-type="string">
            <text:p text:style-name="P15">280</text:p>
          </table:table-cell>
          <table:table-cell table:style-name="Tabella38.L3" office:value-type="string">
            <text:p text:style-name="P15">330</text:p>
          </table:table-cell>
        </table:table-row>
        <table:table-row table:style-name="Tabella38.1">
          <table:table-cell table:style-name="Tabella38.A2" office:value-type="string">
            <text:p text:style-name="P18">Calcestruzzo</text:p>
          </table:table-cell>
          <table:table-cell table:style-name="Tabella38.A2" office:value-type="string">
            <text:p text:style-name="P18">Pieno, semipieno e forato<text:line-break/>(foratura ≤ 55%)</text:p>
          </table:table-cell>
          <table:table-cell table:style-name="Tabella38.C2" office:value-type="string">
            <text:p text:style-name="P15">170</text:p>
          </table:table-cell>
          <table:table-cell table:style-name="Tabella38.C2" office:value-type="string">
            <text:p text:style-name="P15">170</text:p>
          </table:table-cell>
          <table:table-cell table:style-name="Tabella38.C2" office:value-type="string">
            <text:p text:style-name="P15">170</text:p>
          </table:table-cell>
          <table:table-cell table:style-name="Tabella38.C2" office:value-type="string">
            <text:p text:style-name="P15">200</text:p>
          </table:table-cell>
          <table:table-cell table:style-name="Tabella38.C2" office:value-type="string">
            <text:p text:style-name="P15">240</text:p>
          </table:table-cell>
          <table:table-cell table:style-name="Tabella38.C2" office:value-type="string">
            <text:p text:style-name="P15">300</text:p>
          </table:table-cell>
          <table:table-cell table:style-name="Tabella38.I2" office:value-type="float" office:value="200">
            <text:p text:style-name="P15">200</text:p>
          </table:table-cell>
          <table:table-cell table:style-name="Tabella38.C2" office:value-type="string">
            <text:p text:style-name="P15">200</text:p>
          </table:table-cell>
          <table:table-cell table:style-name="Tabella38.C2" office:value-type="string">
            <text:p text:style-name="P15">240</text:p>
          </table:table-cell>
          <table:table-cell table:style-name="Tabella38.L4" office:value-type="string">
            <text:p text:style-name="P15">300</text:p>
          </table:table-cell>
        </table:table-row>
        <table:table-row table:style-name="Tabella38.1">
          <table:table-cell table:style-name="Tabella38.A2" office:value-type="string">
            <text:p text:style-name="P18">Calcestruzzo leggero [2]</text:p>
          </table:table-cell>
          <table:table-cell table:style-name="Tabella38.A2" office:value-type="string">
            <text:p text:style-name="P18">Pieno, semipieno e forato<text:line-break/>(foratura ≤ 55%)</text:p>
          </table:table-cell>
          <table:table-cell table:style-name="Tabella38.C2" office:value-type="string">
            <text:p text:style-name="P15">170</text:p>
          </table:table-cell>
          <table:table-cell table:style-name="Tabella38.C2" office:value-type="string">
            <text:p text:style-name="P15">170</text:p>
          </table:table-cell>
          <table:table-cell table:style-name="Tabella38.C2" office:value-type="string">
            <text:p text:style-name="P15">170</text:p>
          </table:table-cell>
          <table:table-cell table:style-name="Tabella38.C2" office:value-type="string">
            <text:p text:style-name="P15">200</text:p>
          </table:table-cell>
          <table:table-cell table:style-name="Tabella38.C2" office:value-type="string">
            <text:p text:style-name="P15">240</text:p>
          </table:table-cell>
          <table:table-cell table:style-name="Tabella38.C2" office:value-type="string">
            <text:p text:style-name="P15">300</text:p>
          </table:table-cell>
          <table:table-cell table:style-name="Tabella38.I2" office:value-type="float" office:value="240">
            <text:p text:style-name="P15">240</text:p>
          </table:table-cell>
          <table:table-cell table:style-name="Tabella38.I2" office:value-type="float" office:value="240">
            <text:p text:style-name="P15">240</text:p>
          </table:table-cell>
          <table:table-cell table:style-name="Tabella38.C2" office:value-type="string">
            <text:p text:style-name="P15">240</text:p>
          </table:table-cell>
          <table:table-cell table:style-name="Tabella38.L5" office:value-type="string">
            <text:p text:style-name="P15">300</text:p>
          </table:table-cell>
        </table:table-row>
        <table:table-row table:style-name="Tabella38.1">
          <table:table-cell table:style-name="Tabella38.A2" office:value-type="string">
            <text:p text:style-name="P18">Calcestruzzo aerato autoclavato</text:p>
          </table:table-cell>
          <table:table-cell table:style-name="Tabella38.A2" office:value-type="string">
            <text:p text:style-name="P18">Pieno</text:p>
          </table:table-cell>
          <table:table-cell table:style-name="Tabella38.C2" office:value-type="string">
            <text:p text:style-name="P15">170</text:p>
          </table:table-cell>
          <table:table-cell table:style-name="Tabella38.C2" office:value-type="string">
            <text:p text:style-name="P15">170</text:p>
          </table:table-cell>
          <table:table-cell table:style-name="Tabella38.C2" office:value-type="string">
            <text:p text:style-name="P15">170</text:p>
          </table:table-cell>
          <table:table-cell table:style-name="Tabella38.C2" office:value-type="string">
            <text:p text:style-name="P15">200</text:p>
          </table:table-cell>
          <table:table-cell table:style-name="Tabella38.C2" office:value-type="string">
            <text:p text:style-name="P15">240</text:p>
          </table:table-cell>
          <table:table-cell table:style-name="Tabella38.C2" office:value-type="string">
            <text:p text:style-name="P15">300</text:p>
          </table:table-cell>
          <table:table-cell table:style-name="Tabella38.I2" office:value-type="float" office:value="240">
            <text:p text:style-name="P15">240</text:p>
          </table:table-cell>
          <table:table-cell table:style-name="Tabella38.I2" office:value-type="float" office:value="240">
            <text:p text:style-name="P15">240</text:p>
          </table:table-cell>
          <table:table-cell table:style-name="Tabella38.C2" office:value-type="string">
            <text:p text:style-name="P15">240</text:p>
          </table:table-cell>
          <table:table-cell table:style-name="Tabella38.L6" office:value-type="string">
            <text:p text:style-name="P15">300</text:p>
          </table:table-cell>
        </table:table-row>
        <table:table-row table:style-name="Tabella38.1">
          <table:table-cell table:style-name="Tabella38.A2" office:value-type="string">
            <text:p text:style-name="P18">Pietra squadrata</text:p>
          </table:table-cell>
          <table:table-cell table:style-name="Tabella38.A2" office:value-type="string">
            <text:p text:style-name="P18">Pieno</text:p>
            <text:p text:style-name="P18">(foratura ≤ 15%)</text:p>
          </table:table-cell>
          <table:table-cell table:style-name="Tabella38.C2" office:value-type="string">
            <text:p text:style-name="P15">170</text:p>
          </table:table-cell>
          <table:table-cell table:style-name="Tabella38.C2" office:value-type="string">
            <text:p text:style-name="P15">170</text:p>
          </table:table-cell>
          <table:table-cell table:style-name="Tabella38.C2" office:value-type="string">
            <text:p text:style-name="P15">250</text:p>
          </table:table-cell>
          <table:table-cell table:style-name="Tabella38.C2" office:value-type="string">
            <text:p text:style-name="P15">280</text:p>
          </table:table-cell>
          <table:table-cell table:style-name="Tabella38.C2" office:value-type="string">
            <text:p text:style-name="P15">360</text:p>
          </table:table-cell>
          <table:table-cell table:style-name="Tabella38.C2" office:value-type="string">
            <text:p text:style-name="P15">400</text:p>
          </table:table-cell>
          <table:table-cell table:style-name="Tabella38.C2" office:value-type="string">
            <text:p text:style-name="P15">250</text:p>
          </table:table-cell>
          <table:table-cell table:style-name="Tabella38.C2" office:value-type="string">
            <text:p text:style-name="P15">280</text:p>
          </table:table-cell>
          <table:table-cell table:style-name="Tabella38.C2" office:value-type="string">
            <text:p text:style-name="P15">360</text:p>
          </table:table-cell>
          <table:table-cell table:style-name="Tabella38.L7" office:value-type="string">
            <text:p text:style-name="P15">400</text:p>
          </table:table-cell>
        </table:table-row>
        <table:table-row table:style-name="Tabella38.1">
          <table:table-cell table:style-name="Tabella38.A8" table:number-columns-spanned="12" office:value-type="string">
            <text:p text:style-name="P18">[1] presenza di 10 mm di intonaco su ambedue le facce <text:span text:style-name="T9">oppure</text:span> 20 mm sulla sola faccia esposta al fuoco. I valori in tabella si riferiscono agli elementi di laterizio sia normale che alleggerito in pasta.</text:p>
            <text:p text:style-name="P25">[2] massa volumica netta <text:span text:style-name="T50">≤</text:span><text:span text:style-name="T51"> </text:span>1700 kg/m<text:span text:style-name="EG_20_Apice">3</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4">Tabella <text:sequence text:ref-name="refTable43" text:name="Table" text:formula="ooow:Table+1" style:num-format="1">S.2-44</text:sequence>: Murature portanti in blocchi (Requisiti R, E, I, M)</text:p>
      <text:h text:style-name="P55" text:outline-level="4"><text:bookmark-start text:name="__RefHeading__185022_1904530980"/>Solette piene e solai alleggeriti<text:bookmark-end text:name="__RefHeading__185022_1904530980"/></text:h>
      <text:list xml:id="list183249274593589" text:continue-list="list183249660768671" text:style-name="EG_20_All_20_commi">
        <text:list-item text:start-value="1">
          <text:p text:style-name="P60">La tabella <text:sequence-ref text:reference-format="value" text:ref-name="refTable44">S.2-45</text:sequence-ref> riporta i valori minimi <text:span text:style-name="T38">espressi in millimetri</text:span> dello spessore totale H di solette e solai, della distanza a dall’asse delle armature longitudinali alla superficie esposta sufficienti a garantire il requisito R per le classi indicate.</text:p>
        </text:list-item>
        <text:list-item>
          <text:p text:style-name="P68">Per garantire i requisiti di tenuta e isolamento i solai di cui alla tabella <text:sequence-ref text:reference-format="value" text:ref-name="refTable44">S.2-45</text:sequence-ref><text:s/>devono presentare uno strato pieno di materiale isolante, non combustibile e con conducibilità termica non superiore a quella del calcestruzzo, di cui almeno una parte in calcestruzzo armato. La tabella <text:sequence-ref text:reference-format="value" text:ref-name="refTable45">S.2-46</text:sequence-ref> riporta i valori minimi <text:span text:style-name="T38">espressi in millimetri</text:span> dello spessore h dello strato di materiale isolante e della parte d di c.a., sufficienti a garantire i requisiti EI per le classi indicate.</text:p>
        </text:list-item>
        <text:list-item text:start-value="3">
          <text:p text:style-name="P73">Gli spessori h e d del precedente com<text:span text:style-name="T34">m</text:span>a 2, sono sufficienti a garantire i requisiti EI anche per tipologie di solai diverse da quelle riportate nella tabella <text:sequence-ref text:reference-format="value" text:ref-name="refTable44">S.2-45</text:sequence-ref>.</text:p>
        </text:list-item>
      </text:list>
      <text:list xml:id="list183249425126704" text:continue-list="list183248655118064" text:style-name="EG_20_All_20_nota_20_auto">
        <text:list-item>
          <text:p text:style-name="EG_20_Nota">Nel caso di interposizione di uno strato di materiale combustibile (<text:span text:style-name="T34">es. </text:span>strato di materiale per il contenimento energetico o per l’isolamento acustico, …) lo spessore di quest’ultimo non concorre a determinare lo spessore h.</text:p>
        </text:list-item>
      </text:list>
      <table:table table:name="Tabella13" table:style-name="Tabella13">
        <table:table-column table:style-name="Tabella13.A"/>
        <table:table-column table:style-name="Tabella13.B" table:number-columns-repeated="11"/>
        <table:table-column table:style-name="Tabella13.M"/>
        <table:table-row table:style-name="Tabella13.1">
          <table:table-cell table:style-name="Tabella13.A1" table:number-rows-spanned="2" office:value-type="string">
            <text:p text:style-name="P2">Classe</text:p>
          </table:table-cell>
          <table:table-cell table:style-name="Tabella13.B1" table:number-columns-spanned="2" office:value-type="string">
            <text:p text:style-name="P2">30</text:p>
          </table:table-cell>
          <table:covered-table-cell/>
          <table:table-cell table:style-name="Tabella13.B1" table:number-columns-spanned="2" office:value-type="string">
            <text:p text:style-name="P2">60</text:p>
          </table:table-cell>
          <table:covered-table-cell/>
          <table:table-cell table:style-name="Tabella13.B1" table:number-columns-spanned="2" office:value-type="string">
            <text:p text:style-name="P2">90</text:p>
          </table:table-cell>
          <table:covered-table-cell/>
          <table:table-cell table:style-name="Tabella13.B1" table:number-columns-spanned="2" office:value-type="string">
            <text:p text:style-name="P2">120</text:p>
          </table:table-cell>
          <table:covered-table-cell/>
          <table:table-cell table:style-name="Tabella13.B1" table:number-columns-spanned="2" office:value-type="string">
            <text:p text:style-name="P2">180</text:p>
          </table:table-cell>
          <table:covered-table-cell/>
          <table:table-cell table:style-name="Tabella13.L1" table:number-columns-spanned="2" office:value-type="string">
            <text:p text:style-name="P2">240</text:p>
          </table:table-cell>
          <table:covered-table-cell/>
        </table:table-row>
        <table:table-row table:style-name="Tabella13.1">
          <table:covered-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M2" office:value-type="string">
            <text:p text:style-name="P2">a</text:p>
          </table:table-cell>
        </table:table-row>
        <table:table-row table:style-name="Tabella13.1">
          <table:table-cell table:style-name="Tabella13.A3" office:value-type="string">
            <text:p text:style-name="P18">Solette piene con armatura<text:line-break/>monodirezionale o bidirezionale</text:p>
          </table:table-cell>
          <table:table-cell table:style-name="Tabella13.B3" office:value-type="string">
            <text:p text:style-name="P15">80</text:p>
          </table:table-cell>
          <table:table-cell table:style-name="Tabella13.B3" office:value-type="string">
            <text:p text:style-name="P15">10</text:p>
          </table:table-cell>
          <table:table-cell table:style-name="Tabella13.B3" office:value-type="string">
            <text:p text:style-name="P15">120</text:p>
          </table:table-cell>
          <table:table-cell table:style-name="Tabella13.B3" office:value-type="string">
            <text:p text:style-name="P15">20</text:p>
          </table:table-cell>
          <table:table-cell table:style-name="Tabella13.B3" office:value-type="string">
            <text:p text:style-name="P15">120</text:p>
          </table:table-cell>
          <table:table-cell table:style-name="Tabella13.B3" office:value-type="string">
            <text:p text:style-name="P15">30</text:p>
          </table:table-cell>
          <table:table-cell table:style-name="Tabella13.B3" office:value-type="string">
            <text:p text:style-name="P15">160</text:p>
          </table:table-cell>
          <table:table-cell table:style-name="Tabella13.B3" office:value-type="string">
            <text:p text:style-name="P15">40</text:p>
          </table:table-cell>
          <table:table-cell table:style-name="Tabella13.B3" office:value-type="string">
            <text:p text:style-name="P15">200</text:p>
          </table:table-cell>
          <table:table-cell table:style-name="Tabella13.B3" office:value-type="string">
            <text:p text:style-name="P15">55</text:p>
          </table:table-cell>
          <table:table-cell table:style-name="Tabella13.B3" office:value-type="string">
            <text:p text:style-name="P15">240</text:p>
          </table:table-cell>
          <table:table-cell table:style-name="Tabella13.M3" office:value-type="string">
            <text:p text:style-name="P15">65</text:p>
          </table:table-cell>
        </table:table-row>
        <table:table-row table:style-name="Tabella13.1">
          <table:table-cell table:style-name="Tabella13.A3" office:value-type="string">
            <text:p text:style-name="P18">Solai misti di lamiera di acciaio<text:line-break/>con riempimento di calcestruzzo [1]</text:p>
          </table:table-cell>
          <table:table-cell table:style-name="Tabella13.B3" office:value-type="string">
            <text:p text:style-name="P15">80</text:p>
          </table:table-cell>
          <table:table-cell table:style-name="Tabella13.B3" office:value-type="string">
            <text:p text:style-name="P15">10</text:p>
          </table:table-cell>
          <table:table-cell table:style-name="Tabella13.B3" office:value-type="string">
            <text:p text:style-name="P15">120</text:p>
          </table:table-cell>
          <table:table-cell table:style-name="Tabella13.B3" office:value-type="string">
            <text:p text:style-name="P15">20</text:p>
          </table:table-cell>
          <table:table-cell table:style-name="Tabella13.B3" office:value-type="string">
            <text:p text:style-name="P15">120</text:p>
          </table:table-cell>
          <table:table-cell table:style-name="Tabella13.B3" office:value-type="string">
            <text:p text:style-name="P15">30</text:p>
          </table:table-cell>
          <table:table-cell table:style-name="Tabella13.B3" office:value-type="string">
            <text:p text:style-name="P15">160</text:p>
          </table:table-cell>
          <table:table-cell table:style-name="Tabella13.B3" office:value-type="string">
            <text:p text:style-name="P15">40</text:p>
          </table:table-cell>
          <table:table-cell table:style-name="Tabella13.B3" office:value-type="string">
            <text:p text:style-name="P15">200</text:p>
          </table:table-cell>
          <table:table-cell table:style-name="Tabella13.B3" office:value-type="string">
            <text:p text:style-name="P15">55</text:p>
          </table:table-cell>
          <table:table-cell table:style-name="Tabella13.B3" office:value-type="string">
            <text:p text:style-name="P15">240</text:p>
          </table:table-cell>
          <table:table-cell table:style-name="Tabella13.M3" office:value-type="string">
            <text:p text:style-name="P15">65</text:p>
          </table:table-cell>
        </table:table-row>
        <table:table-row table:style-name="Tabella13.1">
          <table:table-cell table:style-name="Tabella13.A3" office:value-type="string">
            <text:p text:style-name="P18">Solai a travetti con alleggerimento [2]</text:p>
          </table:table-cell>
          <table:table-cell table:style-name="Tabella13.B3" office:value-type="string">
            <text:p text:style-name="P15">160</text:p>
          </table:table-cell>
          <table:table-cell table:style-name="Tabella13.B3" office:value-type="string">
            <text:p text:style-name="P15">15</text:p>
          </table:table-cell>
          <table:table-cell table:style-name="Tabella13.B3" office:value-type="string">
            <text:p text:style-name="P15">200</text:p>
          </table:table-cell>
          <table:table-cell table:style-name="Tabella13.B3" office:value-type="string">
            <text:p text:style-name="P15">30</text:p>
          </table:table-cell>
          <table:table-cell table:style-name="Tabella13.B3" office:value-type="string">
            <text:p text:style-name="P15">240</text:p>
          </table:table-cell>
          <table:table-cell table:style-name="Tabella13.B3" office:value-type="string">
            <text:p text:style-name="P15">35</text:p>
          </table:table-cell>
          <table:table-cell table:style-name="Tabella13.B3" office:value-type="string">
            <text:p text:style-name="P15">240</text:p>
          </table:table-cell>
          <table:table-cell table:style-name="Tabella13.B3" office:value-type="string">
            <text:p text:style-name="P15">45</text:p>
          </table:table-cell>
          <table:table-cell table:style-name="Tabella13.B3" office:value-type="string">
            <text:p text:style-name="P15">300</text:p>
          </table:table-cell>
          <table:table-cell table:style-name="Tabella13.B3" office:value-type="string">
            <text:p text:style-name="P15">60</text:p>
          </table:table-cell>
          <table:table-cell table:style-name="Tabella13.B3" office:value-type="string">
            <text:p text:style-name="P15">300</text:p>
          </table:table-cell>
          <table:table-cell table:style-name="Tabella13.M3" office:value-type="string">
            <text:p text:style-name="P15">75</text:p>
          </table:table-cell>
        </table:table-row>
        <table:table-row table:style-name="Tabella13.1">
          <table:table-cell table:style-name="Tabella13.A3" office:value-type="string">
            <text:p text:style-name="P18">Solai a lastra con alleggerimento [3]</text:p>
          </table:table-cell>
          <table:table-cell table:style-name="Tabella13.B3" office:value-type="string">
            <text:p text:style-name="P15">160</text:p>
          </table:table-cell>
          <table:table-cell table:style-name="Tabella13.B3" office:value-type="string">
            <text:p text:style-name="P15">15</text:p>
          </table:table-cell>
          <table:table-cell table:style-name="Tabella13.B3" office:value-type="string">
            <text:p text:style-name="P15">200</text:p>
          </table:table-cell>
          <table:table-cell table:style-name="Tabella13.B3" office:value-type="string">
            <text:p text:style-name="P15">30</text:p>
          </table:table-cell>
          <table:table-cell table:style-name="Tabella13.B3" office:value-type="string">
            <text:p text:style-name="P15">240</text:p>
          </table:table-cell>
          <table:table-cell table:style-name="Tabella13.B3" office:value-type="string">
            <text:p text:style-name="P15">35</text:p>
          </table:table-cell>
          <table:table-cell table:style-name="Tabella13.B3" office:value-type="string">
            <text:p text:style-name="P15">240</text:p>
          </table:table-cell>
          <table:table-cell table:style-name="Tabella13.B3" office:value-type="string">
            <text:p text:style-name="P15">45</text:p>
          </table:table-cell>
          <table:table-cell table:style-name="Tabella13.B3" office:value-type="string">
            <text:p text:style-name="P15">300</text:p>
          </table:table-cell>
          <table:table-cell table:style-name="Tabella13.B3" office:value-type="string">
            <text:p text:style-name="P15">60</text:p>
          </table:table-cell>
          <table:table-cell table:style-name="Tabella13.B3" office:value-type="string">
            <text:p text:style-name="P15">300</text:p>
          </table:table-cell>
          <table:table-cell table:style-name="Tabella13.M3" office:value-type="string">
            <text:p text:style-name="P15">75</text:p>
          </table:table-cell>
        </table:table-row>
        <table:table-row table:style-name="Tabella13.1">
          <table:table-cell table:style-name="Tabella13.A7" table:number-columns-spanned="13" office:value-type="string">
            <text:p text:style-name="P29">I valori di a devono essere non inferiori ai minimi di regolamento per le opere di c.a. e c.a.p. In caso di armatura pre-tesa aumentare i valori di a di 15 mm. In presenza di intonaco i valori di H e a ne devono tenere conto nella seguente maniera:</text:p>
            <text:list xml:id="list183249294581774" text:continue-list="list183250092678200" text:style-name="EG_20_Elenco_20_semplice">
              <text:list-item>
                <text:p text:style-name="P44">10 mm di intonaco normale (definizione in tabella <text:sequence-ref text:reference-format="value" text:ref-name="refTable39">S.2-40</text:sequence-ref>) equivalgono ad 10 mm di calcestruzzo;</text:p>
              </text:list-item>
              <text:list-item>
                <text:p text:style-name="P44">10 mm di intonaco protettivo antincendio (definizione in tabella <text:sequence-ref text:reference-format="value" text:ref-name="refTable39">S.2-40</text:sequence-ref>) equivalgono a 20 mm di calcestruzzo.</text:p>
              </text:list-item>
            </text:list>
            <text:p text:style-name="P29">Per ricoprimenti di calcestruzzo superiori a 50 mm prevedere una armatura diffusa aggiuntiva che assicuri la stabilità del ricoprimento.</text:p>
            <text:p text:style-name="P29">[1] In caso di lamiera grecata H rappresenta lo spessore medio della soletta. Il valore di a non comprende lo spessore della lamiera. La lamiera ha unicamente funzione di cassero.</text:p>
            <text:p text:style-name="P33">[2] Deve essere sempre presente uno strato di intonaco normale di spessore <text:span text:style-name="T48">≥</text:span><text:span text:style-name="T49"> </text:span>20 mm <text:span text:style-name="T9">oppure</text:span> uno strato di intonaco isolante di spessore <text:span text:style-name="T48">≥</text:span><text:span text:style-name="T49"> </text:span>10 mm.</text:p>
            <text:p text:style-name="P29">[3] In caso di alleggerimento in polistirene o materiali affini prevedere opportuni sfoghi delle sovrappressio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44" text:name="Table" text:formula="ooow:Table+1" style:num-format="1">S.2-45</text:sequence>: Solai (requisito R)</text:p>
      <table:table table:name="Tabella42" table:style-name="Tabella42">
        <table:table-column table:style-name="Tabella42.A"/>
        <table:table-column table:style-name="Tabella42.B" table:number-columns-repeated="11"/>
        <table:table-column table:style-name="Tabella42.M"/>
        <table:table-row table:style-name="Tabella42.1">
          <table:table-cell table:style-name="Tabella42.A1" table:number-rows-spanned="2" office:value-type="string">
            <text:p text:style-name="P2">Classe</text:p>
          </table:table-cell>
          <table:table-cell table:style-name="Tabella42.B1" table:number-columns-spanned="2" office:value-type="string">
            <text:p text:style-name="P2">30</text:p>
          </table:table-cell>
          <table:covered-table-cell/>
          <table:table-cell table:style-name="Tabella42.B1" table:number-columns-spanned="2" office:value-type="string">
            <text:p text:style-name="P2">60</text:p>
          </table:table-cell>
          <table:covered-table-cell/>
          <table:table-cell table:style-name="Tabella42.B1" table:number-columns-spanned="2" office:value-type="string">
            <text:p text:style-name="P2">90</text:p>
          </table:table-cell>
          <table:covered-table-cell/>
          <table:table-cell table:style-name="Tabella42.B1" table:number-columns-spanned="2" office:value-type="string">
            <text:p text:style-name="P2">120</text:p>
          </table:table-cell>
          <table:covered-table-cell/>
          <table:table-cell table:style-name="Tabella42.B1" table:number-columns-spanned="2" office:value-type="string">
            <text:p text:style-name="P2">180</text:p>
          </table:table-cell>
          <table:covered-table-cell/>
          <table:table-cell table:style-name="Tabella42.L1" table:number-columns-spanned="2" office:value-type="string">
            <text:p text:style-name="P2">240</text:p>
          </table:table-cell>
          <table:covered-table-cell/>
        </table:table-row>
        <table:table-row table:style-name="Tabella42.1">
          <table:covered-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M2" office:value-type="string">
            <text:p text:style-name="P2">d</text:p>
          </table:table-cell>
        </table:table-row>
        <table:table-row table:style-name="Tabella42.1">
          <table:table-cell table:style-name="Tabella42.A3" office:value-type="string">
            <text:p text:style-name="Table_20_Contents">Tutte le tipologie <text:span text:style-name="T34">della tabella </text:span><text:span text:style-name="T34"><text:sequence-ref text:reference-format="value" text:ref-name="refTable44">S.2-45</text:sequence-ref></text:span></text:p>
          </table:table-cell>
          <table:table-cell table:style-name="Tabella42.A3" office:value-type="string">
            <text:p text:style-name="P15">60</text:p>
          </table:table-cell>
          <table:table-cell table:style-name="Tabella42.A3" office:value-type="string">
            <text:p text:style-name="P15">40</text:p>
          </table:table-cell>
          <table:table-cell table:style-name="Tabella42.A3" office:value-type="string">
            <text:p text:style-name="P15">60</text:p>
          </table:table-cell>
          <table:table-cell table:style-name="Tabella42.A3" office:value-type="string">
            <text:p text:style-name="P15">40</text:p>
          </table:table-cell>
          <table:table-cell table:style-name="Tabella42.A3" office:value-type="string">
            <text:p text:style-name="P15">100</text:p>
          </table:table-cell>
          <table:table-cell table:style-name="Tabella42.A3" office:value-type="string">
            <text:p text:style-name="P15">50</text:p>
          </table:table-cell>
          <table:table-cell table:style-name="Tabella42.A3" office:value-type="string">
            <text:p text:style-name="P15">100</text:p>
          </table:table-cell>
          <table:table-cell table:style-name="Tabella42.A3" office:value-type="string">
            <text:p text:style-name="P15">50</text:p>
          </table:table-cell>
          <table:table-cell table:style-name="Tabella42.A3" office:value-type="string">
            <text:p text:style-name="P15">150</text:p>
          </table:table-cell>
          <table:table-cell table:style-name="Tabella42.A3" office:value-type="string">
            <text:p text:style-name="P15">60</text:p>
          </table:table-cell>
          <table:table-cell table:style-name="Tabella42.A3" office:value-type="string">
            <text:p text:style-name="P15">150</text:p>
          </table:table-cell>
          <table:table-cell table:style-name="Tabella42.M3" office:value-type="string">
            <text:p text:style-name="P15">60</text:p>
          </table:table-cell>
        </table:table-row>
        <table:table-row table:style-name="Tabella42.1">
          <table:table-cell table:style-name="Tabella42.M3" table:number-columns-spanned="13" office:value-type="string">
            <text:p text:style-name="P33">In presenza di intonaco i valori di h e di d ne possono tenere conto nella maniera indicata nella tabella <text:sequence-ref text:reference-format="value" text:ref-name="refTable44">S.2-45</text:sequence-ref>. In ogni caso d non deve mai essere <text:span text:style-name="T47">&lt; </text:span>40 mm. In presenza di strati superiori di materiali di finitura incombustibile (<text:span text:style-name="T38">es. </text:span>massetto, malta di allettamento, pavimentazione, …) i valori di h ne possono tener con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12">Tabella <text:sequence text:ref-name="refTable45" text:name="Table" text:formula="ooow:Table+1" style:num-format="1">S.2-46</text:sequence>: Solai (requisiti E, I)</text:p>
      <text:h text:style-name="P56" text:outline-level="4"><text:bookmark-start text:name="__RefHeading__185024_1904530980"/><text:soft-page-break/>Travi, pilastri e pareti in calcestruzzo armato ordinario<text:line-break/>e precompresso<text:bookmark-end text:name="__RefHeading__185024_1904530980"/></text:h>
      <text:list xml:id="list183250001128818" text:continue-list="list183248994298020" text:style-name="EG_20_All_20_commi">
        <text:list-item text:start-value="1">
          <text:p text:style-name="P60">La tabella <text:sequence-ref text:reference-format="value" text:ref-name="refTable46">S.2-47</text:sequence-ref><text:s/>riporta i valori minimi <text:span text:style-name="T38">espressi in millimetri</text:span> della larghezza b della sezione, della distanza a dall’asse delle armature longitudinali alla superficie esposta e della larghezza d’anima b<text:span text:style-name="EG_20_Pedice">w</text:span> di travi con sezione con bulbo inferiore sufficienti a garantire il requisito R per le classi indicate di travi. Per travi con sezione a larghezza variabile b è la larghezza in corrispondenza della linea media delle armature longitudinali tese.</text:p>
        </text:list-item>
        <text:list-item>
          <text:p text:style-name="P67">La tabella <text:sequence-ref text:reference-format="value" text:ref-name="refTable47">S.2-48</text:sequence-ref><text:s/>riporta i valori minimi <text:span text:style-name="T38">espressi in millimetri </text:span>del lato più piccolo b di pilastri a sezione rettangolare <text:span text:style-name="T9">oppure</text:span> del diametro di pilastri a sezione circolare e della distanza a dall’asse delle armature longitudinali alla superficie esposta sufficienti a garantire il requisito R per le classi indicate <text:bookmark text:name="OLE_LINK4"/><text:bookmark text:name="OLE_LINK3"/>di pilastri esposti su uno o più lati che rispettano entrambe le seguenti limitazioni:</text:p>
          <text:list>
            <text:list-item>
              <text:p text:style-name="P67">lunghezza effettiva del pilastro (da nodo a nodo) ≤ 6 m (per pilastri di piani intermedi) <text:span text:style-name="T9">oppure</text:span> ≤ 4,5 m (per pilastri dell’ultimo piano <text:span text:style-name="T34">o per edifici monopiano</text:span>);</text:p>
            </text:list-item>
            <text:list-item>
              <text:p text:style-name="P67">area complessiva di armatura A<text:span text:style-name="EG_20_Pedice">S</text:span> ≤ 0,04 A<text:span text:style-name="EG_20_Pedice">C</text:span> area della sezione trasversale del pilastro.</text:p>
            </text:list-item>
          </text:list>
        </text:list-item>
        <text:list-item>
          <text:p text:style-name="P75">La tabella <text:sequence-ref text:reference-format="value" text:ref-name="refTable48">S.2-49</text:sequence-ref><text:s/>riporta i valori minimi (mm) dello spessore s e della distanza a dall’asse delle armature longitudinali alla superficie esposta sufficienti a garantire i requisiti REI o REI-M per le classi indicate di pareti portanti esposte su uno o due lati che rispettano le limitazion<text:span text:style-name="T56">e</text:span>: altezza effettiva della parete (da nodo a nodo) ≤ 6 m (per pareti di piani intermedi) <text:span text:style-name="T9">oppure</text:span> ≤ 4,5 m (per pareti dell’ultimo piano <text:span text:style-name="T34">o per edifici monopiano</text:span>).</text:p>
        </text:list-item>
        <text:list-item>
          <text:p text:style-name="P67">La tabella <text:sequence-ref text:reference-format="value" text:ref-name="refTable49">S.2-50</text:sequence-ref> riporta i valori minimi (mm) dello spessore s sufficiente a garantire i requisiti EI o EI-M per le classi indicate di pareti non portanti esposte su un lato che rispettano entrambe le seguenti limitazioni:</text:p>
          <text:list>
            <text:list-item>
              <text:p text:style-name="P67">altezza effettiva della parete (da nodo a nodo) ≤ 6 m (per pareti di piani intermedi) <text:span text:style-name="T9">oppure</text:span> ≤ 4,5 m (per pareti dell’ultimo piano <text:span text:style-name="T34">o per edifici monopiano</text:span>);</text:p>
            </text:list-item>
            <text:list-item>
              <text:p text:style-name="P67">rapporto tra altezza di libera inflessione e spessore <text:span text:style-name="T47">&lt; </text:span>40.</text:p>
            </text:list-item>
          </text:list>
        </text:list-item>
      </text:list>
      <table:table table:name="Tabella43" table:style-name="Tabella43">
        <table:table-column table:style-name="Tabella43.A"/>
        <table:table-column table:style-name="Tabella43.B" table:number-columns-repeated="4"/>
        <table:table-column table:style-name="Tabella43.F"/>
        <table:table-row table:style-name="Tabella43.1">
          <table:table-cell table:style-name="Tabella43.A1" office:value-type="string">
            <text:p text:style-name="P2">Classe</text:p>
          </table:table-cell>
          <table:table-cell table:style-name="Tabella43.A1" table:number-columns-spanned="4" office:value-type="string">
            <text:p text:style-name="P2">Combinazioni possibili di b e a</text:p>
          </table:table-cell>
          <table:covered-table-cell/>
          <table:covered-table-cell/>
          <table:covered-table-cell/>
          <table:table-cell table:style-name="Tabella43.F1" office:value-type="string">
            <text:p text:style-name="P2">b<text:span text:style-name="T35">w</text:span></text:p>
          </table:table-cell>
        </table:table-row>
        <table:table-row table:style-name="Tabella43.1">
          <table:table-cell table:style-name="Tabella43.A2" office:value-type="string">
            <text:p text:style-name="P15">30</text:p>
          </table:table-cell>
          <table:table-cell table:style-name="Tabella43.A2" office:value-type="string">
            <text:p text:style-name="P15">b = 80; a = 25</text:p>
          </table:table-cell>
          <table:table-cell table:style-name="Tabella43.A2" office:value-type="string">
            <text:p text:style-name="P15">b = 120; a = 20</text:p>
          </table:table-cell>
          <table:table-cell table:style-name="Tabella43.A2" office:value-type="string">
            <text:p text:style-name="P15">b = 160; a = 15</text:p>
          </table:table-cell>
          <table:table-cell table:style-name="Tabella43.A2" office:value-type="string">
            <text:p text:style-name="P15">b = 200; a = 15</text:p>
          </table:table-cell>
          <table:table-cell table:style-name="Tabella43.F2" office:value-type="string">
            <text:p text:style-name="P15">80</text:p>
          </table:table-cell>
        </table:table-row>
        <table:table-row table:style-name="Tabella43.1">
          <table:table-cell table:style-name="Tabella43.A2" office:value-type="string">
            <text:p text:style-name="P15">60</text:p>
          </table:table-cell>
          <table:table-cell table:style-name="Tabella43.A2" office:value-type="string">
            <text:p text:style-name="P15">b = 120; a = 40</text:p>
          </table:table-cell>
          <table:table-cell table:style-name="Tabella43.A2" office:value-type="string">
            <text:p text:style-name="P15">b = 160; a = 35</text:p>
          </table:table-cell>
          <table:table-cell table:style-name="Tabella43.A2" office:value-type="string">
            <text:p text:style-name="P15">b = 200; a = 30</text:p>
          </table:table-cell>
          <table:table-cell table:style-name="Tabella43.A2" office:value-type="string">
            <text:p text:style-name="P15">b = 300; a = 25</text:p>
          </table:table-cell>
          <table:table-cell table:style-name="Tabella43.F2" office:value-type="string">
            <text:p text:style-name="P15">100</text:p>
          </table:table-cell>
        </table:table-row>
        <table:table-row table:style-name="Tabella43.1">
          <table:table-cell table:style-name="Tabella43.A2" office:value-type="string">
            <text:p text:style-name="P15">90</text:p>
          </table:table-cell>
          <table:table-cell table:style-name="Tabella43.A2" office:value-type="string">
            <text:p text:style-name="P15">b = 150; a = 55</text:p>
          </table:table-cell>
          <table:table-cell table:style-name="Tabella43.A2" office:value-type="string">
            <text:p text:style-name="P15">b = 200; a = 45</text:p>
          </table:table-cell>
          <table:table-cell table:style-name="Tabella43.A2" office:value-type="string">
            <text:p text:style-name="P15">b = 300; a = 40</text:p>
          </table:table-cell>
          <table:table-cell table:style-name="Tabella43.A2" office:value-type="string">
            <text:p text:style-name="P15">b = 400; a = 35</text:p>
          </table:table-cell>
          <table:table-cell table:style-name="Tabella43.F2" office:value-type="string">
            <text:p text:style-name="P15">100</text:p>
          </table:table-cell>
        </table:table-row>
        <table:table-row table:style-name="Tabella43.1">
          <table:table-cell table:style-name="Tabella43.A2" office:value-type="string">
            <text:p text:style-name="P15">120</text:p>
          </table:table-cell>
          <table:table-cell table:style-name="Tabella43.A2" office:value-type="string">
            <text:p text:style-name="P15">b = 200; a = 65</text:p>
          </table:table-cell>
          <table:table-cell table:style-name="Tabella43.A2" office:value-type="string">
            <text:p text:style-name="P15">b = 240; a = 60</text:p>
          </table:table-cell>
          <table:table-cell table:style-name="Tabella43.A2" office:value-type="string">
            <text:p text:style-name="P15">b = 300; a = 55</text:p>
          </table:table-cell>
          <table:table-cell table:style-name="Tabella43.A2" office:value-type="string">
            <text:p text:style-name="P15">b = 500; a = 50</text:p>
          </table:table-cell>
          <table:table-cell table:style-name="Tabella43.F2" office:value-type="string">
            <text:p text:style-name="P15">120</text:p>
          </table:table-cell>
        </table:table-row>
        <table:table-row table:style-name="Tabella43.1">
          <table:table-cell table:style-name="Tabella43.A2" office:value-type="string">
            <text:p text:style-name="P15">180</text:p>
          </table:table-cell>
          <table:table-cell table:style-name="Tabella43.A2" office:value-type="string">
            <text:p text:style-name="P15">b = 240; a = 80</text:p>
          </table:table-cell>
          <table:table-cell table:style-name="Tabella43.A2" office:value-type="string">
            <text:p text:style-name="P15">b = 300; a = 70</text:p>
          </table:table-cell>
          <table:table-cell table:style-name="Tabella43.A2" office:value-type="string">
            <text:p text:style-name="P15">b = 400; a = 65</text:p>
          </table:table-cell>
          <table:table-cell table:style-name="Tabella43.A2" office:value-type="string">
            <text:p text:style-name="P15">b = 600; a = 60</text:p>
          </table:table-cell>
          <table:table-cell table:style-name="Tabella43.F2" office:value-type="string">
            <text:p text:style-name="P15">140</text:p>
          </table:table-cell>
        </table:table-row>
        <table:table-row table:style-name="Tabella43.1">
          <table:table-cell table:style-name="Tabella43.A2" office:value-type="string">
            <text:p text:style-name="P15">240</text:p>
          </table:table-cell>
          <table:table-cell table:style-name="Tabella43.A2" office:value-type="string">
            <text:p text:style-name="P15">b = 280; a = 90</text:p>
          </table:table-cell>
          <table:table-cell table:style-name="Tabella43.A2" office:value-type="string">
            <text:p text:style-name="P15">b = 350; a = 80</text:p>
          </table:table-cell>
          <table:table-cell table:style-name="Tabella43.A2" office:value-type="string">
            <text:p text:style-name="P15">b = 500; a = 75</text:p>
          </table:table-cell>
          <table:table-cell table:style-name="Tabella43.A2" office:value-type="string">
            <text:p text:style-name="P15">b = 700; a = 70</text:p>
          </table:table-cell>
          <table:table-cell table:style-name="Tabella43.F2" office:value-type="string">
            <text:p text:style-name="P15">160</text:p>
          </table:table-cell>
        </table:table-row>
        <table:table-row table:style-name="Tabella43.1">
          <table:table-cell table:style-name="Tabella43.F2" table:number-columns-spanned="6" office:value-type="string">
            <text:p text:style-name="P29">I valori di a devono essere non inferiori ai minimi di regolamento per le opere di c.a. e c.a.p. In caso di armatura pre-tesa aumentare i valori di a di 15 mm. In presenza di intonaco i valori di b e<text:span text:style-name="T39">d </text:span>a ne possono tenere conto nella maniera indicata nella tabella <text:sequence-ref text:reference-format="value" text:ref-name="refTable44">S.2-45</text:sequence-ref>. Per ricoprimenti di calcestruzzo superiori a 50 mm prevedere una armatura diffusa aggiuntiva che assicuri la stabilità del ricoprimento.</text:p>
          </table:table-cell>
          <table:covered-table-cell/>
          <table:covered-table-cell/>
          <table:covered-table-cell/>
          <table:covered-table-cell/>
          <table:covered-table-cell/>
        </table:table-row>
      </table:table>
      <text:p text:style-name="P34">Tabella <text:sequence text:ref-name="refTable46" text:name="Table" text:formula="ooow:Table+1" style:num-format="1">S.2-47</text:sequence>: Travi in cemento armato (requisito R)</text:p>
      <table:table table:name="Tabella44" table:style-name="Tabella44">
        <table:table-column table:style-name="Tabella44.A"/>
        <table:table-column table:style-name="Tabella44.B" table:number-columns-repeated="2"/>
        <table:table-column table:style-name="Tabella44.D"/>
        <text:soft-page-break/>
        <table:table-row table:style-name="Tabella44.1">
          <table:table-cell table:style-name="Tabella44.A1" office:value-type="string">
            <text:p text:style-name="P2">Classe</text:p>
          </table:table-cell>
          <table:table-cell table:style-name="Tabella44.A1" table:number-columns-spanned="2" office:value-type="string">
            <text:p text:style-name="P2">Esposto su più lati</text:p>
          </table:table-cell>
          <table:covered-table-cell/>
          <table:table-cell table:style-name="Tabella44.D1" office:value-type="string">
            <text:p text:style-name="P2">Esposto su un lato</text:p>
          </table:table-cell>
        </table:table-row>
        <table:table-row table:style-name="Tabella44.1">
          <table:table-cell table:style-name="Tabella44.A2" office:value-type="string">
            <text:p text:style-name="P15">30</text:p>
          </table:table-cell>
          <table:table-cell table:style-name="Tabella44.A2" office:value-type="string">
            <text:p text:style-name="P15">B = 200; a = 30</text:p>
          </table:table-cell>
          <table:table-cell table:style-name="Tabella44.A2" office:value-type="string">
            <text:p text:style-name="P15">B = 300; a = 25</text:p>
          </table:table-cell>
          <table:table-cell table:style-name="Tabella44.D2" office:value-type="string">
            <text:p text:style-name="P15">B = 160; a = 25</text:p>
          </table:table-cell>
        </table:table-row>
        <table:table-row table:style-name="Tabella44.1">
          <table:table-cell table:style-name="Tabella44.A2" office:value-type="string">
            <text:p text:style-name="P15">60</text:p>
          </table:table-cell>
          <table:table-cell table:style-name="Tabella44.A2" office:value-type="string">
            <text:p text:style-name="P15">B = 250; a = 45</text:p>
          </table:table-cell>
          <table:table-cell table:style-name="Tabella44.A2" office:value-type="string">
            <text:p text:style-name="P15">B = 350; a = 40</text:p>
          </table:table-cell>
          <table:table-cell table:style-name="Tabella44.D2" office:value-type="string">
            <text:p text:style-name="P15">B = 160; a = 25</text:p>
          </table:table-cell>
        </table:table-row>
        <table:table-row table:style-name="Tabella44.1">
          <table:table-cell table:style-name="Tabella44.A2" office:value-type="string">
            <text:p text:style-name="P15">90</text:p>
          </table:table-cell>
          <table:table-cell table:style-name="Tabella44.A2" office:value-type="string">
            <text:p text:style-name="P15">B = 350; a = 50</text:p>
          </table:table-cell>
          <table:table-cell table:style-name="Tabella44.A2" office:value-type="string">
            <text:p text:style-name="P15">B = 450; a = 40</text:p>
          </table:table-cell>
          <table:table-cell table:style-name="Tabella44.D2" office:value-type="string">
            <text:p text:style-name="P15">B = 160; a = 25</text:p>
          </table:table-cell>
        </table:table-row>
        <table:table-row table:style-name="Tabella44.1">
          <table:table-cell table:style-name="Tabella44.A2" office:value-type="string">
            <text:p text:style-name="P15">120</text:p>
          </table:table-cell>
          <table:table-cell table:style-name="Tabella44.A2" office:value-type="string">
            <text:p text:style-name="P15">B = 350; a = 60</text:p>
          </table:table-cell>
          <table:table-cell table:style-name="Tabella44.A2" office:value-type="string">
            <text:p text:style-name="P15">B = 450; a = 50</text:p>
          </table:table-cell>
          <table:table-cell table:style-name="Tabella44.D2" office:value-type="string">
            <text:p text:style-name="P15">B = 180; a = 35</text:p>
          </table:table-cell>
        </table:table-row>
        <table:table-row table:style-name="Tabella44.1">
          <table:table-cell table:style-name="Tabella44.A2" office:value-type="string">
            <text:p text:style-name="P15">180</text:p>
          </table:table-cell>
          <table:table-cell table:style-name="Tabella44.A2" office:value-type="string">
            <text:p text:style-name="P15">B = 450; a = 70</text:p>
          </table:table-cell>
          <table:table-cell table:style-name="Tabella44.A2" office:value-type="string">
            <text:p text:style-name="P15">-</text:p>
          </table:table-cell>
          <table:table-cell table:style-name="Tabella44.D2" office:value-type="string">
            <text:p text:style-name="P15">B = 230; a = 55</text:p>
          </table:table-cell>
        </table:table-row>
        <table:table-row table:style-name="Tabella44.1">
          <table:table-cell table:style-name="Tabella44.A2" office:value-type="string">
            <text:p text:style-name="P15">240</text:p>
          </table:table-cell>
          <table:table-cell table:style-name="Tabella44.A2" office:value-type="string">
            <text:p text:style-name="P15">-</text:p>
          </table:table-cell>
          <table:table-cell table:style-name="Tabella44.A2" office:value-type="string">
            <text:p text:style-name="P15">-</text:p>
          </table:table-cell>
          <table:table-cell table:style-name="Tabella44.D2" office:value-type="string">
            <text:p text:style-name="P15">B = 300; a = 70</text:p>
          </table:table-cell>
        </table:table-row>
        <table:table-row table:style-name="Tabella44.1">
          <table:table-cell table:style-name="Tabella44.D2" table:number-columns-spanned="4" office:value-type="string">
            <text:p text:style-name="P29">I valori di a devono essere non inferiori ai minimi di regolamento per le opere di c.a. e c.a.p. In caso di armatura pre-tesa aumentare i valori di a di 15 mm. In presenza di intonaco i valori di a ne possono tenere conto nella maniera indicata nella tabella <text:sequence-ref text:reference-format="value" text:ref-name="refTable44">S.2-45</text:sequence-ref>. Per ricoprimenti di calcestruzzo superiori a 50 mm prevedere una armatura diffusa aggiuntiva che assicuri la stabilità del ricoprimento.</text:p>
          </table:table-cell>
          <table:covered-table-cell/>
          <table:covered-table-cell/>
          <table:covered-table-cell/>
        </table:table-row>
      </table:table>
      <text:p text:style-name="P12">Tabella <text:sequence text:ref-name="refTable47" text:name="Table" text:formula="ooow:Table+1" style:num-format="1">S.2-48</text:sequence>: Pilastri in cemento armato (requisito R)</text:p>
      <table:table table:name="Tabella45" table:style-name="Tabella45">
        <table:table-column table:style-name="Tabella45.A"/>
        <table:table-column table:style-name="Tabella45.B"/>
        <table:table-column table:style-name="Tabella45.C"/>
        <table:table-row table:style-name="Tabella45.1">
          <table:table-cell table:style-name="Tabella45.A1" office:value-type="string">
            <text:p text:style-name="P2">Classe</text:p>
          </table:table-cell>
          <table:table-cell table:style-name="Tabella45.A1" office:value-type="string">
            <text:p text:style-name="P2">Esposto su un lato</text:p>
          </table:table-cell>
          <table:table-cell table:style-name="Tabella45.C1" office:value-type="string">
            <text:p text:style-name="P2">Esposto su due lati</text:p>
          </table:table-cell>
        </table:table-row>
        <table:table-row table:style-name="Tabella45.1">
          <table:table-cell table:style-name="Tabella45.A2" office:value-type="string">
            <text:p text:style-name="P15">REI 30</text:p>
          </table:table-cell>
          <table:table-cell table:style-name="Tabella45.A2" office:value-type="string">
            <text:p text:style-name="P15">s = 120; a = 10</text:p>
          </table:table-cell>
          <table:table-cell table:style-name="Tabella45.C2" office:value-type="string">
            <text:p text:style-name="P15">s = 120; a = 10</text:p>
          </table:table-cell>
        </table:table-row>
        <table:table-row table:style-name="Tabella45.1">
          <table:table-cell table:style-name="Tabella45.A2" office:value-type="string">
            <text:p text:style-name="P15">REI 60</text:p>
          </table:table-cell>
          <table:table-cell table:style-name="Tabella45.A2" office:value-type="string">
            <text:p text:style-name="P15">s = 130; a = 10</text:p>
          </table:table-cell>
          <table:table-cell table:style-name="Tabella45.C2" office:value-type="string">
            <text:p text:style-name="P15">s = 140; a = 10</text:p>
          </table:table-cell>
        </table:table-row>
        <table:table-row table:style-name="Tabella45.1">
          <table:table-cell table:style-name="Tabella45.A2" office:value-type="string">
            <text:p text:style-name="P15">REI 90-M</text:p>
          </table:table-cell>
          <table:table-cell table:style-name="Tabella45.A2" office:value-type="string">
            <text:p text:style-name="P15">s = 140; a = 25</text:p>
          </table:table-cell>
          <table:table-cell table:style-name="Tabella45.C2" office:value-type="string">
            <text:p text:style-name="P15">s = 170; a = 25</text:p>
          </table:table-cell>
        </table:table-row>
        <table:table-row table:style-name="Tabella45.1">
          <table:table-cell table:style-name="Tabella45.A2" office:value-type="string">
            <text:p text:style-name="P15">REI 120-M</text:p>
          </table:table-cell>
          <table:table-cell table:style-name="Tabella45.A2" office:value-type="string">
            <text:p text:style-name="P15">s = 160; a = 35</text:p>
          </table:table-cell>
          <table:table-cell table:style-name="Tabella45.C2" office:value-type="string">
            <text:p text:style-name="P15">s = 220; a = 35</text:p>
          </table:table-cell>
        </table:table-row>
        <table:table-row table:style-name="Tabella45.1">
          <table:table-cell table:style-name="Tabella45.A2" office:value-type="string">
            <text:p text:style-name="P15">REI 180-M</text:p>
          </table:table-cell>
          <table:table-cell table:style-name="Tabella45.A2" office:value-type="string">
            <text:p text:style-name="P15">s = 210; a = 50</text:p>
          </table:table-cell>
          <table:table-cell table:style-name="Tabella45.C2" office:value-type="string">
            <text:p text:style-name="P15">s = 270; a = 55</text:p>
          </table:table-cell>
        </table:table-row>
        <table:table-row table:style-name="Tabella45.1">
          <table:table-cell table:style-name="Tabella45.A2" office:value-type="string">
            <text:p text:style-name="P15">REI 240-M</text:p>
          </table:table-cell>
          <table:table-cell table:style-name="Tabella45.A2" office:value-type="string">
            <text:p text:style-name="P15">s = 270; a = 60</text:p>
          </table:table-cell>
          <table:table-cell table:style-name="Tabella45.C2" office:value-type="string">
            <text:p text:style-name="P15">s = 350; a = 60</text:p>
          </table:table-cell>
        </table:table-row>
        <table:table-row table:style-name="Tabella45.1">
          <table:table-cell table:style-name="Tabella45.C2" table:number-columns-spanned="3" office:value-type="string">
            <text:p text:style-name="P29">I valori di a devono essere non inferiori ai minimi di regolamento per le opere di c.a. e c.a.p. In caso di armatura pre-tesa aumentare i valori di a di 15 mm. In presenza di intonaco i valori di a ne possono tenere conto nella maniera indicata nella tabella <text:sequence-ref text:reference-format="value" text:ref-name="refTable44">S.2-45</text:sequence-ref>. Per ricoprimenti di calcestruzzo superiori a 50 mm prevedere una armatura diffusa aggiuntiva che assicuri la stabilità del ricoprimento.</text:p>
          </table:table-cell>
          <table:covered-table-cell/>
          <table:covered-table-cell/>
        </table:table-row>
      </table:table>
      <text:p text:style-name="P12">Tabella <text:sequence text:ref-name="refTable48" text:name="Table" text:formula="ooow:Table+1" style:num-format="1">S.2-49</text:sequence>: Pareti portanti in cemento armato (requisiti R, E, I, M)</text:p>
      <table:table table:name="Tabella46" table:style-name="Tabella46">
        <table:table-column table:style-name="Tabella46.A"/>
        <table:table-column table:style-name="Tabella46.B"/>
        <table:table-row table:style-name="Tabella46.1">
          <table:table-cell table:style-name="Tabella46.A1" office:value-type="string">
            <text:p text:style-name="P2">Classe</text:p>
          </table:table-cell>
          <table:table-cell table:style-name="Tabella46.B1" office:value-type="string">
            <text:p text:style-name="P2">Esposto su un lato</text:p>
          </table:table-cell>
        </table:table-row>
        <table:table-row table:style-name="Tabella46.1">
          <table:table-cell table:style-name="Tabella46.A2" office:value-type="string">
            <text:p text:style-name="P15">EI 30</text:p>
          </table:table-cell>
          <table:table-cell table:style-name="Tabella46.B2" office:value-type="string">
            <text:p text:style-name="P15">s = 60</text:p>
          </table:table-cell>
        </table:table-row>
        <table:table-row table:style-name="Tabella46.1">
          <table:table-cell table:style-name="Tabella46.A2" office:value-type="string">
            <text:p text:style-name="P15">EI 60</text:p>
          </table:table-cell>
          <table:table-cell table:style-name="Tabella46.B2" office:value-type="string">
            <text:p text:style-name="P15">s = 80</text:p>
          </table:table-cell>
        </table:table-row>
        <table:table-row table:style-name="Tabella46.1">
          <table:table-cell table:style-name="Tabella46.A2" office:value-type="string">
            <text:p text:style-name="P15">EI 90</text:p>
          </table:table-cell>
          <table:table-cell table:style-name="Tabella46.B2" office:value-type="string">
            <text:p text:style-name="P15">s = 100</text:p>
          </table:table-cell>
        </table:table-row>
        <table:table-row table:style-name="Tabella46.1">
          <table:table-cell table:style-name="Tabella46.A2" office:value-type="string">
            <text:p text:style-name="P15">EI 120-M</text:p>
          </table:table-cell>
          <table:table-cell table:style-name="Tabella46.B2" office:value-type="string">
            <text:p text:style-name="P15">s = 120</text:p>
          </table:table-cell>
        </table:table-row>
        <table:table-row table:style-name="Tabella46.1">
          <table:table-cell table:style-name="Tabella46.A2" office:value-type="string">
            <text:p text:style-name="P15">EI 180-M</text:p>
          </table:table-cell>
          <table:table-cell table:style-name="Tabella46.B2" office:value-type="string">
            <text:p text:style-name="P15">s = 150</text:p>
          </table:table-cell>
        </table:table-row>
        <table:table-row table:style-name="Tabella46.1">
          <table:table-cell table:style-name="Tabella46.A2" office:value-type="string">
            <text:p text:style-name="P15">EI 240-M</text:p>
          </table:table-cell>
          <table:table-cell table:style-name="Tabella46.B2" office:value-type="string">
            <text:p text:style-name="P15">s = 175</text:p>
          </table:table-cell>
        </table:table-row>
      </table:table>
      <text:p text:style-name="P12">Tabella <text:sequence text:ref-name="refTable49" text:name="Table" text:formula="ooow:Table+1" style:num-format="1">S.2-50</text:sequence>: Pareti non portanti in cemento armato (requisiti E, I, M)</text:p>
      <text:h text:style-name="P51" text:outline-level="3"><text:bookmark-start text:name="__RefHeading__7830_1067850785"/>Riferimenti<text:bookmark-end text:name="__RefHeading__7830_1067850785"/></text:h>
      <text:list xml:id="list183250238524302" text:continue-list="list183250001128818" text:style-name="EG_20_All_20_commi">
        <text:list-item text:start-value="1">
          <text:p text:style-name="P60">Si indicano i seguenti riferimenti:</text:p>
          <text:list>
            <text:list-item>
              <text:p text:style-name="P60">Commissione europea, Direzione generale per le Imprese e l<text:span text:style-name="T3">’</text:span>industria, Joint Research Center, <text:span text:style-name="Emphasis">“Construction - Harmonised European Standards”</text:span>, documentazione da <text:a xlink:type="simple" xlink:href="http://eurocodes.jrc.ec.europa.eu/" text:style-name="Internet_20_link" text:visited-style-name="Visited_20_Internet_20_Link">http://eurocodes.jrc.ec.europa.eu</text:a></text:p>
            </text:list-item>
            <text:list-item>
              <text:p text:style-name="P74">Commissione europea, Direzione generale per le Imprese e l<text:span text:style-name="T3">’</text:span>industria, <text:span text:style-name="Emphasis">“Construction - Harmonised European Standards”</text:span>, documentazione da <text:a xlink:type="simple" xlink:href="http://ec.europa.eu/enterprise/sectors/construction/declaration-of-performance" text:style-name="Internet_20_link" text:visited-style-name="Visited_20_Internet_20_Link">http://ec.europa.eu/enterprise/sectors/construction/declaration-of-performance</text:a></text:p>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2" svg:font-family="'Liberation Serif'" style:font-family-generic="roman"/>
    <style:font-face style:name="Liberation Serif5" svg:font-family="'Liberation Serif'" style:font-adornments="Regular" style:font-family-generic="roman"/>
    <style:font-face style:name="Liberation Serif1" svg:font-family="'Liberation Serif'" style:font-adornments="Standard" style:font-family-generic="roman"/>
    <style:font-face style:name="Liberation Sans5" svg:font-family="'Liberation Sans'" style:font-adornments="Regular" style:font-family-generic="swiss"/>
    <style:font-face style:name="Liberation Sans3" svg:font-family="'Liberation Sans'" style:font-adornments="Standard"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ans4" svg:font-family="'Liberation Sans'" style:font-pitch="variable"/>
    <style:font-face style:name="Liberation Sans2" svg:font-family="'Liberation Sans'" style:font-adornments="Standard" style:font-pitch="variable"/>
    <style:font-face style:name="Liberation Serif3" svg:font-family="'Liberation Serif'" style:font-pitch="variable"/>
    <style:font-face style:name="Arial" svg:font-family="Arial"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 svg:font-family="'Liberation Sans'" style:font-adornments="Standard" style:font-family-generic="swiss" style:font-pitch="variable"/>
    <style:font-face style:name="Liberation Serif4" svg:font-family="'Liberation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 draw:border="0%"/>
    <draw:gradient draw:name="Gradient_20_14" draw:display-name="Gradient 14" draw:style="linear" draw:start-color="#3465a4" draw:end-color="#ffffff" draw:start-intensity="100%" draw:end-intensity="100%" draw:angle="0" draw:border="0%"/>
    <draw:gradient draw:name="Gradient_20_17" draw:display-name="Gradient 17" draw:style="linear" draw:start-color="#3465a4" draw:end-color="#ffffff" draw:start-intensity="100%" draw:end-intensity="100%" draw:angle="0" draw:border="0%"/>
    <draw:gradient draw:name="Gradient_20_7" draw:display-name="Gradient 7" draw:style="linear" draw:start-color="#3465af" draw:end-color="#ffffff" draw:start-intensity="100%" draw:end-intensity="100%" draw:angle="0" draw:border="0%"/>
    <draw:hatch draw:name="Black_20_45_20_Degrees" draw:display-name="Black 45 Degrees" draw:style="single" draw:color="#000000" draw:distance="0.058cm" draw:rotation="450"/>
    <draw:hatch draw:name="Hatching_20_46" draw:display-name="Hatching 46" draw:style="single" draw:color="#3465af" draw:distance="0.011cm" draw:rotation="0"/>
    <draw:hatch draw:name="Hatching_20_47" draw:display-name="Hatching 47" draw:style="single" draw:color="#3465a4" draw:distance="0.011cm" draw:rotation="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loext:contextual-spacing="false" style:page-number="auto" fo:background-color="transparent" style:shadow="none" fo:keep-with-next="always">
        <style:tab-stops/>
      </style:paragraph-properties>
      <style:text-properties fo:color="#21409a"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loext:contextual-spacing="false" fo:line-height="100%" fo:text-align="justify" style:justify-single-word="false" fo:hyphenation-ladder-count="no-limit" style:page-number="auto">
        <style:tab-stops/>
      </style:paragraph-properties>
      <style:text-properties style:use-window-font-color="true"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loext: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style:font-name="Liberation Sans"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style:font-name="Liberation Sans"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loext: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loext: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loext: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loext: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loext: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loext: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loext: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style:font-name="Liberation Sans"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loext: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style:hidden="true" style:parent-style-name="Text_20_body" style:class="text">
      <style:paragraph-properties fo:margin-left="4.001cm" fo:margin-right="0cm" fo:text-indent="0cm" style:auto-text-indent="false"/>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rame_20_contents" style:display-name="Frame contents" style:family="paragraph" style:hidden="true" style:parent-style-name="Standard" style:class="extra"/>
    <style:style style:name="List_20_Contents" style:display-name="List Contents" style:family="paragraph" style:hidden="true" style:parent-style-name="Standard" style:class="html">
      <style:paragraph-properties fo:margin-left="1cm" fo:margin-right="0cm" fo:text-indent="0cm" style:auto-text-indent="false"/>
    </style:style>
    <style:style style:name="Signature" style:family="paragraph" style:hidden="true" style:parent-style-name="Standard" style:class="text">
      <style:paragraph-properties text:number-lines="false" text:line-number="0"/>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fo:font-size="10pt" style:font-size-asian="10pt" style:font-size-complex="10pt"/>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loext: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loext:contextual-spacing="false" fo:text-indent="-4.001cm" style:auto-text-indent="false" style:page-number="1" fo:break-before="auto" fo:break-after="auto" fo:padding="0cm" fo:border="none" style:shadow="none" style:writing-mode="page">
        <style:tab-stops/>
      </style:paragraph-properties>
      <style:text-properties fo:color="#21409a"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loext:contextual-spacing="false" fo:text-indent="0cm" style:auto-text-indent="false" style:page-number="auto" fo:background-color="transparent" style:shadow="none">
        <style:tab-stops/>
      </style:paragraph-properties>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5"/>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5"/>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5"/>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5"/>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5"/>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5"/>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5"/>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5"/>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5"/>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5"/>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style:font-name="Liberation Serif5"/>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style:font-name="Liberation Serif5"/>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style:font-name="Liberation Serif5"/>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style:font-name="Liberation Serif5"/>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style:font-name="Liberation Serif5"/>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style:font-name="Liberation Serif5"/>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style:font-name="Liberation Serif5"/>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style:font-name="Liberation Serif5"/>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style:font-name="Liberation Serif5"/>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style:font-name="Liberation Serif5"/>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Envelope" style:hidden="true" style:page-layout-name="Mpm2">
      <style:header>
        <text:p text:style-name="Header"/>
      </style:header>
    </style:master-page>
    <style:master-page style:name="HTML" style:hidden="true" style:page-layout-name="Mpm3">
      <style:header>
        <text:p text:style-name="Header"/>
      </style:header>
    </style:master-page>
    <style:master-page style:name="First_20_Page" style:display-name="First Page" style:page-layout-name="Mpm1" style:next-style-name="EG_20_Sezioni"/>
    <style:master-page style:name="Left_20_Page" style:hidden="true" style:display-name="Left Page" style:page-layout-name="Mpm4" style:next-style-name="Right_20_Page">
      <style:header>
        <text:p text:style-name="Header"/>
      </style:header>
    </style:master-page>
    <style:master-page style:name="Right_20_Page" style:hidden="true" style:display-name="Right Page" style:page-layout-name="Mpm5" style:next-style-name="Left_20_Page">
      <style:header>
        <text:p text:style-name="Header"/>
      </style:header>
    </style:master-page>
    <style:master-page style:name="Index" style:hidden="true" style:page-layout-name="Mpm6">
      <style:header>
        <text:p text:style-name="Header"/>
      </style:header>
    </style:master-page>
    <style:master-page style:name="Footnote" style:hidden="true" style:page-layout-name="Mpm7">
      <style:header>
        <text:p text:style-name="Header"/>
      </style:header>
    </style:master-page>
    <style:master-page style:name="Endnote" style:hidden="true" style:page-layout-name="Mpm7">
      <style:header>
        <text:p text:style-name="Header"/>
      </style:header>
    </style:master-page>
    <style:master-page style:name="Landscape" style:hidden="true" style:page-layout-name="Mpm8">
      <style:header>
        <text:p text:style-name="Header"/>
      </style:header>
    </style:master-page>
    <style:master-page style:name="EG_20_Capitoli" style:display-name="EG Capitoli" style:page-layout-name="Mpm9">
      <style:footer>
        <text:p text:style-name="Footer"><text:chapter text:display="number" text:outline-level="2">Capitolo S.2</text:chapter><text:s/><text:chapter text:display="name" text:outline-level="2">Resistenza al fuoco</text:chapter><text:tab/>Pagina <text:chapter text:display="plain-number" text:outline-level="2">S.2</text:chapter>-<text:page-number text:select-page="current">35</text:page-number></text:p>
      </style:footer>
    </style:master-page>
    <style:master-page style:name="EG_20_Sezioni" style:display-name="EG Sezioni" style:page-layout-name="Mpm10"/>
    <style:master-page style:name="EG_20_Ultima" style:display-name="EG Ultima" style:page-layout-name="Mpm11"/>
    <style:master-page style:name="EG_20_Capitoli_20_prima" style:display-name="EG Capitoli prima" style:page-layout-name="Mpm12" style:next-style-name="EG_20_Capitoli">
      <style:header>
        <text:p text:style-name="MP1"><text:chapter text:display="name" text:outline-level="1">Resistenza al fuoco</text:chapter></text:p>
      </style:header>
    </style:master-page>
    <style:master-page style:name="EG_20_Sezioni_20_prima" style:display-name="EG Sezioni prima" style:page-layout-name="Mpm13" style:next-style-name="EG_20_Sezioni"/>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07:54:09.514984455</meta:creation-date>
    <meta:editing-duration>PT5H51M10S</meta:editing-duration>
    <meta:editing-cycles>94</meta:editing-cycles>
    <meta:generator>LibreOffice/6.4.5.2$Linux_X86_64 LibreOffice_project/40$Build-2</meta:generator>
    <dc:title>modello_codicepi_14</dc:title>
    <meta:initial-creator>Emanuele Gissi</meta:initial-creator>
    <dc:date>2020-07-25T18:32:47.842535361</dc:date>
    <meta:printed-by>Emanuele Gissi</meta:printed-by>
    <meta:print-date>2019-04-07T15:42:51.234835973</meta:print-date>
    <meta:document-statistic meta:table-count="50" meta:image-count="0" meta:object-count="2" meta:page-count="35" meta:paragraph-count="1552" meta:word-count="12536" meta:character-count="77896" meta:non-whitespace-character-count="67158"/>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δ</mi>
        <mi mathvariant="normal">n</mi>
      </msub>
      <mo stretchy="false">=</mo>
      <mrow>
        <munder>
          <mo stretchy="false">∏</mo>
          <mi mathvariant="normal">i</mi>
        </munder>
        <msub>
          <mi mathvariant="normal">δ</mi>
          <mrow>
            <mi mathvariant="normal">n</mi>
            <mi mathvariant="normal">i</mi>
          </mrow>
        </msub>
      </mrow>
    </mrow>
    <annotation encoding="StarMath 5.0">%delta_{n} = prod csub{i} %delta_{n i}</annotation>
  </semantics>
</math>
</file>

<file path=Object 2/content.xml><?xml version="1.0" encoding="utf-8"?>
<math xmlns="http://www.w3.org/1998/Math/MathML" display="block">
  <semantics>
    <mrow>
      <msub>
        <mi mathvariant="normal">q</mi>
        <mi mathvariant="normal">f</mi>
      </msub>
      <mo stretchy="false">=</mo>
      <mfrac>
        <mrow>
          <mrow>
            <munderover>
              <mo stretchy="false">∑</mo>
              <mrow>
                <mi mathvariant="normal">i</mi>
                <mo stretchy="false">=</mo>
                <mn>1</mn>
              </mrow>
              <mi mathvariant="normal">n</mi>
            </munderover>
            <msub>
              <mi mathvariant="normal">g</mi>
              <mi mathvariant="normal">i</mi>
            </msub>
          </mrow>
          <mi mathvariant="normal">·</mi>
          <msub>
            <mi mathvariant="normal">H</mi>
            <mi mathvariant="normal">i</mi>
          </msub>
          <mi mathvariant="normal">·</mi>
          <msub>
            <mi mathvariant="normal">m</mi>
            <mi mathvariant="normal">i</mi>
          </msub>
          <mi mathvariant="normal">·</mi>
          <msub>
            <mi mathvariant="normal">ψ</mi>
            <mi mathvariant="normal">i</mi>
          </msub>
        </mrow>
        <mi mathvariant="normal">A</mi>
      </mfrac>
    </mrow>
    <annotation encoding="StarMath 5.0">q_{f}={sum csup{n}  csub{i=1} g_i · H_i · m_i · %psi_i } over {A} </annotation>
  </semantics>
</math>
</file>